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021in" style:rel-column-width="9486*"/>
    </style:style>
    <style:style style:name="Table1.C" style:family="table-column">
      <style:table-column-properties style:column-width="4.9201in" style:rel-column-width="4656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799in" style:rel-column-width="6433*"/>
    </style:style>
    <style:style style:name="Table3.B" style:family="table-column">
      <style:table-column-properties style:column-width="0.666in" style:rel-column-width="6302*"/>
    </style:style>
    <style:style style:name="Table3.C" style:family="table-column">
      <style:table-column-properties style:column-width="5.5792in" style:rel-column-width="5280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4.0021in" style:rel-column-width="37873*"/>
    </style:style>
    <style:style style:name="Table4.B" style:family="table-column">
      <style:table-column-properties style:column-width="0.809in" style:rel-column-width="7656*"/>
    </style:style>
    <style:style style:name="Table4.C" style:family="table-column">
      <style:table-column-properties style:column-width="2.1139in" style:rel-column-width="200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799in" style:rel-column-width="6433*"/>
    </style:style>
    <style:style style:name="Table2.B" style:family="table-column">
      <style:table-column-properties style:column-width="0.666in" style:rel-column-width="6302*"/>
    </style:style>
    <style:style style:name="Table2.C" style:family="table-column">
      <style:table-column-properties style:column-width="5.5792in" style:rel-column-width="5280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9889in" style:rel-column-width="9358*"/>
    </style:style>
    <style:style style:name="Table6.B" style:family="table-column">
      <style:table-column-properties style:column-width="0.9896in" style:rel-column-width="9364*"/>
    </style:style>
    <style:style style:name="Table6.C" style:family="table-column">
      <style:table-column-properties style:column-width="0.8993in" style:rel-column-width="8510*"/>
    </style:style>
    <style:style style:name="Table6.D" style:family="table-column">
      <style:table-column-properties style:column-width="1.184in" style:rel-column-width="11205*"/>
    </style:style>
    <style:style style:name="Table6.E" style:family="table-column">
      <style:table-column-properties style:column-width="0.884in" style:rel-column-width="8366*"/>
    </style:style>
    <style:style style:name="Table6.G" style:family="table-column">
      <style:table-column-properties style:column-width="0.9896in" style:rel-column-width="9368*"/>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569in" style:rel-column-width="8109*"/>
    </style:style>
    <style:style style:name="Table5.B" style:family="table-column">
      <style:table-column-properties style:column-width="0.5819in" style:rel-column-width="5507*"/>
    </style:style>
    <style:style style:name="Table5.C" style:family="table-column">
      <style:table-column-properties style:column-width="1.2493in" style:rel-column-width="11822*"/>
    </style:style>
    <style:style style:name="Table5.D" style:family="table-column">
      <style:table-column-properties style:column-width="0.9667in" style:rel-column-width="9148*"/>
    </style:style>
    <style:style style:name="Table5.E" style:family="table-column">
      <style:table-column-properties style:column-width="3.2701in" style:rel-column-width="30949*"/>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799in" style:rel-column-width="6433*"/>
    </style:style>
    <style:style style:name="Table7.B" style:family="table-column">
      <style:table-column-properties style:column-width="0.666in" style:rel-column-width="6302*"/>
    </style:style>
    <style:style style:name="Table7.C" style:family="table-column">
      <style:table-column-properties style:column-width="5.5792in" style:rel-column-width="52800*"/>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799in" style:rel-column-width="6433*"/>
    </style:style>
    <style:style style:name="Table8.B" style:family="table-column">
      <style:table-column-properties style:column-width="0.666in" style:rel-column-width="6302*"/>
    </style:style>
    <style:style style:name="Table8.C" style:family="table-column">
      <style:table-column-properties style:column-width="5.5792in" style:rel-column-width="5280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6799in" style:rel-column-width="6433*"/>
    </style:style>
    <style:style style:name="Table22.B" style:family="table-column">
      <style:table-column-properties style:column-width="0.666in" style:rel-column-width="6302*"/>
    </style:style>
    <style:style style:name="Table22.C" style:family="table-column">
      <style:table-column-properties style:column-width="5.5792in" style:rel-column-width="5280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799in" style:rel-column-width="6433*"/>
    </style:style>
    <style:style style:name="Table11.B" style:family="table-column">
      <style:table-column-properties style:column-width="0.666in" style:rel-column-width="6302*"/>
    </style:style>
    <style:style style:name="Table11.C" style:family="table-column">
      <style:table-column-properties style:column-width="5.5792in" style:rel-column-width="52800*"/>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0.6799in" style:rel-column-width="6433*"/>
    </style:style>
    <style:style style:name="Table23.B" style:family="table-column">
      <style:table-column-properties style:column-width="0.666in" style:rel-column-width="6302*"/>
    </style:style>
    <style:style style:name="Table23.C" style:family="table-column">
      <style:table-column-properties style:column-width="5.5792in" style:rel-column-width="52800*"/>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8007in" style:rel-column-width="7577*"/>
    </style:style>
    <style:style style:name="Table26.D" style:family="table-column">
      <style:table-column-properties style:column-width="4.5229in" style:rel-column-width="42804*"/>
    </style:style>
    <style:style style:name="Table26.A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10" style:family="table-cell">
      <style:table-cell-properties style:vertical-align="middle" fo:padding="0.0382in" fo:border-left="0.05pt solid #000000" fo:border-right="none" fo:border-top="none" fo:border-bottom="0.05pt solid #000000"/>
    </style:style>
    <style:style style:name="Table28" style:family="table">
      <style:table-properties style:width="6.925in" table:align="margins"/>
    </style:style>
    <style:style style:name="Table28.A" style:family="table-column">
      <style:table-column-properties style:column-width="0.6799in" style:rel-column-width="6433*"/>
    </style:style>
    <style:style style:name="Table28.B" style:family="table-column">
      <style:table-column-properties style:column-width="0.666in" style:rel-column-width="6302*"/>
    </style:style>
    <style:style style:name="Table28.C" style:family="table-column">
      <style:table-column-properties style:column-width="5.5792in" style:rel-column-width="52800*"/>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6799in" style:rel-column-width="6433*"/>
    </style:style>
    <style:style style:name="Table24.B" style:family="table-column">
      <style:table-column-properties style:column-width="0.666in" style:rel-column-width="6302*"/>
    </style:style>
    <style:style style:name="Table24.C" style:family="table-column">
      <style:table-column-properties style:column-width="5.5792in" style:rel-column-width="5280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0.6799in" style:rel-column-width="6433*"/>
    </style:style>
    <style:style style:name="Table25.B" style:family="table-column">
      <style:table-column-properties style:column-width="0.666in" style:rel-column-width="6302*"/>
    </style:style>
    <style:style style:name="Table25.C" style:family="table-column">
      <style:table-column-properties style:column-width="5.5792in" style:rel-column-width="52800*"/>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0.6799in" style:rel-column-width="6433*"/>
    </style:style>
    <style:style style:name="Table27.B" style:family="table-column">
      <style:table-column-properties style:column-width="0.666in" style:rel-column-width="6302*"/>
    </style:style>
    <style:style style:name="Table27.C" style:family="table-column">
      <style:table-column-properties style:column-width="5.5792in" style:rel-column-width="52800*"/>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799in" style:rel-column-width="6433*"/>
    </style:style>
    <style:style style:name="Table19.B" style:family="table-column">
      <style:table-column-properties style:column-width="0.666in" style:rel-column-width="6302*"/>
    </style:style>
    <style:style style:name="Table19.C" style:family="table-column">
      <style:table-column-properties style:column-width="5.5792in" style:rel-column-width="52800*"/>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0.6799in" style:rel-column-width="6433*"/>
    </style:style>
    <style:style style:name="Table36.B" style:family="table-column">
      <style:table-column-properties style:column-width="0.666in" style:rel-column-width="6302*"/>
    </style:style>
    <style:style style:name="Table36.C" style:family="table-column">
      <style:table-column-properties style:column-width="5.5792in" style:rel-column-width="52800*"/>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1382in" style:rel-column-width="10771*"/>
    </style:style>
    <style:style style:name="Table29.B" style:family="table-column">
      <style:table-column-properties style:column-width="0.9292in" style:rel-column-width="8793*"/>
    </style:style>
    <style:style style:name="Table29.C" style:family="table-column">
      <style:table-column-properties style:column-width="0.6826in" style:rel-column-width="6460*"/>
    </style:style>
    <style:style style:name="Table29.D" style:family="table-column">
      <style:table-column-properties style:column-width="4.175in" style:rel-column-width="39511*"/>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0.6799in" style:rel-column-width="6433*"/>
    </style:style>
    <style:style style:name="Table21.B" style:family="table-column">
      <style:table-column-properties style:column-width="0.666in" style:rel-column-width="6302*"/>
    </style:style>
    <style:style style:name="Table21.C" style:family="table-column">
      <style:table-column-properties style:column-width="5.5792in" style:rel-column-width="52800*"/>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0.6799in" style:rel-column-width="6433*"/>
    </style:style>
    <style:style style:name="Table35.B" style:family="table-column">
      <style:table-column-properties style:column-width="0.666in" style:rel-column-width="6302*"/>
    </style:style>
    <style:style style:name="Table35.C" style:family="table-column">
      <style:table-column-properties style:column-width="5.5792in" style:rel-column-width="52800*"/>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0.6799in" style:rel-column-width="6433*"/>
    </style:style>
    <style:style style:name="Table30.B" style:family="table-column">
      <style:table-column-properties style:column-width="0.666in" style:rel-column-width="6302*"/>
    </style:style>
    <style:style style:name="Table30.C" style:family="table-column">
      <style:table-column-properties style:column-width="5.5792in" style:rel-column-width="52800*"/>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965in" style:rel-column-width="9430*"/>
    </style:style>
    <style:style style:name="Table9.B" style:family="table-column">
      <style:table-column-properties style:column-width="2.8181in" style:rel-column-width="26668*"/>
    </style:style>
    <style:style style:name="Table9.C" style:family="table-column">
      <style:table-column-properties style:column-width="3.1104in" style:rel-column-width="29437*"/>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C3"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9.B4" style:family="table-cell">
      <style:table-cell-properties fo:background-color="#b3b3b3" fo:padding="0.0382in" fo:border-left="0.05pt solid #000000" fo:border-right="none" fo:border-top="none" fo:border-bottom="0.05pt solid #000000">
        <style:background-image/>
      </style:table-cell-properties>
    </style:style>
    <style:style style:name="Table31" style:family="table">
      <style:table-properties style:width="6.925in" table:align="margins"/>
    </style:style>
    <style:style style:name="Table31.A" style:family="table-column">
      <style:table-column-properties style:column-width="0.6799in" style:rel-column-width="6433*"/>
    </style:style>
    <style:style style:name="Table31.B" style:family="table-column">
      <style:table-column-properties style:column-width="0.666in" style:rel-column-width="6302*"/>
    </style:style>
    <style:style style:name="Table31.C" style:family="table-column">
      <style:table-column-properties style:column-width="5.5792in" style:rel-column-width="52800*"/>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0.6799in" style:rel-column-width="6433*"/>
    </style:style>
    <style:style style:name="Table32.B" style:family="table-column">
      <style:table-column-properties style:column-width="0.666in" style:rel-column-width="6302*"/>
    </style:style>
    <style:style style:name="Table32.C" style:family="table-column">
      <style:table-column-properties style:column-width="5.5792in" style:rel-column-width="52800*"/>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0.6799in" style:rel-column-width="6433*"/>
    </style:style>
    <style:style style:name="Table34.B" style:family="table-column">
      <style:table-column-properties style:column-width="0.666in" style:rel-column-width="6302*"/>
    </style:style>
    <style:style style:name="Table34.C" style:family="table-column">
      <style:table-column-properties style:column-width="5.5792in" style:rel-column-width="52800*"/>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6799in" style:rel-column-width="6433*"/>
    </style:style>
    <style:style style:name="Table20.B" style:family="table-column">
      <style:table-column-properties style:column-width="0.666in" style:rel-column-width="6302*"/>
    </style:style>
    <style:style style:name="Table20.C" style:family="table-column">
      <style:table-column-properties style:column-width="5.5792in" style:rel-column-width="52800*"/>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0.6799in" style:rel-column-width="6433*"/>
    </style:style>
    <style:style style:name="Table33.B" style:family="table-column">
      <style:table-column-properties style:column-width="0.666in" style:rel-column-width="6302*"/>
    </style:style>
    <style:style style:name="Table33.C" style:family="table-column">
      <style:table-column-properties style:column-width="5.5792in" style:rel-column-width="52800*"/>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style:font-name="Arial1" officeooo:paragraph-rsid="0031f506"/>
    </style:style>
    <style:style style:name="P4" style:family="paragraph" style:parent-style-name="Text_20_body">
      <style:text-properties style:font-name="Arial1" officeooo:rsid="015c50bd" officeooo:paragraph-rsid="015c50bd"/>
    </style:style>
    <style:style style:name="P5" style:family="paragraph" style:parent-style-name="Text_20_body">
      <style:text-properties style:font-name="Arial1" officeooo:rsid="001abbba" officeooo:paragraph-rsid="001b2354"/>
    </style:style>
    <style:style style:name="P6" style:family="paragraph" style:parent-style-name="Text_20_body">
      <style:text-properties style:font-name="Arial1" officeooo:rsid="001066ee" officeooo:paragraph-rsid="029a4601"/>
    </style:style>
    <style:style style:name="P7" style:family="paragraph" style:parent-style-name="Text_20_body">
      <style:text-properties style:font-name="Arial1" officeooo:rsid="001066ee" officeooo:paragraph-rsid="02acb5b9"/>
    </style:style>
    <style:style style:name="P8" style:family="paragraph" style:parent-style-name="Text_20_body">
      <style:text-properties style:font-name="Arial1" officeooo:rsid="001066ee" officeooo:paragraph-rsid="02bddde8"/>
    </style:style>
    <style:style style:name="P9" style:family="paragraph" style:parent-style-name="Text_20_body">
      <style:text-properties style:font-name="Arial1" officeooo:rsid="001066ee" officeooo:paragraph-rsid="02c1dd66"/>
    </style:style>
    <style:style style:name="P10" style:family="paragraph" style:parent-style-name="Text_20_body">
      <style:text-properties style:font-name="Arial1" officeooo:rsid="001066ee" officeooo:paragraph-rsid="02d8c1a1"/>
    </style:style>
    <style:style style:name="P11" style:family="paragraph" style:parent-style-name="Text_20_body">
      <style:text-properties style:font-name="Arial1" officeooo:rsid="001066ee" officeooo:paragraph-rsid="02de1419"/>
    </style:style>
    <style:style style:name="P12" style:family="paragraph" style:parent-style-name="Text_20_body">
      <style:text-properties style:font-name="Arial1" officeooo:rsid="001066ee" officeooo:paragraph-rsid="02e25d6d"/>
    </style:style>
    <style:style style:name="P13" style:family="paragraph" style:parent-style-name="Text_20_body">
      <style:text-properties style:font-name="Arial1" officeooo:rsid="001066ee" officeooo:paragraph-rsid="02e36695"/>
    </style:style>
    <style:style style:name="P14" style:family="paragraph" style:parent-style-name="Text_20_body">
      <style:text-properties style:font-name="Arial1" officeooo:rsid="001066ee" officeooo:paragraph-rsid="02f3dba3"/>
    </style:style>
    <style:style style:name="P15" style:family="paragraph" style:parent-style-name="Text_20_body">
      <style:text-properties style:font-name="Arial1" fo:font-size="12pt" officeooo:rsid="0013c336" officeooo:paragraph-rsid="029bb1f9" style:font-size-asian="10.5pt" style:font-size-complex="12pt"/>
    </style:style>
    <style:style style:name="P16" style:family="paragraph" style:parent-style-name="Text_20_body">
      <style:text-properties style:font-name="Arial1" fo:font-size="12pt" officeooo:rsid="0013c336" officeooo:paragraph-rsid="02b36d83" style:font-size-asian="10.5pt" style:font-size-complex="12pt"/>
    </style:style>
    <style:style style:name="P17" style:family="paragraph" style:parent-style-name="Text_20_body">
      <style:text-properties style:font-name="Arial1" fo:font-size="12pt" officeooo:rsid="0013c336" officeooo:paragraph-rsid="02bfb721" style:font-size-asian="10.5pt" style:font-size-complex="12pt"/>
    </style:style>
    <style:style style:name="P18" style:family="paragraph" style:parent-style-name="Text_20_body">
      <style:text-properties style:font-name="Arial1" fo:font-size="12pt" officeooo:rsid="0013c336" officeooo:paragraph-rsid="02cc6155" style:font-size-asian="10.5pt" style:font-size-complex="12pt"/>
    </style:style>
    <style:style style:name="P19" style:family="paragraph" style:parent-style-name="Text_20_body">
      <style:text-properties style:font-name="Arial1" fo:font-size="12pt" officeooo:rsid="0013c336" officeooo:paragraph-rsid="02dbb5a2" style:font-size-asian="10.5pt" style:font-size-complex="12pt"/>
    </style:style>
    <style:style style:name="P20" style:family="paragraph" style:parent-style-name="Text_20_body">
      <style:text-properties style:font-name="Arial1" fo:font-size="12pt" officeooo:rsid="0013c336" officeooo:paragraph-rsid="02e10cd1" style:font-size-asian="10.5pt" style:font-size-complex="12pt"/>
    </style:style>
    <style:style style:name="P21" style:family="paragraph" style:parent-style-name="Text_20_body">
      <style:text-properties style:font-name="Arial1" fo:font-size="12pt" officeooo:rsid="0013c336" officeooo:paragraph-rsid="02e25d6d" style:font-size-asian="10.5pt" style:font-size-complex="12pt"/>
    </style:style>
    <style:style style:name="P22" style:family="paragraph" style:parent-style-name="Text_20_body">
      <style:text-properties style:font-name="Arial1" fo:font-size="12pt" officeooo:rsid="0013c336" officeooo:paragraph-rsid="02e5b0c2" style:font-size-asian="10.5pt" style:font-size-complex="12pt"/>
    </style:style>
    <style:style style:name="P23" style:family="paragraph" style:parent-style-name="Text_20_body">
      <style:text-properties style:font-name="Arial1" fo:font-size="12pt" officeooo:rsid="0013c336" officeooo:paragraph-rsid="02f8c750" style:font-size-asian="10.5pt" style:font-size-complex="12pt"/>
    </style:style>
    <style:style style:name="P24" style:family="paragraph" style:parent-style-name="Text_20_body">
      <style:text-properties style:font-name="Arial1" fo:font-size="12pt" officeooo:rsid="02f1d5a1" officeooo:paragraph-rsid="02f1d5a1" style:font-size-asian="10.5pt" style:font-size-complex="12pt"/>
    </style:style>
    <style:style style:name="P25" style:family="paragraph" style:parent-style-name="Text_20_body">
      <style:text-properties style:font-name="Arial1" fo:font-size="12pt" officeooo:rsid="02f1d5a1" officeooo:paragraph-rsid="03026863" style:font-size-asian="10.5pt" style:font-size-complex="12pt"/>
    </style:style>
    <style:style style:name="P26" style:family="paragraph" style:parent-style-name="Text_20_body">
      <style:text-properties style:font-name="Arial1" fo:font-size="12pt" officeooo:rsid="02f1d5a1" officeooo:paragraph-rsid="03099d7d" style:font-size-asian="10.5pt" style:font-size-complex="12pt"/>
    </style:style>
    <style:style style:name="P27" style:family="paragraph" style:parent-style-name="Text_20_body">
      <style:text-properties style:font-name="Arial1" fo:font-size="12pt" officeooo:rsid="02f1d5a1" officeooo:paragraph-rsid="03283c82" style:font-size-asian="10.5pt" style:font-size-complex="12pt"/>
    </style:style>
    <style:style style:name="P28" style:family="paragraph" style:parent-style-name="Text_20_body">
      <style:text-properties style:font-name="Arial1" fo:font-size="12pt" officeooo:rsid="002a270d" officeooo:paragraph-rsid="038289ae" style:font-size-asian="10.5pt" style:font-size-complex="12pt"/>
    </style:style>
    <style:style style:name="P29" style:family="paragraph" style:parent-style-name="Text_20_body">
      <style:text-properties style:font-name="Arial1" fo:font-size="12pt" fo:font-weight="normal" officeooo:rsid="029bb1f9" style:font-size-asian="10.5pt" style:font-weight-asian="normal" style:font-size-complex="12pt" style:font-weight-complex="normal"/>
    </style:style>
    <style:style style:name="P30" style:family="paragraph" style:parent-style-name="Text_20_body">
      <style:text-properties style:font-name="Arial1" fo:font-size="12pt" fo:font-weight="normal" officeooo:rsid="0013c336" officeooo:paragraph-rsid="02e9a422" style:font-size-asian="10.5pt" style:font-weight-asian="normal" style:font-size-complex="12pt" style:font-weight-complex="normal"/>
    </style:style>
    <style:style style:name="P31" style:family="paragraph" style:parent-style-name="Text_20_body">
      <style:text-properties style:font-name="Arial1" fo:font-size="12pt" fo:font-weight="normal" officeooo:rsid="0013c336" officeooo:paragraph-rsid="02edf4a0" style:font-size-asian="10.5pt" style:font-weight-asian="normal" style:font-size-complex="12pt" style:font-weight-complex="normal"/>
    </style:style>
    <style:style style:name="P32" style:family="paragraph" style:parent-style-name="Text_20_body">
      <style:text-properties style:font-name="Arial1" fo:font-size="12pt" fo:font-weight="normal" officeooo:rsid="0013c336" officeooo:paragraph-rsid="02f1d5a1" style:font-size-asian="10.5pt" style:font-weight-asian="normal" style:font-size-complex="12pt" style:font-weight-complex="normal"/>
    </style:style>
    <style:style style:name="P33" style:family="paragraph" style:parent-style-name="Text_20_body">
      <style:text-properties style:font-name="Arial1" fo:font-size="12pt" fo:font-weight="normal" officeooo:rsid="0013c336" officeooo:paragraph-rsid="02fbd096" style:font-size-asian="10.5pt" style:font-weight-asian="normal" style:font-size-complex="12pt" style:font-weight-complex="normal"/>
    </style:style>
    <style:style style:name="P34" style:family="paragraph" style:parent-style-name="Text_20_body">
      <style:text-properties style:font-name="Arial1" fo:font-size="12pt" fo:font-weight="normal" officeooo:rsid="0013c336" officeooo:paragraph-rsid="02fdbbfb" style:font-size-asian="10.5pt" style:font-weight-asian="normal" style:font-size-complex="12pt" style:font-weight-complex="normal"/>
    </style:style>
    <style:style style:name="P35" style:family="paragraph" style:parent-style-name="Text_20_body">
      <style:text-properties style:font-name="Arial1" fo:font-size="12pt" fo:font-weight="normal" officeooo:rsid="0013c336" officeooo:paragraph-rsid="03026863" style:font-size-asian="10.5pt" style:font-weight-asian="normal" style:font-size-complex="12pt" style:font-weight-complex="normal"/>
    </style:style>
    <style:style style:name="P36" style:family="paragraph" style:parent-style-name="Text_20_body">
      <style:text-properties style:font-name="Arial1" fo:font-size="12pt" fo:font-weight="normal" officeooo:rsid="0013c336" officeooo:paragraph-rsid="0307eaa4" style:font-size-asian="10.5pt" style:font-weight-asian="normal" style:font-size-complex="12pt" style:font-weight-complex="normal"/>
    </style:style>
    <style:style style:name="P37" style:family="paragraph" style:parent-style-name="Text_20_body">
      <style:text-properties style:font-name="Arial1" fo:font-size="12pt" fo:font-weight="normal" officeooo:rsid="0013c336" officeooo:paragraph-rsid="030f7140" style:font-size-asian="10.5pt" style:font-weight-asian="normal" style:font-size-complex="12pt" style:font-weight-complex="normal"/>
    </style:style>
    <style:style style:name="P38" style:family="paragraph" style:parent-style-name="Text_20_body">
      <style:text-properties style:font-name="Arial1" fo:font-size="12pt" fo:font-weight="normal" officeooo:rsid="0013c336" officeooo:paragraph-rsid="0312726e" style:font-size-asian="10.5pt" style:font-weight-asian="normal" style:font-size-complex="12pt" style:font-weight-complex="normal"/>
    </style:style>
    <style:style style:name="P39" style:family="paragraph" style:parent-style-name="Text_20_body">
      <style:text-properties style:font-name="Arial1" fo:font-size="12pt" fo:font-weight="normal" officeooo:rsid="0013c336" officeooo:paragraph-rsid="03170b67" style:font-size-asian="10.5pt" style:font-weight-asian="normal" style:font-size-complex="12pt" style:font-weight-complex="normal"/>
    </style:style>
    <style:style style:name="P40" style:family="paragraph" style:parent-style-name="Text_20_body">
      <style:text-properties style:font-name="Arial1" fo:font-size="12pt" fo:font-weight="normal" officeooo:rsid="0013c336" officeooo:paragraph-rsid="032370ab" style:font-size-asian="10.5pt" style:font-weight-asian="normal" style:font-size-complex="12pt" style:font-weight-complex="normal"/>
    </style:style>
    <style:style style:name="P41" style:family="paragraph" style:parent-style-name="Text_20_body">
      <style:text-properties style:font-name="Arial1" fo:font-size="12pt" fo:font-weight="normal" officeooo:rsid="0013c336" officeooo:paragraph-rsid="03283c82" style:font-size-asian="10.5pt" style:font-weight-asian="normal" style:font-size-complex="12pt" style:font-weight-complex="normal"/>
    </style:style>
    <style:style style:name="P42" style:family="paragraph" style:parent-style-name="Text_20_body">
      <style:text-properties style:font-name="Arial1" fo:font-size="12pt" fo:font-weight="normal" officeooo:rsid="0013c336" officeooo:paragraph-rsid="032c3082" style:font-size-asian="10.5pt" style:font-weight-asian="normal" style:font-size-complex="12pt" style:font-weight-complex="normal"/>
    </style:style>
    <style:style style:name="P43" style:family="paragraph" style:parent-style-name="Text_20_body">
      <style:text-properties style:font-name="Arial1" fo:font-size="12pt" fo:font-weight="normal" officeooo:rsid="0013c336" officeooo:paragraph-rsid="032d7334" style:font-size-asian="10.5pt" style:font-weight-asian="normal" style:font-size-complex="12pt" style:font-weight-complex="normal"/>
    </style:style>
    <style:style style:name="P44" style:family="paragraph" style:parent-style-name="Text_20_body">
      <style:text-properties style:font-name="Arial1" fo:font-size="12pt" fo:font-weight="normal" officeooo:rsid="0013c336" officeooo:paragraph-rsid="037566f7" style:font-size-asian="10.5pt" style:font-weight-asian="normal" style:font-size-complex="12pt" style:font-weight-complex="normal"/>
    </style:style>
    <style:style style:name="P45" style:family="paragraph" style:parent-style-name="Text_20_body">
      <style:text-properties style:font-name="Arial1" fo:font-size="12pt" fo:font-weight="normal" officeooo:rsid="02f1d5a1" officeooo:paragraph-rsid="02fcec87" style:font-size-asian="10.5pt" style:font-weight-asian="normal" style:font-size-complex="12pt" style:font-weight-complex="normal"/>
    </style:style>
    <style:style style:name="P46" style:family="paragraph" style:parent-style-name="Text_20_body">
      <style:text-properties style:font-name="Arial1" fo:font-size="12pt" fo:font-weight="normal" officeooo:rsid="02f1d5a1" officeooo:paragraph-rsid="02fdbbfb" style:font-size-asian="10.5pt" style:font-weight-asian="normal" style:font-size-complex="12pt" style:font-weight-complex="normal"/>
    </style:style>
    <style:style style:name="P47" style:family="paragraph" style:parent-style-name="Text_20_body">
      <style:text-properties style:font-name="Arial1" fo:font-size="12pt" fo:font-weight="normal" officeooo:rsid="02f1d5a1" officeooo:paragraph-rsid="032c3082" style:font-size-asian="10.5pt" style:font-weight-asian="normal" style:font-size-complex="12pt" style:font-weight-complex="normal"/>
    </style:style>
    <style:style style:name="P48" style:family="paragraph" style:parent-style-name="Text_20_body">
      <style:text-properties style:font-name="Arial1" fo:font-size="12pt" fo:font-weight="normal" officeooo:rsid="02f1d5a1" officeooo:paragraph-rsid="032d7334" style:font-size-asian="10.5pt" style:font-weight-asian="normal" style:font-size-complex="12pt" style:font-weight-complex="normal"/>
    </style:style>
    <style:style style:name="P49" style:family="paragraph" style:parent-style-name="Text_20_body">
      <style:text-properties style:font-name="Arial1" fo:font-size="12pt" fo:font-weight="normal" officeooo:rsid="02f1d5a1" officeooo:paragraph-rsid="037566f7" style:font-size-asian="10.5pt" style:font-weight-asian="normal" style:font-size-complex="12pt" style:font-weight-complex="normal"/>
    </style:style>
    <style:style style:name="P50" style:family="paragraph" style:parent-style-name="Text_20_body">
      <style:text-properties style:font-name="Arial1" fo:font-size="12pt" fo:font-weight="normal" officeooo:rsid="02fbd096" officeooo:paragraph-rsid="02fbd096" style:font-size-asian="10.5pt" style:font-weight-asian="normal" style:font-size-complex="12pt" style:font-weight-complex="normal"/>
    </style:style>
    <style:style style:name="P51" style:family="paragraph" style:parent-style-name="Text_20_body">
      <style:text-properties style:font-name="Arial1" fo:font-size="12pt" fo:font-weight="normal" officeooo:rsid="02fbd096" officeooo:paragraph-rsid="030271cb" style:font-size-asian="10.5pt" style:font-weight-asian="normal" style:font-size-complex="12pt" style:font-weight-complex="normal"/>
    </style:style>
    <style:style style:name="P52" style:family="paragraph" style:parent-style-name="Text_20_body">
      <style:text-properties style:font-name="Arial1" fo:font-size="12pt" fo:font-weight="normal" officeooo:rsid="02fbd096" officeooo:paragraph-rsid="03283c82" style:font-size-asian="10.5pt" style:font-weight-asian="normal" style:font-size-complex="12pt" style:font-weight-complex="normal"/>
    </style:style>
    <style:style style:name="P53" style:family="paragraph" style:parent-style-name="Text_20_body">
      <style:text-properties style:font-name="Arial1" fo:font-size="12pt" fo:font-weight="normal" officeooo:rsid="02fbd096" officeooo:paragraph-rsid="03299e1e" style:font-size-asian="10.5pt" style:font-weight-asian="normal" style:font-size-complex="12pt" style:font-weight-complex="normal"/>
    </style:style>
    <style:style style:name="P54" style:family="paragraph" style:parent-style-name="Text_20_body">
      <style:text-properties style:font-name="Arial1" fo:font-size="12pt" fo:font-weight="normal" officeooo:rsid="02fbd096" officeooo:paragraph-rsid="03790c37" style:font-size-asian="10.5pt" style:font-weight-asian="normal" style:font-size-complex="12pt" style:font-weight-complex="normal"/>
    </style:style>
    <style:style style:name="P55" style:family="paragraph" style:parent-style-name="Text_20_body">
      <style:text-properties style:font-name="Arial1" fo:font-size="12pt" fo:font-weight="normal" officeooo:rsid="02fd1a32" officeooo:paragraph-rsid="02fd1a32" style:font-size-asian="10.5pt" style:font-weight-asian="normal" style:font-size-complex="12pt" style:font-weight-complex="normal"/>
    </style:style>
    <style:style style:name="P56" style:family="paragraph" style:parent-style-name="Text_20_body">
      <style:text-properties style:font-name="Arial1" fo:font-size="12pt" fo:font-weight="normal" officeooo:rsid="02fd1a32" officeooo:paragraph-rsid="03744551" style:font-size-asian="10.5pt" style:font-weight-asian="normal" style:font-size-complex="12pt" style:font-weight-complex="normal"/>
    </style:style>
    <style:style style:name="P57" style:family="paragraph" style:parent-style-name="Text_20_body">
      <style:text-properties style:font-name="Arial1" fo:font-size="12pt" fo:font-weight="normal" officeooo:rsid="02fee839" officeooo:paragraph-rsid="02fee839" style:font-size-asian="10.5pt" style:font-weight-asian="normal" style:font-size-complex="12pt" style:font-weight-complex="normal"/>
    </style:style>
    <style:style style:name="P58" style:family="paragraph" style:parent-style-name="Text_20_body">
      <style:text-properties style:font-name="Arial1" fo:font-size="12pt" fo:font-weight="normal" officeooo:rsid="0303129b" officeooo:paragraph-rsid="0303129b" style:font-size-asian="10.5pt" style:font-weight-asian="normal" style:font-size-complex="12pt" style:font-weight-complex="normal"/>
    </style:style>
    <style:style style:name="P59" style:family="paragraph" style:parent-style-name="Text_20_body">
      <style:text-properties style:font-name="Arial1" fo:font-size="12pt" fo:font-weight="normal" officeooo:rsid="0310739b" officeooo:paragraph-rsid="0310739b" style:font-size-asian="10.5pt" style:font-weight-asian="normal" style:font-size-complex="12pt" style:font-weight-complex="normal"/>
    </style:style>
    <style:style style:name="P60" style:family="paragraph" style:parent-style-name="Text_20_body">
      <style:text-properties style:font-name="Arial1" fo:font-size="12pt" fo:font-weight="normal" officeooo:rsid="0034e7f5" style:font-size-asian="10.5pt" style:font-weight-asian="normal" style:font-size-complex="12pt" style:font-weight-complex="normal"/>
    </style:style>
    <style:style style:name="P61" style:family="paragraph" style:parent-style-name="Text_20_body">
      <style:text-properties style:font-name="Arial1" fo:font-size="12pt" fo:font-weight="normal" officeooo:rsid="032c3082" officeooo:paragraph-rsid="032c3082" style:font-size-asian="10.5pt" style:font-weight-asian="normal" style:font-size-complex="12pt" style:font-weight-complex="normal"/>
    </style:style>
    <style:style style:name="P62" style:family="paragraph" style:parent-style-name="Text_20_body">
      <style:text-properties style:font-name="Arial1" fo:font-size="12pt" fo:font-weight="normal" officeooo:rsid="032c3082" officeooo:paragraph-rsid="032d7334" style:font-size-asian="10.5pt" style:font-weight-asian="normal" style:font-size-complex="12pt" style:font-weight-complex="normal"/>
    </style:style>
    <style:style style:name="P63" style:family="paragraph" style:parent-style-name="Text_20_body">
      <style:text-properties style:font-name="Arial1" fo:font-size="12pt" fo:font-weight="normal" officeooo:rsid="032f9439" officeooo:paragraph-rsid="032f9439" style:font-size-asian="10.5pt" style:font-weight-asian="normal" style:font-size-complex="12pt" style:font-weight-complex="normal"/>
    </style:style>
    <style:style style:name="P64" style:family="paragraph" style:parent-style-name="Text_20_body">
      <style:text-properties style:font-name="Arial1" fo:font-size="12pt" fo:font-weight="normal" officeooo:rsid="031f1768" officeooo:paragraph-rsid="031f1768" style:font-size-asian="10.5pt" style:font-weight-asian="normal" style:font-size-complex="12pt" style:font-weight-complex="normal"/>
    </style:style>
    <style:style style:name="P65" style:family="paragraph" style:parent-style-name="Text_20_body">
      <style:text-properties style:font-name="Arial1" fo:font-size="12pt" fo:font-weight="normal" officeooo:rsid="0307eaa4" officeooo:paragraph-rsid="0307eaa4" style:font-size-asian="10.5pt" style:font-weight-asian="normal" style:font-size-complex="12pt" style:font-weight-complex="normal"/>
    </style:style>
    <style:style style:name="P66" style:family="paragraph" style:parent-style-name="Text_20_body">
      <style:text-properties style:font-name="Arial1" fo:font-size="12pt" fo:font-weight="normal" officeooo:rsid="03476d46" officeooo:paragraph-rsid="03476d46" style:font-size-asian="10.5pt" style:font-weight-asian="normal" style:font-size-complex="12pt" style:font-weight-complex="normal"/>
    </style:style>
    <style:style style:name="P67" style:family="paragraph" style:parent-style-name="Text_20_body">
      <style:text-properties style:font-name="Arial1" fo:font-size="12pt" fo:font-weight="normal" officeooo:rsid="037eda9d" officeooo:paragraph-rsid="037eda9d" style:font-size-asian="10.5pt" style:font-weight-asian="normal" style:font-size-complex="12pt" style:font-weight-complex="normal"/>
    </style:style>
    <style:style style:name="P68" style:family="paragraph" style:parent-style-name="Text_20_body">
      <style:text-properties style:font-name="Arial1" fo:font-size="12pt" fo:font-weight="normal" officeooo:rsid="038b2f93" officeooo:paragraph-rsid="038b2f93" style:font-size-asian="10.5pt" style:font-weight-asian="normal" style:font-size-complex="12pt" style:font-weight-complex="normal"/>
    </style:style>
    <style:style style:name="P69" style:family="paragraph" style:parent-style-name="Text_20_body">
      <style:text-properties style:font-name="Arial1" fo:font-size="12pt" fo:font-weight="bold" officeooo:rsid="038c9b1a" officeooo:paragraph-rsid="038c9b1a" style:font-size-asian="10.5pt" style:font-weight-asian="bold" style:font-size-complex="12pt" style:font-weight-complex="bold"/>
    </style:style>
    <style:style style:name="P70" style:family="paragraph" style:parent-style-name="Text_20_body">
      <style:text-properties style:font-name="Arial1" fo:font-weight="bold" officeooo:rsid="00130344" officeooo:paragraph-rsid="029c7837" style:font-weight-asian="bold" style:font-weight-complex="bold"/>
    </style:style>
    <style:style style:name="P71" style:family="paragraph" style:parent-style-name="Text_20_body">
      <style:text-properties style:font-name="Arial1" fo:font-weight="bold" officeooo:rsid="00130344" officeooo:paragraph-rsid="02b36d83" style:font-weight-asian="bold" style:font-weight-complex="bold"/>
    </style:style>
    <style:style style:name="P72" style:family="paragraph" style:parent-style-name="Text_20_body">
      <style:text-properties style:font-name="Arial1" fo:font-weight="bold" officeooo:rsid="00130344" officeooo:paragraph-rsid="02bfb721" style:font-weight-asian="bold" style:font-weight-complex="bold"/>
    </style:style>
    <style:style style:name="P73" style:family="paragraph" style:parent-style-name="Text_20_body">
      <style:text-properties style:font-name="Arial1" fo:font-weight="bold" officeooo:rsid="02bfb721" officeooo:paragraph-rsid="02bfb721" style:font-weight-asian="bold" style:font-weight-complex="bold"/>
    </style:style>
    <style:style style:name="P74" style:family="paragraph" style:parent-style-name="Text_20_body">
      <style:text-properties style:font-name="Arial1" fo:font-weight="bold" officeooo:rsid="0034e7f5" officeooo:paragraph-rsid="02bfb721" style:font-weight-asian="bold" style:font-weight-complex="bold"/>
    </style:style>
    <style:style style:name="P75" style:family="paragraph" style:parent-style-name="Text_20_body">
      <style:text-properties style:font-name="Arial1" officeooo:rsid="02a88aed" officeooo:paragraph-rsid="02a88aed"/>
    </style:style>
    <style:style style:name="P76" style:family="paragraph" style:parent-style-name="Text_20_body">
      <style:text-properties style:font-name="Arial1" officeooo:rsid="0034e7f5" officeooo:paragraph-rsid="02b013cb"/>
    </style:style>
    <style:style style:name="P77" style:family="paragraph" style:parent-style-name="Text_20_body">
      <style:text-properties style:font-name="Arial1" officeooo:rsid="00229ca1" officeooo:paragraph-rsid="02e36695"/>
    </style:style>
    <style:style style:name="P78" style:family="paragraph" style:parent-style-name="Text_20_body">
      <style:text-properties style:font-name="Arial1" officeooo:rsid="00229ca1" officeooo:paragraph-rsid="02f3dba3"/>
    </style:style>
    <style:style style:name="P79" style:family="paragraph" style:parent-style-name="Text_20_body">
      <style:text-properties style:font-name="Arial1" officeooo:rsid="02e8cdf2" officeooo:paragraph-rsid="02e8cdf2"/>
    </style:style>
    <style:style style:name="P80" style:family="paragraph" style:parent-style-name="Text_20_body">
      <style:text-properties style:font-name="Arial1" officeooo:rsid="02eadab7" officeooo:paragraph-rsid="02eadab7"/>
    </style:style>
    <style:style style:name="P81" style:family="paragraph" style:parent-style-name="Text_20_body">
      <style:text-properties officeooo:rsid="001abbba" officeooo:paragraph-rsid="010f9b28"/>
    </style:style>
    <style:style style:name="P82" style:family="paragraph" style:parent-style-name="Text_20_body">
      <style:text-properties officeooo:rsid="001abbba" officeooo:paragraph-rsid="01191b63"/>
    </style:style>
    <style:style style:name="P83" style:family="paragraph" style:parent-style-name="Text_20_body">
      <style:text-properties officeooo:rsid="001abbba" officeooo:paragraph-rsid="0111623c"/>
    </style:style>
    <style:style style:name="P84" style:family="paragraph" style:parent-style-name="Text_20_body">
      <style:text-properties officeooo:rsid="001abbba" officeooo:paragraph-rsid="013fe3d3"/>
    </style:style>
    <style:style style:name="P85" style:family="paragraph" style:parent-style-name="Text_20_body">
      <style:text-properties officeooo:rsid="001abbba" officeooo:paragraph-rsid="0140b72d"/>
    </style:style>
    <style:style style:name="P86" style:family="paragraph" style:parent-style-name="Text_20_body">
      <style:text-properties officeooo:rsid="001abbba" officeooo:paragraph-rsid="01124eff"/>
    </style:style>
    <style:style style:name="P87" style:family="paragraph" style:parent-style-name="Text_20_body">
      <style:text-properties officeooo:paragraph-rsid="010f9b28"/>
    </style:style>
    <style:style style:name="P88" style:family="paragraph" style:parent-style-name="Text_20_body">
      <style:text-properties officeooo:paragraph-rsid="01168979"/>
    </style:style>
    <style:style style:name="P89" style:family="paragraph" style:parent-style-name="Text_20_body">
      <style:text-properties officeooo:rsid="0115952d" officeooo:paragraph-rsid="0292103c"/>
    </style:style>
    <style:style style:name="P90" style:family="paragraph" style:parent-style-name="Text_20_body">
      <style:text-properties officeooo:rsid="011455e5" officeooo:paragraph-rsid="01168979"/>
    </style:style>
    <style:style style:name="P91" style:family="paragraph" style:parent-style-name="Text_20_body">
      <style:text-properties officeooo:paragraph-rsid="013d4fc5"/>
    </style:style>
    <style:style style:name="P92" style:family="paragraph" style:parent-style-name="Text_20_body">
      <style:text-properties officeooo:paragraph-rsid="013f4881"/>
    </style:style>
    <style:style style:name="P93" style:family="paragraph" style:parent-style-name="Text_20_body">
      <style:text-properties officeooo:paragraph-rsid="014024f5"/>
    </style:style>
    <style:style style:name="P94" style:family="paragraph" style:parent-style-name="Text_20_body">
      <style:text-properties officeooo:paragraph-rsid="014313ae"/>
    </style:style>
    <style:style style:name="P95" style:family="paragraph" style:parent-style-name="Text_20_body">
      <style:text-properties officeooo:paragraph-rsid="0148646a"/>
    </style:style>
    <style:style style:name="P96" style:family="paragraph" style:parent-style-name="Text_20_body">
      <style:text-properties officeooo:rsid="0148089f" officeooo:paragraph-rsid="0148089f"/>
    </style:style>
    <style:style style:name="P97" style:family="paragraph" style:parent-style-name="Text_20_body">
      <style:text-properties officeooo:rsid="01422a09" officeooo:paragraph-rsid="01422a09"/>
    </style:style>
    <style:style style:name="P98" style:family="paragraph" style:parent-style-name="Text_20_body">
      <style:text-properties officeooo:rsid="014313ae" officeooo:paragraph-rsid="014313ae"/>
    </style:style>
    <style:style style:name="P99" style:family="paragraph" style:parent-style-name="Text_20_body">
      <style:text-properties officeooo:rsid="0155353c" officeooo:paragraph-rsid="0155353c"/>
    </style:style>
    <style:style style:name="P100" style:family="paragraph" style:parent-style-name="Text_20_body">
      <style:text-properties officeooo:rsid="0156c46f" officeooo:paragraph-rsid="0156c46f"/>
    </style:style>
    <style:style style:name="P101" style:family="paragraph" style:parent-style-name="Text_20_body">
      <style:text-properties officeooo:rsid="0156c46f" officeooo:paragraph-rsid="01aaae16"/>
    </style:style>
    <style:style style:name="P102" style:family="paragraph" style:parent-style-name="Text_20_body">
      <style:text-properties officeooo:paragraph-rsid="015c50bd"/>
    </style:style>
    <style:style style:name="P103" style:family="paragraph" style:parent-style-name="Text_20_body">
      <style:text-properties officeooo:paragraph-rsid="015f6ccb"/>
    </style:style>
    <style:style style:name="P104" style:family="paragraph" style:parent-style-name="Text_20_body">
      <style:text-properties officeooo:rsid="015ca5fd" officeooo:paragraph-rsid="015c50bd"/>
    </style:style>
    <style:style style:name="P105" style:family="paragraph" style:parent-style-name="Text_20_body">
      <style:text-properties officeooo:rsid="0148646a" officeooo:paragraph-rsid="0148646a"/>
    </style:style>
    <style:style style:name="P106" style:family="paragraph" style:parent-style-name="Text_20_body">
      <style:text-properties officeooo:paragraph-rsid="0194aaa1"/>
    </style:style>
    <style:style style:name="P107" style:family="paragraph" style:parent-style-name="Text_20_body">
      <style:text-properties officeooo:paragraph-rsid="01954056"/>
    </style:style>
    <style:style style:name="P108" style:family="paragraph" style:parent-style-name="Text_20_body">
      <style:text-properties officeooo:paragraph-rsid="0198bfcc"/>
    </style:style>
    <style:style style:name="P109" style:family="paragraph" style:parent-style-name="Text_20_body">
      <style:text-properties officeooo:rsid="015b936f" officeooo:paragraph-rsid="01a8e43c"/>
    </style:style>
    <style:style style:name="P110" style:family="paragraph" style:parent-style-name="Text_20_body">
      <style:text-properties officeooo:rsid="015b936f" officeooo:paragraph-rsid="01aaae16"/>
    </style:style>
    <style:style style:name="P111" style:family="paragraph" style:parent-style-name="Text_20_body">
      <style:text-properties officeooo:rsid="015b936f" officeooo:paragraph-rsid="015b936f"/>
    </style:style>
    <style:style style:name="P112" style:family="paragraph" style:parent-style-name="Text_20_body">
      <style:text-properties officeooo:rsid="013f4881" officeooo:paragraph-rsid="013f4881"/>
    </style:style>
    <style:style style:name="P113" style:family="paragraph" style:parent-style-name="Text_20_body">
      <style:text-properties officeooo:rsid="013f4881" officeooo:paragraph-rsid="021d0dea"/>
    </style:style>
    <style:style style:name="P114" style:family="paragraph" style:parent-style-name="Text_20_body">
      <style:text-properties officeooo:rsid="013f4881" officeooo:paragraph-rsid="021e8e51"/>
    </style:style>
    <style:style style:name="P115" style:family="paragraph" style:parent-style-name="Text_20_body">
      <style:text-properties officeooo:rsid="018e80e3" officeooo:paragraph-rsid="0194aaa1"/>
    </style:style>
    <style:style style:name="P116" style:family="paragraph" style:parent-style-name="Text_20_body">
      <style:text-properties officeooo:rsid="0194aaa1" officeooo:paragraph-rsid="0194aaa1"/>
    </style:style>
    <style:style style:name="P117" style:family="paragraph" style:parent-style-name="Text_20_body">
      <style:text-properties officeooo:rsid="015c1623" officeooo:paragraph-rsid="015c50bd"/>
    </style:style>
    <style:style style:name="P118" style:family="paragraph" style:parent-style-name="Text_20_body">
      <style:text-properties officeooo:rsid="00162507" officeooo:paragraph-rsid="0292103c"/>
    </style:style>
    <style:style style:name="P119" style:family="paragraph" style:parent-style-name="Text_20_body">
      <style:text-properties officeooo:rsid="00162507" officeooo:paragraph-rsid="0298d5bb"/>
    </style:style>
    <style:style style:name="P120" style:family="paragraph" style:parent-style-name="Text_20_body">
      <style:text-properties officeooo:rsid="00783f62" officeooo:paragraph-rsid="0292103c"/>
    </style:style>
    <style:style style:name="P121" style:family="paragraph" style:parent-style-name="Text_20_body">
      <style:text-properties officeooo:rsid="00229ca1" officeooo:paragraph-rsid="029a0075"/>
    </style:style>
    <style:style style:name="P122" style:family="paragraph" style:parent-style-name="Text_20_body">
      <style:text-properties officeooo:rsid="00229ca1" officeooo:paragraph-rsid="02acb5b9"/>
    </style:style>
    <style:style style:name="P123" style:family="paragraph" style:parent-style-name="Text_20_body">
      <style:text-properties officeooo:rsid="00229ca1" officeooo:paragraph-rsid="02bcab8d"/>
    </style:style>
    <style:style style:name="P124" style:family="paragraph" style:parent-style-name="Text_20_body">
      <style:text-properties officeooo:rsid="00229ca1" officeooo:paragraph-rsid="02c1dd66"/>
    </style:style>
    <style:style style:name="P125" style:family="paragraph" style:parent-style-name="Text_20_body">
      <style:text-properties officeooo:rsid="00229ca1" officeooo:paragraph-rsid="02d8c1a1"/>
    </style:style>
    <style:style style:name="P126" style:family="paragraph" style:parent-style-name="Text_20_body">
      <style:text-properties officeooo:rsid="00229ca1" officeooo:paragraph-rsid="02de1419"/>
    </style:style>
    <style:style style:name="P127" style:family="paragraph" style:parent-style-name="Text_20_body">
      <style:text-properties officeooo:rsid="00229ca1" officeooo:paragraph-rsid="02e25d6d"/>
    </style:style>
    <style:style style:name="P128" style:family="paragraph" style:parent-style-name="Text_20_body">
      <style:text-properties officeooo:rsid="029a4601" officeooo:paragraph-rsid="02a5c001"/>
    </style:style>
    <style:style style:name="P129" style:family="paragraph" style:parent-style-name="Text_20_body">
      <style:text-properties style:font-name="Courier New" officeooo:rsid="00229ca1" officeooo:paragraph-rsid="02a48d1b"/>
    </style:style>
    <style:style style:name="P130" style:family="paragraph" style:parent-style-name="Text_20_body">
      <style:text-properties style:font-name="Courier New" officeooo:rsid="00229ca1" officeooo:paragraph-rsid="02b013cb"/>
    </style:style>
    <style:style style:name="P131" style:family="paragraph" style:parent-style-name="Text_20_body">
      <style:text-properties style:font-name="Courier New" officeooo:rsid="00229ca1" officeooo:paragraph-rsid="02bfb721"/>
    </style:style>
    <style:style style:name="P132" style:family="paragraph" style:parent-style-name="Text_20_body">
      <style:text-properties style:font-name="Courier New" officeooo:rsid="00229ca1" officeooo:paragraph-rsid="02cc6155"/>
    </style:style>
    <style:style style:name="P133" style:family="paragraph" style:parent-style-name="Text_20_body">
      <style:text-properties style:font-name="Courier New" officeooo:rsid="00229ca1" officeooo:paragraph-rsid="02da287d"/>
    </style:style>
    <style:style style:name="P134" style:family="paragraph" style:parent-style-name="Text_20_body">
      <style:text-properties style:font-name="Courier New" officeooo:rsid="00229ca1" officeooo:paragraph-rsid="02de1419"/>
    </style:style>
    <style:style style:name="P135" style:family="paragraph" style:parent-style-name="Text_20_body">
      <style:text-properties style:font-name="Courier New" officeooo:rsid="00229ca1" officeooo:paragraph-rsid="02e5b0c2"/>
    </style:style>
    <style:style style:name="P136" style:family="paragraph" style:parent-style-name="Text_20_body">
      <style:text-properties style:font-name="Courier New" officeooo:rsid="00229ca1" officeooo:paragraph-rsid="02e9a422"/>
    </style:style>
    <style:style style:name="P137" style:family="paragraph" style:parent-style-name="Text_20_body">
      <style:text-properties style:font-name="Courier New" officeooo:rsid="00229ca1" officeooo:paragraph-rsid="02edf4a0"/>
    </style:style>
    <style:style style:name="P138" style:family="paragraph" style:parent-style-name="Text_20_body">
      <style:text-properties style:font-name="Courier New" officeooo:rsid="00229ca1" officeooo:paragraph-rsid="02f1d5a1"/>
    </style:style>
    <style:style style:name="P139" style:family="paragraph" style:parent-style-name="Text_20_body">
      <style:text-properties style:font-name="Courier New" officeooo:rsid="00229ca1" officeooo:paragraph-rsid="02f8c750"/>
    </style:style>
    <style:style style:name="P140" style:family="paragraph" style:parent-style-name="Text_20_body">
      <style:text-properties style:font-name="Courier New" officeooo:rsid="00229ca1" officeooo:paragraph-rsid="02fbd096"/>
    </style:style>
    <style:style style:name="P141" style:family="paragraph" style:parent-style-name="Text_20_body">
      <style:text-properties style:font-name="Courier New" officeooo:rsid="00229ca1" officeooo:paragraph-rsid="02fdbbfb"/>
    </style:style>
    <style:style style:name="P142" style:family="paragraph" style:parent-style-name="Text_20_body">
      <style:text-properties style:font-name="Courier New" officeooo:rsid="00229ca1" officeooo:paragraph-rsid="03026863"/>
    </style:style>
    <style:style style:name="P143" style:family="paragraph" style:parent-style-name="Text_20_body">
      <style:text-properties style:font-name="Courier New" officeooo:rsid="00229ca1" officeooo:paragraph-rsid="03283c82"/>
    </style:style>
    <style:style style:name="P144" style:family="paragraph" style:parent-style-name="Text_20_body">
      <style:text-properties style:font-name="Courier New" officeooo:rsid="00229ca1" officeooo:paragraph-rsid="032c3082"/>
    </style:style>
    <style:style style:name="P145" style:family="paragraph" style:parent-style-name="Text_20_body">
      <style:text-properties style:font-name="Courier New" officeooo:rsid="00229ca1" officeooo:paragraph-rsid="036047d5"/>
    </style:style>
    <style:style style:name="P146" style:family="paragraph" style:parent-style-name="Text_20_body">
      <style:text-properties style:font-name="Courier New" officeooo:rsid="00229ca1" officeooo:paragraph-rsid="036db3e1"/>
    </style:style>
    <style:style style:name="P147" style:family="paragraph" style:parent-style-name="Text_20_body">
      <style:text-properties style:font-name="Courier New" officeooo:rsid="00229ca1" officeooo:paragraph-rsid="02e25d6d"/>
    </style:style>
    <style:style style:name="P148" style:family="paragraph" style:parent-style-name="Text_20_body">
      <style:text-properties style:font-name="Courier New" officeooo:rsid="029bb1f9" officeooo:paragraph-rsid="02b065a1"/>
    </style:style>
    <style:style style:name="P149" style:family="paragraph" style:parent-style-name="Text_20_body">
      <style:text-properties style:font-name="Courier New" officeooo:rsid="02cc6155" officeooo:paragraph-rsid="02cc6155"/>
    </style:style>
    <style:style style:name="P150" style:family="paragraph" style:parent-style-name="Text_20_body">
      <style:text-properties style:font-name="Courier New" officeooo:rsid="02e09f72" officeooo:paragraph-rsid="02e09f72"/>
    </style:style>
    <style:style style:name="P151" style:family="paragraph" style:parent-style-name="Text_20_body">
      <style:text-properties style:font-name="Courier New" officeooo:rsid="02e25d6d" officeooo:paragraph-rsid="02e25d6d"/>
    </style:style>
    <style:style style:name="P152" style:family="paragraph" style:parent-style-name="Text_20_body">
      <style:text-properties style:font-name="Courier New" fo:font-size="12pt" fo:font-weight="normal" officeooo:rsid="02e25d6d" officeooo:paragraph-rsid="02e5b0c2" style:font-size-asian="10.5pt" style:font-weight-asian="normal" style:font-size-complex="12pt" style:font-weight-complex="normal"/>
    </style:style>
    <style:style style:name="P153" style:family="paragraph" style:parent-style-name="Text_20_body">
      <style:text-properties style:font-name="Courier New" fo:font-size="12pt" fo:font-weight="normal" officeooo:rsid="02e25d6d" officeooo:paragraph-rsid="02f8c750" style:font-size-asian="10.5pt" style:font-weight-asian="normal" style:font-size-complex="12pt" style:font-weight-complex="normal"/>
    </style:style>
    <style:style style:name="P154" style:family="paragraph" style:parent-style-name="Text_20_body">
      <style:text-properties style:font-name="Courier New" fo:font-size="12pt" fo:font-weight="normal" officeooo:rsid="02e25d6d" officeooo:paragraph-rsid="02e9a422" style:font-size-asian="10.5pt" style:font-weight-asian="normal" style:font-size-complex="12pt" style:font-weight-complex="normal"/>
    </style:style>
    <style:style style:name="P155" style:family="paragraph" style:parent-style-name="Text_20_body">
      <style:text-properties style:font-name="Courier New" fo:font-size="12pt" fo:font-weight="normal" officeooo:rsid="02e25d6d" officeooo:paragraph-rsid="02edf4a0" style:font-size-asian="10.5pt" style:font-weight-asian="normal" style:font-size-complex="12pt" style:font-weight-complex="normal"/>
    </style:style>
    <style:style style:name="P156" style:family="paragraph" style:parent-style-name="Text_20_body">
      <style:text-properties style:font-name="Courier New" fo:font-size="12pt" fo:font-weight="normal" officeooo:rsid="00229ca1" officeooo:paragraph-rsid="0307eaa4" style:font-size-asian="10.5pt" style:font-weight-asian="normal" style:font-size-complex="12pt" style:font-weight-complex="normal"/>
    </style:style>
    <style:style style:name="P157" style:family="paragraph" style:parent-style-name="Text_20_body">
      <style:text-properties style:font-name="Courier New" fo:font-size="12pt" fo:font-weight="normal" officeooo:rsid="00229ca1" officeooo:paragraph-rsid="030f7140" style:font-size-asian="10.5pt" style:font-weight-asian="normal" style:font-size-complex="12pt" style:font-weight-complex="normal"/>
    </style:style>
    <style:style style:name="P158" style:family="paragraph" style:parent-style-name="Text_20_body">
      <style:text-properties style:font-name="Courier New" fo:font-size="12pt" fo:font-weight="normal" officeooo:rsid="00229ca1" officeooo:paragraph-rsid="0312726e" style:font-size-asian="10.5pt" style:font-weight-asian="normal" style:font-size-complex="12pt" style:font-weight-complex="normal"/>
    </style:style>
    <style:style style:name="P159" style:family="paragraph" style:parent-style-name="Text_20_body">
      <style:text-properties style:font-name="Courier New" fo:font-size="12pt" fo:font-weight="normal" officeooo:rsid="00229ca1" officeooo:paragraph-rsid="03163e92" style:font-size-asian="10.5pt" style:font-weight-asian="normal" style:font-size-complex="12pt" style:font-weight-complex="normal"/>
    </style:style>
    <style:style style:name="P160" style:family="paragraph" style:parent-style-name="Text_20_body">
      <style:text-properties style:font-name="Courier New" fo:font-size="12pt" fo:font-weight="normal" officeooo:rsid="00229ca1" officeooo:paragraph-rsid="031af61c" style:font-size-asian="10.5pt" style:font-weight-asian="normal" style:font-size-complex="12pt" style:font-weight-complex="normal"/>
    </style:style>
    <style:style style:name="P161" style:family="paragraph" style:parent-style-name="Text_20_body">
      <style:text-properties style:font-name="Courier New" fo:font-size="12pt" fo:font-weight="normal" officeooo:rsid="00229ca1" officeooo:paragraph-rsid="032c3082" style:font-size-asian="10.5pt" style:font-weight-asian="normal" style:font-size-complex="12pt" style:font-weight-complex="normal"/>
    </style:style>
    <style:style style:name="P162" style:family="paragraph" style:parent-style-name="Text_20_body">
      <style:text-properties style:font-name="Courier New" fo:font-size="12pt" fo:font-weight="normal" officeooo:rsid="00229ca1" officeooo:paragraph-rsid="032d7334" style:font-size-asian="10.5pt" style:font-weight-asian="normal" style:font-size-complex="12pt" style:font-weight-complex="normal"/>
    </style:style>
    <style:style style:name="P163" style:family="paragraph" style:parent-style-name="Text_20_body">
      <style:text-properties style:font-name="Courier New" fo:font-size="12pt" fo:font-weight="normal" officeooo:rsid="00229ca1" officeooo:paragraph-rsid="03649f89" style:font-size-asian="10.5pt" style:font-weight-asian="normal" style:font-size-complex="12pt" style:font-weight-complex="normal"/>
    </style:style>
    <style:style style:name="P164" style:family="paragraph" style:parent-style-name="Text_20_body">
      <style:text-properties style:font-name="Courier New" fo:font-size="12pt" fo:font-weight="normal" officeooo:rsid="02f1d5a1" officeooo:paragraph-rsid="0307eaa4" style:font-size-asian="10.5pt" style:font-weight-asian="normal" style:font-size-complex="12pt" style:font-weight-complex="normal"/>
    </style:style>
    <style:style style:name="P165" style:family="paragraph" style:parent-style-name="Text_20_body">
      <style:text-properties style:font-name="Courier New" fo:font-size="12pt" fo:font-weight="normal" officeooo:rsid="0312726e" officeooo:paragraph-rsid="0312726e" style:font-size-asian="10.5pt" style:font-weight-asian="normal" style:font-size-complex="12pt" style:font-weight-complex="normal"/>
    </style:style>
    <style:style style:name="P166" style:family="paragraph" style:parent-style-name="Text_20_body">
      <style:text-properties style:font-name="Courier New" fo:font-size="12pt" fo:font-weight="normal" officeooo:rsid="0312726e" officeooo:paragraph-rsid="03170b67" style:font-size-asian="10.5pt" style:font-weight-asian="normal" style:font-size-complex="12pt" style:font-weight-complex="normal"/>
    </style:style>
    <style:style style:name="P167" style:family="paragraph" style:parent-style-name="Text_20_body">
      <style:text-properties style:font-name="Courier New" fo:font-size="12pt" fo:font-weight="normal" officeooo:rsid="03142e3f" officeooo:paragraph-rsid="03142e3f" style:font-size-asian="10.5pt" style:font-weight-asian="normal" style:font-size-complex="12pt" style:font-weight-complex="normal"/>
    </style:style>
    <style:style style:name="P168" style:family="paragraph" style:parent-style-name="Text_20_body">
      <style:text-properties style:font-name="Courier New" fo:font-size="12pt" fo:font-weight="normal" officeooo:rsid="03547c3d" officeooo:paragraph-rsid="03547c3d" style:font-size-asian="10.5pt" style:font-weight-asian="normal" style:font-size-complex="12pt" style:font-weight-complex="normal"/>
    </style:style>
    <style:style style:name="P169" style:family="paragraph" style:parent-style-name="Text_20_body">
      <style:text-properties style:font-name="Courier New" fo:font-size="12pt" fo:font-weight="normal" officeooo:rsid="03547c3d" officeooo:paragraph-rsid="03582794" style:font-size-asian="10.5pt" style:font-weight-asian="normal" style:font-size-complex="12pt" style:font-weight-complex="normal"/>
    </style:style>
    <style:style style:name="P170" style:family="paragraph" style:parent-style-name="Text_20_body">
      <style:text-properties style:font-name="Courier New" fo:font-size="12pt" fo:font-weight="bold" officeooo:rsid="031af61c" officeooo:paragraph-rsid="031af61c" style:font-size-asian="10.5pt" style:font-weight-asian="bold" style:font-size-complex="12pt" style:font-weight-complex="bold"/>
    </style:style>
    <style:style style:name="P171" style:family="paragraph" style:parent-style-name="Text_20_body">
      <style:text-properties style:font-name="Courier New" fo:font-size="12pt" fo:font-weight="bold" officeooo:rsid="031af61c" officeooo:paragraph-rsid="03675335" style:font-size-asian="10.5pt" style:font-weight-asian="bold" style:font-size-complex="12pt" style:font-weight-complex="bold"/>
    </style:style>
    <style:style style:name="P172" style:family="paragraph" style:parent-style-name="Text_20_body">
      <style:text-properties style:font-name="Courier New" fo:font-weight="normal" officeooo:rsid="036047d5" officeooo:paragraph-rsid="036047d5" style:font-weight-asian="normal" style:font-weight-complex="normal"/>
    </style:style>
    <style:style style:name="P173" style:family="paragraph" style:parent-style-name="Text_20_body">
      <style:text-properties officeooo:rsid="029bb1f9" officeooo:paragraph-rsid="029bb1f9"/>
    </style:style>
    <style:style style:name="P174" style:family="paragraph" style:parent-style-name="Text_20_body">
      <style:text-properties officeooo:rsid="029bb1f9" officeooo:paragraph-rsid="02a5c001"/>
    </style:style>
    <style:style style:name="P175" style:family="paragraph" style:parent-style-name="Text_20_body">
      <style:text-properties officeooo:rsid="02a88aed" officeooo:paragraph-rsid="02a88aed"/>
    </style:style>
    <style:style style:name="P176" style:family="paragraph" style:parent-style-name="Text_20_body">
      <style:text-properties officeooo:rsid="02a9b8eb" officeooo:paragraph-rsid="02a9b8eb"/>
    </style:style>
    <style:style style:name="P177" style:family="paragraph" style:parent-style-name="Text_20_body">
      <style:text-properties officeooo:rsid="02b013cb" officeooo:paragraph-rsid="02b013cb"/>
    </style:style>
    <style:style style:name="P178" style:family="paragraph" style:parent-style-name="Text_20_body">
      <style:text-properties officeooo:rsid="02b013cb" officeooo:paragraph-rsid="02b4d013"/>
    </style:style>
    <style:style style:name="P179" style:family="paragraph" style:parent-style-name="Text_20_body">
      <style:text-properties officeooo:rsid="02b63b1a" officeooo:paragraph-rsid="02b63b1a"/>
    </style:style>
    <style:style style:name="P180" style:family="paragraph" style:parent-style-name="Text_20_body">
      <style:text-properties officeooo:rsid="02bddde8" officeooo:paragraph-rsid="02bddde8"/>
    </style:style>
    <style:style style:name="P181" style:family="paragraph" style:parent-style-name="Text_20_body">
      <style:text-properties officeooo:rsid="02bddde8" officeooo:paragraph-rsid="02c3435d"/>
    </style:style>
    <style:style style:name="P182" style:family="paragraph" style:parent-style-name="Text_20_body">
      <style:text-properties officeooo:rsid="02bfb721" officeooo:paragraph-rsid="02bfb721"/>
    </style:style>
    <style:style style:name="P183" style:family="paragraph" style:parent-style-name="Text_20_body">
      <style:text-properties officeooo:rsid="02c1dd66" officeooo:paragraph-rsid="02c711a4"/>
    </style:style>
    <style:style style:name="P184" style:family="paragraph" style:parent-style-name="Text_20_body">
      <style:text-properties officeooo:rsid="02c711a4" officeooo:paragraph-rsid="02c711a4"/>
    </style:style>
    <style:style style:name="P185" style:family="paragraph" style:parent-style-name="Text_20_body">
      <style:text-properties officeooo:rsid="02d00bc9" officeooo:paragraph-rsid="02d00bc9"/>
    </style:style>
    <style:style style:name="P186" style:family="paragraph" style:parent-style-name="Text_20_body">
      <style:text-properties officeooo:rsid="02d00bc9" officeooo:paragraph-rsid="02d6d651"/>
    </style:style>
    <style:style style:name="P187" style:family="paragraph" style:parent-style-name="Text_20_body">
      <style:text-properties officeooo:rsid="02de1419" officeooo:paragraph-rsid="02de1419"/>
    </style:style>
    <style:style style:name="P188" style:family="paragraph" style:parent-style-name="Text_20_body">
      <style:text-properties officeooo:paragraph-rsid="02de1419"/>
    </style:style>
    <style:style style:name="P189" style:family="paragraph" style:parent-style-name="Text_20_body">
      <style:text-properties officeooo:rsid="02cc6155" officeooo:paragraph-rsid="02da287d"/>
    </style:style>
    <style:style style:name="P190" style:family="paragraph" style:parent-style-name="Text_20_body">
      <style:text-properties officeooo:rsid="02e25d6d" officeooo:paragraph-rsid="02e25d6d"/>
    </style:style>
    <style:style style:name="P191" style:family="paragraph" style:parent-style-name="Text_20_body">
      <style:text-properties officeooo:rsid="02e5bd75" officeooo:paragraph-rsid="02e5bd75"/>
    </style:style>
    <style:style style:name="P192" style:family="paragraph" style:parent-style-name="Text_20_body">
      <style:text-properties officeooo:rsid="02e8cdf2" officeooo:paragraph-rsid="02edf4a0"/>
    </style:style>
    <style:style style:name="P193" style:family="paragraph" style:parent-style-name="Text_20_body">
      <style:text-properties officeooo:paragraph-rsid="02edf4a0"/>
    </style:style>
    <style:style style:name="P194" style:family="paragraph" style:parent-style-name="Text_20_body">
      <style:text-properties officeooo:rsid="02edf4a0" officeooo:paragraph-rsid="02edf4a0"/>
    </style:style>
    <style:style style:name="P195" style:family="paragraph" style:parent-style-name="Text_20_body">
      <style:text-properties officeooo:paragraph-rsid="02f1d5a1"/>
    </style:style>
    <style:style style:name="P196" style:family="paragraph" style:parent-style-name="Text_20_body">
      <style:text-properties officeooo:rsid="02f1d5a1" officeooo:paragraph-rsid="02f1d5a1"/>
    </style:style>
    <style:style style:name="P197" style:family="paragraph" style:parent-style-name="Text_20_body">
      <style:text-properties officeooo:rsid="02f1d5a1" officeooo:paragraph-rsid="02fbd096"/>
    </style:style>
    <style:style style:name="P198" style:family="paragraph" style:parent-style-name="Text_20_body">
      <style:text-properties officeooo:rsid="02f1d5a1" officeooo:paragraph-rsid="02fdbbfb"/>
    </style:style>
    <style:style style:name="P199" style:family="paragraph" style:parent-style-name="Text_20_body">
      <style:text-properties officeooo:rsid="02f1d5a1" officeooo:paragraph-rsid="03026863"/>
    </style:style>
    <style:style style:name="P200" style:family="paragraph" style:parent-style-name="Text_20_body">
      <style:text-properties officeooo:rsid="02f1d5a1" officeooo:paragraph-rsid="03283c82"/>
    </style:style>
    <style:style style:name="P201" style:family="paragraph" style:parent-style-name="Text_20_body">
      <style:text-properties officeooo:rsid="02f3dba3" officeooo:paragraph-rsid="02f6d23e"/>
    </style:style>
    <style:style style:name="P202" style:family="paragraph" style:parent-style-name="Text_20_body">
      <style:text-properties officeooo:rsid="02f44436" officeooo:paragraph-rsid="02f6d23e"/>
    </style:style>
    <style:style style:name="P203" style:family="paragraph" style:parent-style-name="Text_20_body">
      <style:text-properties officeooo:paragraph-rsid="02fbd096"/>
    </style:style>
    <style:style style:name="P204" style:family="paragraph" style:parent-style-name="Text_20_body">
      <style:text-properties officeooo:rsid="02fbd096" officeooo:paragraph-rsid="02fbd096"/>
    </style:style>
    <style:style style:name="P205" style:family="paragraph" style:parent-style-name="Text_20_body">
      <style:text-properties officeooo:paragraph-rsid="02fd1a32"/>
    </style:style>
    <style:style style:name="P206" style:family="paragraph" style:parent-style-name="Text_20_body">
      <style:text-properties officeooo:paragraph-rsid="03007852"/>
    </style:style>
    <style:style style:name="P207" style:family="paragraph" style:parent-style-name="Text_20_body">
      <style:text-properties officeooo:rsid="03007852" officeooo:paragraph-rsid="03007852"/>
    </style:style>
    <style:style style:name="P208" style:family="paragraph" style:parent-style-name="Text_20_body">
      <style:text-properties officeooo:rsid="0304c491" officeooo:paragraph-rsid="0304c491"/>
    </style:style>
    <style:style style:name="P209" style:family="paragraph" style:parent-style-name="Text_20_body">
      <style:text-properties officeooo:paragraph-rsid="0307eaa4"/>
    </style:style>
    <style:style style:name="P210" style:family="paragraph" style:parent-style-name="Text_20_body">
      <style:text-properties officeooo:rsid="030dc0ca" officeooo:paragraph-rsid="030dc0ca"/>
    </style:style>
    <style:style style:name="P211" style:family="paragraph" style:parent-style-name="Text_20_body">
      <style:text-properties officeooo:paragraph-rsid="030f7140"/>
    </style:style>
    <style:style style:name="P212" style:family="paragraph" style:parent-style-name="Text_20_body">
      <style:text-properties officeooo:rsid="030f7140" officeooo:paragraph-rsid="030f7140"/>
    </style:style>
    <style:style style:name="P213" style:family="paragraph" style:parent-style-name="Text_20_body">
      <style:text-properties officeooo:paragraph-rsid="0312726e"/>
    </style:style>
    <style:style style:name="P214" style:family="paragraph" style:parent-style-name="Text_20_body">
      <style:text-properties officeooo:rsid="0312726e" officeooo:paragraph-rsid="0312726e"/>
    </style:style>
    <style:style style:name="P215" style:family="paragraph" style:parent-style-name="Text_20_body">
      <style:text-properties officeooo:rsid="03147714" officeooo:paragraph-rsid="03147714"/>
    </style:style>
    <style:style style:name="P216" style:family="paragraph" style:parent-style-name="Text_20_body">
      <style:text-properties officeooo:rsid="03147714" officeooo:paragraph-rsid="03163e92"/>
    </style:style>
    <style:style style:name="P217" style:family="paragraph" style:parent-style-name="Text_20_body">
      <style:text-properties officeooo:paragraph-rsid="0314ea2e"/>
    </style:style>
    <style:style style:name="P218" style:family="paragraph" style:parent-style-name="Text_20_body">
      <style:text-properties officeooo:rsid="03163e92" officeooo:paragraph-rsid="03163e92"/>
    </style:style>
    <style:style style:name="P219" style:family="paragraph" style:parent-style-name="Text_20_body">
      <style:text-properties officeooo:paragraph-rsid="031aafb9"/>
    </style:style>
    <style:style style:name="P220" style:family="paragraph" style:parent-style-name="Text_20_body">
      <style:text-properties officeooo:rsid="031af61c" officeooo:paragraph-rsid="031af61c"/>
    </style:style>
    <style:style style:name="P221" style:family="paragraph" style:parent-style-name="Text_20_body">
      <style:text-properties officeooo:rsid="031e1c5d" officeooo:paragraph-rsid="031e1c5d"/>
    </style:style>
    <style:style style:name="P222" style:family="paragraph" style:parent-style-name="Text_20_body">
      <style:text-properties officeooo:rsid="031f1768" officeooo:paragraph-rsid="031f1768"/>
    </style:style>
    <style:style style:name="P223" style:family="paragraph" style:parent-style-name="Text_20_body">
      <style:text-properties officeooo:rsid="0327cc81" officeooo:paragraph-rsid="0327cc81"/>
    </style:style>
    <style:style style:name="P224" style:family="paragraph" style:parent-style-name="Text_20_body">
      <style:text-properties officeooo:rsid="0327cc81" officeooo:paragraph-rsid="032c3082"/>
    </style:style>
    <style:style style:name="P225" style:family="paragraph" style:parent-style-name="Text_20_body">
      <style:text-properties officeooo:rsid="0327cc81" officeooo:paragraph-rsid="032d7334"/>
    </style:style>
    <style:style style:name="P226" style:family="paragraph" style:parent-style-name="Text_20_body">
      <style:text-properties officeooo:paragraph-rsid="0327cc81"/>
    </style:style>
    <style:style style:name="P227" style:family="paragraph" style:parent-style-name="Text_20_body">
      <style:text-properties officeooo:paragraph-rsid="032c3082"/>
    </style:style>
    <style:style style:name="P228" style:family="paragraph" style:parent-style-name="Text_20_body">
      <style:text-properties officeooo:rsid="032c3082" officeooo:paragraph-rsid="032c3082"/>
    </style:style>
    <style:style style:name="P229" style:family="paragraph" style:parent-style-name="Text_20_body">
      <style:text-properties officeooo:paragraph-rsid="032d7334"/>
    </style:style>
    <style:style style:name="P230" style:family="paragraph" style:parent-style-name="Text_20_body">
      <style:text-properties officeooo:rsid="010e92d8" officeooo:paragraph-rsid="010e92d8"/>
    </style:style>
    <style:style style:name="P231" style:family="paragraph" style:parent-style-name="Text_20_body">
      <style:text-properties officeooo:rsid="0201f946" officeooo:paragraph-rsid="0201f946"/>
    </style:style>
    <style:style style:name="P232" style:family="paragraph" style:parent-style-name="Text_20_body">
      <style:text-properties officeooo:paragraph-rsid="036047d5"/>
    </style:style>
    <style:style style:name="P233" style:family="paragraph" style:parent-style-name="Text_20_body">
      <style:text-properties officeooo:rsid="036047d5" officeooo:paragraph-rsid="036047d5"/>
    </style:style>
    <style:style style:name="P234" style:family="paragraph" style:parent-style-name="Text_20_body">
      <style:text-properties officeooo:rsid="036047d5" officeooo:paragraph-rsid="036db3e1"/>
    </style:style>
    <style:style style:name="P235" style:family="paragraph" style:parent-style-name="Text_20_body">
      <style:text-properties style:font-name="Liberation Sans"/>
    </style:style>
    <style:style style:name="P236" style:family="paragraph" style:parent-style-name="Text_20_body">
      <style:text-properties style:font-name="Liberation Sans" officeooo:paragraph-rsid="036047d5"/>
    </style:style>
    <style:style style:name="P237" style:family="paragraph" style:parent-style-name="Text_20_body">
      <style:text-properties style:font-name="Liberation Sans" fo:font-size="12pt" fo:font-weight="normal" officeooo:rsid="0013c336" officeooo:paragraph-rsid="036047d5" style:font-size-asian="10.5pt" style:font-weight-asian="normal" style:font-size-complex="12pt" style:font-weight-complex="normal"/>
    </style:style>
    <style:style style:name="P238" style:family="paragraph" style:parent-style-name="Text_20_body">
      <style:text-properties style:font-name="Liberation Sans" fo:font-size="12pt" fo:font-weight="normal" officeooo:rsid="0013c336" officeooo:paragraph-rsid="036db3e1" style:font-size-asian="10.5pt" style:font-weight-asian="normal" style:font-size-complex="12pt" style:font-weight-complex="normal"/>
    </style:style>
    <style:style style:name="P239" style:family="paragraph" style:parent-style-name="Text_20_body">
      <style:text-properties style:font-name="Liberation Sans" fo:font-size="12pt" fo:font-weight="normal" officeooo:rsid="0367c20a" officeooo:paragraph-rsid="0367c20a" style:font-size-asian="10.5pt" style:font-weight-asian="normal" style:font-size-complex="12pt" style:font-weight-complex="normal"/>
    </style:style>
    <style:style style:name="P240" style:family="paragraph" style:parent-style-name="Text_20_body">
      <style:text-properties style:font-name="Liberation Sans" fo:font-size="12pt" fo:font-weight="normal" officeooo:rsid="03698488" officeooo:paragraph-rsid="03698488" style:font-size-asian="10.5pt" style:font-weight-asian="normal" style:font-size-complex="12pt" style:font-weight-complex="normal"/>
    </style:style>
    <style:style style:name="P241" style:family="paragraph" style:parent-style-name="Text_20_body">
      <style:text-properties style:font-name="Liberation Sans" fo:font-size="12pt" fo:font-weight="normal" officeooo:rsid="03691d8e" officeooo:paragraph-rsid="03691d8e" style:font-size-asian="10.5pt" style:font-weight-asian="normal" style:font-size-complex="12pt" style:font-weight-complex="normal"/>
    </style:style>
    <style:style style:name="P242" style:family="paragraph" style:parent-style-name="Text_20_body">
      <style:text-properties style:font-name="Liberation Sans" fo:font-size="12pt" fo:font-weight="normal" officeooo:rsid="036122c6" officeooo:paragraph-rsid="036122c6" style:font-size-asian="10.5pt" style:font-weight-asian="normal" style:font-size-complex="12pt" style:font-weight-complex="normal"/>
    </style:style>
    <style:style style:name="P243" style:family="paragraph" style:parent-style-name="Text_20_body">
      <style:text-properties style:font-name="Liberation Sans" fo:font-size="12pt" fo:font-weight="normal" officeooo:rsid="036db3e1" officeooo:paragraph-rsid="036db3e1" style:font-size-asian="10.5pt" style:font-weight-asian="normal" style:font-size-complex="12pt" style:font-weight-complex="normal"/>
    </style:style>
    <style:style style:name="P244" style:family="paragraph" style:parent-style-name="Text_20_body">
      <style:text-properties style:font-name="Liberation Sans" fo:font-size="12pt" fo:font-weight="normal" officeooo:rsid="03790c37" officeooo:paragraph-rsid="03790c37" style:font-size-asian="10.5pt" style:font-weight-asian="normal" style:font-size-complex="12pt" style:font-weight-complex="normal"/>
    </style:style>
    <style:style style:name="P245" style:family="paragraph" style:parent-style-name="Text_20_body">
      <style:text-properties style:font-name="Liberation Sans" fo:font-size="12pt" fo:font-weight="normal" officeooo:rsid="038d3375" officeooo:paragraph-rsid="038d3375" style:font-size-asian="10.5pt" style:font-weight-asian="normal" style:font-size-complex="12pt" style:font-weight-complex="normal"/>
    </style:style>
    <style:style style:name="P246" style:family="paragraph" style:parent-style-name="Text_20_body">
      <style:text-properties style:font-name="Liberation Sans" fo:font-size="12pt" fo:font-weight="normal" officeooo:rsid="038e8c55" officeooo:paragraph-rsid="038e8c55" style:font-size-asian="10.5pt" style:font-weight-asian="normal" style:font-size-complex="12pt" style:font-weight-complex="normal"/>
    </style:style>
    <style:style style:name="P247" style:family="paragraph" style:parent-style-name="Text_20_body">
      <style:text-properties style:font-name="Liberation Sans" fo:font-size="12pt" fo:font-weight="normal" officeooo:rsid="00296dd7" officeooo:paragraph-rsid="039bdf5a" style:font-size-asian="10.5pt" style:font-weight-asian="normal" style:font-size-complex="12pt" style:font-weight-complex="normal"/>
    </style:style>
    <style:style style:name="P248" style:family="paragraph" style:parent-style-name="Text_20_body">
      <style:text-properties style:font-name="Liberation Sans" fo:font-size="12pt" fo:font-weight="bold" officeooo:rsid="0367c20a" officeooo:paragraph-rsid="0367c20a" style:font-size-asian="10.5pt" style:font-weight-asian="bold" style:font-size-complex="12pt" style:font-weight-complex="bold"/>
    </style:style>
    <style:style style:name="P249" style:family="paragraph" style:parent-style-name="Text_20_body">
      <style:text-properties style:font-name="Liberation Sans" fo:font-size="12pt" fo:font-weight="bold" officeooo:rsid="038c9b1a" officeooo:paragraph-rsid="038c9b1a" style:font-size-asian="10.5pt" style:font-weight-asian="bold" style:font-size-complex="12pt" style:font-weight-complex="bold"/>
    </style:style>
    <style:style style:name="P250" style:family="paragraph" style:parent-style-name="Text_20_body">
      <style:text-properties style:font-name="Liberation Sans" fo:font-size="12pt" fo:font-weight="bold" officeooo:rsid="038e8c55" officeooo:paragraph-rsid="038e8c55" style:font-size-asian="10.5pt" style:font-weight-asian="bold" style:font-size-complex="12pt" style:font-weight-complex="bold"/>
    </style:style>
    <style:style style:name="P251" style:family="paragraph" style:parent-style-name="Text_20_body">
      <style:text-properties style:font-name="Liberation Sans" fo:font-size="12pt" officeooo:rsid="036122c6" officeooo:paragraph-rsid="036122c6" style:font-size-asian="10.5pt" style:font-size-complex="12pt"/>
    </style:style>
    <style:style style:name="P252" style:family="paragraph" style:parent-style-name="Text_20_body">
      <style:text-properties style:font-name="Liberation Sans" fo:font-size="12pt" officeooo:rsid="036bc081" officeooo:paragraph-rsid="036bc081" style:font-size-asian="10.5pt" style:font-size-complex="12pt"/>
    </style:style>
    <style:style style:name="P253" style:family="paragraph" style:parent-style-name="Text_20_body">
      <style:text-properties style:font-name="Liberation Sans" fo:font-weight="normal" officeooo:rsid="036047d5" officeooo:paragraph-rsid="036047d5" style:font-weight-asian="normal" style:font-weight-complex="normal"/>
    </style:style>
    <style:style style:name="P254" style:family="paragraph" style:parent-style-name="Text_20_body">
      <style:text-properties style:font-name="Liberation Sans" officeooo:paragraph-rsid="03649f89"/>
    </style:style>
    <style:style style:name="P255" style:family="paragraph" style:parent-style-name="Text_20_body">
      <style:text-properties style:font-name="Liberation Sans" officeooo:rsid="03698488" officeooo:paragraph-rsid="03698488"/>
    </style:style>
    <style:style style:name="P256" style:family="paragraph" style:parent-style-name="Text_20_body">
      <style:text-properties style:font-name="Liberation Sans" officeooo:rsid="037566f7"/>
    </style:style>
    <style:style style:name="P257" style:family="paragraph" style:parent-style-name="Text_20_body">
      <style:text-properties style:font-name="Liberation Sans" officeooo:rsid="037566f7" officeooo:paragraph-rsid="037566f7"/>
    </style:style>
    <style:style style:name="P258" style:family="paragraph" style:parent-style-name="Text_20_body">
      <style:text-properties style:font-name="Liberation Sans" officeooo:rsid="02f1d5a1" officeooo:paragraph-rsid="037566f7"/>
    </style:style>
    <style:style style:name="P259" style:family="paragraph" style:parent-style-name="Text_20_body">
      <style:text-properties style:font-name="Liberation Sans" officeooo:rsid="002827af" officeooo:paragraph-rsid="038289ae"/>
    </style:style>
    <style:style style:name="P260" style:family="paragraph" style:parent-style-name="Text_20_body">
      <style:text-properties style:font-name="Liberation Sans" fo:font-weight="bold" style:font-weight-asian="bold" style:font-weight-complex="bold"/>
    </style:style>
    <style:style style:name="P261" style:family="paragraph" style:parent-style-name="Text_20_body">
      <style:text-properties style:font-name="Liberation Sans" fo:font-weight="bold" officeooo:rsid="03983091" officeooo:paragraph-rsid="03983091" style:font-weight-asian="bold" style:font-weight-complex="bold"/>
    </style:style>
    <style:style style:name="P262" style:family="paragraph" style:parent-style-name="Text_20_body">
      <style:text-properties style:font-name="Liberation Mono" officeooo:rsid="036047d5" officeooo:paragraph-rsid="036047d5"/>
    </style:style>
    <style:style style:name="P263" style:family="paragraph" style:parent-style-name="Text_20_body">
      <style:text-properties style:font-name="Liberation Mono" officeooo:rsid="03649f89" officeooo:paragraph-rsid="03649f89"/>
    </style:style>
    <style:style style:name="P264" style:family="paragraph" style:parent-style-name="Text_20_body">
      <style:text-properties style:font-name="Liberation Mono" fo:font-size="10pt" officeooo:rsid="03649f89" officeooo:paragraph-rsid="03691d8e" style:font-size-asian="10pt" style:font-size-complex="10pt"/>
    </style:style>
    <style:style style:name="P265" style:family="paragraph" style:parent-style-name="Text_20_body">
      <style:text-properties style:font-name="Liberation Mono" officeooo:rsid="002827af" officeooo:paragraph-rsid="038080d9"/>
    </style:style>
    <style:style style:name="P266" style:family="paragraph" style:parent-style-name="Text_20_body">
      <style:text-properties style:font-name="Liberation Mono" officeooo:rsid="002827af" officeooo:paragraph-rsid="038289ae"/>
    </style:style>
    <style:style style:name="P267" style:family="paragraph" style:parent-style-name="Text_20_body">
      <style:text-properties officeooo:rsid="03649f89" officeooo:paragraph-rsid="03649f89"/>
    </style:style>
    <style:style style:name="P268" style:family="paragraph" style:parent-style-name="Text_20_body">
      <style:text-properties officeooo:rsid="03691d8e" officeooo:paragraph-rsid="03691d8e"/>
    </style:style>
    <style:style style:name="P269" style:family="paragraph" style:parent-style-name="Text_20_body">
      <style:text-properties officeooo:paragraph-rsid="03691d8e"/>
    </style:style>
    <style:style style:name="P270" style:family="paragraph" style:parent-style-name="Text_20_body">
      <style:text-properties officeooo:paragraph-rsid="03698488"/>
    </style:style>
    <style:style style:name="P271" style:family="paragraph" style:parent-style-name="Text_20_body">
      <style:text-properties officeooo:paragraph-rsid="036bc081"/>
    </style:style>
    <style:style style:name="P272" style:family="paragraph" style:parent-style-name="Text_20_body">
      <style:text-properties officeooo:paragraph-rsid="03744551"/>
    </style:style>
    <style:style style:name="P273" style:family="paragraph" style:parent-style-name="Text_20_body">
      <style:text-properties officeooo:rsid="003141f2" officeooo:paragraph-rsid="038080d9"/>
    </style:style>
    <style:style style:name="P274" style:family="paragraph" style:parent-style-name="Text_20_body">
      <style:text-properties officeooo:paragraph-rsid="038289ae"/>
    </style:style>
    <style:style style:name="P275" style:family="paragraph" style:parent-style-name="Text_20_body">
      <style:text-properties officeooo:paragraph-rsid="038c9b1a"/>
    </style:style>
    <style:style style:name="P276" style:family="paragraph" style:parent-style-name="Text_20_body">
      <style:text-properties fo:font-weight="bold" style:font-weight-asian="bold" style:font-weight-complex="bold"/>
    </style:style>
    <style:style style:name="P277" style:family="paragraph" style:parent-style-name="Text_20_body">
      <style:text-properties fo:font-weight="bold" officeooo:rsid="038d3375" officeooo:paragraph-rsid="038d3375" style:font-weight-asian="bold" style:font-weight-complex="bold"/>
    </style:style>
    <style:style style:name="P278" style:family="paragraph" style:parent-style-name="Text_20_body">
      <style:text-properties officeooo:rsid="038fbc9b" officeooo:paragraph-rsid="038fbc9b"/>
    </style:style>
    <style:style style:name="P279" style:family="paragraph" style:parent-style-name="Text_20_body">
      <style:text-properties officeooo:paragraph-rsid="0031f506"/>
    </style:style>
    <style:style style:name="P280" style:family="paragraph" style:parent-style-name="Text_20_body">
      <style:text-properties officeooo:rsid="039bdf5a" officeooo:paragraph-rsid="039bdf5a"/>
    </style:style>
    <style:style style:name="P281" style:family="paragraph" style:parent-style-name="Text_20_body">
      <style:text-properties officeooo:paragraph-rsid="039bf810"/>
    </style:style>
    <style:style style:name="P282" style:family="paragraph" style:parent-style-name="Text_20_body">
      <style:text-properties officeooo:rsid="03970163" officeooo:paragraph-rsid="03970163"/>
    </style:style>
    <style:style style:name="P283" style:family="paragraph" style:parent-style-name="Text_20_body">
      <style:text-properties officeooo:paragraph-rsid="03a386ff"/>
    </style:style>
    <style:style style:name="P284" style:family="paragraph" style:parent-style-name="Table_20_Contents">
      <style:paragraph-properties fo:text-align="start" style:justify-single-word="false"/>
      <style:text-properties style:font-name="Courier New" officeooo:paragraph-rsid="0173a6f6"/>
    </style:style>
    <style:style style:name="P285" style:family="paragraph" style:parent-style-name="Table_20_Contents">
      <style:paragraph-properties fo:text-align="start" style:justify-single-word="false"/>
      <style:text-properties style:font-name="Courier New" officeooo:paragraph-rsid="0173dc2e"/>
    </style:style>
    <style:style style:name="P286" style:family="paragraph" style:parent-style-name="Table_20_Contents">
      <style:paragraph-properties fo:text-align="start" style:justify-single-word="false"/>
      <style:text-properties style:font-name="Courier New" officeooo:paragraph-rsid="0174eefc"/>
    </style:style>
    <style:style style:name="P287" style:family="paragraph" style:parent-style-name="Table_20_Contents">
      <style:paragraph-properties fo:text-align="start" style:justify-single-word="false"/>
      <style:text-properties style:font-name="Courier New" officeooo:paragraph-rsid="0198bfcc"/>
    </style:style>
    <style:style style:name="P288" style:family="paragraph" style:parent-style-name="Table_20_Contents">
      <style:paragraph-properties fo:text-align="center" style:justify-single-word="false"/>
      <style:text-properties style:font-name="Courier New" officeooo:rsid="016d665c" officeooo:paragraph-rsid="016d665c"/>
    </style:style>
    <style:style style:name="P289" style:family="paragraph" style:parent-style-name="Table_20_Contents">
      <style:paragraph-properties fo:text-align="center" style:justify-single-word="false"/>
      <style:text-properties style:font-name="Courier New" officeooo:rsid="016dbbcb" officeooo:paragraph-rsid="016dbbcb"/>
    </style:style>
    <style:style style:name="P290" style:family="paragraph" style:parent-style-name="Table_20_Contents">
      <style:paragraph-properties fo:text-align="start" style:justify-single-word="false"/>
      <style:text-properties style:font-name="Courier New" officeooo:rsid="016f19a4" officeooo:paragraph-rsid="016f19a4"/>
    </style:style>
    <style:style style:name="P291" style:family="paragraph" style:parent-style-name="Table_20_Contents">
      <style:paragraph-properties fo:text-align="start" style:justify-single-word="false"/>
      <style:text-properties style:font-name="Courier New" officeooo:rsid="016fede5" officeooo:paragraph-rsid="016fede5"/>
    </style:style>
    <style:style style:name="P292" style:family="paragraph" style:parent-style-name="Table_20_Contents">
      <style:paragraph-properties fo:text-align="center" style:justify-single-word="false"/>
      <style:text-properties style:font-name="Courier New" officeooo:rsid="016fede5" officeooo:paragraph-rsid="016fede5"/>
    </style:style>
    <style:style style:name="P293" style:family="paragraph" style:parent-style-name="Table_20_Contents">
      <style:paragraph-properties fo:text-align="center" style:justify-single-word="false"/>
      <style:text-properties style:font-name="Courier New" officeooo:rsid="0172130c" officeooo:paragraph-rsid="0172130c"/>
    </style:style>
    <style:style style:name="P294" style:family="paragraph" style:parent-style-name="Table_20_Contents">
      <style:paragraph-properties fo:text-align="center" style:justify-single-word="false"/>
      <style:text-properties style:font-name="Courier New" officeooo:rsid="0171fc02" officeooo:paragraph-rsid="0171fc02"/>
    </style:style>
    <style:style style:name="P295" style:family="paragraph" style:parent-style-name="Table_20_Contents">
      <style:paragraph-properties fo:text-align="center" style:justify-single-word="false"/>
      <style:text-properties style:font-name="Courier New" officeooo:rsid="0173a6f6" officeooo:paragraph-rsid="0173a6f6"/>
    </style:style>
    <style:style style:name="P296" style:family="paragraph" style:parent-style-name="Table_20_Contents">
      <style:paragraph-properties fo:text-align="center" style:justify-single-word="false"/>
      <style:text-properties style:font-name="Courier New" officeooo:rsid="0173a6f6" officeooo:paragraph-rsid="0173dc2e"/>
    </style:style>
    <style:style style:name="P297" style:family="paragraph" style:parent-style-name="Table_20_Contents">
      <style:paragraph-properties fo:text-align="center" style:justify-single-word="false"/>
      <style:text-properties style:font-name="Courier New" officeooo:rsid="0173a6f6" officeooo:paragraph-rsid="0174eefc"/>
    </style:style>
    <style:style style:name="P298" style:family="paragraph" style:parent-style-name="Table_20_Contents">
      <style:paragraph-properties fo:text-align="center" style:justify-single-word="false"/>
      <style:text-properties style:font-name="Courier New" officeooo:rsid="0173a6f6" officeooo:paragraph-rsid="0198bfcc"/>
    </style:style>
    <style:style style:name="P299" style:family="paragraph" style:parent-style-name="Table_20_Contents">
      <style:paragraph-properties fo:text-align="center" style:justify-single-word="false"/>
      <style:text-properties style:font-name="Courier New" officeooo:rsid="0173dc2e" officeooo:paragraph-rsid="0173dc2e"/>
    </style:style>
    <style:style style:name="P300" style:family="paragraph" style:parent-style-name="Table_20_Contents">
      <style:paragraph-properties fo:text-align="center" style:justify-single-word="false"/>
      <style:text-properties style:font-name="Courier New" officeooo:rsid="0174eefc" officeooo:paragraph-rsid="0174eefc"/>
    </style:style>
    <style:style style:name="P301" style:family="paragraph" style:parent-style-name="Table_20_Contents">
      <style:paragraph-properties fo:text-align="start" style:justify-single-word="false"/>
      <style:text-properties style:font-name="Courier New" officeooo:rsid="0174eefc" officeooo:paragraph-rsid="0174eefc"/>
    </style:style>
    <style:style style:name="P302"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303"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304" style:family="paragraph" style:parent-style-name="Table_20_Contents">
      <style:paragraph-properties fo:text-align="center" style:justify-single-word="false"/>
      <style:text-properties style:font-name="Courier New" officeooo:rsid="01903b21" officeooo:paragraph-rsid="01903b21"/>
    </style:style>
    <style:style style:name="P305" style:family="paragraph" style:parent-style-name="Table_20_Contents">
      <style:paragraph-properties fo:text-align="center" style:justify-single-word="false"/>
      <style:text-properties style:font-name="Courier New" officeooo:rsid="02080fd7" officeooo:paragraph-rsid="02080fd7"/>
    </style:style>
    <style:style style:name="P306" style:family="paragraph" style:parent-style-name="Table_20_Contents">
      <style:text-properties style:font-name="Courier New" fo:font-size="10pt" officeooo:rsid="029c7837" officeooo:paragraph-rsid="029c7837" style:font-size-asian="10pt" style:font-size-complex="10pt"/>
    </style:style>
    <style:style style:name="P307" style:family="paragraph" style:parent-style-name="Table_20_Contents">
      <style:text-properties style:font-name="Courier New" fo:font-size="10pt" officeooo:rsid="029dbf8a" officeooo:paragraph-rsid="029dbf8a" style:font-size-asian="10pt" style:font-size-complex="10pt"/>
    </style:style>
    <style:style style:name="P308" style:family="paragraph" style:parent-style-name="Table_20_Contents">
      <style:text-properties style:font-name="Courier New" fo:font-size="10pt" officeooo:rsid="029df4db" officeooo:paragraph-rsid="029df4db" style:font-size-asian="10pt" style:font-size-complex="10pt"/>
    </style:style>
    <style:style style:name="P309" style:family="paragraph" style:parent-style-name="Table_20_Contents">
      <style:text-properties style:font-name="Courier New" fo:font-size="10pt" officeooo:rsid="029ef99b" officeooo:paragraph-rsid="029ef99b" style:font-size-asian="10pt" style:font-size-complex="10pt"/>
    </style:style>
    <style:style style:name="P310" style:family="paragraph" style:parent-style-name="Table_20_Contents">
      <style:text-properties style:font-name="Courier New" fo:font-size="10pt" officeooo:rsid="02a0c6e8" officeooo:paragraph-rsid="02a0c6e8" style:font-size-asian="10pt" style:font-size-complex="10pt"/>
    </style:style>
    <style:style style:name="P311" style:family="paragraph" style:parent-style-name="Table_20_Contents">
      <style:text-properties style:font-name="Courier New" fo:font-size="10pt" officeooo:rsid="02a0c6e8" officeooo:paragraph-rsid="02b36d83" style:font-size-asian="10pt" style:font-size-complex="10pt"/>
    </style:style>
    <style:style style:name="P312" style:family="paragraph" style:parent-style-name="Table_20_Contents">
      <style:text-properties style:font-name="Courier New" fo:font-size="10pt" officeooo:rsid="02a223b5" officeooo:paragraph-rsid="02a223b5" style:font-size-asian="10pt" style:font-size-complex="10pt"/>
    </style:style>
    <style:style style:name="P313" style:family="paragraph" style:parent-style-name="Table_20_Contents">
      <style:text-properties style:font-name="Courier New" fo:font-size="10pt" officeooo:rsid="02a223b5" officeooo:paragraph-rsid="02b36d83" style:font-size-asian="10pt" style:font-size-complex="10pt"/>
    </style:style>
    <style:style style:name="P314" style:family="paragraph" style:parent-style-name="Table_20_Contents">
      <style:text-properties style:font-name="Courier New" fo:font-size="10pt" officeooo:rsid="02a36bf6" officeooo:paragraph-rsid="02a36bf6" style:font-size-asian="10pt" style:font-size-complex="10pt"/>
    </style:style>
    <style:style style:name="P315" style:family="paragraph" style:parent-style-name="Table_20_Contents">
      <style:paragraph-properties fo:text-align="center" style:justify-single-word="false"/>
      <style:text-properties style:font-name="Courier New" fo:font-size="10pt" officeooo:rsid="0216d9b9" officeooo:paragraph-rsid="02a48d1b" style:font-size-asian="10pt" style:font-size-complex="10pt"/>
    </style:style>
    <style:style style:name="P316" style:family="paragraph" style:parent-style-name="Table_20_Contents">
      <style:paragraph-properties fo:text-align="center" style:justify-single-word="false"/>
      <style:text-properties style:font-name="Courier New" fo:font-size="10pt" officeooo:rsid="02a48d1b" officeooo:paragraph-rsid="02a48d1b" style:font-size-asian="10pt" style:font-size-complex="10pt"/>
    </style:style>
    <style:style style:name="P317" style:family="paragraph" style:parent-style-name="Table_20_Contents">
      <style:text-properties style:font-name="Courier New" fo:font-size="10pt" officeooo:rsid="02a48d1b" officeooo:paragraph-rsid="02a48d1b" style:font-size-asian="10pt" style:font-size-complex="10pt"/>
    </style:style>
    <style:style style:name="P318" style:family="paragraph" style:parent-style-name="Table_20_Contents">
      <style:paragraph-properties fo:text-align="center" style:justify-single-word="false"/>
      <style:text-properties style:font-name="Courier New" fo:font-size="10pt" officeooo:rsid="02a5b35c" officeooo:paragraph-rsid="02a5b35c" style:font-size-asian="10pt" style:font-size-complex="10pt"/>
    </style:style>
    <style:style style:name="P319" style:family="paragraph" style:parent-style-name="Table_20_Contents">
      <style:text-properties style:font-name="Courier New" fo:font-size="10pt" officeooo:rsid="02b36d83" officeooo:paragraph-rsid="02b36d83" style:font-size-asian="10pt" style:font-size-complex="10pt"/>
    </style:style>
    <style:style style:name="P320" style:family="paragraph" style:parent-style-name="Table_20_Contents">
      <style:paragraph-properties fo:text-align="center" style:justify-single-word="false"/>
      <style:text-properties style:font-name="Courier New" fo:font-size="10pt" officeooo:rsid="02b36d83" officeooo:paragraph-rsid="02b36d83" style:font-size-asian="10pt" style:font-size-complex="10pt"/>
    </style:style>
    <style:style style:name="P321" style:family="paragraph" style:parent-style-name="Table_20_Contents">
      <style:text-properties style:font-name="Courier New" fo:font-size="10pt" officeooo:rsid="02b38b64" officeooo:paragraph-rsid="02b38b64" style:font-size-asian="10pt" style:font-size-complex="10pt"/>
    </style:style>
    <style:style style:name="P322" style:family="paragraph" style:parent-style-name="Table_20_Contents">
      <style:text-properties style:font-name="Courier New" fo:font-size="10pt" officeooo:rsid="02ce237c" officeooo:paragraph-rsid="02ce237c" style:font-size-asian="10pt" style:font-size-complex="10pt"/>
    </style:style>
    <style:style style:name="P323" style:family="paragraph" style:parent-style-name="Table_20_Contents">
      <style:paragraph-properties fo:text-align="center" style:justify-single-word="false"/>
      <style:text-properties style:font-name="Courier New" fo:font-size="10pt" officeooo:rsid="02ce237c" officeooo:paragraph-rsid="02ce237c" style:font-size-asian="10pt" style:font-size-complex="10pt"/>
    </style:style>
    <style:style style:name="P324" style:family="paragraph" style:parent-style-name="Table_20_Contents">
      <style:paragraph-properties fo:text-align="center" style:justify-single-word="false"/>
      <style:text-properties style:font-name="Courier New" fo:font-size="10pt" officeooo:rsid="02c818c8" officeooo:paragraph-rsid="02c818c8" style:font-size-asian="10pt" style:font-size-complex="10pt"/>
    </style:style>
    <style:style style:name="P325" style:family="paragraph" style:parent-style-name="Table_20_Contents">
      <style:paragraph-properties fo:text-align="center" style:justify-single-word="false"/>
      <style:text-properties style:font-name="Courier New" fo:font-size="10pt" officeooo:rsid="02c977fc" officeooo:paragraph-rsid="02c977fc" style:font-size-asian="10pt" style:font-size-complex="10pt"/>
    </style:style>
    <style:style style:name="P326" style:family="paragraph" style:parent-style-name="Table_20_Contents">
      <style:paragraph-properties fo:text-align="center" style:justify-single-word="false"/>
      <style:text-properties style:font-name="Courier New" fo:font-size="10pt" style:font-size-asian="10pt" style:font-size-complex="10pt"/>
    </style:style>
    <style:style style:name="P327" style:family="paragraph" style:parent-style-name="Table_20_Contents">
      <style:paragraph-properties fo:text-align="center" style:justify-single-word="false"/>
      <style:text-properties style:font-name="Courier New" fo:font-size="10pt" officeooo:rsid="02ca860e" officeooo:paragraph-rsid="02ca860e" style:font-size-asian="10pt" style:font-size-complex="10pt"/>
    </style:style>
    <style:style style:name="P328" style:family="paragraph" style:parent-style-name="Table_20_Contents">
      <style:paragraph-properties fo:text-align="center" style:justify-single-word="false"/>
      <style:text-properties style:font-name="Courier New" fo:font-size="10pt" officeooo:rsid="02ca860e" officeooo:paragraph-rsid="02cc6155" style:font-size-asian="10pt" style:font-size-complex="10pt"/>
    </style:style>
    <style:style style:name="P329" style:family="paragraph" style:parent-style-name="Table_20_Contents">
      <style:text-properties style:font-name="Courier New" fo:font-size="10pt" officeooo:rsid="02dbb5a2" officeooo:paragraph-rsid="02dbb5a2" style:font-size-asian="10pt" style:font-size-complex="10pt"/>
    </style:style>
    <style:style style:name="P330" style:family="paragraph" style:parent-style-name="Table_20_Contents">
      <style:paragraph-properties fo:text-align="center" style:justify-single-word="false"/>
      <style:text-properties style:font-name="Courier New" fo:font-size="10pt" officeooo:rsid="02dbb5a2" officeooo:paragraph-rsid="02dbb5a2" style:font-size-asian="10pt" style:font-size-complex="10pt"/>
    </style:style>
    <style:style style:name="P331" style:family="paragraph" style:parent-style-name="Table_20_Contents">
      <style:text-properties style:font-name="Courier New" fo:font-size="10pt" officeooo:rsid="02dcefd5" officeooo:paragraph-rsid="02dcefd5" style:font-size-asian="10pt" style:font-size-complex="10pt"/>
    </style:style>
    <style:style style:name="P332" style:family="paragraph" style:parent-style-name="Table_20_Contents">
      <style:paragraph-properties fo:text-align="center" style:justify-single-word="false"/>
      <style:text-properties style:font-name="Courier New" fo:font-size="10pt" officeooo:rsid="02dcefd5" officeooo:paragraph-rsid="02dcefd5" style:font-size-asian="10pt" style:font-size-complex="10pt"/>
    </style:style>
    <style:style style:name="P333" style:family="paragraph" style:parent-style-name="Table_20_Contents">
      <style:text-properties style:font-name="Courier New" fo:font-size="10pt" officeooo:rsid="02e10cd1" officeooo:paragraph-rsid="02e10cd1" style:font-size-asian="10pt" style:font-size-complex="10pt"/>
    </style:style>
    <style:style style:name="P334" style:family="paragraph" style:parent-style-name="Table_20_Contents">
      <style:paragraph-properties fo:text-align="center" style:justify-single-word="false"/>
      <style:text-properties style:font-name="Courier New" fo:font-size="10pt" officeooo:rsid="02e10cd1" officeooo:paragraph-rsid="02e10cd1" style:font-size-asian="10pt" style:font-size-complex="10pt"/>
    </style:style>
    <style:style style:name="P335" style:family="paragraph" style:parent-style-name="Table_20_Contents">
      <style:paragraph-properties fo:text-align="center" style:justify-single-word="false"/>
      <style:text-properties style:font-name="Courier New" fo:font-size="10pt" officeooo:rsid="02e25d6d" officeooo:paragraph-rsid="02e25d6d" style:font-size-asian="10pt" style:font-size-complex="10pt"/>
    </style:style>
    <style:style style:name="P336" style:family="paragraph" style:parent-style-name="Table_20_Contents">
      <style:paragraph-properties fo:text-align="center" style:justify-single-word="false"/>
      <style:text-properties style:font-name="Courier New" fo:font-size="10pt" officeooo:rsid="02e25d6d" officeooo:paragraph-rsid="02e5bd75" style:font-size-asian="10pt" style:font-size-complex="10pt"/>
    </style:style>
    <style:style style:name="P337" style:family="paragraph" style:parent-style-name="Table_20_Contents">
      <style:text-properties style:font-name="Courier New" fo:font-size="10pt" officeooo:rsid="02e25d6d" officeooo:paragraph-rsid="02e5bd75" style:font-size-asian="10pt" style:font-size-complex="10pt"/>
    </style:style>
    <style:style style:name="P338" style:family="paragraph" style:parent-style-name="Table_20_Contents">
      <style:text-properties style:font-name="Courier New" fo:font-size="10pt" officeooo:rsid="02e5bd75" officeooo:paragraph-rsid="02e5bd75" style:font-size-asian="10pt" style:font-size-complex="10pt"/>
    </style:style>
    <style:style style:name="P339" style:family="paragraph" style:parent-style-name="Table_20_Contents">
      <style:text-properties style:font-name="Courier New" fo:font-size="10pt" officeooo:rsid="02e9a422" officeooo:paragraph-rsid="02e9a422" style:font-size-asian="10pt" style:font-size-complex="10pt"/>
    </style:style>
    <style:style style:name="P340" style:family="paragraph" style:parent-style-name="Table_20_Contents">
      <style:paragraph-properties fo:text-align="center" style:justify-single-word="false"/>
      <style:text-properties style:font-name="Courier New" fo:font-size="10pt" officeooo:rsid="02e9a422" officeooo:paragraph-rsid="02e9a422" style:font-size-asian="10pt" style:font-size-complex="10pt"/>
    </style:style>
    <style:style style:name="P341" style:family="paragraph" style:parent-style-name="Table_20_Contents">
      <style:text-properties style:font-name="Courier New" fo:font-size="10pt" officeooo:rsid="02eadab7" officeooo:paragraph-rsid="02eadab7" style:font-size-asian="10pt" style:font-size-complex="10pt"/>
    </style:style>
    <style:style style:name="P342" style:family="paragraph" style:parent-style-name="Table_20_Contents">
      <style:text-properties style:font-name="Courier New" fo:font-size="10pt" officeooo:rsid="02eadab7" officeooo:paragraph-rsid="02edf4a0" style:font-size-asian="10pt" style:font-size-complex="10pt"/>
    </style:style>
    <style:style style:name="P343" style:family="paragraph" style:parent-style-name="Table_20_Contents">
      <style:paragraph-properties fo:text-align="center" style:justify-single-word="false"/>
      <style:text-properties style:font-name="Courier New" fo:font-size="10pt" officeooo:rsid="02eadab7" officeooo:paragraph-rsid="02eadab7" style:font-size-asian="10pt" style:font-size-complex="10pt"/>
    </style:style>
    <style:style style:name="P344" style:family="paragraph" style:parent-style-name="Table_20_Contents">
      <style:paragraph-properties fo:text-align="center" style:justify-single-word="false"/>
      <style:text-properties style:font-name="Courier New" fo:font-size="10pt" officeooo:rsid="02eadab7" officeooo:paragraph-rsid="02edf4a0" style:font-size-asian="10pt" style:font-size-complex="10pt"/>
    </style:style>
    <style:style style:name="P345" style:family="paragraph" style:parent-style-name="Table_20_Contents">
      <style:text-properties style:font-name="Courier New" fo:font-size="10pt" officeooo:rsid="02f1d5a1" officeooo:paragraph-rsid="02f1d5a1" style:font-size-asian="10pt" style:font-size-complex="10pt"/>
    </style:style>
    <style:style style:name="P346" style:family="paragraph" style:parent-style-name="Table_20_Contents">
      <style:text-properties style:font-name="Courier New" fo:font-size="10pt" officeooo:rsid="02f1d5a1" officeooo:paragraph-rsid="03026863" style:font-size-asian="10pt" style:font-size-complex="10pt"/>
    </style:style>
    <style:style style:name="P347" style:family="paragraph" style:parent-style-name="Table_20_Contents">
      <style:text-properties style:font-name="Courier New" fo:font-size="10pt" officeooo:rsid="02f1d5a1" officeooo:paragraph-rsid="03283c82" style:font-size-asian="10pt" style:font-size-complex="10pt"/>
    </style:style>
    <style:style style:name="P348" style:family="paragraph" style:parent-style-name="Table_20_Contents">
      <style:paragraph-properties fo:text-align="center" style:justify-single-word="false"/>
      <style:text-properties style:font-name="Courier New" fo:font-size="10pt" officeooo:rsid="0148e59c" officeooo:paragraph-rsid="02f44436" style:font-size-asian="10pt" style:font-size-complex="10pt"/>
    </style:style>
    <style:style style:name="P349" style:family="paragraph" style:parent-style-name="Table_20_Contents">
      <style:paragraph-properties fo:text-align="center" style:justify-single-word="false"/>
      <style:text-properties style:font-name="Courier New" fo:font-size="10pt" officeooo:rsid="014a18f8" officeooo:paragraph-rsid="02f44436" style:font-size-asian="10pt" style:font-size-complex="10pt"/>
    </style:style>
    <style:style style:name="P350" style:family="paragraph" style:parent-style-name="Table_20_Contents">
      <style:paragraph-properties fo:text-align="center" style:justify-single-word="false"/>
      <style:text-properties style:font-name="Courier New" fo:font-size="10pt" officeooo:rsid="014b16d6" officeooo:paragraph-rsid="02f44436" style:font-size-asian="10pt" style:font-size-complex="10pt"/>
    </style:style>
    <style:style style:name="P351" style:family="paragraph" style:parent-style-name="Table_20_Contents">
      <style:paragraph-properties fo:text-align="center" style:justify-single-word="false"/>
      <style:text-properties style:font-name="Courier New" fo:font-size="10pt" officeooo:rsid="018717ae" officeooo:paragraph-rsid="02f44436" style:font-size-asian="10pt" style:font-size-complex="10pt"/>
    </style:style>
    <style:style style:name="P352" style:family="paragraph" style:parent-style-name="Table_20_Contents">
      <style:paragraph-properties fo:text-align="center" style:justify-single-word="false"/>
      <style:text-properties style:font-name="Courier New" fo:font-size="10pt" officeooo:rsid="014b1792" officeooo:paragraph-rsid="02f44436" style:font-size-asian="10pt" style:font-size-complex="10pt"/>
    </style:style>
    <style:style style:name="P353" style:family="paragraph" style:parent-style-name="Table_20_Contents">
      <style:paragraph-properties fo:text-align="center" style:justify-single-word="false"/>
      <style:text-properties style:font-name="Courier New" fo:font-size="10pt" officeooo:rsid="014b78f1" officeooo:paragraph-rsid="02f44436" style:font-size-asian="10pt" style:font-size-complex="10pt"/>
    </style:style>
    <style:style style:name="P354" style:family="paragraph" style:parent-style-name="Table_20_Contents">
      <style:text-properties style:font-name="Courier New" fo:font-size="10pt" officeooo:rsid="02f8c750" officeooo:paragraph-rsid="02f8c750" style:font-size-asian="10pt" style:font-size-complex="10pt"/>
    </style:style>
    <style:style style:name="P355" style:family="paragraph" style:parent-style-name="Table_20_Contents">
      <style:paragraph-properties fo:text-align="center" style:justify-single-word="false"/>
      <style:text-properties style:font-name="Courier New" fo:font-size="10pt" officeooo:rsid="017e637f" officeooo:paragraph-rsid="02f44436" style:font-size-asian="10pt" style:font-size-complex="10pt"/>
    </style:style>
    <style:style style:name="P356" style:family="paragraph" style:parent-style-name="Table_20_Contents">
      <style:paragraph-properties fo:text-align="center" style:justify-single-word="false"/>
      <style:text-properties style:font-name="Courier New" fo:font-size="10pt" officeooo:rsid="017e637f" officeooo:paragraph-rsid="02f8c750" style:font-size-asian="10pt" style:font-size-complex="10pt"/>
    </style:style>
    <style:style style:name="P357" style:family="paragraph" style:parent-style-name="Table_20_Contents">
      <style:text-properties style:font-name="Courier New" fo:font-size="10pt" officeooo:rsid="03026863" officeooo:paragraph-rsid="03026863" style:font-size-asian="10pt" style:font-size-complex="10pt"/>
    </style:style>
    <style:style style:name="P358" style:family="paragraph" style:parent-style-name="Table_20_Contents">
      <style:text-properties style:font-name="Courier New" fo:font-size="10pt" officeooo:rsid="03099d7d" officeooo:paragraph-rsid="03099d7d" style:font-size-asian="10pt" style:font-size-complex="10pt"/>
    </style:style>
    <style:style style:name="P359" style:family="paragraph" style:parent-style-name="Table_20_Contents">
      <style:text-properties style:font-name="Courier New" fo:font-size="10pt" officeooo:rsid="0312726e" officeooo:paragraph-rsid="0312726e" style:font-size-asian="10pt" style:font-size-complex="10pt"/>
    </style:style>
    <style:style style:name="P360" style:family="paragraph" style:parent-style-name="Table_20_Contents">
      <style:paragraph-properties fo:text-align="center" style:justify-single-word="false"/>
      <style:text-properties style:font-name="Courier New" fo:font-size="10pt" officeooo:rsid="0312726e" officeooo:paragraph-rsid="0312726e" style:font-size-asian="10pt" style:font-size-complex="10pt"/>
    </style:style>
    <style:style style:name="P361" style:family="paragraph" style:parent-style-name="Table_20_Contents">
      <style:text-properties style:font-name="Courier New" fo:font-size="10pt" officeooo:rsid="031cf1ca" officeooo:paragraph-rsid="031cf1ca" style:font-size-asian="10pt" style:font-size-complex="10pt"/>
    </style:style>
    <style:style style:name="P362" style:family="paragraph" style:parent-style-name="Table_20_Contents">
      <style:paragraph-properties fo:text-align="center" style:justify-single-word="false"/>
      <style:text-properties style:font-name="Courier New" fo:font-size="10pt" officeooo:rsid="031cf1ca" officeooo:paragraph-rsid="031cf1ca" style:font-size-asian="10pt" style:font-size-complex="10pt"/>
    </style:style>
    <style:style style:name="P363" style:family="paragraph" style:parent-style-name="Table_20_Contents">
      <style:paragraph-properties fo:text-align="center" style:justify-single-word="false"/>
      <style:text-properties style:font-name="Courier New" fo:font-size="10pt" officeooo:rsid="033c58d3" officeooo:paragraph-rsid="033c58d3" style:font-size-asian="10pt" style:font-size-complex="10pt"/>
    </style:style>
    <style:style style:name="P364" style:family="paragraph" style:parent-style-name="Table_20_Contents">
      <style:text-properties style:font-name="Courier New" fo:font-size="10pt" officeooo:rsid="03476d46" officeooo:paragraph-rsid="03476d46" style:font-size-asian="10pt" style:font-size-complex="10pt"/>
    </style:style>
    <style:style style:name="P365" style:family="paragraph" style:parent-style-name="Table_20_Contents">
      <style:paragraph-properties fo:text-align="center" style:justify-single-word="false"/>
      <style:text-properties style:font-name="Courier New" fo:font-size="10pt" officeooo:rsid="037d101c" officeooo:paragraph-rsid="037d101c" style:font-size-asian="10pt" style:font-size-complex="10pt"/>
    </style:style>
    <style:style style:name="P366" style:family="paragraph" style:parent-style-name="Table_20_Contents">
      <style:paragraph-properties fo:text-align="center" style:justify-single-word="false"/>
      <style:text-properties style:font-name="Courier New" fo:font-size="10pt" officeooo:rsid="037eda9d" officeooo:paragraph-rsid="037eda9d" style:font-size-asian="10pt" style:font-size-complex="10pt"/>
    </style:style>
    <style:style style:name="P367" style:family="paragraph" style:parent-style-name="Table_20_Contents">
      <style:paragraph-properties fo:text-align="center" style:justify-single-word="false"/>
      <style:text-properties style:font-name="Courier New" officeooo:rsid="01c1d217" officeooo:paragraph-rsid="02bf3d8d"/>
    </style:style>
    <style:style style:name="P368" style:family="paragraph" style:parent-style-name="Table_20_Contents">
      <style:paragraph-properties fo:text-align="center" style:justify-single-word="false"/>
      <style:text-properties style:font-name="Courier New" officeooo:rsid="01c2ba93" officeooo:paragraph-rsid="02bf3d8d"/>
    </style:style>
    <style:style style:name="P369" style:family="paragraph" style:parent-style-name="Table_20_Contents">
      <style:paragraph-properties fo:text-align="center" style:justify-single-word="false"/>
      <style:text-properties style:font-name="Courier New" officeooo:rsid="00f06611" officeooo:paragraph-rsid="02bf3d8d"/>
    </style:style>
    <style:style style:name="P370" style:family="paragraph" style:parent-style-name="Table_20_Contents">
      <style:paragraph-properties fo:text-align="center" style:justify-single-word="false"/>
      <style:text-properties style:font-name="Courier New" officeooo:rsid="00f7bc26" officeooo:paragraph-rsid="02bf3d8d"/>
    </style:style>
    <style:style style:name="P371" style:family="paragraph" style:parent-style-name="Table_20_Contents">
      <style:paragraph-properties fo:text-align="center" style:justify-single-word="false"/>
      <style:text-properties style:font-name="Courier New" officeooo:rsid="00f0dc4b" officeooo:paragraph-rsid="02bf3d8d"/>
    </style:style>
    <style:style style:name="P372" style:family="paragraph" style:parent-style-name="Table_20_Contents">
      <style:paragraph-properties fo:text-align="center" style:justify-single-word="false"/>
      <style:text-properties style:font-name="Courier New" officeooo:rsid="00f181d5" officeooo:paragraph-rsid="02bf3d8d"/>
    </style:style>
    <style:style style:name="P373" style:family="paragraph" style:parent-style-name="Table_20_Contents">
      <style:paragraph-properties fo:text-align="center" style:justify-single-word="false"/>
      <style:text-properties style:font-name="Courier New" officeooo:rsid="00f1be68" officeooo:paragraph-rsid="02bf3d8d"/>
    </style:style>
    <style:style style:name="P374" style:family="paragraph" style:parent-style-name="Table_20_Contents">
      <style:paragraph-properties fo:text-align="center" style:justify-single-word="false"/>
      <style:text-properties style:font-name="Courier New" officeooo:rsid="00f26e2d" officeooo:paragraph-rsid="02bf3d8d"/>
    </style:style>
    <style:style style:name="P375" style:family="paragraph" style:parent-style-name="Table_20_Contents">
      <style:paragraph-properties fo:text-align="center" style:justify-single-word="false"/>
      <style:text-properties style:font-name="Courier New" officeooo:rsid="00f3924c" officeooo:paragraph-rsid="02bf3d8d"/>
    </style:style>
    <style:style style:name="P376" style:family="paragraph" style:parent-style-name="Table_20_Contents">
      <style:paragraph-properties fo:text-align="center" style:justify-single-word="false"/>
      <style:text-properties style:font-name="Courier New" officeooo:rsid="00f51825" officeooo:paragraph-rsid="02bf3d8d"/>
    </style:style>
    <style:style style:name="P377" style:family="paragraph" style:parent-style-name="Table_20_Contents">
      <style:paragraph-properties fo:text-align="center" style:justify-single-word="false"/>
      <style:text-properties style:font-name="Courier New" officeooo:rsid="00f5326c" officeooo:paragraph-rsid="02bf3d8d"/>
    </style:style>
    <style:style style:name="P378" style:family="paragraph" style:parent-style-name="Table_20_Contents">
      <style:paragraph-properties fo:text-align="center" style:justify-single-word="false"/>
      <style:text-properties style:font-name="Courier New" officeooo:rsid="00f6e160" officeooo:paragraph-rsid="02bf3d8d"/>
    </style:style>
    <style:style style:name="P379" style:family="paragraph" style:parent-style-name="Table_20_Contents">
      <style:text-properties style:font-name="Courier New" officeooo:rsid="02b4d013" officeooo:paragraph-rsid="02b4d013"/>
    </style:style>
    <style:style style:name="P380" style:family="paragraph" style:parent-style-name="Table_20_Contents">
      <style:paragraph-properties fo:text-align="center" style:justify-single-word="false"/>
      <style:text-properties style:font-name="Courier New" officeooo:rsid="02c3435d" officeooo:paragraph-rsid="02c3435d"/>
    </style:style>
    <style:style style:name="P381" style:family="paragraph" style:parent-style-name="Table_20_Contents">
      <style:paragraph-properties fo:text-align="center" style:justify-single-word="false"/>
      <style:text-properties style:font-name="Courier New" fo:font-size="12pt" officeooo:rsid="02fd1a32" officeooo:paragraph-rsid="02fd1a32" style:font-size-asian="10.5pt" style:font-size-complex="12pt"/>
    </style:style>
    <style:style style:name="P382" style:family="paragraph" style:parent-style-name="Table_20_Contents">
      <style:paragraph-properties fo:text-align="center" style:justify-single-word="false"/>
      <style:text-properties style:font-name="Courier New" officeooo:rsid="03453a40" officeooo:paragraph-rsid="03453a40"/>
    </style:style>
    <style:style style:name="P383" style:family="paragraph" style:parent-style-name="Table_20_Contents">
      <style:paragraph-properties fo:text-align="center" style:justify-single-word="false"/>
      <style:text-properties officeooo:rsid="015ffa7a" officeooo:paragraph-rsid="015ffa7a"/>
    </style:style>
    <style:style style:name="P384" style:family="paragraph" style:parent-style-name="Table_20_Contents">
      <style:text-properties officeooo:rsid="015ffa7a" officeooo:paragraph-rsid="015ffa7a"/>
    </style:style>
    <style:style style:name="P385" style:family="paragraph" style:parent-style-name="Table_20_Contents">
      <style:paragraph-properties fo:text-align="start" style:justify-single-word="false"/>
      <style:text-properties officeooo:paragraph-rsid="016be0c7"/>
    </style:style>
    <style:style style:name="P386" style:family="paragraph" style:parent-style-name="Table_20_Contents">
      <style:paragraph-properties fo:text-align="start" style:justify-single-word="false"/>
      <style:text-properties officeooo:paragraph-rsid="021bb406"/>
    </style:style>
    <style:style style:name="P387"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388" style:family="paragraph" style:parent-style-name="Table_20_Contents">
      <style:text-properties style:font-name="Arial1" fo:font-size="11pt" officeooo:rsid="019898c4" officeooo:paragraph-rsid="019898c4" style:font-size-asian="11pt" style:font-size-complex="11pt"/>
    </style:style>
    <style:style style:name="P389"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390" style:family="paragraph" style:parent-style-name="Table_20_Contents">
      <style:paragraph-properties fo:text-align="start" style:justify-single-word="false"/>
      <style:text-properties style:font-name="Arial1" officeooo:paragraph-rsid="0201f946"/>
    </style:style>
    <style:style style:name="P391" style:family="paragraph" style:parent-style-name="Table_20_Contents">
      <style:paragraph-properties fo:text-align="center" style:justify-single-word="false"/>
      <style:text-properties style:font-name="Arial1" fo:font-size="10pt" officeooo:rsid="0023ec67" officeooo:paragraph-rsid="029c7837" style:font-size-asian="10pt" style:font-size-complex="10pt"/>
    </style:style>
    <style:style style:name="P392" style:family="paragraph" style:parent-style-name="Table_20_Contents">
      <style:text-properties style:font-name="Arial1" fo:font-size="10pt" officeooo:rsid="029c7837" officeooo:paragraph-rsid="029c7837" style:font-size-asian="10pt" style:font-size-complex="10pt"/>
    </style:style>
    <style:style style:name="P393" style:family="paragraph" style:parent-style-name="Table_20_Contents">
      <style:paragraph-properties fo:text-align="center" style:justify-single-word="false"/>
      <style:text-properties style:font-name="Arial1" fo:font-size="10pt" officeooo:rsid="029c7837" officeooo:paragraph-rsid="029c7837" style:font-size-asian="10pt" style:font-size-complex="10pt"/>
    </style:style>
    <style:style style:name="P394" style:family="paragraph" style:parent-style-name="Table_20_Contents">
      <style:text-properties style:font-name="Arial1" fo:font-size="10pt" officeooo:rsid="029c7837" officeooo:paragraph-rsid="029dbf8a" style:font-size-asian="10pt" style:font-size-complex="10pt"/>
    </style:style>
    <style:style style:name="P395" style:family="paragraph" style:parent-style-name="Table_20_Contents">
      <style:text-properties style:font-name="Arial1" fo:font-size="10pt" officeooo:rsid="029c7837" officeooo:paragraph-rsid="029df4db" style:font-size-asian="10pt" style:font-size-complex="10pt"/>
    </style:style>
    <style:style style:name="P396" style:family="paragraph" style:parent-style-name="Table_20_Contents">
      <style:text-properties style:font-name="Arial1" fo:font-size="10pt" officeooo:rsid="029c7837" officeooo:paragraph-rsid="029ef99b" style:font-size-asian="10pt" style:font-size-complex="10pt"/>
    </style:style>
    <style:style style:name="P397" style:family="paragraph" style:parent-style-name="Table_20_Contents">
      <style:text-properties style:font-name="Arial1" fo:font-size="10pt" officeooo:rsid="029c7837" officeooo:paragraph-rsid="02a0c6e8" style:font-size-asian="10pt" style:font-size-complex="10pt"/>
    </style:style>
    <style:style style:name="P398" style:family="paragraph" style:parent-style-name="Table_20_Contents">
      <style:text-properties style:font-name="Arial1" fo:font-size="10pt" officeooo:rsid="029c7837" officeooo:paragraph-rsid="02a223b5" style:font-size-asian="10pt" style:font-size-complex="10pt"/>
    </style:style>
    <style:style style:name="P399" style:family="paragraph" style:parent-style-name="Table_20_Contents">
      <style:text-properties style:font-name="Arial1" fo:font-size="10pt" officeooo:rsid="029c7837" officeooo:paragraph-rsid="02a36bf6" style:font-size-asian="10pt" style:font-size-complex="10pt"/>
    </style:style>
    <style:style style:name="P400" style:family="paragraph" style:parent-style-name="Table_20_Contents">
      <style:text-properties style:font-name="Arial1" fo:font-size="10pt" officeooo:rsid="029c7837" officeooo:paragraph-rsid="02a48d1b" style:font-size-asian="10pt" style:font-size-complex="10pt"/>
    </style:style>
    <style:style style:name="P401" style:family="paragraph" style:parent-style-name="Table_20_Contents">
      <style:paragraph-properties fo:text-align="center" style:justify-single-word="false"/>
      <style:text-properties style:font-name="Arial1" fo:font-size="10pt" officeooo:rsid="029dbf8a" officeooo:paragraph-rsid="029dbf8a" style:font-size-asian="10pt" style:font-size-complex="10pt"/>
    </style:style>
    <style:style style:name="P402" style:family="paragraph" style:parent-style-name="Table_20_Contents">
      <style:paragraph-properties fo:text-align="center" style:justify-single-word="false"/>
      <style:text-properties style:font-name="Arial1" fo:font-size="10pt" officeooo:rsid="029df4db" officeooo:paragraph-rsid="029df4db" style:font-size-asian="10pt" style:font-size-complex="10pt"/>
    </style:style>
    <style:style style:name="P403" style:family="paragraph" style:parent-style-name="Table_20_Contents">
      <style:paragraph-properties fo:text-align="center" style:justify-single-word="false"/>
      <style:text-properties style:font-name="Arial1" fo:font-size="10pt" officeooo:rsid="029ef99b" officeooo:paragraph-rsid="029ef99b" style:font-size-asian="10pt" style:font-size-complex="10pt"/>
    </style:style>
    <style:style style:name="P404" style:family="paragraph" style:parent-style-name="Table_20_Contents">
      <style:paragraph-properties fo:text-align="center" style:justify-single-word="false"/>
      <style:text-properties style:font-name="Arial1" fo:font-size="10pt" officeooo:rsid="02a0c6e8" officeooo:paragraph-rsid="02a0c6e8" style:font-size-asian="10pt" style:font-size-complex="10pt"/>
    </style:style>
    <style:style style:name="P405" style:family="paragraph" style:parent-style-name="Table_20_Contents">
      <style:paragraph-properties fo:text-align="center" style:justify-single-word="false"/>
      <style:text-properties style:font-name="Arial1" fo:font-size="10pt" officeooo:rsid="02a223b5" officeooo:paragraph-rsid="02a223b5" style:font-size-asian="10pt" style:font-size-complex="10pt"/>
    </style:style>
    <style:style style:name="P406" style:family="paragraph" style:parent-style-name="Table_20_Contents">
      <style:paragraph-properties fo:text-align="center" style:justify-single-word="false"/>
      <style:text-properties style:font-name="Arial1" fo:font-size="10pt" officeooo:rsid="02a36bf6" officeooo:paragraph-rsid="02a36bf6" style:font-size-asian="10pt" style:font-size-complex="10pt"/>
    </style:style>
    <style:style style:name="P407" style:family="paragraph" style:parent-style-name="Table_20_Contents">
      <style:paragraph-properties fo:text-align="center" style:justify-single-word="false"/>
      <style:text-properties style:font-name="Arial1" fo:font-size="10pt" officeooo:rsid="02a48d1b" officeooo:paragraph-rsid="02a48d1b" style:font-size-asian="10pt" style:font-size-complex="10pt"/>
    </style:style>
    <style:style style:name="P408" style:family="paragraph" style:parent-style-name="Table_20_Contents">
      <style:text-properties style:font-name="Arial1" fo:font-size="10pt" officeooo:rsid="02b36d83" officeooo:paragraph-rsid="02b36d83" style:font-size-asian="10pt" style:font-size-complex="10pt"/>
    </style:style>
    <style:style style:name="P409" style:family="paragraph" style:parent-style-name="Table_20_Contents">
      <style:text-properties style:font-name="Arial1" fo:font-size="10pt" officeooo:rsid="02b36d83" officeooo:paragraph-rsid="02ce237c" style:font-size-asian="10pt" style:font-size-complex="10pt"/>
    </style:style>
    <style:style style:name="P410" style:family="paragraph" style:parent-style-name="Table_20_Contents">
      <style:text-properties style:font-name="Arial1" fo:font-size="10pt" officeooo:rsid="02b36d83" officeooo:paragraph-rsid="02dbb5a2" style:font-size-asian="10pt" style:font-size-complex="10pt"/>
    </style:style>
    <style:style style:name="P411" style:family="paragraph" style:parent-style-name="Table_20_Contents">
      <style:paragraph-properties fo:text-align="center" style:justify-single-word="false"/>
      <style:text-properties style:font-name="Arial1" fo:font-size="10pt" officeooo:rsid="02b38b64" officeooo:paragraph-rsid="02b38b64" style:font-size-asian="10pt" style:font-size-complex="10pt"/>
    </style:style>
    <style:style style:name="P412" style:family="paragraph" style:parent-style-name="Table_20_Contents">
      <style:text-properties style:font-name="Arial1" fo:font-size="10pt" officeooo:rsid="02b38b64" officeooo:paragraph-rsid="02b38b64" style:font-size-asian="10pt" style:font-size-complex="10pt"/>
    </style:style>
    <style:style style:name="P413" style:family="paragraph" style:parent-style-name="Table_20_Contents">
      <style:text-properties style:font-name="Arial1" fo:font-size="10pt" officeooo:rsid="02ce237c" officeooo:paragraph-rsid="02ce237c" style:font-size-asian="10pt" style:font-size-complex="10pt"/>
    </style:style>
    <style:style style:name="P414" style:family="paragraph" style:parent-style-name="Table_20_Contents">
      <style:paragraph-properties fo:text-align="center" style:justify-single-word="false"/>
      <style:text-properties style:font-name="Arial1" fo:font-size="10pt" officeooo:rsid="02ce237c" officeooo:paragraph-rsid="02ce237c" style:font-size-asian="10pt" style:font-size-complex="10pt"/>
    </style:style>
    <style:style style:name="P415" style:family="paragraph" style:parent-style-name="Table_20_Contents">
      <style:text-properties style:font-name="Arial1" fo:font-size="10pt" officeooo:rsid="02ce237c" officeooo:paragraph-rsid="02dbb5a2" style:font-size-asian="10pt" style:font-size-complex="10pt"/>
    </style:style>
    <style:style style:name="P416" style:family="paragraph" style:parent-style-name="Table_20_Contents">
      <style:text-properties style:font-name="Arial1" fo:font-size="10pt" officeooo:rsid="02dbb5a2" officeooo:paragraph-rsid="02dbb5a2" style:font-size-asian="10pt" style:font-size-complex="10pt"/>
    </style:style>
    <style:style style:name="P417" style:family="paragraph" style:parent-style-name="Table_20_Contents">
      <style:paragraph-properties fo:text-align="center" style:justify-single-word="false"/>
      <style:text-properties style:font-name="Arial1" fo:font-size="10pt" officeooo:rsid="02dbb5a2" officeooo:paragraph-rsid="02dbb5a2" style:font-size-asian="10pt" style:font-size-complex="10pt"/>
    </style:style>
    <style:style style:name="P418" style:family="paragraph" style:parent-style-name="Table_20_Contents">
      <style:text-properties style:font-name="Arial1" fo:font-size="10pt" officeooo:rsid="02dcefd5" officeooo:paragraph-rsid="02dcefd5" style:font-size-asian="10pt" style:font-size-complex="10pt"/>
    </style:style>
    <style:style style:name="P419" style:family="paragraph" style:parent-style-name="Table_20_Contents">
      <style:text-properties style:font-name="Arial1" fo:font-size="10pt" officeooo:rsid="02e10cd1" officeooo:paragraph-rsid="02e10cd1" style:font-size-asian="10pt" style:font-size-complex="10pt"/>
    </style:style>
    <style:style style:name="P420" style:family="paragraph" style:parent-style-name="Table_20_Contents">
      <style:paragraph-properties fo:text-align="center" style:justify-single-word="false"/>
      <style:text-properties style:font-name="Arial1" fo:font-size="10pt" officeooo:rsid="02e10cd1" officeooo:paragraph-rsid="02e10cd1" style:font-size-asian="10pt" style:font-size-complex="10pt"/>
    </style:style>
    <style:style style:name="P421" style:family="paragraph" style:parent-style-name="Table_20_Contents">
      <style:text-properties style:font-name="Arial1" fo:font-size="10pt" officeooo:rsid="02e25d6d" officeooo:paragraph-rsid="02e25d6d" style:font-size-asian="10pt" style:font-size-complex="10pt"/>
    </style:style>
    <style:style style:name="P422" style:family="paragraph" style:parent-style-name="Table_20_Contents">
      <style:text-properties style:font-name="Arial1" fo:font-size="10pt" officeooo:rsid="02e25d6d" officeooo:paragraph-rsid="02e5bd75" style:font-size-asian="10pt" style:font-size-complex="10pt"/>
    </style:style>
    <style:style style:name="P423" style:family="paragraph" style:parent-style-name="Table_20_Contents">
      <style:text-properties style:font-name="Arial1" fo:font-size="10pt" officeooo:rsid="02e5bd75" officeooo:paragraph-rsid="02e5bd75" style:font-size-asian="10pt" style:font-size-complex="10pt"/>
    </style:style>
    <style:style style:name="P424" style:family="paragraph" style:parent-style-name="Table_20_Contents">
      <style:paragraph-properties fo:text-align="center" style:justify-single-word="false"/>
      <style:text-properties style:font-name="Arial1" fo:font-size="10pt" officeooo:rsid="02e5bd75" officeooo:paragraph-rsid="02e5bd75" style:font-size-asian="10pt" style:font-size-complex="10pt"/>
    </style:style>
    <style:style style:name="P425" style:family="paragraph" style:parent-style-name="Table_20_Contents">
      <style:paragraph-properties fo:text-align="center" style:justify-single-word="false"/>
      <style:text-properties style:font-name="Arial1" fo:font-size="10pt" officeooo:rsid="02e5bd75" officeooo:paragraph-rsid="02f8c750" style:font-size-asian="10pt" style:font-size-complex="10pt"/>
    </style:style>
    <style:style style:name="P426" style:family="paragraph" style:parent-style-name="Table_20_Contents">
      <style:text-properties style:font-name="Arial1" fo:font-size="10pt" officeooo:rsid="02e9a422" officeooo:paragraph-rsid="02e9a422" style:font-size-asian="10pt" style:font-size-complex="10pt"/>
    </style:style>
    <style:style style:name="P427" style:family="paragraph" style:parent-style-name="Table_20_Contents">
      <style:text-properties style:font-name="Arial1" fo:font-size="10pt" officeooo:rsid="02eadab7" officeooo:paragraph-rsid="02eadab7" style:font-size-asian="10pt" style:font-size-complex="10pt"/>
    </style:style>
    <style:style style:name="P428" style:family="paragraph" style:parent-style-name="Table_20_Contents">
      <style:text-properties style:font-name="Arial1" fo:font-size="10pt" officeooo:rsid="02eadab7" officeooo:paragraph-rsid="02edf4a0" style:font-size-asian="10pt" style:font-size-complex="10pt"/>
    </style:style>
    <style:style style:name="P429" style:family="paragraph" style:parent-style-name="Table_20_Contents">
      <style:text-properties style:font-name="Arial1" fo:font-size="10pt" officeooo:rsid="02f1d5a1" officeooo:paragraph-rsid="02f1d5a1" style:font-size-asian="10pt" style:font-size-complex="10pt"/>
    </style:style>
    <style:style style:name="P430" style:family="paragraph" style:parent-style-name="Table_20_Contents">
      <style:paragraph-properties fo:text-align="center" style:justify-single-word="false"/>
      <style:text-properties style:font-name="Arial1" fo:font-size="10pt" officeooo:rsid="02f1d5a1" officeooo:paragraph-rsid="02f1d5a1" style:font-size-asian="10pt" style:font-size-complex="10pt"/>
    </style:style>
    <style:style style:name="P431" style:family="paragraph" style:parent-style-name="Table_20_Contents">
      <style:paragraph-properties fo:text-align="center" style:justify-single-word="false"/>
      <style:text-properties style:font-name="Arial1" fo:font-size="10pt" officeooo:rsid="02f1d5a1" officeooo:paragraph-rsid="03026863" style:font-size-asian="10pt" style:font-size-complex="10pt"/>
    </style:style>
    <style:style style:name="P432" style:family="paragraph" style:parent-style-name="Table_20_Contents">
      <style:paragraph-properties fo:text-align="center" style:justify-single-word="false"/>
      <style:text-properties style:font-name="Arial1" fo:font-size="10pt" officeooo:rsid="02f1d5a1" officeooo:paragraph-rsid="03099d7d" style:font-size-asian="10pt" style:font-size-complex="10pt"/>
    </style:style>
    <style:style style:name="P433" style:family="paragraph" style:parent-style-name="Table_20_Contents">
      <style:paragraph-properties fo:text-align="center" style:justify-single-word="false"/>
      <style:text-properties style:font-name="Arial1" fo:font-size="10pt" officeooo:rsid="02f1d5a1" officeooo:paragraph-rsid="03283c82" style:font-size-asian="10pt" style:font-size-complex="10pt"/>
    </style:style>
    <style:style style:name="P434" style:family="paragraph" style:parent-style-name="Table_20_Contents">
      <style:text-properties style:font-name="Arial1" fo:font-size="10pt" officeooo:rsid="02f1d5a1" officeooo:paragraph-rsid="03026863" style:font-size-asian="10pt" style:font-size-complex="10pt"/>
    </style:style>
    <style:style style:name="P435" style:family="paragraph" style:parent-style-name="Table_20_Contents">
      <style:text-properties style:font-name="Arial1" fo:font-size="10pt" officeooo:rsid="02f1d5a1" officeooo:paragraph-rsid="03283c82" style:font-size-asian="10pt" style:font-size-complex="10pt"/>
    </style:style>
    <style:style style:name="P436" style:family="paragraph" style:parent-style-name="Table_20_Contents">
      <style:paragraph-properties fo:text-align="center" style:justify-single-word="false"/>
      <style:text-properties style:font-name="Arial1" fo:font-size="10pt" officeooo:rsid="02f4e824" officeooo:paragraph-rsid="02f4e824" style:font-size-asian="10pt" style:font-size-complex="10pt"/>
    </style:style>
    <style:style style:name="P437" style:family="paragraph" style:parent-style-name="Table_20_Contents">
      <style:paragraph-properties fo:text-align="center" style:justify-single-word="false"/>
      <style:text-properties style:font-name="Arial1" fo:font-size="10pt" officeooo:rsid="02f44436" officeooo:paragraph-rsid="02f44436" style:font-size-asian="10pt" style:font-size-complex="10pt"/>
    </style:style>
    <style:style style:name="P438" style:family="paragraph" style:parent-style-name="Table_20_Contents">
      <style:text-properties style:font-name="Arial1" fo:font-size="10pt" officeooo:rsid="02f8c750" officeooo:paragraph-rsid="02f8c750" style:font-size-asian="10pt" style:font-size-complex="10pt"/>
    </style:style>
    <style:style style:name="P439" style:family="paragraph" style:parent-style-name="Table_20_Contents">
      <style:paragraph-properties fo:text-align="center" style:justify-single-word="false"/>
      <style:text-properties style:font-name="Arial1" fo:font-size="10pt" officeooo:rsid="02f8c750" officeooo:paragraph-rsid="02f8c750" style:font-size-asian="10pt" style:font-size-complex="10pt"/>
    </style:style>
    <style:style style:name="P440" style:family="paragraph" style:parent-style-name="Table_20_Contents">
      <style:paragraph-properties fo:text-align="center" style:justify-single-word="false"/>
      <style:text-properties style:font-name="Arial1" fo:font-size="10pt" officeooo:rsid="03026863" officeooo:paragraph-rsid="03026863" style:font-size-asian="10pt" style:font-size-complex="10pt"/>
    </style:style>
    <style:style style:name="P441" style:family="paragraph" style:parent-style-name="Table_20_Contents">
      <style:text-properties style:font-name="Arial1" fo:font-size="10pt" officeooo:rsid="03026863" officeooo:paragraph-rsid="03026863" style:font-size-asian="10pt" style:font-size-complex="10pt"/>
    </style:style>
    <style:style style:name="P442" style:family="paragraph" style:parent-style-name="Table_20_Contents">
      <style:paragraph-properties fo:text-align="center" style:justify-single-word="false"/>
      <style:text-properties style:font-name="Arial1" fo:font-size="10pt" officeooo:rsid="03099d7d" officeooo:paragraph-rsid="03099d7d" style:font-size-asian="10pt" style:font-size-complex="10pt"/>
    </style:style>
    <style:style style:name="P443" style:family="paragraph" style:parent-style-name="Table_20_Contents">
      <style:text-properties style:font-name="Arial1" fo:font-size="10pt" officeooo:rsid="03099d7d" officeooo:paragraph-rsid="03099d7d" style:font-size-asian="10pt" style:font-size-complex="10pt"/>
    </style:style>
    <style:style style:name="P444" style:family="paragraph" style:parent-style-name="Table_20_Contents">
      <style:paragraph-properties fo:text-align="center" style:justify-single-word="false"/>
      <style:text-properties style:font-name="Arial1" fo:font-size="10pt" officeooo:rsid="0312726e" officeooo:paragraph-rsid="0312726e" style:font-size-asian="10pt" style:font-size-complex="10pt"/>
    </style:style>
    <style:style style:name="P445" style:family="paragraph" style:parent-style-name="Table_20_Contents">
      <style:text-properties style:font-name="Arial1" fo:font-size="10pt" officeooo:rsid="0312726e" officeooo:paragraph-rsid="0312726e" style:font-size-asian="10pt" style:font-size-complex="10pt"/>
    </style:style>
    <style:style style:name="P446" style:family="paragraph" style:parent-style-name="Table_20_Contents">
      <style:text-properties style:font-name="Arial1" fo:font-size="10pt" officeooo:rsid="031f1768" officeooo:paragraph-rsid="031f1768" style:font-size-asian="10pt" style:font-size-complex="10pt"/>
    </style:style>
    <style:style style:name="P447" style:family="paragraph" style:parent-style-name="Table_20_Contents">
      <style:paragraph-properties fo:text-align="center" style:justify-single-word="false"/>
      <style:text-properties style:font-name="Arial1" fo:font-size="10pt" officeooo:rsid="031cf1ca" officeooo:paragraph-rsid="031cf1ca" style:font-size-asian="10pt" style:font-size-complex="10pt"/>
    </style:style>
    <style:style style:name="P448" style:family="paragraph" style:parent-style-name="Table_20_Contents">
      <style:text-properties style:font-name="Arial1" fo:font-size="10pt" officeooo:rsid="03476d46" officeooo:paragraph-rsid="03476d46" style:font-size-asian="10pt" style:font-size-complex="10pt"/>
    </style:style>
    <style:style style:name="P449" style:family="paragraph" style:parent-style-name="Table_20_Contents">
      <style:paragraph-properties fo:text-align="center" style:justify-single-word="false"/>
      <style:text-properties style:font-name="Arial1" fo:font-size="10pt" officeooo:rsid="03476d46" officeooo:paragraph-rsid="03476d46" style:font-size-asian="10pt" style:font-size-complex="10pt"/>
    </style:style>
    <style:style style:name="P450" style:family="paragraph" style:parent-style-name="Table_20_Contents">
      <style:text-properties style:font-name="Arial1" fo:font-size="10pt" officeooo:rsid="03691d8e" officeooo:paragraph-rsid="03691d8e" style:font-size-asian="10pt" style:font-size-complex="10pt"/>
    </style:style>
    <style:style style:name="P451" style:family="paragraph" style:parent-style-name="Table_20_Contents">
      <style:text-properties style:font-name="Arial1" fo:font-size="10pt" officeooo:rsid="037eda9d" officeooo:paragraph-rsid="037eda9d" style:font-size-asian="10pt" style:font-size-complex="10pt"/>
    </style:style>
    <style:style style:name="P452" style:family="paragraph" style:parent-style-name="Table_20_Contents">
      <style:text-properties style:font-name="Arial1" fo:font-size="12pt" officeooo:rsid="02fd1a32" officeooo:paragraph-rsid="02fd1a32" style:font-size-asian="10.5pt" style:font-size-complex="12pt"/>
    </style:style>
    <style:style style:name="P453" style:family="paragraph" style:parent-style-name="Table_20_Contents">
      <style:paragraph-properties fo:text-align="center" style:justify-single-word="false"/>
      <style:text-properties style:font-name="Arial1" fo:font-size="12pt" officeooo:rsid="02fd1a32" officeooo:paragraph-rsid="02fd1a32" style:font-size-asian="10.5pt" style:font-size-complex="12pt"/>
    </style:style>
    <style:style style:name="P454" style:family="paragraph" style:parent-style-name="Table_20_Contents">
      <style:text-properties fo:font-size="10pt" officeooo:rsid="0220a202" officeooo:paragraph-rsid="02a48d1b" style:font-size-asian="10pt" style:font-size-complex="10pt"/>
    </style:style>
    <style:style style:name="P455" style:family="paragraph" style:parent-style-name="Table_20_Contents">
      <style:text-properties fo:font-size="10pt" officeooo:rsid="0216d9b9" officeooo:paragraph-rsid="02a48d1b" style:font-size-asian="10pt" style:font-size-complex="10pt"/>
    </style:style>
    <style:style style:name="P456" style:family="paragraph" style:parent-style-name="Table_20_Contents">
      <style:paragraph-properties fo:text-align="center" style:justify-single-word="false"/>
      <style:text-properties fo:font-size="10pt" officeooo:rsid="02c818c8" officeooo:paragraph-rsid="02c818c8" style:font-size-asian="10pt" style:font-size-complex="10pt"/>
    </style:style>
    <style:style style:name="P457" style:family="paragraph" style:parent-style-name="Table_20_Contents">
      <style:text-properties fo:font-size="10pt" officeooo:rsid="02c8df08" officeooo:paragraph-rsid="02c8df08" style:font-size-asian="10pt" style:font-size-complex="10pt"/>
    </style:style>
    <style:style style:name="P458" style:family="paragraph" style:parent-style-name="Table_20_Contents">
      <style:text-properties fo:font-size="10pt" officeooo:rsid="0148e59c" officeooo:paragraph-rsid="02f44436" style:font-size-asian="10pt" style:font-size-complex="10pt"/>
    </style:style>
    <style:style style:name="P459" style:family="paragraph" style:parent-style-name="Table_20_Contents">
      <style:text-properties fo:font-size="10pt" officeooo:rsid="014a18f8" officeooo:paragraph-rsid="02f44436" style:font-size-asian="10pt" style:font-size-complex="10pt"/>
    </style:style>
    <style:style style:name="P460" style:family="paragraph" style:parent-style-name="Table_20_Contents">
      <style:text-properties fo:font-size="10pt" officeooo:rsid="014b16d6" officeooo:paragraph-rsid="02f44436" style:font-size-asian="10pt" style:font-size-complex="10pt"/>
    </style:style>
    <style:style style:name="P461" style:family="paragraph" style:parent-style-name="Table_20_Contents">
      <style:text-properties fo:font-size="10pt" officeooo:rsid="018717ae" officeooo:paragraph-rsid="02f44436" style:font-size-asian="10pt" style:font-size-complex="10pt"/>
    </style:style>
    <style:style style:name="P462" style:family="paragraph" style:parent-style-name="Table_20_Contents">
      <style:text-properties fo:font-size="10pt" officeooo:rsid="02f44436" officeooo:paragraph-rsid="02f44436" style:font-size-asian="10pt" style:font-size-complex="10pt"/>
    </style:style>
    <style:style style:name="P463" style:family="paragraph" style:parent-style-name="Table_20_Contents">
      <style:text-properties fo:font-size="10pt" officeooo:rsid="014b1792" officeooo:paragraph-rsid="02f44436" style:font-size-asian="10pt" style:font-size-complex="10pt"/>
    </style:style>
    <style:style style:name="P464" style:family="paragraph" style:parent-style-name="Table_20_Contents">
      <style:text-properties fo:font-size="10pt" officeooo:rsid="014b78f1" officeooo:paragraph-rsid="02f44436" style:font-size-asian="10pt" style:font-size-complex="10pt"/>
    </style:style>
    <style:style style:name="P465" style:family="paragraph" style:parent-style-name="Table_20_Contents">
      <style:text-properties fo:font-size="10pt" officeooo:paragraph-rsid="02f44436" style:font-size-asian="10pt" style:font-size-complex="10pt"/>
    </style:style>
    <style:style style:name="P466" style:family="paragraph" style:parent-style-name="Table_20_Contents">
      <style:text-properties officeooo:rsid="02b4d013" officeooo:paragraph-rsid="02b4d013"/>
    </style:style>
    <style:style style:name="P467" style:family="paragraph" style:parent-style-name="Table_20_Contents">
      <style:paragraph-properties fo:text-align="center" style:justify-single-word="false"/>
      <style:text-properties officeooo:rsid="02b4d013" officeooo:paragraph-rsid="02b4d013"/>
    </style:style>
    <style:style style:name="P468" style:family="paragraph" style:parent-style-name="Table_20_Contents">
      <style:paragraph-properties fo:text-align="center" style:justify-single-word="false"/>
      <style:text-properties style:font-name="Liberation Sans" fo:font-size="10pt" officeooo:rsid="03691d8e" officeooo:paragraph-rsid="03691d8e" style:font-size-asian="10pt" style:font-size-complex="10pt"/>
    </style:style>
    <style:style style:name="P469" style:family="paragraph" style:parent-style-name="Table_20_Contents">
      <style:text-properties style:font-name="Liberation Sans" fo:font-size="10pt" officeooo:rsid="03770ddc" officeooo:paragraph-rsid="03770ddc" style:font-size-asian="10pt" style:font-size-complex="10pt"/>
    </style:style>
    <style:style style:name="P470" style:family="paragraph" style:parent-style-name="Table_20_Contents">
      <style:paragraph-properties fo:text-align="center" style:justify-single-word="false"/>
      <style:text-properties style:font-name="Liberation Sans" fo:font-size="10pt" officeooo:rsid="03026863" officeooo:paragraph-rsid="038289ae" style:font-size-asian="10pt" style:font-size-complex="10pt"/>
    </style:style>
    <style:style style:name="P471" style:family="paragraph" style:parent-style-name="Table_20_Contents">
      <style:text-properties style:font-name="Liberation Sans" fo:font-size="10pt" officeooo:rsid="01c18085" officeooo:paragraph-rsid="038289ae" style:font-size-asian="10pt" style:font-size-complex="10pt"/>
    </style:style>
    <style:style style:name="P472" style:family="paragraph" style:parent-style-name="Table_20_Contents">
      <style:text-properties style:font-name="Liberation Sans" fo:font-size="10pt" officeooo:rsid="038e8c55" officeooo:paragraph-rsid="038e8c55" style:font-size-asian="10pt" style:font-size-complex="10pt"/>
    </style:style>
    <style:style style:name="P473" style:family="paragraph" style:parent-style-name="Table_20_Contents">
      <style:text-properties style:font-name="Liberation Sans" fo:font-size="10pt" officeooo:rsid="039bdf5a" officeooo:paragraph-rsid="039bdf5a" style:font-size-asian="10pt" style:font-size-complex="10pt"/>
    </style:style>
    <style:style style:name="P474" style:family="paragraph" style:parent-style-name="Table_20_Contents">
      <style:text-properties style:font-name="Liberation Sans" officeooo:paragraph-rsid="038289ae"/>
    </style:style>
    <style:style style:name="P475" style:family="paragraph" style:parent-style-name="Table_20_Contents">
      <style:text-properties style:font-name="Liberation Mono" fo:font-size="10pt" officeooo:rsid="037566f7" officeooo:paragraph-rsid="037566f7" style:font-size-asian="10pt" style:font-size-complex="10pt"/>
    </style:style>
    <style:style style:name="P476" style:family="paragraph" style:parent-style-name="Table_20_Contents">
      <style:paragraph-properties fo:text-align="center" style:justify-single-word="false"/>
      <style:text-properties style:font-name="Liberation Mono" fo:font-size="10pt" officeooo:rsid="037566f7" officeooo:paragraph-rsid="037566f7" style:font-size-asian="10pt" style:font-size-complex="10pt"/>
    </style:style>
    <style:style style:name="P477" style:family="paragraph" style:parent-style-name="Table_20_Contents">
      <style:paragraph-properties fo:text-align="center" style:justify-single-word="false"/>
      <style:text-properties style:font-name="Liberation Mono" fo:font-size="10pt" officeooo:rsid="03026863" officeooo:paragraph-rsid="037566f7" style:font-size-asian="10pt" style:font-size-complex="10pt"/>
    </style:style>
    <style:style style:name="P478" style:family="paragraph" style:parent-style-name="Table_20_Contents">
      <style:text-properties style:font-name="Liberation Mono" fo:font-size="10pt" officeooo:rsid="03770ddc" officeooo:paragraph-rsid="03770ddc" style:font-size-asian="10pt" style:font-size-complex="10pt"/>
    </style:style>
    <style:style style:name="P479" style:family="paragraph" style:parent-style-name="Table_20_Contents">
      <style:paragraph-properties fo:text-align="center" style:justify-single-word="false"/>
      <style:text-properties style:font-name="Liberation Mono" fo:font-size="10pt" officeooo:rsid="03770ddc" officeooo:paragraph-rsid="03770ddc" style:font-size-asian="10pt" style:font-size-complex="10pt"/>
    </style:style>
    <style:style style:name="P480" style:family="paragraph" style:parent-style-name="Table_20_Contents">
      <style:text-properties style:font-name="Liberation Mono" fo:font-size="10pt" officeooo:rsid="037d101c" officeooo:paragraph-rsid="037d101c" style:font-size-asian="10pt" style:font-size-complex="10pt"/>
    </style:style>
    <style:style style:name="P481" style:family="paragraph" style:parent-style-name="Table_20_Contents">
      <style:text-properties style:font-name="Liberation Mono" fo:font-size="10pt" officeooo:rsid="02e25d6d" officeooo:paragraph-rsid="02e25d6d" style:font-size-asian="10pt" style:font-size-complex="10pt"/>
    </style:style>
    <style:style style:name="P482" style:family="paragraph" style:parent-style-name="Table_20_Contents">
      <style:text-properties style:font-name="Liberation Mono" fo:font-size="10pt" officeooo:rsid="037eda9d" officeooo:paragraph-rsid="037eda9d" style:font-size-asian="10pt" style:font-size-complex="10pt"/>
    </style:style>
    <style:style style:name="P483" style:family="paragraph" style:parent-style-name="Table_20_Contents">
      <style:text-properties style:font-name="Liberation Mono" fo:font-size="10pt" officeooo:rsid="002a270d" officeooo:paragraph-rsid="038289ae" style:font-size-asian="10pt" style:font-size-complex="10pt"/>
    </style:style>
    <style:style style:name="P484" style:family="paragraph" style:parent-style-name="Table_20_Contents">
      <style:paragraph-properties fo:text-align="center" style:justify-single-word="false"/>
      <style:text-properties style:font-name="Liberation Mono" fo:font-size="10pt" officeooo:rsid="01c18085" officeooo:paragraph-rsid="038289ae" style:font-size-asian="10pt" style:font-size-complex="10pt"/>
    </style:style>
    <style:style style:name="P485" style:family="paragraph" style:parent-style-name="Table_20_Contents">
      <style:text-properties style:font-name="Liberation Mono" fo:font-size="10pt" officeooo:rsid="01c18085" officeooo:paragraph-rsid="038289ae" style:font-size-asian="10pt" style:font-size-complex="10pt"/>
    </style:style>
    <style:style style:name="P486" style:family="paragraph" style:parent-style-name="Table_20_Contents">
      <style:text-properties style:font-name="Liberation Mono" fo:font-size="10pt" officeooo:rsid="038e8c55" officeooo:paragraph-rsid="038e8c55" style:font-size-asian="10pt" style:font-size-complex="10pt"/>
    </style:style>
    <style:style style:name="P487" style:family="paragraph" style:parent-style-name="Table_20_Contents">
      <style:paragraph-properties fo:text-align="center" style:justify-single-word="false"/>
      <style:text-properties style:font-name="Liberation Mono" fo:font-size="10pt" officeooo:rsid="038e8c55" officeooo:paragraph-rsid="038e8c55" style:font-size-asian="10pt" style:font-size-complex="10pt"/>
    </style:style>
    <style:style style:name="P488" style:family="paragraph" style:parent-style-name="Table_20_Contents">
      <style:text-properties style:font-name="Liberation Mono" fo:font-size="10pt" officeooo:rsid="039bdf5a" officeooo:paragraph-rsid="039bdf5a" style:font-size-asian="10pt" style:font-size-complex="10pt"/>
    </style:style>
    <style:style style:name="P489" style:family="paragraph" style:parent-style-name="Table_20_Contents">
      <style:paragraph-properties fo:text-align="center" style:justify-single-word="false"/>
      <style:text-properties style:font-name="Liberation Mono" fo:font-size="10pt" officeooo:rsid="039bdf5a" officeooo:paragraph-rsid="039bdf5a" style:font-size-asian="10pt" style:font-size-complex="10pt"/>
    </style:style>
    <style:style style:name="P490" style:family="paragraph" style:parent-style-name="Table_20_Contents">
      <style:text-properties officeooo:paragraph-rsid="037d101c"/>
    </style:style>
    <style:style style:name="P491" style:family="paragraph" style:parent-style-name="Table_20_Heading">
      <style:text-properties style:font-name="Courier New" fo:font-size="10pt" officeooo:rsid="02c711a4" style:font-size-asian="10pt" style:font-size-complex="10pt"/>
    </style:style>
    <style:style style:name="P492" style:family="paragraph" style:parent-style-name="Table_20_Heading">
      <style:text-properties style:font-name="Courier New" fo:font-size="10pt" officeooo:rsid="02c711a4" officeooo:paragraph-rsid="02c711a4" style:font-size-asian="10pt" style:font-size-complex="10pt"/>
    </style:style>
    <style:style style:name="P493" style:family="paragraph" style:parent-style-name="Table_20_Heading">
      <style:text-properties style:font-name="Courier New" fo:font-size="10pt" officeooo:rsid="02c818c8" officeooo:paragraph-rsid="02c818c8" style:font-size-asian="10pt" style:font-size-complex="10pt"/>
    </style:style>
    <style:style style:name="P494" style:family="paragraph" style:parent-style-name="Table_20_Heading">
      <style:text-properties style:font-name="Courier New" fo:font-size="10pt" officeooo:rsid="0148e59c" officeooo:paragraph-rsid="02f44436" style:font-size-asian="10pt" style:font-size-complex="10pt"/>
    </style:style>
    <style:style style:name="P495" style:family="paragraph" style:parent-style-name="Table_20_Heading">
      <style:text-properties officeooo:rsid="015ca5fd" officeooo:paragraph-rsid="015ca5fd"/>
    </style:style>
    <style:style style:name="P496" style:family="paragraph" style:parent-style-name="Table_20_Heading">
      <style:paragraph-properties fo:text-align="center" style:justify-single-word="false"/>
      <style:text-properties officeooo:rsid="016828f8" officeooo:paragraph-rsid="016be0c7"/>
    </style:style>
    <style:style style:name="P497" style:family="paragraph" style:parent-style-name="Table_20_Heading">
      <style:paragraph-properties fo:text-align="center" style:justify-single-word="false"/>
      <style:text-properties officeooo:rsid="016828f8" officeooo:paragraph-rsid="016f19a4"/>
    </style:style>
    <style:style style:name="P498" style:family="paragraph" style:parent-style-name="Table_20_Heading">
      <style:paragraph-properties fo:text-align="center" style:justify-single-word="false"/>
      <style:text-properties officeooo:rsid="016828f8" officeooo:paragraph-rsid="0173a6f6"/>
    </style:style>
    <style:style style:name="P499" style:family="paragraph" style:parent-style-name="Table_20_Heading">
      <style:paragraph-properties fo:text-align="center" style:justify-single-word="false"/>
      <style:text-properties officeooo:rsid="016828f8" officeooo:paragraph-rsid="0173dc2e"/>
    </style:style>
    <style:style style:name="P500" style:family="paragraph" style:parent-style-name="Table_20_Heading">
      <style:paragraph-properties fo:text-align="center" style:justify-single-word="false"/>
      <style:text-properties officeooo:rsid="016828f8" officeooo:paragraph-rsid="0174eefc"/>
    </style:style>
    <style:style style:name="P501" style:family="paragraph" style:parent-style-name="Table_20_Heading">
      <style:paragraph-properties fo:text-align="center" style:justify-single-word="false"/>
      <style:text-properties officeooo:rsid="016828f8" officeooo:paragraph-rsid="0198bfcc"/>
    </style:style>
    <style:style style:name="P502" style:family="paragraph" style:parent-style-name="Table_20_Heading">
      <style:text-properties officeooo:rsid="016828f8" officeooo:paragraph-rsid="016be0c7"/>
    </style:style>
    <style:style style:name="P503" style:family="paragraph" style:parent-style-name="Table_20_Heading">
      <style:text-properties officeooo:rsid="016828f8" officeooo:paragraph-rsid="016f19a4"/>
    </style:style>
    <style:style style:name="P504" style:family="paragraph" style:parent-style-name="Table_20_Heading">
      <style:text-properties officeooo:rsid="016828f8" officeooo:paragraph-rsid="0173a6f6"/>
    </style:style>
    <style:style style:name="P505" style:family="paragraph" style:parent-style-name="Table_20_Heading">
      <style:text-properties officeooo:rsid="016828f8" officeooo:paragraph-rsid="0173dc2e"/>
    </style:style>
    <style:style style:name="P506" style:family="paragraph" style:parent-style-name="Table_20_Heading">
      <style:text-properties officeooo:rsid="016828f8" officeooo:paragraph-rsid="0174eefc"/>
    </style:style>
    <style:style style:name="P507" style:family="paragraph" style:parent-style-name="Table_20_Heading">
      <style:text-properties officeooo:rsid="016828f8" officeooo:paragraph-rsid="0198bfcc"/>
    </style:style>
    <style:style style:name="P508" style:family="paragraph" style:parent-style-name="Table_20_Heading">
      <style:text-properties style:font-name="Arial1" fo:font-size="11pt" officeooo:rsid="019898c4" officeooo:paragraph-rsid="019898c4" style:font-size-asian="11pt" style:font-size-complex="11pt"/>
    </style:style>
    <style:style style:name="P509" style:family="paragraph" style:parent-style-name="Table_20_Heading">
      <style:text-properties style:font-name="Arial1" fo:font-size="11pt" officeooo:rsid="01a0185f" officeooo:paragraph-rsid="01a0185f" style:font-size-asian="11pt" style:font-size-complex="11pt"/>
    </style:style>
    <style:style style:name="P510" style:family="paragraph" style:parent-style-name="Table_20_Heading">
      <style:text-properties style:font-name="Arial1" fo:font-size="10pt" officeooo:rsid="0013c336" officeooo:paragraph-rsid="029c7837" style:font-size-asian="10pt" style:font-size-complex="10pt"/>
    </style:style>
    <style:style style:name="P511" style:family="paragraph" style:parent-style-name="Table_20_Heading">
      <style:text-properties style:font-name="Arial1" fo:font-size="10pt" officeooo:rsid="0013c336" officeooo:paragraph-rsid="02b36d83" style:font-size-asian="10pt" style:font-size-complex="10pt"/>
    </style:style>
    <style:style style:name="P512" style:family="paragraph" style:parent-style-name="Table_20_Heading">
      <style:text-properties style:font-name="Arial1" fo:font-size="10pt" officeooo:rsid="0013c336" officeooo:paragraph-rsid="02ce237c" style:font-size-asian="10pt" style:font-size-complex="10pt"/>
    </style:style>
    <style:style style:name="P513" style:family="paragraph" style:parent-style-name="Table_20_Heading">
      <style:text-properties style:font-name="Arial1" fo:font-size="10pt" officeooo:rsid="0013c336" officeooo:paragraph-rsid="02dbb5a2" style:font-size-asian="10pt" style:font-size-complex="10pt"/>
    </style:style>
    <style:style style:name="P514" style:family="paragraph" style:parent-style-name="Table_20_Heading">
      <style:text-properties style:font-name="Arial1" fo:font-size="10pt" officeooo:rsid="0013c336" officeooo:paragraph-rsid="02e10cd1" style:font-size-asian="10pt" style:font-size-complex="10pt"/>
    </style:style>
    <style:style style:name="P515" style:family="paragraph" style:parent-style-name="Table_20_Heading">
      <style:text-properties style:font-name="Arial1" fo:font-size="10pt" officeooo:rsid="0013c336" officeooo:paragraph-rsid="02e25d6d" style:font-size-asian="10pt" style:font-size-complex="10pt"/>
    </style:style>
    <style:style style:name="P516" style:family="paragraph" style:parent-style-name="Table_20_Heading">
      <style:text-properties style:font-name="Arial1" fo:font-size="10pt" officeooo:rsid="0013c336" officeooo:paragraph-rsid="02e5bd75" style:font-size-asian="10pt" style:font-size-complex="10pt"/>
    </style:style>
    <style:style style:name="P517" style:family="paragraph" style:parent-style-name="Table_20_Heading">
      <style:text-properties style:font-name="Arial1" fo:font-size="10pt" officeooo:rsid="0013c336" officeooo:paragraph-rsid="02e9a422" style:font-size-asian="10pt" style:font-size-complex="10pt"/>
    </style:style>
    <style:style style:name="P518" style:family="paragraph" style:parent-style-name="Table_20_Heading">
      <style:text-properties style:font-name="Arial1" fo:font-size="10pt" officeooo:rsid="0013c336" officeooo:paragraph-rsid="02edf4a0" style:font-size-asian="10pt" style:font-size-complex="10pt"/>
    </style:style>
    <style:style style:name="P519" style:family="paragraph" style:parent-style-name="Table_20_Heading">
      <style:text-properties style:font-name="Arial1" fo:font-size="10pt" officeooo:rsid="0013c336" officeooo:paragraph-rsid="02f1d5a1" style:font-size-asian="10pt" style:font-size-complex="10pt"/>
    </style:style>
    <style:style style:name="P520" style:family="paragraph" style:parent-style-name="Table_20_Heading">
      <style:text-properties style:font-name="Arial1" fo:font-size="10pt" officeooo:rsid="0013c336" officeooo:paragraph-rsid="02f8c750" style:font-size-asian="10pt" style:font-size-complex="10pt"/>
    </style:style>
    <style:style style:name="P521" style:family="paragraph" style:parent-style-name="Table_20_Heading">
      <style:text-properties style:font-name="Arial1" fo:font-size="10pt" officeooo:rsid="0013c336" officeooo:paragraph-rsid="03026863" style:font-size-asian="10pt" style:font-size-complex="10pt"/>
    </style:style>
    <style:style style:name="P522" style:family="paragraph" style:parent-style-name="Table_20_Heading">
      <style:text-properties style:font-name="Arial1" fo:font-size="10pt" officeooo:rsid="0013c336" officeooo:paragraph-rsid="03099d7d" style:font-size-asian="10pt" style:font-size-complex="10pt"/>
    </style:style>
    <style:style style:name="P523" style:family="paragraph" style:parent-style-name="Table_20_Heading">
      <style:text-properties style:font-name="Arial1" fo:font-size="10pt" officeooo:rsid="0013c336" officeooo:paragraph-rsid="0312726e" style:font-size-asian="10pt" style:font-size-complex="10pt"/>
    </style:style>
    <style:style style:name="P524" style:family="paragraph" style:parent-style-name="Table_20_Heading">
      <style:text-properties style:font-name="Arial1" fo:font-size="10pt" officeooo:rsid="0013c336" officeooo:paragraph-rsid="031cf1ca" style:font-size-asian="10pt" style:font-size-complex="10pt"/>
    </style:style>
    <style:style style:name="P525" style:family="paragraph" style:parent-style-name="Table_20_Heading">
      <style:text-properties style:font-name="Arial1" fo:font-size="10pt" officeooo:rsid="0013c336" officeooo:paragraph-rsid="03283c82" style:font-size-asian="10pt" style:font-size-complex="10pt"/>
    </style:style>
    <style:style style:name="P526" style:family="paragraph" style:parent-style-name="Table_20_Heading">
      <style:text-properties style:font-name="Arial1" fo:font-size="10pt" officeooo:rsid="0013c336" officeooo:paragraph-rsid="03691d8e" style:font-size-asian="10pt" style:font-size-complex="10pt"/>
    </style:style>
    <style:style style:name="P527" style:family="paragraph" style:parent-style-name="Table_20_Heading">
      <style:text-properties style:font-name="Arial1" fo:font-size="10pt" officeooo:rsid="0013c336" officeooo:paragraph-rsid="037566f7" style:font-size-asian="10pt" style:font-size-complex="10pt"/>
    </style:style>
    <style:style style:name="P528" style:family="paragraph" style:parent-style-name="Table_20_Heading">
      <style:text-properties style:font-name="Arial1" fo:font-size="10pt" officeooo:rsid="0013c336" officeooo:paragraph-rsid="038289ae" style:font-size-asian="10pt" style:font-size-complex="10pt"/>
    </style:style>
    <style:style style:name="P529" style:family="paragraph" style:parent-style-name="Table_20_Heading">
      <style:text-properties style:font-name="Arial1" fo:font-size="10pt" officeooo:rsid="0013c336" officeooo:paragraph-rsid="038e8c55" style:font-size-asian="10pt" style:font-size-complex="10pt"/>
    </style:style>
    <style:style style:name="P530" style:family="paragraph" style:parent-style-name="Table_20_Heading">
      <style:text-properties style:font-name="Arial1" fo:font-size="10pt" officeooo:rsid="0013c336" officeooo:paragraph-rsid="039bdf5a" style:font-size-asian="10pt" style:font-size-complex="10pt"/>
    </style:style>
    <style:style style:name="P531" style:family="paragraph" style:parent-style-name="Table_20_Heading">
      <style:text-properties style:font-name="Arial1" fo:font-size="10pt" officeooo:rsid="017e637f" officeooo:paragraph-rsid="02f44436" style:font-size-asian="10pt" style:font-size-complex="10pt"/>
    </style:style>
    <style:style style:name="P532" style:family="paragraph" style:parent-style-name="Table_20_Heading">
      <style:text-properties style:font-name="Arial1" fo:font-size="10pt" officeooo:rsid="033c58d3" officeooo:paragraph-rsid="033c58d3" style:font-size-asian="10pt" style:font-size-complex="10pt"/>
    </style:style>
    <style:style style:name="P533" style:family="paragraph" style:parent-style-name="Table_20_Heading">
      <style:text-properties style:font-name="Arial1" fo:font-size="10pt" officeooo:rsid="03476d46" officeooo:paragraph-rsid="03476d46" style:font-size-asian="10pt" style:font-size-complex="10pt"/>
    </style:style>
    <style:style style:name="P534" style:family="paragraph" style:parent-style-name="Table_20_Heading">
      <style:text-properties style:font-name="Arial1" fo:font-size="12pt" officeooo:rsid="02fd1a32" officeooo:paragraph-rsid="02fd1a32" style:font-size-asian="10.5pt" style:font-size-complex="12pt"/>
    </style:style>
    <style:style style:name="P535" style:family="paragraph" style:parent-style-name="Table_20_Heading">
      <style:text-properties fo:font-size="10pt" officeooo:rsid="001abbba" officeooo:paragraph-rsid="02a48d1b" style:font-size-asian="10pt" style:font-size-complex="10pt"/>
    </style:style>
    <style:style style:name="P536" style:family="paragraph" style:parent-style-name="Table_20_Heading">
      <style:text-properties fo:font-size="10pt" officeooo:rsid="02a48d1b" officeooo:paragraph-rsid="02a48d1b" style:font-size-asian="10pt" style:font-size-complex="10pt"/>
    </style:style>
    <style:style style:name="P537" style:family="paragraph" style:parent-style-name="Table_20_Heading">
      <style:text-properties fo:font-size="10pt" officeooo:rsid="02c8e5b1" officeooo:paragraph-rsid="02c8e5b1" style:font-size-asian="10pt" style:font-size-complex="10pt"/>
    </style:style>
    <style:style style:name="P538" style:family="paragraph" style:parent-style-name="Table_20_Heading">
      <style:text-properties fo:font-size="10pt" officeooo:rsid="0148e59c" officeooo:paragraph-rsid="02f44436" style:font-size-asian="10pt" style:font-size-complex="10pt"/>
    </style:style>
    <style:style style:name="P539" style:family="paragraph" style:parent-style-name="Table_20_Heading">
      <style:text-properties officeooo:rsid="02b4d013" officeooo:paragraph-rsid="02b4d013"/>
    </style:style>
    <style:style style:name="P540" style:family="paragraph" style:parent-style-name="Table_20_Heading">
      <style:text-properties officeooo:rsid="00ef974f" officeooo:paragraph-rsid="02bf3d8d"/>
    </style:style>
    <style:style style:name="P541" style:family="paragraph" style:parent-style-name="Table_20_Heading">
      <style:text-properties officeooo:rsid="02c1dd66" officeooo:paragraph-rsid="02c1dd66"/>
    </style:style>
    <style:style style:name="P542"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543" style:family="paragraph" style:parent-style-name="Text_20_body">
      <style:paragraph-properties fo:margin-left="0.4925in" fo:margin-right="0in" fo:text-indent="0in" style:auto-text-indent="false"/>
      <style:text-properties style:font-name="Courier New" officeooo:rsid="02e8cdf2" officeooo:paragraph-rsid="02e8cdf2"/>
    </style:style>
    <style:style style:name="P544" style:family="paragraph" style:parent-style-name="Text_20_body">
      <style:paragraph-properties fo:margin-left="0.4925in" fo:margin-right="0in" fo:text-indent="0in" style:auto-text-indent="false"/>
      <style:text-properties style:font-name="Courier New" officeooo:rsid="030dc0ca" officeooo:paragraph-rsid="030dc0ca"/>
    </style:style>
    <style:style style:name="P545" style:family="paragraph" style:parent-style-name="Text_20_body">
      <style:paragraph-properties fo:margin-left="0.4925in" fo:margin-right="0in" fo:text-indent="0in" style:auto-text-indent="false"/>
      <style:text-properties style:font-name="Courier New" fo:font-size="12pt" fo:font-weight="normal" officeooo:rsid="032f9439" officeooo:paragraph-rsid="032f9439" style:font-size-asian="10.5pt" style:font-weight-asian="normal" style:font-size-complex="12pt" style:font-weight-complex="normal"/>
    </style:style>
    <style:style style:name="P546" style:family="paragraph" style:parent-style-name="Text_20_body">
      <style:paragraph-properties fo:margin-left="0.4925in" fo:margin-right="0in" fo:text-indent="0in" style:auto-text-indent="false"/>
      <style:text-properties style:font-name="Courier New" fo:font-size="12pt" fo:font-weight="normal" officeooo:rsid="03649f89" officeooo:paragraph-rsid="03649f89" style:font-size-asian="10.5pt" style:font-weight-asian="normal" style:font-size-complex="12pt" style:font-weight-complex="normal"/>
    </style:style>
    <style:style style:name="P547" style:family="paragraph" style:parent-style-name="Text_20_body">
      <style:paragraph-properties fo:margin-left="0.4925in" fo:margin-right="0in" fo:text-indent="0in" style:auto-text-indent="false"/>
      <style:text-properties style:font-name="Courier New" officeooo:rsid="037d101c" officeooo:paragraph-rsid="037d101c"/>
    </style:style>
    <style:style style:name="P548" style:family="paragraph" style:parent-style-name="Text_20_body">
      <style:paragraph-properties fo:margin-left="0.4925in" fo:margin-right="0in" fo:text-indent="0in" style:auto-text-indent="false"/>
      <style:text-properties style:font-name="Arial1" fo:font-size="12pt" officeooo:rsid="029bb1f9" officeooo:paragraph-rsid="029bb1f9" style:font-size-asian="10.5pt" style:font-size-complex="12pt"/>
    </style:style>
    <style:style style:name="P549" style:family="paragraph" style:parent-style-name="Text_20_body">
      <style:paragraph-properties fo:margin-left="0.4925in" fo:margin-right="0in" fo:text-indent="0in" style:auto-text-indent="false"/>
      <style:text-properties style:font-name="Arial1" fo:font-size="12pt" officeooo:rsid="029bb1f9" officeooo:paragraph-rsid="02b36d83" style:font-size-asian="10.5pt" style:font-size-complex="12pt"/>
    </style:style>
    <style:style style:name="P550" style:family="paragraph" style:parent-style-name="Text_20_body">
      <style:paragraph-properties fo:margin-left="0.4925in" fo:margin-right="0in" fo:text-indent="0in" style:auto-text-indent="false"/>
      <style:text-properties style:font-name="Arial1" fo:font-size="12pt" officeooo:rsid="029bb1f9" officeooo:paragraph-rsid="038289ae" style:font-size-asian="10.5pt" style:font-size-complex="12pt"/>
    </style:style>
    <style:style style:name="P551" style:family="paragraph" style:parent-style-name="Text_20_body">
      <style:paragraph-properties fo:margin-left="0.4925in" fo:margin-right="0in" fo:text-indent="0in" style:auto-text-indent="false"/>
      <style:text-properties style:font-name="Arial1" fo:font-size="12pt" officeooo:rsid="02cc6155" officeooo:paragraph-rsid="02cc6155" style:font-size-asian="10.5pt" style:font-size-complex="12pt"/>
    </style:style>
    <style:style style:name="P552" style:family="paragraph" style:parent-style-name="Text_20_body">
      <style:paragraph-properties fo:margin-left="0.4925in" fo:margin-right="0in" fo:text-indent="0in" style:auto-text-indent="false"/>
      <style:text-properties style:font-name="Arial1" fo:font-size="12pt" officeooo:rsid="02cc6155" officeooo:paragraph-rsid="02dbb5a2" style:font-size-asian="10.5pt" style:font-size-complex="12pt"/>
    </style:style>
    <style:style style:name="P553" style:family="paragraph" style:parent-style-name="Text_20_body">
      <style:paragraph-properties fo:margin-left="0.4925in" fo:margin-right="0in" fo:text-indent="0in" style:auto-text-indent="false"/>
      <style:text-properties style:font-name="Arial1" fo:font-size="12pt" officeooo:rsid="02cc6155" officeooo:paragraph-rsid="02e10cd1" style:font-size-asian="10.5pt" style:font-size-complex="12pt"/>
    </style:style>
    <style:style style:name="P554" style:family="paragraph" style:parent-style-name="Text_20_body">
      <style:paragraph-properties fo:margin-left="0.4925in" fo:margin-right="0in" fo:text-indent="0in" style:auto-text-indent="false"/>
      <style:text-properties style:font-name="Arial1" fo:font-size="12pt" officeooo:rsid="02e25d6d" officeooo:paragraph-rsid="02e25d6d" style:font-size-asian="10.5pt" style:font-size-complex="12pt"/>
    </style:style>
    <style:style style:name="P555" style:family="paragraph" style:parent-style-name="Text_20_body">
      <style:paragraph-properties fo:margin-left="0.4925in" fo:margin-right="0in" fo:text-indent="0in" style:auto-text-indent="false"/>
      <style:text-properties style:font-name="Arial1" fo:font-size="12pt" fo:font-weight="normal" officeooo:rsid="02e25d6d" officeooo:paragraph-rsid="02e5b0c2" style:font-size-asian="10.5pt" style:font-weight-asian="normal" style:font-size-complex="12pt" style:font-weight-complex="normal"/>
    </style:style>
    <style:style style:name="P556" style:family="paragraph" style:parent-style-name="Text_20_body">
      <style:paragraph-properties fo:margin-left="0.4925in" fo:margin-right="0in" fo:text-indent="0in" style:auto-text-indent="false"/>
      <style:text-properties style:font-name="Arial1" fo:font-size="12pt" fo:font-weight="normal" officeooo:rsid="0041821a" officeooo:paragraph-rsid="02e9a422" style:font-size-asian="10.5pt" style:font-weight-asian="normal" style:font-size-complex="12pt" style:font-weight-complex="normal"/>
    </style:style>
    <style:style style:name="P557" style:family="paragraph" style:parent-style-name="Text_20_body">
      <style:paragraph-properties fo:margin-left="0.4925in" fo:margin-right="0in" fo:text-indent="0in" style:auto-text-indent="false"/>
      <style:text-properties style:font-name="Arial1" fo:font-size="12pt" fo:font-weight="normal" officeooo:rsid="0041821a" officeooo:paragraph-rsid="02edf4a0" style:font-size-asian="10.5pt" style:font-weight-asian="normal" style:font-size-complex="12pt" style:font-weight-complex="normal"/>
    </style:style>
    <style:style style:name="P558" style:family="paragraph" style:parent-style-name="Text_20_body">
      <style:paragraph-properties fo:margin-left="0.4925in" fo:margin-right="0in" fo:text-indent="0in" style:auto-text-indent="false"/>
      <style:text-properties style:font-name="Arial1" fo:font-size="12pt" fo:font-weight="normal" officeooo:rsid="0041821a" officeooo:paragraph-rsid="02f1d5a1" style:font-size-asian="10.5pt" style:font-weight-asian="normal" style:font-size-complex="12pt" style:font-weight-complex="normal"/>
    </style:style>
    <style:style style:name="P559" style:family="paragraph" style:parent-style-name="Text_20_body">
      <style:paragraph-properties fo:margin-left="0.4925in" fo:margin-right="0in" fo:text-indent="0in" style:auto-text-indent="false"/>
      <style:text-properties style:font-name="Arial1" fo:font-size="12pt" fo:font-weight="normal" officeooo:rsid="0041821a" officeooo:paragraph-rsid="02fbd096" style:font-size-asian="10.5pt" style:font-weight-asian="normal" style:font-size-complex="12pt" style:font-weight-complex="normal"/>
    </style:style>
    <style:style style:name="P560" style:family="paragraph" style:parent-style-name="Text_20_body">
      <style:paragraph-properties fo:margin-left="0.4925in" fo:margin-right="0in" fo:text-indent="0in" style:auto-text-indent="false"/>
      <style:text-properties style:font-name="Arial1" fo:font-size="12pt" fo:font-weight="normal" officeooo:rsid="0041821a" officeooo:paragraph-rsid="03283c82" style:font-size-asian="10.5pt" style:font-weight-asian="normal" style:font-size-complex="12pt" style:font-weight-complex="normal"/>
    </style:style>
    <style:style style:name="P561" style:family="paragraph" style:parent-style-name="Text_20_body">
      <style:paragraph-properties fo:margin-left="0.4925in" fo:margin-right="0in" fo:text-indent="0in" style:auto-text-indent="false"/>
      <style:text-properties style:font-name="Arial1" fo:font-size="12pt" fo:font-weight="normal" officeooo:rsid="02fbd096" officeooo:paragraph-rsid="03026863" style:font-size-asian="10.5pt" style:font-weight-asian="normal" style:font-size-complex="12pt" style:font-weight-complex="normal"/>
    </style:style>
    <style:style style:name="P562" style:family="paragraph" style:parent-style-name="Text_20_body">
      <style:paragraph-properties fo:margin-left="0.4925in" fo:margin-right="0in" fo:text-indent="0in" style:auto-text-indent="false"/>
      <style:text-properties style:font-name="Arial1" fo:font-size="12pt" fo:font-weight="normal" officeooo:rsid="0307eaa4" officeooo:paragraph-rsid="0307eaa4" style:font-size-asian="10.5pt" style:font-weight-asian="normal" style:font-size-complex="12pt" style:font-weight-complex="normal"/>
    </style:style>
    <style:style style:name="P563" style:family="paragraph" style:parent-style-name="Text_20_body">
      <style:paragraph-properties fo:margin-left="0.4925in" fo:margin-right="0in" fo:text-indent="0in" style:auto-text-indent="false"/>
      <style:text-properties style:font-name="Arial1" fo:font-size="12pt" fo:font-weight="normal" officeooo:rsid="0307eaa4" officeooo:paragraph-rsid="030f7140" style:font-size-asian="10.5pt" style:font-weight-asian="normal" style:font-size-complex="12pt" style:font-weight-complex="normal"/>
    </style:style>
    <style:style style:name="P564" style:family="paragraph" style:parent-style-name="Text_20_body">
      <style:paragraph-properties fo:margin-left="0.4925in" fo:margin-right="0in" fo:text-indent="0in" style:auto-text-indent="false"/>
      <style:text-properties style:font-name="Arial1" fo:font-size="12pt" fo:font-weight="normal" officeooo:rsid="0307eaa4" officeooo:paragraph-rsid="0312726e" style:font-size-asian="10.5pt" style:font-weight-asian="normal" style:font-size-complex="12pt" style:font-weight-complex="normal"/>
    </style:style>
    <style:style style:name="P565" style:family="paragraph" style:parent-style-name="Text_20_body">
      <style:paragraph-properties fo:margin-left="0.4925in" fo:margin-right="0in" fo:text-indent="0in" style:auto-text-indent="false"/>
      <style:text-properties style:font-name="Arial1" fo:font-size="12pt" fo:font-weight="normal" officeooo:rsid="0307eaa4" officeooo:paragraph-rsid="03170b67" style:font-size-asian="10.5pt" style:font-weight-asian="normal" style:font-size-complex="12pt" style:font-weight-complex="normal"/>
    </style:style>
    <style:style style:name="P566" style:family="paragraph" style:parent-style-name="Text_20_body">
      <style:paragraph-properties fo:margin-left="0.4925in" fo:margin-right="0in" fo:text-indent="0in" style:auto-text-indent="false"/>
      <style:text-properties style:font-name="Arial1" fo:font-size="12pt" fo:font-weight="normal" officeooo:rsid="0307eaa4" officeooo:paragraph-rsid="032c3082" style:font-size-asian="10.5pt" style:font-weight-asian="normal" style:font-size-complex="12pt" style:font-weight-complex="normal"/>
    </style:style>
    <style:style style:name="P567" style:family="paragraph" style:parent-style-name="Text_20_body">
      <style:paragraph-properties fo:margin-left="0.4925in" fo:margin-right="0in" fo:text-indent="0in" style:auto-text-indent="false"/>
      <style:text-properties style:font-name="Arial1" fo:font-size="12pt" fo:font-weight="normal" officeooo:rsid="032370ab" officeooo:paragraph-rsid="032370ab" style:font-size-asian="10.5pt" style:font-weight-asian="normal" style:font-size-complex="12pt" style:font-weight-complex="normal"/>
    </style:style>
    <style:style style:name="P568" style:family="paragraph" style:parent-style-name="Text_20_body">
      <style:paragraph-properties fo:margin-left="0.4925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569" style:family="paragraph" style:parent-style-name="Text_20_body">
      <style:paragraph-properties fo:margin-left="0.4925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570" style:family="paragraph" style:parent-style-name="Text_20_body">
      <style:paragraph-properties fo:margin-left="0.4925in" fo:margin-right="0in" fo:text-indent="0in" style:auto-text-indent="false"/>
      <style:text-properties style:font-name="Arial1" fo:font-size="12pt" fo:font-weight="normal" officeooo:rsid="036047d5" officeooo:paragraph-rsid="036047d5" style:font-size-asian="10.5pt" style:font-weight-asian="normal" style:font-size-complex="12pt" style:font-weight-complex="normal"/>
    </style:style>
    <style:style style:name="P571" style:family="paragraph" style:parent-style-name="Text_20_body">
      <style:paragraph-properties fo:margin-left="0.4925in" fo:margin-right="0in" fo:text-indent="0in" style:auto-text-indent="false"/>
      <style:text-properties style:font-name="Arial1" fo:font-size="12pt" fo:font-weight="normal" officeooo:rsid="036047d5" officeooo:paragraph-rsid="036db3e1" style:font-size-asian="10.5pt" style:font-weight-asian="normal" style:font-size-complex="12pt" style:font-weight-complex="normal"/>
    </style:style>
    <style:style style:name="P572" style:family="paragraph" style:parent-style-name="Text_20_body">
      <style:paragraph-properties fo:margin-left="0.4925in" fo:margin-right="0in" fo:text-indent="0in" style:auto-text-indent="false"/>
      <style:text-properties officeooo:paragraph-rsid="036047d5"/>
    </style:style>
    <style:style style:name="P573" style:family="paragraph" style:parent-style-name="Text_20_body">
      <style:paragraph-properties fo:margin-left="0.4925in" fo:margin-right="0in" fo:text-indent="0in" style:auto-text-indent="false"/>
      <style:text-properties style:font-name="Liberation Sans" fo:font-size="12pt" fo:font-weight="normal" officeooo:rsid="0367c20a" officeooo:paragraph-rsid="0367c20a" style:font-size-asian="10.5pt" style:font-weight-asian="normal" style:font-size-complex="12pt" style:font-weight-complex="normal"/>
    </style:style>
    <style:style style:name="P574" style:family="paragraph" style:parent-style-name="Text_20_body">
      <style:paragraph-properties fo:margin-left="0.4925in" fo:margin-right="0in" fo:text-indent="0in" style:auto-text-indent="false"/>
      <style:text-properties style:font-name="Liberation Sans" fo:font-size="12pt" officeooo:rsid="036122c6" officeooo:paragraph-rsid="036db3e1" style:font-size-asian="10.5pt" style:font-size-complex="12pt"/>
    </style:style>
    <style:style style:name="P575" style:family="paragraph" style:parent-style-name="Text_20_body">
      <style:paragraph-properties fo:margin-left="0.4925in" fo:margin-right="0in" fo:text-indent="0in" style:auto-text-indent="false"/>
      <style:text-properties style:font-name="Liberation Sans" officeooo:rsid="003141f2" officeooo:paragraph-rsid="038080d9"/>
    </style:style>
    <style:style style:name="P576" style:family="paragraph" style:parent-style-name="Standard">
      <style:paragraph-properties fo:margin-left="0.4925in" fo:margin-right="0in" fo:text-indent="0in" style:auto-text-indent="false"/>
    </style:style>
    <style:style style:name="P577" style:family="paragraph" style:parent-style-name="Standard">
      <style:paragraph-properties fo:margin-left="0.4925in" fo:margin-right="0in" fo:text-indent="0in" style:auto-text-indent="false"/>
      <style:text-properties style:font-name="Courier New"/>
    </style:style>
    <style:style style:name="P578" style:family="paragraph" style:parent-style-name="Standard">
      <style:paragraph-properties fo:margin-left="0.4925in" fo:margin-right="0in" fo:text-indent="0in" style:auto-text-indent="false"/>
      <style:text-properties style:font-name="Courier New" officeooo:rsid="02e5bd75" officeooo:paragraph-rsid="02e6dcc7"/>
    </style:style>
    <style:style style:name="P579" style:family="paragraph" style:parent-style-name="Standard">
      <style:paragraph-properties fo:margin-left="0.4925in" fo:margin-right="0in" fo:text-indent="0in" style:auto-text-indent="false"/>
      <style:text-properties style:font-name="Courier New" officeooo:paragraph-rsid="02e6dcc7"/>
    </style:style>
    <style:style style:name="P580" style:family="paragraph" style:parent-style-name="Standard">
      <style:paragraph-properties fo:margin-left="0.4925in" fo:margin-right="0in" fo:text-indent="0in" style:auto-text-indent="false"/>
      <style:text-properties style:font-name="Liberation Mono" officeooo:rsid="038e8c55" officeooo:paragraph-rsid="038e8c55"/>
    </style:style>
    <style:style style:name="P581" style:family="paragraph" style:parent-style-name="Standard">
      <style:paragraph-properties fo:margin-left="0.4925in" fo:margin-right="0in" fo:text-indent="0in" style:auto-text-indent="false"/>
      <style:text-properties style:font-name="Arial1" officeooo:rsid="031f1768" officeooo:paragraph-rsid="031f1768"/>
    </style:style>
    <style:style style:name="P582" style:family="paragraph" style:parent-style-name="Text_20_body">
      <style:paragraph-properties fo:margin-left="0in" fo:margin-right="0in" fo:text-indent="0in" style:auto-text-indent="false"/>
      <style:text-properties style:font-name="Arial1" officeooo:paragraph-rsid="0196eece"/>
    </style:style>
    <style:style style:name="P583" style:family="paragraph" style:parent-style-name="Text_20_body">
      <style:paragraph-properties fo:margin-left="0in" fo:margin-right="0in" fo:text-indent="0in" style:auto-text-indent="false"/>
      <style:text-properties style:font-name="Arial1" officeooo:paragraph-rsid="0198bfcc"/>
    </style:style>
    <style:style style:name="P584" style:family="paragraph" style:parent-style-name="Text_20_body">
      <style:paragraph-properties fo:margin-left="0in" fo:margin-right="0in" fo:text-indent="0in" style:auto-text-indent="false"/>
      <style:text-properties style:font-name="Arial1" officeooo:rsid="019898c4" officeooo:paragraph-rsid="019898c4"/>
    </style:style>
    <style:style style:name="P585" style:family="paragraph" style:parent-style-name="Text_20_body">
      <style:paragraph-properties fo:margin-left="0in" fo:margin-right="0in" fo:text-indent="0in" style:auto-text-indent="false"/>
      <style:text-properties style:font-name="Arial1" officeooo:rsid="01954056" officeooo:paragraph-rsid="01954056"/>
    </style:style>
    <style:style style:name="P586" style:family="paragraph" style:parent-style-name="Text_20_body">
      <style:paragraph-properties fo:margin-left="0in" fo:margin-right="0in" fo:text-indent="0in" style:auto-text-indent="false"/>
      <style:text-properties style:font-name="Arial1" fo:font-size="12pt" officeooo:rsid="00130344" officeooo:paragraph-rsid="029bb1f9" style:font-size-asian="10.5pt" style:font-size-complex="12pt"/>
    </style:style>
    <style:style style:name="P587" style:family="paragraph" style:parent-style-name="Text_20_body">
      <style:paragraph-properties fo:margin-left="0in" fo:margin-right="0in" fo:text-indent="0in" style:auto-text-indent="false"/>
      <style:text-properties style:font-name="Arial1" fo:font-size="12pt" officeooo:rsid="00130344" officeooo:paragraph-rsid="02b36d83" style:font-size-asian="10.5pt" style:font-size-complex="12pt"/>
    </style:style>
    <style:style style:name="P588" style:family="paragraph" style:parent-style-name="Text_20_body">
      <style:paragraph-properties fo:margin-left="0in" fo:margin-right="0in" fo:text-indent="0in" style:auto-text-indent="false"/>
      <style:text-properties style:font-name="Arial1" fo:font-size="12pt" officeooo:rsid="00130344" officeooo:paragraph-rsid="02bfb721" style:font-size-asian="10.5pt" style:font-size-complex="12pt"/>
    </style:style>
    <style:style style:name="P589" style:family="paragraph" style:parent-style-name="Text_20_body">
      <style:paragraph-properties fo:margin-left="0in" fo:margin-right="0in" fo:text-indent="0in" style:auto-text-indent="false"/>
      <style:text-properties style:font-name="Arial1" fo:font-size="12pt" officeooo:rsid="00130344" officeooo:paragraph-rsid="02ce237c" style:font-size-asian="10.5pt" style:font-size-complex="12pt"/>
    </style:style>
    <style:style style:name="P590" style:family="paragraph" style:parent-style-name="Text_20_body">
      <style:paragraph-properties fo:margin-left="0in" fo:margin-right="0in" fo:text-indent="0in" style:auto-text-indent="false"/>
      <style:text-properties style:font-name="Arial1" fo:font-size="12pt" officeooo:rsid="00130344" officeooo:paragraph-rsid="02dbb5a2" style:font-size-asian="10.5pt" style:font-size-complex="12pt"/>
    </style:style>
    <style:style style:name="P591" style:family="paragraph" style:parent-style-name="Text_20_body">
      <style:paragraph-properties fo:margin-left="0in" fo:margin-right="0in" fo:text-indent="0in" style:auto-text-indent="false"/>
      <style:text-properties style:font-name="Arial1" fo:font-size="12pt" officeooo:rsid="00130344" officeooo:paragraph-rsid="02e10cd1" style:font-size-asian="10.5pt" style:font-size-complex="12pt"/>
    </style:style>
    <style:style style:name="P592" style:family="paragraph" style:parent-style-name="Text_20_body">
      <style:paragraph-properties fo:margin-left="0in" fo:margin-right="0in" fo:text-indent="0in" style:auto-text-indent="false"/>
      <style:text-properties style:font-name="Arial1" fo:font-size="12pt" officeooo:rsid="00130344" officeooo:paragraph-rsid="02e25d6d" style:font-size-asian="10.5pt" style:font-size-complex="12pt"/>
    </style:style>
    <style:style style:name="P593" style:family="paragraph" style:parent-style-name="Text_20_body">
      <style:paragraph-properties fo:margin-left="0in" fo:margin-right="0in" fo:text-indent="0in" style:auto-text-indent="false"/>
      <style:text-properties style:font-name="Arial1" fo:font-size="12pt" officeooo:rsid="00130344" officeooo:paragraph-rsid="02e5bd75" style:font-size-asian="10.5pt" style:font-size-complex="12pt"/>
    </style:style>
    <style:style style:name="P594" style:family="paragraph" style:parent-style-name="Text_20_body">
      <style:paragraph-properties fo:margin-left="0in" fo:margin-right="0in" fo:text-indent="0in" style:auto-text-indent="false"/>
      <style:text-properties style:font-name="Arial1" fo:font-size="12pt" officeooo:rsid="00130344" officeooo:paragraph-rsid="02e9a422" style:font-size-asian="10.5pt" style:font-size-complex="12pt"/>
    </style:style>
    <style:style style:name="P595" style:family="paragraph" style:parent-style-name="Text_20_body">
      <style:paragraph-properties fo:margin-left="0in" fo:margin-right="0in" fo:text-indent="0in" style:auto-text-indent="false"/>
      <style:text-properties style:font-name="Arial1" fo:font-size="12pt" officeooo:rsid="00130344" officeooo:paragraph-rsid="02edf4a0" style:font-size-asian="10.5pt" style:font-size-complex="12pt"/>
    </style:style>
    <style:style style:name="P596" style:family="paragraph" style:parent-style-name="Text_20_body">
      <style:paragraph-properties fo:margin-left="0in" fo:margin-right="0in" fo:text-indent="0in" style:auto-text-indent="false"/>
      <style:text-properties style:font-name="Arial1" fo:font-size="12pt" officeooo:rsid="00130344" officeooo:paragraph-rsid="02f1d5a1" style:font-size-asian="10.5pt" style:font-size-complex="12pt"/>
    </style:style>
    <style:style style:name="P597" style:family="paragraph" style:parent-style-name="Text_20_body">
      <style:paragraph-properties fo:margin-left="0in" fo:margin-right="0in" fo:text-indent="0in" style:auto-text-indent="false"/>
      <style:text-properties style:font-name="Arial1" fo:font-size="12pt" officeooo:rsid="00130344" officeooo:paragraph-rsid="02f8c750" style:font-size-asian="10.5pt" style:font-size-complex="12pt"/>
    </style:style>
    <style:style style:name="P598" style:family="paragraph" style:parent-style-name="Text_20_body">
      <style:paragraph-properties fo:margin-left="0in" fo:margin-right="0in" fo:text-indent="0in" style:auto-text-indent="false"/>
      <style:text-properties style:font-name="Arial1" fo:font-size="12pt" officeooo:rsid="00130344" officeooo:paragraph-rsid="03283c82" style:font-size-asian="10.5pt" style:font-size-complex="12pt"/>
    </style:style>
    <style:style style:name="P599" style:family="paragraph" style:parent-style-name="Text_20_body">
      <style:paragraph-properties fo:margin-left="0in" fo:margin-right="0in" fo:text-indent="0in" style:auto-text-indent="false"/>
      <style:text-properties style:font-name="Arial1" fo:font-size="12pt" officeooo:rsid="02ce237c" officeooo:paragraph-rsid="02ce237c" style:font-size-asian="10.5pt" style:font-size-complex="12pt"/>
    </style:style>
    <style:style style:name="P600" style:family="paragraph" style:parent-style-name="Text_20_body">
      <style:paragraph-properties fo:margin-left="0in" fo:margin-right="0in" fo:text-indent="0in" style:auto-text-indent="false"/>
      <style:text-properties style:font-name="Arial1" fo:font-size="12pt" officeooo:rsid="02ce237c" officeooo:paragraph-rsid="02dbb5a2" style:font-size-asian="10.5pt" style:font-size-complex="12pt"/>
    </style:style>
    <style:style style:name="P601" style:family="paragraph" style:parent-style-name="Text_20_body">
      <style:paragraph-properties fo:margin-left="0in" fo:margin-right="0in" fo:text-indent="0in" style:auto-text-indent="false"/>
      <style:text-properties style:font-name="Arial1" fo:font-size="12pt" officeooo:rsid="02ce237c" officeooo:paragraph-rsid="02e10cd1" style:font-size-asian="10.5pt" style:font-size-complex="12pt"/>
    </style:style>
    <style:style style:name="P602" style:family="paragraph" style:parent-style-name="Text_20_body">
      <style:paragraph-properties fo:margin-left="0in" fo:margin-right="0in" fo:text-indent="0in" style:auto-text-indent="false"/>
      <style:text-properties style:font-name="Arial1" fo:font-size="12pt" officeooo:rsid="02ce237c" officeooo:paragraph-rsid="02e25d6d" style:font-size-asian="10.5pt" style:font-size-complex="12pt"/>
    </style:style>
    <style:style style:name="P603" style:family="paragraph" style:parent-style-name="Text_20_body">
      <style:paragraph-properties fo:margin-left="0in" fo:margin-right="0in" fo:text-indent="0in" style:auto-text-indent="false"/>
      <style:text-properties style:font-name="Arial1" fo:font-size="12pt" officeooo:rsid="02ce237c" officeooo:paragraph-rsid="02e5bd75" style:font-size-asian="10.5pt" style:font-size-complex="12pt"/>
    </style:style>
    <style:style style:name="P604" style:family="paragraph" style:parent-style-name="Text_20_body">
      <style:paragraph-properties fo:margin-left="0in" fo:margin-right="0in" fo:text-indent="0in" style:auto-text-indent="false"/>
      <style:text-properties style:font-name="Arial1" fo:font-size="12pt" officeooo:rsid="02ce237c" officeooo:paragraph-rsid="02e9a422" style:font-size-asian="10.5pt" style:font-size-complex="12pt"/>
    </style:style>
    <style:style style:name="P605" style:family="paragraph" style:parent-style-name="Text_20_body">
      <style:paragraph-properties fo:margin-left="0in" fo:margin-right="0in" fo:text-indent="0in" style:auto-text-indent="false"/>
      <style:text-properties style:font-name="Arial1" fo:font-size="12pt" officeooo:rsid="02ce237c" officeooo:paragraph-rsid="02edf4a0" style:font-size-asian="10.5pt" style:font-size-complex="12pt"/>
    </style:style>
    <style:style style:name="P606" style:family="paragraph" style:parent-style-name="Text_20_body">
      <style:paragraph-properties fo:margin-left="0in" fo:margin-right="0in" fo:text-indent="0in" style:auto-text-indent="false"/>
      <style:text-properties style:font-name="Arial1" fo:font-size="12pt" officeooo:rsid="02ce237c" officeooo:paragraph-rsid="02f8c750" style:font-size-asian="10.5pt" style:font-size-complex="12pt"/>
    </style:style>
    <style:style style:name="P607" style:family="paragraph" style:parent-style-name="Text_20_body">
      <style:paragraph-properties fo:margin-left="0in" fo:margin-right="0in" fo:text-indent="0in" style:auto-text-indent="false"/>
      <style:text-properties style:font-name="Arial1" fo:font-size="12pt" officeooo:rsid="00296dd7" officeooo:paragraph-rsid="038080d9" style:font-size-asian="10.5pt" style:font-size-complex="12pt"/>
    </style:style>
    <style:style style:name="P608" style:family="paragraph" style:parent-style-name="Text_20_body">
      <style:paragraph-properties fo:margin-left="0in" fo:margin-right="0in" fo:text-indent="0in" style:auto-text-indent="false"/>
      <style:text-properties style:font-name="Arial1" fo:font-size="12pt" officeooo:rsid="00296dd7" officeooo:paragraph-rsid="038289ae" style:font-size-asian="10.5pt" style:font-size-complex="12pt"/>
    </style:style>
    <style:style style:name="P609" style:family="paragraph" style:parent-style-name="Text_20_body">
      <style:paragraph-properties fo:margin-left="0in" fo:margin-right="0in" fo:text-indent="0in" style:auto-text-indent="false"/>
      <style:text-properties style:font-name="Arial1" fo:font-size="12pt" officeooo:rsid="00296dd7" officeooo:paragraph-rsid="039bdf5a" style:font-size-asian="10.5pt" style:font-size-complex="12pt"/>
    </style:style>
    <style:style style:name="P610" style:family="paragraph" style:parent-style-name="Text_20_body">
      <style:paragraph-properties fo:margin-left="0in" fo:margin-right="0in" fo:text-indent="0in" style:auto-text-indent="false"/>
      <style:text-properties style:font-name="Arial1" fo:font-size="12pt" officeooo:rsid="003141f2" officeooo:paragraph-rsid="038080d9" style:font-size-asian="10.5pt" style:font-size-complex="12pt"/>
    </style:style>
    <style:style style:name="P611" style:family="paragraph" style:parent-style-name="Text_20_body">
      <style:paragraph-properties fo:margin-left="0in" fo:margin-right="0in" fo:text-indent="0in" style:auto-text-indent="false"/>
      <style:text-properties style:font-name="Arial1" fo:font-size="12pt" fo:font-weight="normal" officeooo:rsid="029bb1f9" officeooo:paragraph-rsid="02e5bd75" style:font-size-asian="10.5pt" style:font-weight-asian="normal" style:font-size-complex="12pt" style:font-weight-complex="normal"/>
    </style:style>
    <style:style style:name="P612" style:family="paragraph" style:parent-style-name="Text_20_body">
      <style:paragraph-properties fo:margin-left="0in" fo:margin-right="0in" fo:text-indent="0in" style:auto-text-indent="false"/>
      <style:text-properties style:font-name="Arial1" fo:font-size="12pt" fo:font-weight="normal" officeooo:rsid="02e5bd75" officeooo:paragraph-rsid="02e5bd75" style:font-size-asian="10.5pt" style:font-weight-asian="normal" style:font-size-complex="12pt" style:font-weight-complex="normal"/>
    </style:style>
    <style:style style:name="P613" style:family="paragraph" style:parent-style-name="Text_20_body">
      <style:paragraph-properties fo:margin-left="0in" fo:margin-right="0in" fo:text-indent="0in" style:auto-text-indent="false"/>
      <style:text-properties style:font-name="Arial1" fo:font-size="12pt" fo:font-weight="normal" officeooo:rsid="02eadab7" officeooo:paragraph-rsid="02eadab7" style:font-size-asian="10.5pt" style:font-weight-asian="normal" style:font-size-complex="12pt" style:font-weight-complex="normal"/>
    </style:style>
    <style:style style:name="P614" style:family="paragraph" style:parent-style-name="Text_20_body">
      <style:paragraph-properties fo:margin-left="0in" fo:margin-right="0in" fo:text-indent="0in" style:auto-text-indent="false"/>
      <style:text-properties style:font-name="Arial1" fo:font-size="12pt" fo:font-weight="normal" officeooo:rsid="02eadab7" officeooo:paragraph-rsid="02edf4a0" style:font-size-asian="10.5pt" style:font-weight-asian="normal" style:font-size-complex="12pt" style:font-weight-complex="normal"/>
    </style:style>
    <style:style style:name="P615" style:family="paragraph" style:parent-style-name="Text_20_body">
      <style:paragraph-properties fo:margin-left="0in" fo:margin-right="0in" fo:text-indent="0in" style:auto-text-indent="false"/>
      <style:text-properties style:font-name="Arial1" fo:font-size="12pt" fo:font-weight="normal" officeooo:rsid="02eb59fd" officeooo:paragraph-rsid="02eb59fd" style:font-size-asian="10.5pt" style:font-weight-asian="normal" style:font-size-complex="12pt" style:font-weight-complex="normal"/>
    </style:style>
    <style:style style:name="P616" style:family="paragraph" style:parent-style-name="Text_20_body">
      <style:paragraph-properties fo:margin-left="0in" fo:margin-right="0in" fo:text-indent="0in" style:auto-text-indent="false"/>
      <style:text-properties style:font-name="Arial1" fo:font-size="12pt" fo:font-weight="normal" officeooo:rsid="02effd3b" officeooo:paragraph-rsid="02effd3b" style:font-size-asian="10.5pt" style:font-weight-asian="normal" style:font-size-complex="12pt" style:font-weight-complex="normal"/>
    </style:style>
    <style:style style:name="P617" style:family="paragraph" style:parent-style-name="Text_20_body">
      <style:paragraph-properties fo:margin-left="0in" fo:margin-right="0in" fo:text-indent="0in" style:auto-text-indent="false"/>
      <style:text-properties style:font-name="Arial1" fo:font-size="12pt" fo:font-weight="normal" officeooo:rsid="00130344" officeooo:paragraph-rsid="02fcec87" style:font-size-asian="10.5pt" style:font-weight-asian="normal" style:font-size-complex="12pt" style:font-weight-complex="normal"/>
    </style:style>
    <style:style style:name="P618" style:family="paragraph" style:parent-style-name="Text_20_body">
      <style:paragraph-properties fo:margin-left="0in" fo:margin-right="0in" fo:text-indent="0in" style:auto-text-indent="false"/>
      <style:text-properties style:font-name="Arial1" fo:font-size="12pt" fo:font-weight="normal" officeooo:rsid="00130344" officeooo:paragraph-rsid="02fdbbfb" style:font-size-asian="10.5pt" style:font-weight-asian="normal" style:font-size-complex="12pt" style:font-weight-complex="normal"/>
    </style:style>
    <style:style style:name="P619" style:family="paragraph" style:parent-style-name="Text_20_body">
      <style:paragraph-properties fo:margin-left="0in" fo:margin-right="0in" fo:text-indent="0in" style:auto-text-indent="false"/>
      <style:text-properties style:font-name="Arial1" fo:font-size="12pt" fo:font-weight="normal" officeooo:rsid="00130344" officeooo:paragraph-rsid="03026863" style:font-size-asian="10.5pt" style:font-weight-asian="normal" style:font-size-complex="12pt" style:font-weight-complex="normal"/>
    </style:style>
    <style:style style:name="P620" style:family="paragraph" style:parent-style-name="Text_20_body">
      <style:paragraph-properties fo:margin-left="0in" fo:margin-right="0in" fo:text-indent="0in" style:auto-text-indent="false"/>
      <style:text-properties style:font-name="Arial1" fo:font-size="12pt" fo:font-weight="normal" officeooo:rsid="00130344" officeooo:paragraph-rsid="0307eaa4" style:font-size-asian="10.5pt" style:font-weight-asian="normal" style:font-size-complex="12pt" style:font-weight-complex="normal"/>
    </style:style>
    <style:style style:name="P621" style:family="paragraph" style:parent-style-name="Text_20_body">
      <style:paragraph-properties fo:margin-left="0in" fo:margin-right="0in" fo:text-indent="0in" style:auto-text-indent="false"/>
      <style:text-properties style:font-name="Arial1" fo:font-size="12pt" fo:font-weight="normal" officeooo:rsid="00130344" officeooo:paragraph-rsid="0310739b" style:font-size-asian="10.5pt" style:font-weight-asian="normal" style:font-size-complex="12pt" style:font-weight-complex="normal"/>
    </style:style>
    <style:style style:name="P622" style:family="paragraph" style:parent-style-name="Text_20_body">
      <style:paragraph-properties fo:margin-left="0in" fo:margin-right="0in" fo:text-indent="0in" style:auto-text-indent="false"/>
      <style:text-properties style:font-name="Arial1" fo:font-size="12pt" fo:font-weight="normal" officeooo:rsid="00130344" officeooo:paragraph-rsid="0312726e" style:font-size-asian="10.5pt" style:font-weight-asian="normal" style:font-size-complex="12pt" style:font-weight-complex="normal"/>
    </style:style>
    <style:style style:name="P623" style:family="paragraph" style:parent-style-name="Text_20_body">
      <style:paragraph-properties fo:margin-left="0in" fo:margin-right="0in" fo:text-indent="0in" style:auto-text-indent="false"/>
      <style:text-properties style:font-name="Arial1" fo:font-size="12pt" fo:font-weight="normal" officeooo:rsid="00130344" officeooo:paragraph-rsid="03170b67" style:font-size-asian="10.5pt" style:font-weight-asian="normal" style:font-size-complex="12pt" style:font-weight-complex="normal"/>
    </style:style>
    <style:style style:name="P624" style:family="paragraph" style:parent-style-name="Text_20_body">
      <style:paragraph-properties fo:margin-left="0in" fo:margin-right="0in" fo:text-indent="0in" style:auto-text-indent="false"/>
      <style:text-properties style:font-name="Arial1" fo:font-size="12pt" fo:font-weight="normal" officeooo:rsid="00130344" officeooo:paragraph-rsid="031af61c" style:font-size-asian="10.5pt" style:font-weight-asian="normal" style:font-size-complex="12pt" style:font-weight-complex="normal"/>
    </style:style>
    <style:style style:name="P625" style:family="paragraph" style:parent-style-name="Text_20_body">
      <style:paragraph-properties fo:margin-left="0in" fo:margin-right="0in" fo:text-indent="0in" style:auto-text-indent="false"/>
      <style:text-properties style:font-name="Arial1" fo:font-size="12pt" fo:font-weight="normal" officeooo:rsid="00130344" officeooo:paragraph-rsid="032c3082" style:font-size-asian="10.5pt" style:font-weight-asian="normal" style:font-size-complex="12pt" style:font-weight-complex="normal"/>
    </style:style>
    <style:style style:name="P626" style:family="paragraph" style:parent-style-name="Text_20_body">
      <style:paragraph-properties fo:margin-left="0in" fo:margin-right="0in" fo:text-indent="0in" style:auto-text-indent="false"/>
      <style:text-properties style:font-name="Arial1" fo:font-size="12pt" fo:font-weight="normal" officeooo:rsid="00130344" officeooo:paragraph-rsid="032d7334" style:font-size-asian="10.5pt" style:font-weight-asian="normal" style:font-size-complex="12pt" style:font-weight-complex="normal"/>
    </style:style>
    <style:style style:name="P627" style:family="paragraph" style:parent-style-name="Text_20_body">
      <style:paragraph-properties fo:margin-left="0in" fo:margin-right="0in" fo:text-indent="0in" style:auto-text-indent="false"/>
      <style:text-properties style:font-name="Arial1" fo:font-size="12pt" fo:font-weight="normal" officeooo:rsid="02fee839" officeooo:paragraph-rsid="02f8c750" style:font-size-asian="10.5pt" style:font-weight-asian="normal" style:font-size-complex="12pt" style:font-weight-complex="normal"/>
    </style:style>
    <style:style style:name="P628" style:family="paragraph" style:parent-style-name="Text_20_body">
      <style:paragraph-properties fo:margin-left="0in" fo:margin-right="0in" fo:text-indent="0in" style:auto-text-indent="false"/>
      <style:text-properties style:font-name="Arial1" fo:font-size="12pt" fo:font-weight="normal" officeooo:rsid="0312726e" officeooo:paragraph-rsid="0312726e" style:font-size-asian="10.5pt" style:font-weight-asian="normal" style:font-size-complex="12pt" style:font-weight-complex="normal"/>
    </style:style>
    <style:style style:name="P629" style:family="paragraph" style:parent-style-name="Text_20_body">
      <style:paragraph-properties fo:margin-left="0in" fo:margin-right="0in" fo:text-indent="0in" style:auto-text-indent="false"/>
      <style:text-properties style:font-name="Arial1" fo:font-size="12pt" fo:font-weight="normal" officeooo:rsid="0312726e" officeooo:paragraph-rsid="03170b67" style:font-size-asian="10.5pt" style:font-weight-asian="normal" style:font-size-complex="12pt" style:font-weight-complex="normal"/>
    </style:style>
    <style:style style:name="P630" style:family="paragraph" style:parent-style-name="Text_20_body">
      <style:paragraph-properties fo:margin-left="0in" fo:margin-right="0in" fo:text-indent="0in" style:auto-text-indent="false"/>
      <style:text-properties style:font-name="Arial1" fo:font-size="12pt" fo:font-weight="normal" officeooo:rsid="0312726e" officeooo:paragraph-rsid="031cf1ca" style:font-size-asian="10.5pt" style:font-weight-asian="normal" style:font-size-complex="12pt" style:font-weight-complex="normal"/>
    </style:style>
    <style:style style:name="P631" style:family="paragraph" style:parent-style-name="Text_20_body">
      <style:paragraph-properties fo:margin-left="0in" fo:margin-right="0in" fo:text-indent="0in" style:auto-text-indent="false"/>
      <style:text-properties style:font-name="Arial1" fo:font-size="12pt" fo:font-weight="normal" officeooo:rsid="02f1d5a1" officeooo:paragraph-rsid="032c3082" style:font-size-asian="10.5pt" style:font-weight-asian="normal" style:font-size-complex="12pt" style:font-weight-complex="normal"/>
    </style:style>
    <style:style style:name="P632" style:family="paragraph" style:parent-style-name="Text_20_body">
      <style:paragraph-properties fo:margin-left="0in" fo:margin-right="0in" fo:text-indent="0in" style:auto-text-indent="false"/>
      <style:text-properties style:font-name="Arial1" fo:font-size="12pt" fo:font-weight="normal" officeooo:rsid="02f1d5a1" officeooo:paragraph-rsid="032d7334" style:font-size-asian="10.5pt" style:font-weight-asian="normal" style:font-size-complex="12pt" style:font-weight-complex="normal"/>
    </style:style>
    <style:style style:name="P633" style:family="paragraph" style:parent-style-name="Text_20_body">
      <style:paragraph-properties fo:margin-left="0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634" style:family="paragraph" style:parent-style-name="Text_20_body">
      <style:paragraph-properties fo:margin-left="0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635" style:family="paragraph" style:parent-style-name="Text_20_body">
      <style:paragraph-properties fo:margin-left="0in" fo:margin-right="0in" fo:text-indent="0in" style:auto-text-indent="false"/>
      <style:text-properties style:font-name="Arial1" fo:font-size="12pt" fo:font-weight="normal" officeooo:rsid="035f937b" officeooo:paragraph-rsid="035f937b" style:font-size-asian="10.5pt" style:font-weight-asian="normal" style:font-size-complex="12pt" style:font-weight-complex="normal"/>
    </style:style>
    <style:style style:name="P636" style:family="paragraph" style:parent-style-name="Text_20_body">
      <style:paragraph-properties fo:margin-left="0in" fo:margin-right="0in" fo:text-indent="0in" style:auto-text-indent="false"/>
      <style:text-properties style:font-name="Arial1" fo:font-size="12pt" fo:font-weight="normal" officeooo:rsid="036122c6" officeooo:paragraph-rsid="036db3e1" style:font-size-asian="10.5pt" style:font-weight-asian="normal" style:font-size-complex="12pt" style:font-weight-complex="normal"/>
    </style:style>
    <style:style style:name="P637" style:family="paragraph" style:parent-style-name="Text_20_body">
      <style:paragraph-properties fo:margin-left="0in" fo:margin-right="0in" fo:text-indent="0in" style:auto-text-indent="false"/>
      <style:text-properties style:font-name="Arial1" officeooo:rsid="02e8cdf2" officeooo:paragraph-rsid="02e8cdf2"/>
    </style:style>
    <style:style style:name="P638" style:family="paragraph" style:parent-style-name="Text_20_body">
      <style:paragraph-properties fo:margin-left="0in" fo:margin-right="0in" fo:text-indent="0in" style:auto-text-indent="false"/>
      <style:text-properties style:font-name="Arial1" officeooo:rsid="030dc0ca" officeooo:paragraph-rsid="030dc0ca"/>
    </style:style>
    <style:style style:name="P639" style:family="paragraph" style:parent-style-name="Text_20_body">
      <style:paragraph-properties fo:margin-left="0in" fo:margin-right="0in" fo:text-indent="0in" style:auto-text-indent="false"/>
      <style:text-properties style:font-name="Arial1" officeooo:rsid="030f7140" officeooo:paragraph-rsid="030f7140"/>
    </style:style>
    <style:style style:name="P640" style:family="paragraph" style:parent-style-name="Text_20_body">
      <style:paragraph-properties fo:margin-left="0in" fo:margin-right="0in" fo:text-indent="0in" style:auto-text-indent="false"/>
      <style:text-properties style:font-name="Arial1" officeooo:rsid="0310739b" officeooo:paragraph-rsid="0310739b"/>
    </style:style>
    <style:style style:name="P641" style:family="paragraph" style:parent-style-name="Text_20_body">
      <style:paragraph-properties fo:margin-left="0in" fo:margin-right="0in" fo:text-indent="0in" style:auto-text-indent="false"/>
      <style:text-properties officeooo:rsid="0156c46f" officeooo:paragraph-rsid="0156c46f"/>
    </style:style>
    <style:style style:name="P642" style:family="paragraph" style:parent-style-name="Text_20_body">
      <style:paragraph-properties fo:margin-left="0in" fo:margin-right="0in" fo:text-indent="0in" style:auto-text-indent="false"/>
      <style:text-properties officeooo:rsid="010e92d8" officeooo:paragraph-rsid="032c3082"/>
    </style:style>
    <style:style style:name="P643" style:family="paragraph" style:parent-style-name="Text_20_body">
      <style:paragraph-properties fo:margin-left="0in" fo:margin-right="0in" fo:text-indent="0in" style:auto-text-indent="false"/>
      <style:text-properties style:font-name="Liberation Sans" fo:font-size="12pt" officeooo:rsid="00130344" officeooo:paragraph-rsid="036122c6" style:font-size-asian="10.5pt" style:font-size-complex="12pt"/>
    </style:style>
    <style:style style:name="P644" style:family="paragraph" style:parent-style-name="Text_20_body">
      <style:paragraph-properties fo:margin-left="0in" fo:margin-right="0in" fo:text-indent="0in" style:auto-text-indent="false"/>
      <style:text-properties style:font-name="Liberation Sans" fo:font-size="12pt" officeooo:rsid="00130344" officeooo:paragraph-rsid="036db3e1" style:font-size-asian="10.5pt" style:font-size-complex="12pt"/>
    </style:style>
    <style:style style:name="P645" style:family="paragraph" style:parent-style-name="Text_20_body">
      <style:paragraph-properties fo:margin-left="0in" fo:margin-right="0in" fo:text-indent="0in" style:auto-text-indent="false"/>
      <style:text-properties style:font-name="Liberation Sans" fo:font-size="12pt" officeooo:rsid="036122c6" officeooo:paragraph-rsid="036db3e1" style:font-size-asian="10.5pt" style:font-size-complex="12pt"/>
    </style:style>
    <style:style style:name="P646" style:family="paragraph" style:parent-style-name="Text_20_body">
      <style:paragraph-properties fo:margin-left="0in" fo:margin-right="0in" fo:text-indent="0in" style:auto-text-indent="false"/>
      <style:text-properties style:font-name="Liberation Sans" fo:font-size="12pt" officeooo:rsid="036122c6" officeooo:paragraph-rsid="038289ae" style:font-size-asian="10.5pt" style:font-size-complex="12pt"/>
    </style:style>
    <style:style style:name="P647" style:family="paragraph" style:parent-style-name="Text_20_body">
      <style:paragraph-properties fo:margin-left="0in" fo:margin-right="0in" fo:text-indent="0in" style:auto-text-indent="false"/>
      <style:text-properties style:font-name="Liberation Sans" fo:font-size="12pt" officeooo:rsid="039c0fbe" officeooo:paragraph-rsid="039c0fbe" style:font-size-asian="10.5pt" style:font-size-complex="12pt"/>
    </style:style>
    <style:style style:name="P648" style:family="paragraph" style:parent-style-name="Text_20_body">
      <style:paragraph-properties fo:margin-left="0in" fo:margin-right="0in" fo:text-indent="0in" style:auto-text-indent="false"/>
      <style:text-properties style:font-name="Liberation Sans" fo:font-size="12pt" fo:font-weight="bold" officeooo:rsid="0367c20a" officeooo:paragraph-rsid="0367c20a" style:font-size-asian="10.5pt" style:font-weight-asian="bold" style:font-size-complex="12pt" style:font-weight-complex="bold"/>
    </style:style>
    <style:style style:name="P649" style:family="paragraph" style:parent-style-name="Text_20_body">
      <style:paragraph-properties fo:margin-left="0in" fo:margin-right="0in" fo:text-indent="0in" style:auto-text-indent="false"/>
      <style:text-properties style:font-name="Liberation Sans" fo:font-size="12pt" fo:font-weight="normal" officeooo:rsid="003141f2" officeooo:paragraph-rsid="038080d9" style:font-size-asian="10.5pt" style:font-weight-asian="normal" style:font-size-complex="12pt" style:font-weight-complex="normal"/>
    </style:style>
    <style:style style:name="P650" style:family="paragraph" style:parent-style-name="Text_20_body">
      <style:paragraph-properties fo:margin-left="0in" fo:margin-right="0in" fo:text-indent="0in" style:auto-text-indent="false"/>
      <style:text-properties style:font-name="Liberation Sans" fo:font-size="12pt" fo:font-weight="normal" officeooo:rsid="03969e02" officeooo:paragraph-rsid="03969e02" style:font-size-asian="10.5pt" style:font-weight-asian="normal" style:font-size-complex="12pt" style:font-weight-complex="normal"/>
    </style:style>
    <style:style style:name="P651" style:family="paragraph" style:parent-style-name="Text_20_body">
      <style:paragraph-properties fo:margin-left="0in" fo:margin-right="0in" fo:text-indent="0in" style:auto-text-indent="false"/>
      <style:text-properties style:font-name="Liberation Sans" fo:font-size="12pt" fo:font-weight="normal" officeooo:rsid="002827af" officeooo:paragraph-rsid="03970163" style:font-size-asian="10.5pt" style:font-weight-asian="normal" style:font-size-complex="12pt" style:font-weight-complex="normal"/>
    </style:style>
    <style:style style:name="P652" style:family="paragraph" style:parent-style-name="Text_20_body">
      <style:paragraph-properties fo:margin-left="0in" fo:margin-right="0in" fo:text-indent="0in" style:auto-text-indent="false"/>
      <style:text-properties style:font-name="Liberation Sans" fo:font-size="12pt" fo:font-weight="normal" officeooo:rsid="039c0fbe" officeooo:paragraph-rsid="039c0fbe" style:font-size-asian="10.5pt" style:font-weight-asian="normal" style:font-size-complex="12pt" style:font-weight-complex="normal"/>
    </style:style>
    <style:style style:name="P653" style:family="paragraph" style:parent-style-name="Text_20_body">
      <style:paragraph-properties fo:margin-left="0in" fo:margin-right="0in" fo:text-indent="0in" style:auto-text-indent="false"/>
      <style:text-properties style:font-name="Liberation Sans" officeooo:rsid="002827af" officeooo:paragraph-rsid="038080d9"/>
    </style:style>
    <style:style style:name="P654" style:family="paragraph" style:parent-style-name="Text_20_body">
      <style:paragraph-properties fo:margin-left="0in" fo:margin-right="0in" fo:text-indent="0in" style:auto-text-indent="false"/>
      <style:text-properties style:font-name="Liberation Sans" officeooo:rsid="002827af" officeooo:paragraph-rsid="038b2f93"/>
    </style:style>
    <style:style style:name="P655" style:family="paragraph" style:parent-style-name="Text_20_body">
      <style:paragraph-properties fo:margin-left="0in" fo:margin-right="0in" fo:text-indent="0in" style:auto-text-indent="false"/>
      <style:text-properties style:font-name="Liberation Sans" officeooo:rsid="003141f2" officeooo:paragraph-rsid="038080d9"/>
    </style:style>
    <style:style style:name="P656" style:family="paragraph" style:parent-style-name="Text_20_body">
      <style:paragraph-properties fo:margin-left="0in" fo:margin-right="0in" fo:text-indent="0in" style:auto-text-indent="false"/>
      <style:text-properties style:font-name="Liberation Mono" officeooo:rsid="002827af" officeooo:paragraph-rsid="038080d9"/>
    </style:style>
    <style:style style:name="P657" style:family="paragraph" style:parent-style-name="Text_20_body">
      <style:paragraph-properties fo:margin-left="0in" fo:margin-right="0in" fo:text-indent="0in" style:auto-text-indent="false"/>
      <style:text-properties style:font-name="Liberation Mono" officeooo:rsid="003141f2" officeooo:paragraph-rsid="038080d9"/>
    </style:style>
    <style:style style:name="P658" style:family="paragraph" style:parent-style-name="Text_20_body">
      <style:paragraph-properties fo:margin-left="0in" fo:margin-right="0in" fo:text-indent="0in" style:auto-text-indent="false"/>
      <style:text-properties officeooo:paragraph-rsid="038080d9"/>
    </style:style>
    <style:style style:name="P659" style:family="paragraph" style:parent-style-name="Text_20_body">
      <style:paragraph-properties fo:margin-left="0in" fo:margin-right="0in" fo:text-indent="0in" style:auto-text-indent="false"/>
      <style:text-properties officeooo:rsid="00295c29" officeooo:paragraph-rsid="038289ae"/>
    </style:style>
    <style:style style:name="P660" style:family="paragraph" style:parent-style-name="Text_20_body">
      <style:paragraph-properties fo:margin-left="0in" fo:margin-right="0in" fo:text-indent="0in" style:auto-text-indent="false"/>
      <style:text-properties officeooo:rsid="00296dd7" officeooo:paragraph-rsid="038289ae"/>
    </style:style>
    <style:style style:name="P661" style:family="paragraph" style:parent-style-name="Text_20_body">
      <style:paragraph-properties fo:margin-left="0in" fo:margin-right="0in" fo:text-indent="0in" style:auto-text-indent="false"/>
      <style:text-properties officeooo:rsid="002a270d" officeooo:paragraph-rsid="038289ae"/>
    </style:style>
    <style:style style:name="P662" style:family="paragraph" style:parent-style-name="Text_20_body">
      <style:paragraph-properties fo:margin-left="0in" fo:margin-right="0in" fo:text-indent="0in" style:auto-text-indent="false"/>
      <style:text-properties officeooo:paragraph-rsid="038289ae"/>
    </style:style>
    <style:style style:name="P663" style:family="paragraph" style:parent-style-name="Text_20_body">
      <style:paragraph-properties fo:margin-left="0in" fo:margin-right="0in" fo:text-indent="0in" style:auto-text-indent="false"/>
      <style:text-properties officeooo:paragraph-rsid="038b2f93"/>
    </style:style>
    <style:style style:name="P664" style:family="paragraph" style:parent-style-name="Standard">
      <style:paragraph-properties fo:margin-left="0in" fo:margin-right="0in" fo:text-indent="0in" style:auto-text-indent="false"/>
      <style:text-properties style:font-name="Arial1" fo:font-size="12pt" fo:font-weight="normal" officeooo:rsid="029bb1f9" officeooo:paragraph-rsid="029c7837" style:font-size-asian="10.5pt" style:font-weight-asian="normal" style:font-size-complex="12pt" style:font-weight-complex="normal"/>
    </style:style>
    <style:style style:name="P665" style:family="paragraph" style:parent-style-name="Standard">
      <style:paragraph-properties fo:margin-left="0in" fo:margin-right="0in" fo:text-indent="0in" style:auto-text-indent="false"/>
      <style:text-properties style:font-name="Arial1" fo:font-size="12pt" fo:font-weight="normal" officeooo:rsid="029bb1f9" officeooo:paragraph-rsid="02b36d83" style:font-size-asian="10.5pt" style:font-weight-asian="normal" style:font-size-complex="12pt" style:font-weight-complex="normal"/>
    </style:style>
    <style:style style:name="P666" style:family="paragraph" style:parent-style-name="Standard">
      <style:paragraph-properties fo:margin-left="0in" fo:margin-right="0in" fo:text-indent="0in" style:auto-text-indent="false"/>
      <style:text-properties style:font-name="Arial1" fo:font-size="12pt" fo:font-weight="normal" officeooo:rsid="029bb1f9" officeooo:paragraph-rsid="02e10cd1" style:font-size-asian="10.5pt" style:font-weight-asian="normal" style:font-size-complex="12pt" style:font-weight-complex="normal"/>
    </style:style>
    <style:style style:name="P667" style:family="paragraph" style:parent-style-name="Standard">
      <style:paragraph-properties fo:margin-left="0in" fo:margin-right="0in" fo:text-indent="0in" style:auto-text-indent="false"/>
      <style:text-properties style:font-name="Arial1" fo:font-size="12pt" fo:font-weight="normal" officeooo:rsid="02b7e6c3" officeooo:paragraph-rsid="02b7e6c3" style:font-size-asian="10.5pt" style:font-weight-asian="normal" style:font-size-complex="12pt" style:font-weight-complex="normal"/>
    </style:style>
    <style:style style:name="P668" style:family="paragraph" style:parent-style-name="Standard">
      <style:paragraph-properties fo:margin-left="0in" fo:margin-right="0in" fo:text-indent="0in" style:auto-text-indent="false"/>
      <style:text-properties style:font-name="Arial1" fo:font-size="12pt" fo:font-weight="normal" officeooo:rsid="036122c6" officeooo:paragraph-rsid="039bdf5a" style:font-size-asian="10.5pt" style:font-weight-asian="normal" style:font-size-complex="12pt" style:font-weight-complex="normal"/>
    </style:style>
    <style:style style:name="P669" style:family="paragraph" style:parent-style-name="Standard">
      <style:paragraph-properties fo:margin-left="0in" fo:margin-right="0in" fo:text-indent="0in" style:auto-text-indent="false"/>
      <style:text-properties style:font-name="Arial1" officeooo:rsid="031f1768" officeooo:paragraph-rsid="031f1768"/>
    </style:style>
    <style:style style:name="P670" style:family="paragraph" style:parent-style-name="Standard">
      <style:paragraph-properties fo:margin-left="0in" fo:margin-right="0in" fo:text-indent="0in" style:auto-text-indent="false"/>
      <style:text-properties style:font-name="Arial1" officeooo:rsid="03a43f19" officeooo:paragraph-rsid="03a43f19"/>
    </style:style>
    <style:style style:name="P671" style:family="paragraph" style:parent-style-name="Standard">
      <style:paragraph-properties fo:margin-left="0in" fo:margin-right="0in" fo:text-indent="0in" style:auto-text-indent="false"/>
      <style:text-properties style:font-name="Courier New" fo:font-size="12pt" officeooo:rsid="02bddde8" officeooo:paragraph-rsid="02de1419" style:font-size-asian="10.5pt" style:font-size-complex="12pt"/>
    </style:style>
    <style:style style:name="P672" style:family="paragraph" style:parent-style-name="Standard">
      <style:paragraph-properties fo:margin-left="0in" fo:margin-right="0in" fo:text-indent="0in" style:auto-text-indent="false"/>
      <style:text-properties style:font-name="Courier New" fo:font-size="12pt" fo:font-weight="normal" officeooo:rsid="02de1419" officeooo:paragraph-rsid="02de1419" style:font-size-asian="10.5pt" style:font-weight-asian="normal" style:font-size-complex="12pt" style:font-weight-complex="normal"/>
    </style:style>
    <style:style style:name="P673" style:family="paragraph" style:parent-style-name="Standard">
      <style:paragraph-properties fo:margin-left="0in" fo:margin-right="0in" fo:text-indent="0in" style:auto-text-indent="false"/>
      <style:text-properties style:font-name="Courier New" fo:font-size="12pt" fo:font-weight="normal" officeooo:rsid="02bddde8" officeooo:paragraph-rsid="02e25d6d" style:font-size-asian="10.5pt" style:font-weight-asian="normal" style:font-size-complex="12pt" style:font-weight-complex="normal"/>
    </style:style>
    <style:style style:name="P674" style:family="paragraph" style:parent-style-name="Standard">
      <style:paragraph-properties fo:margin-left="0in" fo:margin-right="0in" fo:text-indent="0in" style:auto-text-indent="false"/>
      <style:text-properties style:font-name="Courier New" fo:font-size="12pt" fo:font-weight="normal" officeooo:rsid="02bddde8" officeooo:paragraph-rsid="02e36695" style:font-size-asian="10.5pt" style:font-weight-asian="normal" style:font-size-complex="12pt" style:font-weight-complex="normal"/>
    </style:style>
    <style:style style:name="P675" style:family="paragraph" style:parent-style-name="Standard">
      <style:paragraph-properties fo:margin-left="0in" fo:margin-right="0in" fo:text-indent="0in" style:auto-text-indent="false"/>
      <style:text-properties style:font-name="Courier New" fo:font-size="12pt" fo:font-weight="normal" officeooo:rsid="02bddde8" officeooo:paragraph-rsid="02e6dcc7" style:font-size-asian="10.5pt" style:font-weight-asian="normal" style:font-size-complex="12pt" style:font-weight-complex="normal"/>
    </style:style>
    <style:style style:name="P676" style:family="paragraph" style:parent-style-name="Standard">
      <style:paragraph-properties fo:margin-left="0in" fo:margin-right="0in" fo:text-indent="0in" style:auto-text-indent="false"/>
      <style:text-properties style:font-name="Courier New" fo:font-size="12pt" fo:font-weight="normal" officeooo:rsid="02bddde8" officeooo:paragraph-rsid="02edf4a0" style:font-size-asian="10.5pt" style:font-weight-asian="normal" style:font-size-complex="12pt" style:font-weight-complex="normal"/>
    </style:style>
    <style:style style:name="P677" style:family="paragraph" style:parent-style-name="Standard">
      <style:paragraph-properties fo:margin-left="0in" fo:margin-right="0in" fo:text-indent="0in" style:auto-text-indent="false"/>
      <style:text-properties style:font-name="Courier New" fo:font-size="12pt" fo:font-weight="normal" officeooo:rsid="02bddde8" officeooo:paragraph-rsid="02f1d5a1" style:font-size-asian="10.5pt" style:font-weight-asian="normal" style:font-size-complex="12pt" style:font-weight-complex="normal"/>
    </style:style>
    <style:style style:name="P678" style:family="paragraph" style:parent-style-name="Standard">
      <style:paragraph-properties fo:margin-left="0in" fo:margin-right="0in" fo:text-indent="0in" style:auto-text-indent="false"/>
      <style:text-properties style:font-name="Courier New" fo:font-size="12pt" fo:font-weight="normal" officeooo:rsid="02bddde8" officeooo:paragraph-rsid="0327cc81" style:font-size-asian="10.5pt" style:font-weight-asian="normal" style:font-size-complex="12pt" style:font-weight-complex="normal"/>
    </style:style>
    <style:style style:name="P679" style:family="paragraph" style:parent-style-name="Standard">
      <style:paragraph-properties fo:margin-left="0in" fo:margin-right="0in" fo:text-indent="0in" style:auto-text-indent="false"/>
      <style:text-properties style:font-name="Courier New" fo:font-size="12pt" fo:font-weight="normal" officeooo:rsid="02bddde8" officeooo:paragraph-rsid="037be2a9" style:font-size-asian="10.5pt" style:font-weight-asian="normal" style:font-size-complex="12pt" style:font-weight-complex="normal"/>
    </style:style>
    <style:style style:name="P680" style:family="paragraph" style:parent-style-name="Standard">
      <style:paragraph-properties fo:margin-left="0in" fo:margin-right="0in" fo:text-indent="0in" style:auto-text-indent="false"/>
      <style:text-properties style:font-name="Courier New" fo:font-size="12pt" fo:font-weight="normal" officeooo:rsid="02c1dd66" officeooo:paragraph-rsid="02f3dba3" style:font-size-asian="10.5pt" style:font-weight-asian="normal" style:font-size-complex="12pt" style:font-weight-complex="normal"/>
    </style:style>
    <style:style style:name="P681" style:family="paragraph" style:parent-style-name="Standard">
      <style:paragraph-properties fo:margin-left="0in" fo:margin-right="0in" fo:text-indent="0in" style:auto-text-indent="false"/>
      <style:text-properties style:font-name="Courier New" fo:font-size="12pt" fo:font-weight="normal" officeooo:rsid="02c1dd66" officeooo:paragraph-rsid="02f1d5a1" style:font-size-asian="10.5pt" style:font-weight-asian="normal" style:font-size-complex="12pt" style:font-weight-complex="normal"/>
    </style:style>
    <style:style style:name="P682" style:family="paragraph" style:parent-style-name="Standard">
      <style:paragraph-properties fo:margin-left="0in" fo:margin-right="0in" fo:text-indent="0in" style:auto-text-indent="false"/>
      <style:text-properties style:font-name="Courier New" fo:font-size="12pt" fo:font-weight="normal" officeooo:rsid="02c1dd66" officeooo:paragraph-rsid="02fbd096" style:font-size-asian="10.5pt" style:font-weight-asian="normal" style:font-size-complex="12pt" style:font-weight-complex="normal"/>
    </style:style>
    <style:style style:name="P683" style:family="paragraph" style:parent-style-name="Standard">
      <style:paragraph-properties fo:margin-left="0in" fo:margin-right="0in" fo:text-indent="0in" style:auto-text-indent="false"/>
      <style:text-properties style:font-name="Courier New" fo:font-size="12pt" fo:font-weight="normal" officeooo:rsid="02c1dd66" officeooo:paragraph-rsid="0327cc81" style:font-size-asian="10.5pt" style:font-weight-asian="normal" style:font-size-complex="12pt" style:font-weight-complex="normal"/>
    </style:style>
    <style:style style:name="P684" style:family="paragraph" style:parent-style-name="Standard">
      <style:paragraph-properties fo:margin-left="0in" fo:margin-right="0in" fo:text-indent="0in" style:auto-text-indent="false"/>
      <style:text-properties style:font-name="Courier New" fo:font-size="12pt" fo:font-weight="normal" officeooo:rsid="02c1dd66" officeooo:paragraph-rsid="032c3082" style:font-size-asian="10.5pt" style:font-weight-asian="normal" style:font-size-complex="12pt" style:font-weight-complex="normal"/>
    </style:style>
    <style:style style:name="P685" style:family="paragraph" style:parent-style-name="Standard">
      <style:paragraph-properties fo:margin-left="0in" fo:margin-right="0in" fo:text-indent="0in" style:auto-text-indent="false"/>
      <style:text-properties style:font-name="Courier New" fo:font-size="12pt" fo:font-weight="normal" officeooo:rsid="02c1dd66" officeooo:paragraph-rsid="032d7334" style:font-size-asian="10.5pt" style:font-weight-asian="normal" style:font-size-complex="12pt" style:font-weight-complex="normal"/>
    </style:style>
    <style:style style:name="P686" style:family="paragraph" style:parent-style-name="Standard">
      <style:paragraph-properties fo:margin-left="0in" fo:margin-right="0in" fo:text-indent="0in" style:auto-text-indent="false"/>
      <style:text-properties style:font-name="Courier New" fo:font-size="12pt" fo:font-weight="normal" officeooo:rsid="03007852" officeooo:paragraph-rsid="03007852" style:font-size-asian="10.5pt" style:font-weight-asian="normal" style:font-size-complex="12pt" style:font-weight-complex="normal"/>
    </style:style>
    <style:style style:name="P687" style:family="paragraph" style:parent-style-name="Standard">
      <style:paragraph-properties fo:margin-left="0in" fo:margin-right="0in" fo:text-indent="0in" style:auto-text-indent="false"/>
      <style:text-properties style:font-name="Courier New" fo:font-size="12pt" fo:font-weight="normal" officeooo:rsid="03007852" officeooo:paragraph-rsid="0307eaa4" style:font-size-asian="10.5pt" style:font-weight-asian="normal" style:font-size-complex="12pt" style:font-weight-complex="normal"/>
    </style:style>
    <style:style style:name="P688" style:family="paragraph" style:parent-style-name="Standard">
      <style:paragraph-properties fo:margin-left="0in" fo:margin-right="0in" fo:text-indent="0in" style:auto-text-indent="false"/>
      <style:text-properties style:font-name="Courier New" fo:font-size="12pt" fo:font-weight="normal" officeooo:rsid="03007852" officeooo:paragraph-rsid="030f7140" style:font-size-asian="10.5pt" style:font-weight-asian="normal" style:font-size-complex="12pt" style:font-weight-complex="normal"/>
    </style:style>
    <style:style style:name="P689" style:family="paragraph" style:parent-style-name="Standard">
      <style:paragraph-properties fo:margin-left="0in" fo:margin-right="0in" fo:text-indent="0in" style:auto-text-indent="false"/>
      <style:text-properties style:font-name="Courier New" fo:font-size="12pt" fo:font-weight="normal" officeooo:rsid="03007852" officeooo:paragraph-rsid="0312726e" style:font-size-asian="10.5pt" style:font-weight-asian="normal" style:font-size-complex="12pt" style:font-weight-complex="normal"/>
    </style:style>
    <style:style style:name="P690" style:family="paragraph" style:parent-style-name="Standard">
      <style:paragraph-properties fo:margin-left="0in" fo:margin-right="0in" fo:text-indent="0in" style:auto-text-indent="false"/>
      <style:text-properties style:font-name="Courier New" fo:font-size="12pt" fo:font-weight="normal" officeooo:rsid="03007852" officeooo:paragraph-rsid="0314ea2e" style:font-size-asian="10.5pt" style:font-weight-asian="normal" style:font-size-complex="12pt" style:font-weight-complex="normal"/>
    </style:style>
    <style:style style:name="P691" style:family="paragraph" style:parent-style-name="Standard">
      <style:paragraph-properties fo:margin-left="0in" fo:margin-right="0in" fo:text-indent="0in" style:auto-text-indent="false"/>
      <style:text-properties style:font-name="Courier New" fo:font-size="12pt" fo:font-weight="normal" officeooo:rsid="03007852" officeooo:paragraph-rsid="031aafb9" style:font-size-asian="10.5pt" style:font-weight-asian="normal" style:font-size-complex="12pt" style:font-weight-complex="normal"/>
    </style:style>
    <style:style style:name="P692" style:family="paragraph" style:parent-style-name="Standard">
      <style:paragraph-properties fo:margin-left="0in" fo:margin-right="0in" fo:text-indent="0in" style:auto-text-indent="false"/>
      <style:text-properties style:font-name="Liberation Mono" fo:font-size="12pt" fo:font-weight="normal" officeooo:rsid="02fd1a32" officeooo:paragraph-rsid="02fd1a32" style:font-size-asian="10.5pt" style:font-weight-asian="normal" style:font-size-complex="12pt" style:font-weight-complex="normal"/>
    </style:style>
    <style:style style:name="P693" style:family="paragraph" style:parent-style-name="Standard">
      <style:paragraph-properties fo:margin-left="0in" fo:margin-right="0in" fo:text-indent="0in" style:auto-text-indent="false"/>
      <style:text-properties style:font-name="Liberation Mono" fo:font-size="12pt" fo:font-weight="normal" officeooo:rsid="03744551" officeooo:paragraph-rsid="03744551" style:font-size-asian="10.5pt" style:font-weight-asian="normal" style:font-size-complex="12pt" style:font-weight-complex="normal"/>
    </style:style>
    <style:style style:name="P694" style:family="paragraph" style:parent-style-name="Standard">
      <style:paragraph-properties fo:margin-left="0in" fo:margin-right="0in" fo:text-indent="0in" style:auto-text-indent="false"/>
      <style:text-properties officeooo:paragraph-rsid="03744551"/>
    </style:style>
    <style:style style:name="P695" style:family="paragraph" style:parent-style-name="Standard">
      <style:paragraph-properties fo:margin-left="0in" fo:margin-right="0in" fo:text-indent="0in" style:auto-text-indent="false"/>
      <style:text-properties style:font-name="Liberation Sans" fo:font-size="12pt" fo:font-weight="normal" officeooo:rsid="00296dd7" officeooo:paragraph-rsid="038289ae" style:font-size-asian="10.5pt" style:font-weight-asian="normal" style:font-size-complex="12pt" style:font-weight-complex="normal"/>
    </style:style>
    <style:style style:name="P696" style:family="paragraph" style:parent-style-name="Standard">
      <style:text-properties style:font-name="Courier New"/>
    </style:style>
    <style:style style:name="P697" style:family="paragraph" style:parent-style-name="Standard">
      <style:text-properties style:font-name="Courier New" officeooo:rsid="029a4601" officeooo:paragraph-rsid="029a4601"/>
    </style:style>
    <style:style style:name="P698" style:family="paragraph" style:parent-style-name="Standard">
      <style:text-properties style:font-name="Courier New" officeooo:rsid="029a4601" officeooo:paragraph-rsid="02ad9b37"/>
    </style:style>
    <style:style style:name="P699" style:family="paragraph" style:parent-style-name="Standard">
      <style:text-properties style:font-name="Courier New" officeooo:rsid="02bddde8" officeooo:paragraph-rsid="02bddde8"/>
    </style:style>
    <style:style style:name="P700" style:family="paragraph" style:parent-style-name="Standard">
      <style:text-properties style:font-name="Courier New" officeooo:rsid="02bddde8" officeooo:paragraph-rsid="02c1dd66"/>
    </style:style>
    <style:style style:name="P701" style:family="paragraph" style:parent-style-name="Standard">
      <style:text-properties style:font-name="Courier New" officeooo:rsid="02bddde8" officeooo:paragraph-rsid="02d8c1a1"/>
    </style:style>
    <style:style style:name="P702" style:family="paragraph" style:parent-style-name="Standard">
      <style:text-properties style:font-name="Courier New" officeooo:paragraph-rsid="02da287d"/>
    </style:style>
    <style:style style:name="P703" style:family="paragraph" style:parent-style-name="Standard">
      <style:text-properties officeooo:rsid="02bddde8" officeooo:paragraph-rsid="02bf3d8d"/>
    </style:style>
    <style:style style:name="P704" style:family="paragraph" style:parent-style-name="Standard">
      <style:text-properties officeooo:rsid="02f44436" officeooo:paragraph-rsid="02f44436"/>
    </style:style>
    <style:style style:name="P705" style:family="paragraph" style:parent-style-name="Standard">
      <style:text-properties style:font-name="Arial1" fo:font-size="12pt" fo:font-weight="normal" officeooo:rsid="02f1d5a1" officeooo:paragraph-rsid="02f1d5a1" style:font-size-asian="10.5pt" style:font-weight-asian="normal" style:font-size-complex="12pt" style:font-weight-complex="normal"/>
    </style:style>
    <style:style style:name="P706" style:family="paragraph" style:parent-style-name="Standard">
      <style:text-properties style:font-name="Arial1" fo:font-size="12pt" fo:font-weight="normal" officeooo:rsid="02f1d5a1" officeooo:paragraph-rsid="03026863" style:font-size-asian="10.5pt" style:font-weight-asian="normal" style:font-size-complex="12pt" style:font-weight-complex="normal"/>
    </style:style>
    <style:style style:name="P707" style:family="paragraph" style:parent-style-name="Standard">
      <style:text-properties style:font-name="Arial1" fo:font-size="12pt" fo:font-weight="normal" officeooo:rsid="02f1d5a1" officeooo:paragraph-rsid="03283c82" style:font-size-asian="10.5pt" style:font-weight-asian="normal" style:font-size-complex="12pt" style:font-weight-complex="normal"/>
    </style:style>
    <style:style style:name="P708" style:family="paragraph" style:parent-style-name="Standard">
      <style:text-properties style:font-name="Arial1" fo:font-size="12pt" fo:font-weight="normal" officeooo:rsid="02f1d5a1" officeooo:paragraph-rsid="037566f7" style:font-size-asian="10.5pt" style:font-weight-asian="normal" style:font-size-complex="12pt" style:font-weight-complex="normal"/>
    </style:style>
    <style:style style:name="P709" style:family="paragraph" style:parent-style-name="Standard">
      <style:text-properties style:font-name="Liberation Sans" fo:font-size="12pt" fo:font-weight="bold" officeooo:rsid="0367c20a" officeooo:paragraph-rsid="03691d8e" style:font-size-asian="10.5pt" style:font-weight-asian="bold" style:font-size-complex="12pt" style:font-weight-complex="bold"/>
    </style:style>
    <style:style style:name="P710" style:family="paragraph" style:parent-style-name="Standard">
      <style:text-properties style:font-name="Liberation Sans" fo:font-size="12pt" fo:font-weight="normal" officeooo:rsid="038e8c55" officeooo:paragraph-rsid="038e8c55" style:font-size-asian="10.5pt" style:font-weight-asian="normal" style:font-size-complex="12pt" style:font-weight-complex="normal"/>
    </style:style>
    <style:style style:name="P711" style:family="paragraph" style:parent-style-name="Standard">
      <style:text-properties style:font-name="Liberation Mono" officeooo:paragraph-rsid="038289ae"/>
    </style:style>
    <style:style style:name="P712" style:family="paragraph" style:parent-style-name="Standard">
      <style:text-properties officeooo:paragraph-rsid="038289ae"/>
    </style:style>
    <style:style style:name="P713" style:family="paragraph" style:parent-style-name="Standard">
      <style:text-properties officeooo:paragraph-rsid="03970163"/>
    </style:style>
    <style:style style:name="P714" style:family="paragraph" style:parent-style-name="Contents_20_1">
      <style:paragraph-properties>
        <style:tab-stops>
          <style:tab-stop style:position="6.9252in" style:type="right" style:leader-style="dotted" style:leader-text="."/>
        </style:tab-stops>
      </style:paragraph-properties>
    </style:style>
    <style:style style:name="P715" style:family="paragraph" style:parent-style-name="Contents_20_2">
      <style:paragraph-properties>
        <style:tab-stops>
          <style:tab-stop style:position="6.7283in" style:type="right" style:leader-style="dotted" style:leader-text="."/>
        </style:tab-stops>
      </style:paragraph-properties>
    </style:style>
    <style:style style:name="P716" style:family="paragraph" style:parent-style-name="Contents_20_3">
      <style:paragraph-properties>
        <style:tab-stops>
          <style:tab-stop style:position="6.5319in" style:type="right" style:leader-style="dotted" style:leader-text="."/>
        </style:tab-stops>
      </style:paragraph-properties>
    </style:style>
    <style:style style:name="P717" style:family="paragraph" style:parent-style-name="Contents_20_4">
      <style:paragraph-properties>
        <style:tab-stops>
          <style:tab-stop style:position="6.3354in" style:type="right" style:leader-style="dotted" style:leader-text="."/>
        </style:tab-stops>
      </style:paragraph-properties>
    </style:style>
    <style:style style:name="P718" style:family="paragraph" style:parent-style-name="Contents_20_1">
      <style:paragraph-properties>
        <style:tab-stops>
          <style:tab-stop style:position="6.9252in" style:type="right" style:leader-style="dotted" style:leader-text="."/>
        </style:tab-stops>
      </style:paragraph-properties>
    </style:style>
    <style:style style:name="P719" style:family="paragraph" style:parent-style-name="Contents_20_2">
      <style:paragraph-properties>
        <style:tab-stops>
          <style:tab-stop style:position="6.7283in" style:type="right" style:leader-style="dotted" style:leader-text="."/>
        </style:tab-stops>
      </style:paragraph-properties>
    </style:style>
    <style:style style:name="P720" style:family="paragraph" style:parent-style-name="Contents_20_3">
      <style:paragraph-properties>
        <style:tab-stops>
          <style:tab-stop style:position="6.5319in" style:type="right" style:leader-style="dotted" style:leader-text="."/>
        </style:tab-stops>
      </style:paragraph-properties>
    </style:style>
    <style:style style:name="P721" style:family="paragraph" style:parent-style-name="Contents_20_4">
      <style:paragraph-properties>
        <style:tab-stops>
          <style:tab-stop style:position="6.3354in" style:type="right" style:leader-style="dotted" style:leader-text="."/>
        </style:tab-stops>
      </style:paragraph-properties>
    </style:style>
    <style:style style:name="P722" style:family="paragraph" style:parent-style-name="Heading_20_1">
      <style:text-properties officeooo:rsid="001abbba" officeooo:paragraph-rsid="001abbba"/>
    </style:style>
    <style:style style:name="P723" style:family="paragraph" style:parent-style-name="Heading_20_1">
      <style:text-properties officeooo:rsid="00162507"/>
    </style:style>
    <style:style style:name="P724" style:family="paragraph" style:parent-style-name="Heading_20_1">
      <style:paragraph-properties fo:break-before="page"/>
    </style:style>
    <style:style style:name="P725" style:family="paragraph" style:parent-style-name="Heading_20_1">
      <style:paragraph-properties fo:break-before="page"/>
      <style:text-properties officeooo:rsid="029a4601" officeooo:paragraph-rsid="029a4601"/>
    </style:style>
    <style:style style:name="P726" style:family="paragraph" style:parent-style-name="Heading_20_1">
      <style:paragraph-properties fo:break-before="page"/>
      <style:text-properties officeooo:paragraph-rsid="038289ae"/>
    </style:style>
    <style:style style:name="P727" style:family="paragraph" style:parent-style-name="Heading_20_1">
      <style:paragraph-properties fo:break-before="page"/>
      <style:text-properties officeooo:paragraph-rsid="038080d9"/>
    </style:style>
    <style:style style:name="P728" style:family="paragraph" style:parent-style-name="Heading_20_1">
      <style:paragraph-properties fo:break-before="page"/>
      <style:text-properties officeooo:paragraph-rsid="037566f7"/>
    </style:style>
    <style:style style:name="P729" style:family="paragraph" style:parent-style-name="Heading_20_1">
      <style:paragraph-properties fo:break-before="page"/>
      <style:text-properties officeooo:paragraph-rsid="03691d8e"/>
    </style:style>
    <style:style style:name="P730" style:family="paragraph" style:parent-style-name="Heading_20_1">
      <style:paragraph-properties fo:break-before="page"/>
      <style:text-properties officeooo:paragraph-rsid="032c3082"/>
    </style:style>
    <style:style style:name="P731" style:family="paragraph" style:parent-style-name="Heading_20_2">
      <style:text-properties officeooo:paragraph-rsid="0292103c"/>
    </style:style>
    <style:style style:name="P732" style:family="paragraph" style:parent-style-name="Heading_20_2">
      <style:text-properties officeooo:rsid="0201f946"/>
    </style:style>
    <style:style style:name="P733" style:family="paragraph" style:parent-style-name="Heading_20_2">
      <style:text-properties style:font-name="Courier New" officeooo:rsid="0156c46f"/>
    </style:style>
    <style:style style:name="P734" style:family="paragraph" style:parent-style-name="Heading_20_3">
      <style:text-properties officeooo:rsid="026e9566"/>
    </style:style>
    <style:style style:name="P735" style:family="paragraph" style:parent-style-name="Table_20_Contents" style:list-style-name="L4">
      <style:text-properties style:font-name="Arial1" fo:font-size="10pt" officeooo:rsid="02b36d83" officeooo:paragraph-rsid="02b36d83" style:font-size-asian="10pt" style:font-size-complex="10pt"/>
    </style:style>
    <style:style style:name="P736" style:family="paragraph" style:parent-style-name="Table_20_Contents" style:list-style-name="L12">
      <style:text-properties style:font-name="Arial1" fo:font-size="10pt" officeooo:rsid="02e10cd1" officeooo:paragraph-rsid="02e10cd1" style:font-size-asian="10pt" style:font-size-complex="10pt"/>
    </style:style>
    <style:style style:name="P737" style:family="paragraph" style:parent-style-name="Table_20_Contents" style:list-style-name="L13">
      <style:text-properties style:font-name="Arial1" fo:font-size="10pt" officeooo:rsid="037d101c" officeooo:paragraph-rsid="037d101c" style:font-size-asian="10pt" style:font-size-complex="10pt"/>
    </style:style>
    <style:style style:name="P738" style:family="paragraph" style:parent-style-name="Table_20_Contents" style:list-style-name="L14">
      <style:text-properties style:font-name="Arial1" fo:font-size="10pt" officeooo:rsid="02e25d6d" officeooo:paragraph-rsid="02e25d6d" style:font-size-asian="10pt" style:font-size-complex="10pt"/>
    </style:style>
    <style:style style:name="P739" style:family="paragraph" style:parent-style-name="Table_20_Contents" style:list-style-name="L14">
      <style:text-properties style:font-name="Arial1" fo:font-size="10pt" officeooo:rsid="02e25d6d" officeooo:paragraph-rsid="02e5bd75" style:font-size-asian="10pt" style:font-size-complex="10pt"/>
    </style:style>
    <style:style style:name="P740" style:family="paragraph" style:parent-style-name="Table_20_Contents" style:list-style-name="L15">
      <style:text-properties style:font-name="Arial1" fo:font-size="10pt" officeooo:rsid="037eda9d" officeooo:paragraph-rsid="037eda9d" style:font-size-asian="10pt" style:font-size-complex="10pt"/>
    </style:style>
    <style:style style:name="P741" style:family="paragraph" style:parent-style-name="Table_20_Contents" style:list-style-name="L16">
      <style:text-properties style:font-name="Arial1" fo:font-size="10pt" officeooo:rsid="02e5bd75" officeooo:paragraph-rsid="02e5bd75" style:font-size-asian="10pt" style:font-size-complex="10pt"/>
    </style:style>
    <style:style style:name="P742" style:family="paragraph" style:parent-style-name="Table_20_Contents" style:list-style-name="L46">
      <style:text-properties style:font-name="Arial1" fo:font-size="10pt" officeooo:rsid="0312726e" officeooo:paragraph-rsid="0312726e" style:font-size-asian="10pt" style:font-size-complex="10pt"/>
    </style:style>
    <style:style style:name="P743" style:family="paragraph" style:parent-style-name="Table_20_Contents" style:list-style-name="L48">
      <style:text-properties style:font-name="Arial1" fo:font-size="10pt" officeooo:rsid="0312726e" officeooo:paragraph-rsid="031cf1ca" style:font-size-asian="10pt" style:font-size-complex="10pt"/>
    </style:style>
    <style:style style:name="P744" style:family="paragraph" style:parent-style-name="Table_20_Contents" style:list-style-name="L47">
      <style:text-properties style:font-name="Arial1" fo:font-size="10pt" officeooo:rsid="032370ab" officeooo:paragraph-rsid="032370ab" style:font-size-asian="10pt" style:font-size-complex="10pt"/>
    </style:style>
    <style:style style:name="P745" style:family="paragraph" style:parent-style-name="Table_20_Contents" style:list-style-name="L47">
      <style:text-properties style:font-name="Arial1" fo:font-size="10pt" officeooo:rsid="03257d03" officeooo:paragraph-rsid="03257d03" style:font-size-asian="10pt" style:font-size-complex="10pt"/>
    </style:style>
    <style:style style:name="P746" style:family="paragraph" style:parent-style-name="Table_20_Contents" style:list-style-name="L48">
      <style:text-properties style:font-name="Arial1" fo:font-size="10pt" officeooo:rsid="0321c29e" officeooo:paragraph-rsid="0321c29e" style:font-size-asian="10pt" style:font-size-complex="10pt"/>
    </style:style>
    <style:style style:name="P747" style:family="paragraph" style:parent-style-name="Table_20_Contents" style:list-style-name="L31">
      <style:text-properties officeooo:paragraph-rsid="037566f7"/>
    </style:style>
    <style:style style:name="P748" style:family="paragraph" style:parent-style-name="Table_20_Contents" style:list-style-name="L31">
      <style:text-properties officeooo:paragraph-rsid="03770ddc"/>
    </style:style>
    <style:style style:name="P749" style:family="paragraph" style:parent-style-name="Table_20_Contents" style:list-style-name="L31">
      <style:text-properties style:font-name="Liberation Sans" fo:font-size="10pt" officeooo:rsid="037566f7" officeooo:paragraph-rsid="037566f7" style:font-size-asian="10pt" style:font-size-complex="10pt"/>
    </style:style>
    <style:style style:name="P750" style:family="paragraph" style:parent-style-name="Table_20_Contents" style:list-style-name="L32">
      <style:text-properties style:font-name="Liberation Sans" fo:font-size="10pt" officeooo:rsid="03770ddc" officeooo:paragraph-rsid="03770ddc" style:font-size-asian="10pt" style:font-size-complex="10pt"/>
    </style:style>
    <style:style style:name="P751" style:family="paragraph" style:parent-style-name="Text_20_body" style:list-style-name="L1">
      <style:text-properties officeooo:paragraph-rsid="029bb1f9"/>
    </style:style>
    <style:style style:name="P752" style:family="paragraph" style:parent-style-name="Text_20_body" style:list-style-name="L1">
      <style:text-properties officeooo:paragraph-rsid="02b013cb"/>
    </style:style>
    <style:style style:name="P753" style:family="paragraph" style:parent-style-name="Text_20_body" style:list-style-name="L1">
      <style:text-properties officeooo:rsid="029bb1f9" officeooo:paragraph-rsid="029bb1f9"/>
    </style:style>
    <style:style style:name="P754" style:family="paragraph" style:parent-style-name="Text_20_body" style:list-style-name="L2">
      <style:text-properties officeooo:paragraph-rsid="029c7837"/>
    </style:style>
    <style:style style:name="P755" style:family="paragraph" style:parent-style-name="Text_20_body" style:list-style-name="L1">
      <style:text-properties style:font-name="Courier New" officeooo:rsid="029bb1f9" officeooo:paragraph-rsid="02b013cb"/>
    </style:style>
    <style:style style:name="P756" style:family="paragraph" style:parent-style-name="Text_20_body" style:list-style-name="L1">
      <style:text-properties style:font-name="Courier New" officeooo:rsid="02bb77c8" officeooo:paragraph-rsid="02bb77c8"/>
    </style:style>
    <style:style style:name="P757" style:family="paragraph" style:parent-style-name="Text_20_body" style:list-style-name="L9">
      <style:text-properties style:font-name="Courier New" officeooo:rsid="02da287d" officeooo:paragraph-rsid="02da287d"/>
    </style:style>
    <style:style style:name="P758" style:family="paragraph" style:parent-style-name="Text_20_body" style:list-style-name="L9">
      <style:text-properties style:font-name="Courier New" officeooo:rsid="02da287d" officeooo:paragraph-rsid="02dbb5a2"/>
    </style:style>
    <style:style style:name="P759" style:family="paragraph" style:parent-style-name="Text_20_body" style:list-style-name="L11">
      <style:text-properties style:font-name="Courier New" officeooo:rsid="02de1419" officeooo:paragraph-rsid="02de1419"/>
    </style:style>
    <style:style style:name="P760" style:family="paragraph" style:parent-style-name="Text_20_body" style:list-style-name="L10">
      <style:text-properties style:font-name="Courier New" officeooo:rsid="02dfb174" officeooo:paragraph-rsid="02e09f72"/>
    </style:style>
    <style:style style:name="P761" style:family="paragraph" style:parent-style-name="Text_20_body" style:list-style-name="L19">
      <style:text-properties style:font-name="Courier New" officeooo:rsid="02e9a422" officeooo:paragraph-rsid="02e9a422"/>
    </style:style>
    <style:style style:name="P762" style:family="paragraph" style:parent-style-name="Text_20_body" style:list-style-name="L19">
      <style:text-properties style:font-name="Courier New" officeooo:rsid="02e9a422" officeooo:paragraph-rsid="02edf4a0"/>
    </style:style>
    <style:style style:name="P763" style:family="paragraph" style:parent-style-name="Text_20_body" style:list-style-name="L20">
      <style:text-properties style:font-name="Courier New" fo:font-size="12pt" fo:font-weight="normal" officeooo:rsid="00229ca1" officeooo:paragraph-rsid="0307eaa4" style:font-size-asian="10.5pt" style:font-weight-asian="normal" style:font-size-complex="12pt" style:font-weight-complex="normal"/>
    </style:style>
    <style:style style:name="P764" style:family="paragraph" style:parent-style-name="Text_20_body" style:list-style-name="L20">
      <style:text-properties style:font-name="Courier New" fo:font-size="12pt" fo:font-weight="normal" officeooo:rsid="0307eaa4" officeooo:paragraph-rsid="0307eaa4" style:font-size-asian="10.5pt" style:font-weight-asian="normal" style:font-size-complex="12pt" style:font-weight-complex="normal"/>
    </style:style>
    <style:style style:name="P765" style:family="paragraph" style:parent-style-name="Text_20_body" style:list-style-name="L20">
      <style:text-properties style:font-name="Courier New" fo:font-size="12pt" fo:font-weight="normal" officeooo:rsid="031af61c" officeooo:paragraph-rsid="031af61c" style:font-size-asian="10.5pt" style:font-weight-asian="normal" style:font-size-complex="12pt" style:font-weight-complex="normal"/>
    </style:style>
    <style:style style:name="P766" style:family="paragraph" style:parent-style-name="Text_20_body" style:list-style-name="L49">
      <style:text-properties style:font-name="Courier New" fo:font-size="12pt" fo:font-weight="bold" officeooo:rsid="03675335" officeooo:paragraph-rsid="03675335" style:font-size-asian="10.5pt" style:font-weight-asian="bold" style:font-size-complex="12pt" style:font-weight-complex="bold"/>
    </style:style>
    <style:style style:name="P767" style:family="paragraph" style:parent-style-name="Text_20_body" style:list-style-name="L20">
      <style:text-properties style:font-name="Courier New" officeooo:rsid="00229ca1" officeooo:paragraph-rsid="032c3082"/>
    </style:style>
    <style:style style:name="P768" style:family="paragraph" style:parent-style-name="Text_20_body" style:list-style-name="L3">
      <style:text-properties officeooo:paragraph-rsid="02b065a1"/>
    </style:style>
    <style:style style:name="P769" style:family="paragraph" style:parent-style-name="Text_20_body" style:list-style-name="L5">
      <style:text-properties officeooo:rsid="02bddde8" officeooo:paragraph-rsid="02c3435d"/>
    </style:style>
    <style:style style:name="P770" style:family="paragraph" style:parent-style-name="Text_20_body" style:list-style-name="L6">
      <style:text-properties officeooo:paragraph-rsid="02bfb721"/>
    </style:style>
    <style:style style:name="P771" style:family="paragraph" style:parent-style-name="Text_20_body" style:list-style-name="L7">
      <style:text-properties style:font-name="Arial1" officeooo:rsid="02bfb721" officeooo:paragraph-rsid="02bfb721"/>
    </style:style>
    <style:style style:name="P772" style:family="paragraph" style:parent-style-name="Text_20_body" style:list-style-name="L18">
      <style:text-properties style:font-name="Arial1" officeooo:rsid="02e8cdf2" officeooo:paragraph-rsid="02e8cdf2"/>
    </style:style>
    <style:style style:name="P773" style:family="paragraph" style:parent-style-name="Text_20_body" style:list-style-name="L21">
      <style:text-properties style:font-name="Arial1" fo:font-size="12pt" fo:font-weight="normal" officeooo:rsid="02fbd096" officeooo:paragraph-rsid="02fbd096" style:font-size-asian="10.5pt" style:font-weight-asian="normal" style:font-size-complex="12pt" style:font-weight-complex="normal"/>
    </style:style>
    <style:style style:name="P774" style:family="paragraph" style:parent-style-name="Text_20_body" style:list-style-name="L51">
      <style:text-properties style:font-name="Arial1" fo:font-size="12pt" fo:font-weight="normal" officeooo:rsid="02fbd096" officeooo:paragraph-rsid="03283c82" style:font-size-asian="10.5pt" style:font-weight-asian="normal" style:font-size-complex="12pt" style:font-weight-complex="normal"/>
    </style:style>
    <style:style style:name="P775" style:family="paragraph" style:parent-style-name="Text_20_body" style:list-style-name="L21">
      <style:text-properties style:font-name="Arial1" fo:font-size="12pt" fo:font-weight="normal" officeooo:rsid="03299e1e" officeooo:paragraph-rsid="03299e1e" style:font-size-asian="10.5pt" style:font-weight-asian="normal" style:font-size-complex="12pt" style:font-weight-complex="normal"/>
    </style:style>
    <style:style style:name="P776" style:family="paragraph" style:parent-style-name="Text_20_body" style:list-style-name="L51">
      <style:text-properties style:font-name="Arial1" fo:font-size="12pt" fo:font-weight="normal" officeooo:rsid="03299e1e" officeooo:paragraph-rsid="03299e1e" style:font-size-asian="10.5pt" style:font-weight-asian="normal" style:font-size-complex="12pt" style:font-weight-complex="normal"/>
    </style:style>
    <style:style style:name="P777" style:family="paragraph" style:parent-style-name="Text_20_body" style:list-style-name="L30">
      <style:text-properties style:font-name="Arial1" fo:font-size="12pt" fo:font-weight="normal" officeooo:rsid="02fcec87" officeooo:paragraph-rsid="02fcec87" style:font-size-asian="10.5pt" style:font-weight-asian="normal" style:font-size-complex="12pt" style:font-weight-complex="normal"/>
    </style:style>
    <style:style style:name="P778" style:family="paragraph" style:parent-style-name="Text_20_body" style:list-style-name="L34">
      <style:text-properties style:font-name="Arial1" fo:font-size="12pt" fo:font-weight="normal" officeooo:rsid="038c9b1a" officeooo:paragraph-rsid="038c9b1a" style:font-size-asian="10.5pt" style:font-weight-asian="normal" style:font-size-complex="12pt" style:font-weight-complex="normal"/>
    </style:style>
    <style:style style:name="P779" style:family="paragraph" style:parent-style-name="Text_20_body" style:list-style-name="L37">
      <style:text-properties style:font-name="Arial1" fo:font-size="12pt" fo:font-weight="normal" officeooo:rsid="03026863" officeooo:paragraph-rsid="03026863" style:font-size-asian="10.5pt" style:font-weight-asian="normal" style:font-size-complex="12pt" style:font-weight-complex="normal"/>
    </style:style>
    <style:style style:name="P780" style:family="paragraph" style:parent-style-name="Text_20_body" style:list-style-name="L38">
      <style:text-properties style:font-name="Arial1" fo:font-size="12pt" fo:font-weight="normal" officeooo:rsid="02f1d5a1" officeooo:paragraph-rsid="03026863" style:font-size-asian="10.5pt" style:font-weight-asian="normal" style:font-size-complex="12pt" style:font-weight-complex="normal"/>
    </style:style>
    <style:style style:name="P781" style:family="paragraph" style:parent-style-name="Text_20_body" style:list-style-name="L40">
      <style:text-properties style:font-name="Arial1" fo:font-size="12pt" fo:font-weight="normal" officeooo:rsid="0307eaa4" officeooo:paragraph-rsid="030c7bc4" style:font-size-asian="10.5pt" style:font-weight-asian="normal" style:font-size-complex="12pt" style:font-weight-complex="normal"/>
    </style:style>
    <style:style style:name="P782" style:family="paragraph" style:parent-style-name="Text_20_body" style:list-style-name="L40">
      <style:text-properties style:font-name="Arial1" fo:font-size="12pt" fo:font-weight="normal" officeooo:rsid="0307eaa4" officeooo:paragraph-rsid="0307eaa4" style:font-size-asian="10.5pt" style:font-weight-asian="normal" style:font-size-complex="12pt" style:font-weight-complex="normal"/>
    </style:style>
    <style:style style:name="P783" style:family="paragraph" style:parent-style-name="Text_20_body" style:list-style-name="L40">
      <style:text-properties style:font-name="Arial1" fo:font-size="12pt" fo:font-weight="normal" officeooo:rsid="030a906f" officeooo:paragraph-rsid="030a906f" style:font-size-asian="10.5pt" style:font-weight-asian="normal" style:font-size-complex="12pt" style:font-weight-complex="normal"/>
    </style:style>
    <style:style style:name="P784" style:family="paragraph" style:parent-style-name="Text_20_body" style:list-style-name="L43">
      <style:text-properties style:font-name="Arial1" fo:font-size="12pt" fo:font-weight="normal" officeooo:rsid="0310739b" officeooo:paragraph-rsid="0310739b" style:font-size-asian="10.5pt" style:font-weight-asian="normal" style:font-size-complex="12pt" style:font-weight-complex="normal"/>
    </style:style>
    <style:style style:name="P785" style:family="paragraph" style:parent-style-name="Text_20_body" style:list-style-name="L45">
      <style:text-properties style:font-name="Arial1" fo:font-size="12pt" fo:font-weight="normal" officeooo:rsid="0312726e" officeooo:paragraph-rsid="0312726e" style:font-size-asian="10.5pt" style:font-weight-asian="normal" style:font-size-complex="12pt" style:font-weight-complex="normal"/>
    </style:style>
    <style:style style:name="P786" style:family="paragraph" style:parent-style-name="Text_20_body" style:list-style-name="L45">
      <style:text-properties style:font-name="Arial1" fo:font-size="12pt" fo:font-weight="normal" officeooo:rsid="0312726e" officeooo:paragraph-rsid="03170b67" style:font-size-asian="10.5pt" style:font-weight-asian="normal" style:font-size-complex="12pt" style:font-weight-complex="normal"/>
    </style:style>
    <style:style style:name="P787" style:family="paragraph" style:parent-style-name="Text_20_body">
      <style:text-properties style:font-name="Arial1" fo:font-size="12pt" fo:font-weight="normal" officeooo:rsid="03a386ff" officeooo:paragraph-rsid="03a386ff" style:font-size-asian="10.5pt" style:font-weight-asian="normal" style:font-size-complex="12pt" style:font-weight-complex="normal"/>
    </style:style>
    <style:style style:name="P788" style:family="paragraph" style:parent-style-name="Text_20_body" style:list-style-name="L53">
      <style:text-properties style:font-name="Arial1" fo:font-size="12pt" fo:font-weight="normal" officeooo:rsid="032c3082" officeooo:paragraph-rsid="032c3082" style:font-size-asian="10.5pt" style:font-weight-asian="normal" style:font-size-complex="12pt" style:font-weight-complex="normal"/>
    </style:style>
    <style:style style:name="P789" style:family="paragraph" style:parent-style-name="Text_20_body" style:list-style-name="L54">
      <style:text-properties style:font-name="Arial1" fo:font-size="12pt" fo:font-weight="normal" officeooo:rsid="032c3082" officeooo:paragraph-rsid="032c3082" style:font-size-asian="10.5pt" style:font-weight-asian="normal" style:font-size-complex="12pt" style:font-weight-complex="normal"/>
    </style:style>
    <style:style style:name="P790" style:family="paragraph" style:parent-style-name="Text_20_body" style:list-style-name="L55">
      <style:text-properties style:font-name="Arial1" fo:font-size="12pt" fo:font-weight="normal" officeooo:rsid="032c3082" officeooo:paragraph-rsid="032c3082" style:font-size-asian="10.5pt" style:font-weight-asian="normal" style:font-size-complex="12pt" style:font-weight-complex="normal"/>
    </style:style>
    <style:style style:name="P791" style:family="paragraph" style:parent-style-name="Text_20_body" style:list-style-name="L56">
      <style:text-properties style:font-name="Arial1" fo:font-size="12pt" fo:font-weight="normal" officeooo:rsid="032c3082" officeooo:paragraph-rsid="032d7334" style:font-size-asian="10.5pt" style:font-weight-asian="normal" style:font-size-complex="12pt" style:font-weight-complex="normal"/>
    </style:style>
    <style:style style:name="P792" style:family="paragraph" style:parent-style-name="Text_20_body" style:list-style-name="L22">
      <style:text-properties style:font-name="Arial1" fo:font-size="12pt" officeooo:rsid="02f1d5a1" officeooo:paragraph-rsid="02f1d5a1" style:font-size-asian="10.5pt" style:font-size-complex="12pt"/>
    </style:style>
    <style:style style:name="P793" style:family="paragraph" style:parent-style-name="Text_20_body" style:list-style-name="L38">
      <style:text-properties style:font-name="Arial1" fo:font-size="12pt" officeooo:rsid="02f1d5a1" officeooo:paragraph-rsid="0302a8a7" style:font-size-asian="10.5pt" style:font-size-complex="12pt"/>
    </style:style>
    <style:style style:name="P794" style:family="paragraph" style:parent-style-name="Text_20_body" style:list-style-name="L52">
      <style:text-properties style:font-name="Arial1" fo:font-size="12pt" officeooo:rsid="02f1d5a1" officeooo:paragraph-rsid="03283c82" style:font-size-asian="10.5pt" style:font-size-complex="12pt"/>
    </style:style>
    <style:style style:name="P795" style:family="paragraph" style:parent-style-name="Text_20_body" style:list-style-name="L28">
      <style:text-properties style:font-name="Arial1" fo:font-size="12pt" officeooo:rsid="00296dd7" officeooo:paragraph-rsid="038289ae" style:font-size-asian="10.5pt" style:font-size-complex="12pt"/>
    </style:style>
    <style:style style:name="P796" style:family="paragraph" style:parent-style-name="Text_20_body" style:list-style-name="L40">
      <style:text-properties style:font-name="Arial1" fo:font-size="12pt" officeooo:rsid="0307eaa4" officeooo:paragraph-rsid="0307eaa4" style:font-size-asian="10.5pt" style:font-size-complex="12pt"/>
    </style:style>
    <style:style style:name="P797" style:family="paragraph" style:parent-style-name="Text_20_body" style:list-style-name="L58">
      <style:text-properties style:font-name="Arial1" officeooo:paragraph-rsid="0148089f"/>
    </style:style>
    <style:style style:name="P798" style:family="paragraph" style:parent-style-name="Text_20_body" style:list-style-name="L58">
      <style:text-properties style:font-name="Arial1" officeooo:paragraph-rsid="0148646a"/>
    </style:style>
    <style:style style:name="P799" style:family="paragraph" style:parent-style-name="Text_20_body" style:list-style-name="L61">
      <style:text-properties style:font-name="Arial1" officeooo:rsid="019898c4" officeooo:paragraph-rsid="019898c4"/>
    </style:style>
    <style:style style:name="P800" style:family="paragraph" style:parent-style-name="Text_20_body" style:list-style-name="L8">
      <style:text-properties officeooo:rsid="02c711a4" officeooo:paragraph-rsid="02c711a4"/>
    </style:style>
    <style:style style:name="P801" style:family="paragraph" style:parent-style-name="Text_20_body" style:list-style-name="L10">
      <style:text-properties officeooo:paragraph-rsid="02da287d"/>
    </style:style>
    <style:style style:name="P802" style:family="paragraph" style:parent-style-name="Text_20_body" style:list-style-name="L17">
      <style:text-properties officeooo:rsid="02fa815b" officeooo:paragraph-rsid="02fa815b"/>
    </style:style>
    <style:style style:name="P803" style:family="paragraph" style:parent-style-name="Text_20_body" style:list-style-name="L20">
      <style:text-properties officeooo:paragraph-rsid="02f1d5a1"/>
    </style:style>
    <style:style style:name="P804" style:family="paragraph" style:parent-style-name="Text_20_body" style:list-style-name="L20">
      <style:text-properties officeooo:paragraph-rsid="02fbd096"/>
    </style:style>
    <style:style style:name="P805" style:family="paragraph" style:parent-style-name="Text_20_body" style:list-style-name="L20">
      <style:text-properties officeooo:paragraph-rsid="02fdbbfb"/>
    </style:style>
    <style:style style:name="P806" style:family="paragraph" style:parent-style-name="Text_20_body" style:list-style-name="L20">
      <style:text-properties officeooo:paragraph-rsid="03026863"/>
    </style:style>
    <style:style style:name="P807" style:family="paragraph" style:parent-style-name="Text_20_body" style:list-style-name="L20">
      <style:text-properties officeooo:paragraph-rsid="03283c82"/>
    </style:style>
    <style:style style:name="P808" style:family="paragraph" style:parent-style-name="Text_20_body" style:list-style-name="L23">
      <style:text-properties officeooo:paragraph-rsid="036047d5"/>
    </style:style>
    <style:style style:name="P809" style:family="paragraph" style:parent-style-name="Text_20_body" style:list-style-name="L23">
      <style:text-properties officeooo:paragraph-rsid="036db3e1"/>
    </style:style>
    <style:style style:name="P810" style:family="paragraph" style:parent-style-name="Text_20_body" style:list-style-name="L23">
      <style:text-properties officeooo:rsid="036122c6" officeooo:paragraph-rsid="036122c6"/>
    </style:style>
    <style:style style:name="P811" style:family="paragraph" style:parent-style-name="Text_20_body" style:list-style-name="L24">
      <style:text-properties officeooo:paragraph-rsid="036db3e1"/>
    </style:style>
    <style:style style:name="P812" style:family="paragraph" style:parent-style-name="Text_20_body" style:list-style-name="L24">
      <style:text-properties style:font-name="Liberation Sans" fo:font-size="12pt" officeooo:rsid="036122c6" officeooo:paragraph-rsid="036122c6" style:font-size-asian="10.5pt" style:font-size-complex="12pt"/>
    </style:style>
    <style:style style:name="P813" style:family="paragraph" style:parent-style-name="Text_20_body" style:list-style-name="L23">
      <style:text-properties style:font-name="Liberation Sans" fo:font-size="12pt" officeooo:rsid="036122c6" officeooo:paragraph-rsid="036db3e1" style:font-size-asian="10.5pt" style:font-size-complex="12pt"/>
    </style:style>
    <style:style style:name="P814" style:family="paragraph" style:parent-style-name="Text_20_body" style:list-style-name="L49">
      <style:text-properties style:font-name="Liberation Sans" fo:font-size="12pt" fo:font-weight="normal" officeooo:rsid="03675335" officeooo:paragraph-rsid="03675335" style:font-size-asian="10.5pt" style:font-weight-asian="normal" style:font-size-complex="12pt" style:font-weight-complex="normal"/>
    </style:style>
    <style:style style:name="P815" style:family="paragraph" style:parent-style-name="Text_20_body" style:list-style-name="L49">
      <style:text-properties style:font-name="Liberation Sans" fo:font-size="12pt" fo:font-weight="normal" officeooo:rsid="0367c20a" officeooo:paragraph-rsid="0367c20a" style:font-size-asian="10.5pt" style:font-weight-asian="normal" style:font-size-complex="12pt" style:font-weight-complex="normal"/>
    </style:style>
    <style:style style:name="P816" style:family="paragraph" style:parent-style-name="Text_20_body" style:list-style-name="L50">
      <style:text-properties style:font-name="Liberation Sans" fo:font-size="12pt" fo:font-weight="normal" officeooo:rsid="0367c20a" officeooo:paragraph-rsid="0371f1f5" style:font-size-asian="10.5pt" style:font-weight-asian="normal" style:font-size-complex="12pt" style:font-weight-complex="normal"/>
    </style:style>
    <style:style style:name="P817" style:family="paragraph" style:parent-style-name="Text_20_body" style:list-style-name="L26">
      <style:text-properties style:font-name="Liberation Sans" officeooo:rsid="002827af" officeooo:paragraph-rsid="038289ae"/>
    </style:style>
    <style:style style:name="P818" style:family="paragraph" style:parent-style-name="Text_20_body" style:list-style-name="L27">
      <style:text-properties style:font-name="Liberation Sans" officeooo:rsid="039dbd4b" officeooo:paragraph-rsid="039dbd4b"/>
    </style:style>
    <style:style style:name="P819" style:family="paragraph" style:parent-style-name="Text_20_body" style:list-style-name="L27">
      <style:text-properties style:font-name="Liberation Sans" officeooo:rsid="01bde6de" officeooo:paragraph-rsid="039b8434"/>
    </style:style>
    <style:style style:name="P820" style:family="paragraph" style:parent-style-name="Text_20_body" style:list-style-name="L27">
      <style:text-properties style:font-name="Liberation Sans" officeooo:rsid="002a270d" officeooo:paragraph-rsid="0399f751"/>
    </style:style>
    <style:style style:name="P821" style:family="paragraph" style:parent-style-name="Text_20_body" style:list-style-name="L33">
      <style:text-properties style:font-name="Liberation Sans" officeooo:rsid="003141f2" officeooo:paragraph-rsid="038080d9"/>
    </style:style>
    <style:style style:name="P822" style:family="paragraph" style:parent-style-name="Text_20_body" style:list-style-name="L25">
      <style:text-properties officeooo:paragraph-rsid="038289ae"/>
    </style:style>
    <style:style style:name="P823" style:family="paragraph" style:parent-style-name="Text_20_body" style:list-style-name="L25">
      <style:text-properties style:font-name="Liberation Mono" officeooo:rsid="002827af" officeooo:paragraph-rsid="038289ae"/>
    </style:style>
    <style:style style:name="P824" style:family="paragraph" style:parent-style-name="Text_20_body" style:list-style-name="L25">
      <style:text-properties style:font-name="Liberation Mono" officeooo:rsid="002827af" officeooo:paragraph-rsid="03970163"/>
    </style:style>
    <style:style style:name="P825" style:family="paragraph" style:parent-style-name="Text_20_body" style:list-style-name="L25">
      <style:text-properties style:font-name="Liberation Mono" officeooo:rsid="00296dd7" officeooo:paragraph-rsid="038289ae"/>
    </style:style>
    <style:style style:name="P826" style:family="paragraph" style:parent-style-name="Text_20_body" style:list-style-name="L25">
      <style:text-properties style:font-name="Liberation Mono" officeooo:rsid="00296dd7" officeooo:paragraph-rsid="03970163"/>
    </style:style>
    <style:style style:name="P827" style:family="paragraph" style:parent-style-name="Text_20_body" style:list-style-name="L29">
      <style:text-properties style:font-name="Liberation Mono" fo:font-weight="normal" officeooo:rsid="03983091" officeooo:paragraph-rsid="03983091" style:font-weight-asian="normal" style:font-weight-complex="normal"/>
    </style:style>
    <style:style style:name="P828" style:family="paragraph" style:parent-style-name="Text_20_body" style:list-style-name="L26">
      <style:text-properties officeooo:paragraph-rsid="038289ae"/>
    </style:style>
    <style:style style:name="P829" style:family="paragraph" style:parent-style-name="Text_20_body" style:list-style-name="L26">
      <style:text-properties officeooo:paragraph-rsid="03983091"/>
    </style:style>
    <style:style style:name="P830" style:family="paragraph" style:parent-style-name="Text_20_body" style:list-style-name="L27">
      <style:text-properties officeooo:rsid="00295c29" officeooo:paragraph-rsid="038289ae"/>
    </style:style>
    <style:style style:name="P831" style:family="paragraph" style:parent-style-name="Text_20_body" style:list-style-name="L27">
      <style:text-properties officeooo:rsid="00295c29" officeooo:paragraph-rsid="03983091"/>
    </style:style>
    <style:style style:name="P832" style:family="paragraph" style:parent-style-name="Text_20_body" style:list-style-name="L27">
      <style:text-properties officeooo:rsid="01bde6de" officeooo:paragraph-rsid="039b8434"/>
    </style:style>
    <style:style style:name="P833" style:family="paragraph" style:parent-style-name="Text_20_body" style:list-style-name="L27">
      <style:text-properties officeooo:rsid="01bde6de" officeooo:paragraph-rsid="0399f751"/>
    </style:style>
    <style:style style:name="P834" style:family="paragraph" style:parent-style-name="Text_20_body" style:list-style-name="L28">
      <style:text-properties officeooo:paragraph-rsid="038289ae"/>
    </style:style>
    <style:style style:name="P835" style:family="paragraph" style:parent-style-name="Text_20_body" style:list-style-name="L28">
      <style:text-properties officeooo:paragraph-rsid="039bdf5a"/>
    </style:style>
    <style:style style:name="P836" style:family="paragraph" style:parent-style-name="Text_20_body" style:list-style-name="L35">
      <style:text-properties officeooo:paragraph-rsid="038d3375"/>
    </style:style>
    <style:style style:name="P837" style:family="paragraph" style:parent-style-name="Text_20_body" style:list-style-name="L35">
      <style:text-properties officeooo:paragraph-rsid="038deef0"/>
    </style:style>
    <style:style style:name="P838" style:family="paragraph" style:parent-style-name="Text_20_body" style:list-style-name="L36">
      <style:text-properties officeooo:rsid="0304c491" officeooo:paragraph-rsid="0304c491"/>
    </style:style>
    <style:style style:name="P839" style:family="paragraph" style:parent-style-name="Text_20_body" style:list-style-name="L20">
      <style:text-properties officeooo:rsid="03037bbc" officeooo:paragraph-rsid="03037bbc"/>
    </style:style>
    <style:style style:name="P840" style:family="paragraph" style:parent-style-name="Text_20_body" style:list-style-name="L20">
      <style:text-properties officeooo:rsid="03026863" officeooo:paragraph-rsid="03026863"/>
    </style:style>
    <style:style style:name="P841" style:family="paragraph" style:parent-style-name="Text_20_body" style:list-style-name="L37">
      <style:text-properties officeooo:rsid="0302a8a7" officeooo:paragraph-rsid="0302a8a7"/>
    </style:style>
    <style:style style:name="P842" style:family="paragraph" style:parent-style-name="Text_20_body" style:list-style-name="L39">
      <style:text-properties officeooo:paragraph-rsid="0307eaa4"/>
    </style:style>
    <style:style style:name="P843" style:family="paragraph" style:parent-style-name="Text_20_body" style:list-style-name="L39">
      <style:text-properties officeooo:rsid="0311e163" officeooo:paragraph-rsid="0311e163"/>
    </style:style>
    <style:style style:name="P844" style:family="paragraph" style:parent-style-name="Text_20_body" style:list-style-name="L42">
      <style:text-properties officeooo:rsid="0311e163" officeooo:paragraph-rsid="0311e163"/>
    </style:style>
    <style:style style:name="P845" style:family="paragraph" style:parent-style-name="Text_20_body" style:list-style-name="L39">
      <style:text-properties officeooo:rsid="030be958" officeooo:paragraph-rsid="030be958"/>
    </style:style>
    <style:style style:name="P846" style:family="paragraph" style:parent-style-name="Text_20_body" style:list-style-name="L41">
      <style:text-properties officeooo:paragraph-rsid="030f7140"/>
    </style:style>
    <style:style style:name="P847" style:family="paragraph" style:parent-style-name="Text_20_body" style:list-style-name="L41">
      <style:text-properties officeooo:rsid="0311be52" officeooo:paragraph-rsid="0311be52"/>
    </style:style>
    <style:style style:name="P848" style:family="paragraph" style:parent-style-name="Text_20_body" style:list-style-name="L42">
      <style:text-properties officeooo:rsid="030f7140" officeooo:paragraph-rsid="030f7140"/>
    </style:style>
    <style:style style:name="P849" style:family="paragraph" style:parent-style-name="Text_20_body" style:list-style-name="L44">
      <style:text-properties officeooo:paragraph-rsid="0312726e"/>
    </style:style>
    <style:style style:name="P850" style:family="paragraph" style:parent-style-name="Text_20_body" style:list-style-name="L44">
      <style:text-properties officeooo:rsid="03147714" officeooo:paragraph-rsid="03163e92"/>
    </style:style>
    <style:style style:name="P851" style:family="paragraph" style:parent-style-name="Text_20_body" style:list-style-name="L50">
      <style:text-properties officeooo:paragraph-rsid="0371f1f5"/>
    </style:style>
    <style:style style:name="P852" style:family="paragraph" style:parent-style-name="Text_20_body" style:list-style-name="L53">
      <style:text-properties officeooo:paragraph-rsid="032c3082"/>
    </style:style>
    <style:style style:name="P853" style:family="paragraph" style:parent-style-name="Text_20_body" style:list-style-name="L57">
      <style:text-properties officeooo:paragraph-rsid="01168979"/>
    </style:style>
    <style:style style:name="P854" style:family="paragraph" style:parent-style-name="Text_20_body" style:list-style-name="L57">
      <style:text-properties officeooo:paragraph-rsid="021b2cc5"/>
    </style:style>
    <style:style style:name="P855" style:family="paragraph" style:parent-style-name="Text_20_body" style:list-style-name="L57">
      <style:text-properties officeooo:paragraph-rsid="0201f946"/>
    </style:style>
    <style:style style:name="P856" style:family="paragraph" style:parent-style-name="Text_20_body" style:list-style-name="L59">
      <style:text-properties officeooo:paragraph-rsid="01422a09"/>
    </style:style>
    <style:style style:name="P857" style:family="paragraph" style:parent-style-name="Text_20_body" style:list-style-name="L60">
      <style:text-properties officeooo:rsid="014313ae" officeooo:paragraph-rsid="014313ae"/>
    </style:style>
    <style:style style:name="P858" style:family="paragraph" style:parent-style-name="Text_20_body" style:list-style-name="L62">
      <style:text-properties officeooo:rsid="014313ae" officeooo:paragraph-rsid="0155353c"/>
    </style:style>
    <style:style style:name="P859" style:family="paragraph" style:parent-style-name="Text_20_body" style:list-style-name="L63">
      <style:text-properties officeooo:paragraph-rsid="015c50bd"/>
    </style:style>
    <style:style style:name="P860" style:family="paragraph" style:parent-style-name="Text_20_body" style:list-style-name="L63">
      <style:text-properties officeooo:paragraph-rsid="0165da8f"/>
    </style:style>
    <style:style style:name="P861" style:family="paragraph" style:parent-style-name="Text_20_body" style:list-style-name="L63">
      <style:text-properties officeooo:paragraph-rsid="01903b21"/>
    </style:style>
    <style:style style:name="P862" style:family="paragraph" style:parent-style-name="Text_20_body" style:list-style-name="L64">
      <style:text-properties officeooo:paragraph-rsid="015f6ccb"/>
    </style:style>
    <style:style style:name="T1" style:family="text">
      <style:text-properties officeooo:rsid="0292103c"/>
    </style:style>
    <style:style style:name="T2" style:family="text">
      <style:text-properties officeooo:rsid="028f5766"/>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dd9b7d"/>
    </style:style>
    <style:style style:name="T6" style:family="text">
      <style:text-properties style:font-name="Courier New" officeooo:rsid="00dedf80"/>
    </style:style>
    <style:style style:name="T7" style:family="text">
      <style:text-properties style:font-name="Courier New" officeooo:rsid="00e0c579"/>
    </style:style>
    <style:style style:name="T8" style:family="text">
      <style:text-properties style:font-name="Courier New" officeooo:rsid="00e2ddfc"/>
    </style:style>
    <style:style style:name="T9" style:family="text">
      <style:text-properties style:font-name="Courier New" officeooo:rsid="010f9b28"/>
    </style:style>
    <style:style style:name="T10" style:family="text">
      <style:text-properties style:font-name="Courier New" officeooo:rsid="0111623c"/>
    </style:style>
    <style:style style:name="T11" style:family="text">
      <style:text-properties style:font-name="Courier New" officeooo:rsid="01124eff"/>
    </style:style>
    <style:style style:name="T12" style:family="text">
      <style:text-properties style:font-name="Courier New" officeooo:rsid="011455e5"/>
    </style:style>
    <style:style style:name="T13" style:family="text">
      <style:text-properties style:font-name="Courier New" officeooo:rsid="013d4fc5"/>
    </style:style>
    <style:style style:name="T14" style:family="text">
      <style:text-properties style:font-name="Courier New" officeooo:rsid="013f4881"/>
    </style:style>
    <style:style style:name="T15" style:family="text">
      <style:text-properties style:font-name="Courier New" officeooo:rsid="013fe3d3"/>
    </style:style>
    <style:style style:name="T16" style:family="text">
      <style:text-properties style:font-name="Courier New" officeooo:rsid="014024f5"/>
    </style:style>
    <style:style style:name="T17" style:family="text">
      <style:text-properties style:font-name="Courier New" officeooo:rsid="01129652"/>
    </style:style>
    <style:style style:name="T18" style:family="text">
      <style:text-properties style:font-name="Courier New" officeooo:rsid="0140b72d"/>
    </style:style>
    <style:style style:name="T19" style:family="text">
      <style:text-properties style:font-name="Courier New" officeooo:rsid="01422a09"/>
    </style:style>
    <style:style style:name="T20" style:family="text">
      <style:text-properties style:font-name="Courier New" officeooo:rsid="014313ae"/>
    </style:style>
    <style:style style:name="T21" style:family="text">
      <style:text-properties style:font-name="Courier New" officeooo:rsid="0148089f"/>
    </style:style>
    <style:style style:name="T22" style:family="text">
      <style:text-properties style:font-name="Courier New" officeooo:rsid="0148646a"/>
    </style:style>
    <style:style style:name="T23" style:family="text">
      <style:text-properties style:font-name="Courier New" officeooo:rsid="014b78f1"/>
    </style:style>
    <style:style style:name="T24" style:family="text">
      <style:text-properties style:font-name="Courier New" officeooo:rsid="0155353c"/>
    </style:style>
    <style:style style:name="T25" style:family="text">
      <style:text-properties style:font-name="Courier New" officeooo:rsid="015c50bd"/>
    </style:style>
    <style:style style:name="T26" style:family="text">
      <style:text-properties style:font-name="Courier New" officeooo:rsid="015ca5fd"/>
    </style:style>
    <style:style style:name="T27" style:family="text">
      <style:text-properties style:font-name="Courier New" officeooo:rsid="015f6ccb"/>
    </style:style>
    <style:style style:name="T28" style:family="text">
      <style:text-properties style:font-name="Courier New" officeooo:rsid="016546a2"/>
    </style:style>
    <style:style style:name="T29" style:family="text">
      <style:text-properties style:font-name="Courier New" officeooo:rsid="016be0c7"/>
    </style:style>
    <style:style style:name="T30" style:family="text">
      <style:text-properties style:font-name="Courier New" officeooo:rsid="01903b21"/>
    </style:style>
    <style:style style:name="T31" style:family="text">
      <style:text-properties style:font-name="Courier New" officeooo:rsid="0194aaa1"/>
    </style:style>
    <style:style style:name="T32" style:family="text">
      <style:text-properties style:font-name="Courier New" officeooo:rsid="01954056"/>
    </style:style>
    <style:style style:name="T33" style:family="text">
      <style:text-properties style:font-name="Courier New" officeooo:rsid="0196eece"/>
    </style:style>
    <style:style style:name="T34" style:family="text">
      <style:text-properties style:font-name="Courier New" officeooo:rsid="0198bfcc"/>
    </style:style>
    <style:style style:name="T35" style:family="text">
      <style:text-properties style:font-name="Courier New" officeooo:rsid="01a03a45"/>
    </style:style>
    <style:style style:name="T36" style:family="text">
      <style:text-properties style:font-name="Courier New" officeooo:rsid="01a35a05"/>
    </style:style>
    <style:style style:name="T37" style:family="text">
      <style:text-properties style:font-name="Courier New" officeooo:rsid="01a74906"/>
    </style:style>
    <style:style style:name="T38" style:family="text">
      <style:text-properties style:font-name="Courier New" officeooo:rsid="01a8e43c"/>
    </style:style>
    <style:style style:name="T39" style:family="text">
      <style:text-properties style:font-name="Courier New" officeooo:rsid="01aaae16"/>
    </style:style>
    <style:style style:name="T40" style:family="text">
      <style:text-properties style:font-name="Courier New" officeooo:rsid="01197222"/>
    </style:style>
    <style:style style:name="T41" style:family="text">
      <style:text-properties style:font-name="Courier New" officeooo:rsid="0201f946"/>
    </style:style>
    <style:style style:name="T42" style:family="text">
      <style:text-properties style:font-name="Courier New" officeooo:rsid="021bb406"/>
    </style:style>
    <style:style style:name="T43" style:family="text">
      <style:text-properties style:font-name="Courier New" officeooo:rsid="021b2cc5"/>
    </style:style>
    <style:style style:name="T44" style:family="text">
      <style:text-properties style:font-name="Courier New" officeooo:rsid="021d0dea"/>
    </style:style>
    <style:style style:name="T45" style:family="text">
      <style:text-properties style:font-name="Courier New" officeooo:rsid="021db3ee"/>
    </style:style>
    <style:style style:name="T46" style:family="text">
      <style:text-properties style:font-name="Courier New" officeooo:rsid="021e8e51"/>
    </style:style>
    <style:style style:name="T47" style:family="text">
      <style:text-properties style:font-name="Courier New" officeooo:rsid="028e3a21"/>
    </style:style>
    <style:style style:name="T48" style:family="text">
      <style:text-properties style:font-name="Courier New" fo:font-weight="normal" style:font-weight-asian="normal" style:font-weight-complex="normal"/>
    </style:style>
    <style:style style:name="T49" style:family="text">
      <style:text-properties style:font-name="Courier New" fo:font-weight="normal" officeooo:rsid="029a0075" style:font-weight-asian="normal" style:font-weight-complex="normal"/>
    </style:style>
    <style:style style:name="T50" style:family="text">
      <style:text-properties style:font-name="Courier New" fo:font-weight="normal" officeooo:rsid="029a4601" style:font-weight-asian="normal" style:font-weight-complex="normal"/>
    </style:style>
    <style:style style:name="T51" style:family="text">
      <style:text-properties style:font-name="Courier New" fo:font-weight="normal" officeooo:rsid="02acb5b9" style:font-weight-asian="normal" style:font-weight-complex="normal"/>
    </style:style>
    <style:style style:name="T52" style:family="text">
      <style:text-properties style:font-name="Courier New" fo:font-weight="normal" officeooo:rsid="02bcab8d" style:font-weight-asian="normal" style:font-weight-complex="normal"/>
    </style:style>
    <style:style style:name="T53" style:family="text">
      <style:text-properties style:font-name="Courier New" fo:font-weight="normal" officeooo:rsid="02c1dd66" style:font-weight-asian="normal" style:font-weight-complex="normal"/>
    </style:style>
    <style:style style:name="T54" style:family="text">
      <style:text-properties style:font-name="Courier New" fo:font-weight="normal" officeooo:rsid="02de1419" style:font-weight-asian="normal" style:font-weight-complex="normal"/>
    </style:style>
    <style:style style:name="T55" style:family="text">
      <style:text-properties style:font-name="Courier New" fo:font-weight="normal" officeooo:rsid="02e25d6d" style:font-weight-asian="normal" style:font-weight-complex="normal"/>
    </style:style>
    <style:style style:name="T56" style:family="text">
      <style:text-properties style:font-name="Courier New" fo:font-weight="normal" officeooo:rsid="02e36695" style:font-weight-asian="normal" style:font-weight-complex="normal"/>
    </style:style>
    <style:style style:name="T57" style:family="text">
      <style:text-properties style:font-name="Courier New" fo:font-weight="normal" officeooo:rsid="02e6dcc7" style:font-weight-asian="normal" style:font-weight-complex="normal"/>
    </style:style>
    <style:style style:name="T58" style:family="text">
      <style:text-properties style:font-name="Courier New" fo:font-weight="normal" officeooo:rsid="02edf4a0" style:font-weight-asian="normal" style:font-weight-complex="normal"/>
    </style:style>
    <style:style style:name="T59" style:family="text">
      <style:text-properties style:font-name="Courier New" fo:font-weight="normal" officeooo:rsid="02f1d5a1" style:font-weight-asian="normal" style:font-weight-complex="normal"/>
    </style:style>
    <style:style style:name="T60" style:family="text">
      <style:text-properties style:font-name="Courier New" fo:font-weight="normal" officeooo:rsid="02f3dba3" style:font-weight-asian="normal" style:font-weight-complex="normal"/>
    </style:style>
    <style:style style:name="T61" style:family="text">
      <style:text-properties style:font-name="Courier New" fo:font-weight="normal" officeooo:rsid="02f8c750" style:font-weight-asian="normal" style:font-weight-complex="normal"/>
    </style:style>
    <style:style style:name="T62" style:family="text">
      <style:text-properties style:font-name="Courier New" fo:font-weight="normal" officeooo:rsid="02fbd096" style:font-weight-asian="normal" style:font-weight-complex="normal"/>
    </style:style>
    <style:style style:name="T63" style:family="text">
      <style:text-properties style:font-name="Courier New" fo:font-weight="normal" officeooo:rsid="02fd1a32" style:font-weight-asian="normal" style:font-weight-complex="normal"/>
    </style:style>
    <style:style style:name="T64" style:family="text">
      <style:text-properties style:font-name="Courier New" fo:font-weight="normal" officeooo:rsid="03007852" style:font-weight-asian="normal" style:font-weight-complex="normal"/>
    </style:style>
    <style:style style:name="T65" style:family="text">
      <style:text-properties style:font-name="Courier New" fo:font-weight="normal" officeooo:rsid="0307eaa4" style:font-weight-asian="normal" style:font-weight-complex="normal"/>
    </style:style>
    <style:style style:name="T66" style:family="text">
      <style:text-properties style:font-name="Courier New" fo:font-weight="normal" officeooo:rsid="030f7140" style:font-weight-asian="normal" style:font-weight-complex="normal"/>
    </style:style>
    <style:style style:name="T67" style:family="text">
      <style:text-properties style:font-name="Courier New" fo:font-weight="normal" officeooo:rsid="0312726e" style:font-weight-asian="normal" style:font-weight-complex="normal"/>
    </style:style>
    <style:style style:name="T68" style:family="text">
      <style:text-properties style:font-name="Courier New" fo:font-weight="normal" officeooo:rsid="0314ea2e" style:font-weight-asian="normal" style:font-weight-complex="normal"/>
    </style:style>
    <style:style style:name="T69" style:family="text">
      <style:text-properties style:font-name="Courier New" fo:font-weight="normal" officeooo:rsid="031aafb9" style:font-weight-asian="normal" style:font-weight-complex="normal"/>
    </style:style>
    <style:style style:name="T70" style:family="text">
      <style:text-properties style:font-name="Courier New" fo:font-weight="normal" officeooo:rsid="0327cc81" style:font-weight-asian="normal" style:font-weight-complex="normal"/>
    </style:style>
    <style:style style:name="T71" style:family="text">
      <style:text-properties style:font-name="Courier New" fo:font-weight="normal" officeooo:rsid="032c3082" style:font-weight-asian="normal" style:font-weight-complex="normal"/>
    </style:style>
    <style:style style:name="T72" style:family="text">
      <style:text-properties style:font-name="Courier New" fo:font-weight="normal" officeooo:rsid="032d7334" style:font-weight-asian="normal" style:font-weight-complex="normal"/>
    </style:style>
    <style:style style:name="T73" style:family="text">
      <style:text-properties style:font-name="Courier New" fo:font-weight="normal" officeooo:rsid="034a5881" style:font-weight-asian="normal" style:font-weight-complex="normal"/>
    </style:style>
    <style:style style:name="T74" style:family="text">
      <style:text-properties style:font-name="Courier New" fo:font-weight="normal" officeooo:rsid="036047d5" style:font-weight-asian="normal" style:font-weight-complex="normal"/>
    </style:style>
    <style:style style:name="T75" style:family="text">
      <style:text-properties style:font-name="Courier New" fo:font-weight="normal" officeooo:rsid="036bc081" style:font-weight-asian="normal" style:font-weight-complex="normal"/>
    </style:style>
    <style:style style:name="T76" style:family="text">
      <style:text-properties style:font-name="Courier New" officeooo:rsid="0292103c"/>
    </style:style>
    <style:style style:name="T77" style:family="text">
      <style:text-properties style:font-name="Courier New" officeooo:rsid="001814b7"/>
    </style:style>
    <style:style style:name="T78" style:family="text">
      <style:text-properties style:font-name="Courier New" officeooo:rsid="029bb1f9"/>
    </style:style>
    <style:style style:name="T79" style:family="text">
      <style:text-properties style:font-name="Courier New" officeooo:rsid="029c7837"/>
    </style:style>
    <style:style style:name="T80" style:family="text">
      <style:text-properties style:font-name="Courier New" officeooo:rsid="02ab157f"/>
    </style:style>
    <style:style style:name="T81" style:family="text">
      <style:text-properties style:font-name="Courier New" officeooo:rsid="01c381e8"/>
    </style:style>
    <style:style style:name="T82" style:family="text">
      <style:text-properties style:font-name="Courier New" officeooo:rsid="02b4d013"/>
    </style:style>
    <style:style style:name="T83" style:family="text">
      <style:text-properties style:font-name="Courier New" officeooo:rsid="02b63b1a"/>
    </style:style>
    <style:style style:name="T84" style:family="text">
      <style:text-properties style:font-name="Courier New" officeooo:rsid="02b7e6c3"/>
    </style:style>
    <style:style style:name="T85" style:family="text">
      <style:text-properties style:font-name="Courier New" officeooo:rsid="0034e7f5"/>
    </style:style>
    <style:style style:name="T86" style:family="text">
      <style:text-properties style:font-name="Courier New" officeooo:rsid="02bb77c8"/>
    </style:style>
    <style:style style:name="T87" style:family="text">
      <style:text-properties style:font-name="Courier New" officeooo:rsid="02bfb721"/>
    </style:style>
    <style:style style:name="T88" style:family="text">
      <style:text-properties style:font-name="Courier New" officeooo:rsid="02bf3d8d"/>
    </style:style>
    <style:style style:name="T89" style:family="text">
      <style:text-properties style:font-name="Courier New" officeooo:rsid="02c3435d"/>
    </style:style>
    <style:style style:name="T90" style:family="text">
      <style:text-properties style:font-name="Courier New" officeooo:rsid="02c711a4"/>
    </style:style>
    <style:style style:name="T91" style:family="text">
      <style:text-properties style:font-name="Courier New" officeooo:rsid="02ce3a11"/>
    </style:style>
    <style:style style:name="T92" style:family="text">
      <style:text-properties style:font-name="Courier New" officeooo:rsid="02ce237c"/>
    </style:style>
    <style:style style:name="T93" style:family="text">
      <style:text-properties style:font-name="Courier New" officeooo:rsid="02d3282a"/>
    </style:style>
    <style:style style:name="T94" style:family="text">
      <style:text-properties style:font-name="Courier New" officeooo:rsid="02d6d651"/>
    </style:style>
    <style:style style:name="T95" style:family="text">
      <style:text-properties style:font-name="Courier New" officeooo:rsid="02da287d"/>
    </style:style>
    <style:style style:name="T96" style:family="text">
      <style:text-properties style:font-name="Courier New" officeooo:rsid="02dd35d6"/>
    </style:style>
    <style:style style:name="T97" style:family="text">
      <style:text-properties style:font-name="Courier New" fo:font-weight="bold" style:font-weight-asian="bold" style:font-weight-complex="bold"/>
    </style:style>
    <style:style style:name="T98" style:family="text">
      <style:text-properties style:font-name="Courier New" fo:font-weight="bold" officeooo:rsid="02e25d6d" style:font-weight-asian="bold" style:font-weight-complex="bold"/>
    </style:style>
    <style:style style:name="T99" style:family="text">
      <style:text-properties style:font-name="Courier New" fo:font-weight="bold" officeooo:rsid="02c1dd66" style:font-weight-asian="bold" style:font-weight-complex="bold"/>
    </style:style>
    <style:style style:name="T100" style:family="text">
      <style:text-properties style:font-name="Courier New" fo:font-weight="bold" officeooo:rsid="0312726e" style:font-weight-asian="bold" style:font-weight-complex="bold"/>
    </style:style>
    <style:style style:name="T101" style:family="text">
      <style:text-properties style:font-name="Courier New" officeooo:rsid="02e4e79a"/>
    </style:style>
    <style:style style:name="T102" style:family="text">
      <style:text-properties style:font-name="Courier New" officeooo:rsid="02e5bd75"/>
    </style:style>
    <style:style style:name="T103" style:family="text">
      <style:text-properties style:font-name="Courier New" officeooo:rsid="02e6dcc7"/>
    </style:style>
    <style:style style:name="T104" style:family="text">
      <style:text-properties style:font-name="Courier New" officeooo:rsid="02edf4a0"/>
    </style:style>
    <style:style style:name="T105" style:family="text">
      <style:text-properties style:font-name="Courier New" fo:font-size="12pt" fo:font-weight="normal" style:font-size-asian="10.5pt" style:font-weight-asian="normal" style:font-size-complex="12pt" style:font-weight-complex="normal"/>
    </style:style>
    <style:style style:name="T106" style:family="text">
      <style:text-properties style:font-name="Courier New" fo:font-size="12pt" fo:font-weight="normal" officeooo:rsid="02e9a422" style:font-size-asian="10.5pt" style:font-weight-asian="normal" style:font-size-complex="12pt" style:font-weight-complex="normal"/>
    </style:style>
    <style:style style:name="T107" style:family="text">
      <style:text-properties style:font-name="Courier New" fo:font-size="12pt" fo:font-weight="normal" officeooo:rsid="02f1d5a1" style:font-size-asian="10.5pt" style:font-weight-asian="normal" style:font-size-complex="12pt" style:font-weight-complex="normal"/>
    </style:style>
    <style:style style:name="T108" style:family="text">
      <style:text-properties style:font-name="Courier New" fo:font-size="12pt" fo:font-weight="normal" officeooo:rsid="02fbd096" style:font-size-asian="10.5pt" style:font-weight-asian="normal" style:font-size-complex="12pt" style:font-weight-complex="normal"/>
    </style:style>
    <style:style style:name="T109" style:family="text">
      <style:text-properties style:font-name="Courier New" fo:font-size="12pt" fo:font-weight="normal" officeooo:rsid="02fdbbfb" style:font-size-asian="10.5pt" style:font-weight-asian="normal" style:font-size-complex="12pt" style:font-weight-complex="normal"/>
    </style:style>
    <style:style style:name="T110" style:family="text">
      <style:text-properties style:font-name="Courier New" fo:font-size="12pt" fo:font-weight="normal" officeooo:rsid="03026863" style:font-size-asian="10.5pt" style:font-weight-asian="normal" style:font-size-complex="12pt" style:font-weight-complex="normal"/>
    </style:style>
    <style:style style:name="T111" style:family="text">
      <style:text-properties style:font-name="Courier New" fo:font-size="12pt" fo:font-weight="normal" officeooo:rsid="0307eaa4" style:font-size-asian="10.5pt" style:font-weight-asian="normal" style:font-size-complex="12pt" style:font-weight-complex="normal"/>
    </style:style>
    <style:style style:name="T112" style:family="text">
      <style:text-properties style:font-name="Courier New" fo:font-size="12pt" fo:font-weight="normal" officeooo:rsid="030f7140" style:font-size-asian="10.5pt" style:font-weight-asian="normal" style:font-size-complex="12pt" style:font-weight-complex="normal"/>
    </style:style>
    <style:style style:name="T113" style:family="text">
      <style:text-properties style:font-name="Courier New" fo:font-size="12pt" fo:font-weight="normal" officeooo:rsid="0312726e" style:font-size-asian="10.5pt" style:font-weight-asian="normal" style:font-size-complex="12pt" style:font-weight-complex="normal"/>
    </style:style>
    <style:style style:name="T114" style:family="text">
      <style:text-properties style:font-name="Courier New" fo:font-size="12pt" fo:font-weight="normal" officeooo:rsid="032c3082" style:font-size-asian="10.5pt" style:font-weight-asian="normal" style:font-size-complex="12pt" style:font-weight-complex="normal"/>
    </style:style>
    <style:style style:name="T115" style:family="text">
      <style:text-properties style:font-name="Courier New" fo:font-size="12pt" fo:font-weight="normal" officeooo:rsid="03744551" style:font-size-asian="10.5pt" style:font-weight-asian="normal" style:font-size-complex="12pt" style:font-weight-complex="normal"/>
    </style:style>
    <style:style style:name="T116" style:family="text">
      <style:text-properties style:font-name="Courier New" fo:font-size="12pt" fo:font-weight="normal" officeooo:rsid="034a5881" style:font-size-asian="10.5pt" style:font-weight-asian="normal" style:font-size-complex="12pt" style:font-weight-complex="normal"/>
    </style:style>
    <style:style style:name="T117" style:family="text">
      <style:text-properties style:font-name="Courier New" officeooo:rsid="02f4e824"/>
    </style:style>
    <style:style style:name="T118" style:family="text">
      <style:text-properties style:font-name="Courier New" officeooo:rsid="02f44436"/>
    </style:style>
    <style:style style:name="T119" style:family="text">
      <style:text-properties style:font-name="Courier New" officeooo:rsid="0307eaa4"/>
    </style:style>
    <style:style style:name="T120" style:family="text">
      <style:text-properties style:font-name="Courier New" officeooo:rsid="030dc0ca"/>
    </style:style>
    <style:style style:name="T121" style:family="text">
      <style:text-properties style:font-name="Courier New" officeooo:rsid="03283c82"/>
    </style:style>
    <style:style style:name="T122" style:family="text">
      <style:text-properties style:font-name="Courier New" officeooo:rsid="0321c29e"/>
    </style:style>
    <style:style style:name="T123" style:family="text">
      <style:text-properties style:font-name="Courier New" officeooo:rsid="0326439e"/>
    </style:style>
    <style:style style:name="T124" style:family="text">
      <style:text-properties style:font-name="Courier New" officeooo:rsid="032d7334"/>
    </style:style>
    <style:style style:name="T125" style:family="text">
      <style:text-properties style:font-name="Courier New" officeooo:rsid="032f5905"/>
    </style:style>
    <style:style style:name="T126" style:family="text">
      <style:text-properties style:font-name="Courier New" officeooo:rsid="03476d46"/>
    </style:style>
    <style:style style:name="T127" style:family="text">
      <style:text-properties style:font-name="Courier New" officeooo:rsid="03582794"/>
    </style:style>
    <style:style style:name="T128" style:family="text">
      <style:text-properties style:font-name="Courier New" officeooo:rsid="035e2d8f"/>
    </style:style>
    <style:style style:name="T129" style:family="text">
      <style:text-properties style:font-name="Arial1"/>
    </style:style>
    <style:style style:name="T130" style:family="text">
      <style:text-properties style:font-name="Arial1" fo:font-weight="bold" style:font-weight-asian="bold" style:font-weight-complex="bold"/>
    </style:style>
    <style:style style:name="T131" style:family="text">
      <style:text-properties style:font-name="Arial1" fo:font-weight="bold" officeooo:rsid="0034e7f5" style:font-weight-asian="bold" style:font-weight-complex="bold"/>
    </style:style>
    <style:style style:name="T132" style:family="text">
      <style:text-properties style:font-name="Arial1" fo:font-weight="bold" officeooo:rsid="02e9a422" style:font-weight-asian="bold" style:font-weight-complex="bold"/>
    </style:style>
    <style:style style:name="T133" style:family="text">
      <style:text-properties style:font-name="Arial1" officeooo:rsid="00e2ddfc"/>
    </style:style>
    <style:style style:name="T134" style:family="text">
      <style:text-properties style:font-name="Arial1" officeooo:rsid="01034a2b"/>
    </style:style>
    <style:style style:name="T135" style:family="text">
      <style:text-properties style:font-name="Arial1" officeooo:rsid="015ca5fd"/>
    </style:style>
    <style:style style:name="T136" style:family="text">
      <style:text-properties style:font-name="Arial1" officeooo:rsid="015f6ccb"/>
    </style:style>
    <style:style style:name="T137" style:family="text">
      <style:text-properties style:font-name="Arial1" officeooo:rsid="0173a6f6"/>
    </style:style>
    <style:style style:name="T138" style:family="text">
      <style:text-properties style:font-name="Arial1" officeooo:rsid="0173dc2e"/>
    </style:style>
    <style:style style:name="T139" style:family="text">
      <style:text-properties style:font-name="Arial1" officeooo:rsid="0175a5ee"/>
    </style:style>
    <style:style style:name="T140" style:family="text">
      <style:text-properties style:font-name="Arial1" officeooo:rsid="0198bfcc"/>
    </style:style>
    <style:style style:name="T141" style:family="text">
      <style:text-properties style:font-name="Arial1" officeooo:rsid="01a03a45"/>
    </style:style>
    <style:style style:name="T142" style:family="text">
      <style:text-properties style:font-name="Arial1" officeooo:rsid="01a8e43c"/>
    </style:style>
    <style:style style:name="T143" style:family="text">
      <style:text-properties style:font-name="Arial1" officeooo:rsid="021bb406"/>
    </style:style>
    <style:style style:name="T144" style:family="text">
      <style:text-properties style:font-name="Arial1" officeooo:rsid="0034e7f5"/>
    </style:style>
    <style:style style:name="T145" style:family="text">
      <style:text-properties style:font-name="Arial1" officeooo:rsid="029bb1f9"/>
    </style:style>
    <style:style style:name="T146" style:family="text">
      <style:text-properties style:font-name="Arial1" officeooo:rsid="029c7837"/>
    </style:style>
    <style:style style:name="T147" style:family="text">
      <style:text-properties style:font-name="Arial1" officeooo:rsid="02ab157f"/>
    </style:style>
    <style:style style:name="T148" style:family="text">
      <style:text-properties style:font-name="Arial1" officeooo:rsid="02b065a1"/>
    </style:style>
    <style:style style:name="T149" style:family="text">
      <style:text-properties style:font-name="Arial1" officeooo:rsid="02b1f2ac"/>
    </style:style>
    <style:style style:name="T150" style:family="text">
      <style:text-properties style:font-name="Arial1" officeooo:rsid="02b38b64"/>
    </style:style>
    <style:style style:name="T151" style:family="text">
      <style:text-properties style:font-name="Arial1" officeooo:rsid="02bfb721"/>
    </style:style>
    <style:style style:name="T152" style:family="text">
      <style:text-properties style:font-name="Arial1" officeooo:rsid="02cc6155"/>
    </style:style>
    <style:style style:name="T153" style:family="text">
      <style:text-properties style:font-name="Arial1" officeooo:rsid="02d3282a"/>
    </style:style>
    <style:style style:name="T154" style:family="text">
      <style:text-properties style:font-name="Arial1" fo:font-weight="normal" style:font-weight-asian="normal" style:font-weight-complex="normal"/>
    </style:style>
    <style:style style:name="T155" style:family="text">
      <style:text-properties style:font-name="Arial1" fo:font-weight="normal" officeooo:rsid="02da287d" style:font-weight-asian="normal" style:font-weight-complex="normal"/>
    </style:style>
    <style:style style:name="T156" style:family="text">
      <style:text-properties style:font-name="Arial1" fo:font-weight="normal" officeooo:rsid="02dbb5a2" style:font-weight-asian="normal" style:font-weight-complex="normal"/>
    </style:style>
    <style:style style:name="T157" style:family="text">
      <style:text-properties style:font-name="Arial1" fo:font-weight="normal" officeooo:rsid="02e09f72" style:font-weight-asian="normal" style:font-weight-complex="normal"/>
    </style:style>
    <style:style style:name="T158" style:family="text">
      <style:text-properties style:font-name="Arial1" fo:font-weight="normal" officeooo:rsid="0034e7f5" style:font-weight-asian="normal" style:font-weight-complex="normal"/>
    </style:style>
    <style:style style:name="T159" style:family="text">
      <style:text-properties style:font-name="Arial1" fo:font-weight="normal" officeooo:rsid="02e9a422" style:font-weight-asian="normal" style:font-weight-complex="normal"/>
    </style:style>
    <style:style style:name="T160" style:family="text">
      <style:text-properties style:font-name="Arial1" fo:font-weight="normal" officeooo:rsid="036047d5" style:font-weight-asian="normal" style:font-weight-complex="normal"/>
    </style:style>
    <style:style style:name="T161" style:family="text">
      <style:text-properties style:font-name="Arial1" fo:font-weight="normal" officeooo:rsid="036db3e1" style:font-weight-asian="normal" style:font-weight-complex="normal"/>
    </style:style>
    <style:style style:name="T162" style:family="text">
      <style:text-properties style:font-name="Arial1" officeooo:rsid="02dd35d6"/>
    </style:style>
    <style:style style:name="T163" style:family="text">
      <style:text-properties style:font-name="Arial1" officeooo:rsid="02e25d6d"/>
    </style:style>
    <style:style style:name="T164" style:family="text">
      <style:text-properties style:font-name="Arial1" officeooo:rsid="02e9a422"/>
    </style:style>
    <style:style style:name="T165" style:family="text">
      <style:text-properties style:font-name="Arial1" officeooo:rsid="02ec447c"/>
    </style:style>
    <style:style style:name="T166" style:family="text">
      <style:text-properties style:font-name="Arial1" fo:font-size="12pt" fo:font-weight="normal" style:font-size-asian="10.5pt" style:font-weight-asian="normal" style:font-size-complex="12pt" style:font-weight-complex="normal"/>
    </style:style>
    <style:style style:name="T167" style:family="text">
      <style:text-properties style:font-name="Arial1" fo:font-size="12pt" fo:font-weight="normal" officeooo:rsid="02e9a422" style:font-size-asian="10.5pt" style:font-weight-asian="normal" style:font-size-complex="12pt" style:font-weight-complex="normal"/>
    </style:style>
    <style:style style:name="T168" style:family="text">
      <style:text-properties style:font-name="Arial1" fo:font-size="12pt" fo:font-weight="normal" officeooo:rsid="02fbd096" style:font-size-asian="10.5pt" style:font-weight-asian="normal" style:font-size-complex="12pt" style:font-weight-complex="normal"/>
    </style:style>
    <style:style style:name="T169" style:family="text">
      <style:text-properties style:font-name="Arial1" fo:font-size="12pt" fo:font-weight="normal" officeooo:rsid="03026863" style:font-size-asian="10.5pt" style:font-weight-asian="normal" style:font-size-complex="12pt" style:font-weight-complex="normal"/>
    </style:style>
    <style:style style:name="T170" style:family="text">
      <style:text-properties style:font-name="Arial1" fo:font-size="12pt" fo:font-weight="normal" officeooo:rsid="0307eaa4" style:font-size-asian="10.5pt" style:font-weight-asian="normal" style:font-size-complex="12pt" style:font-weight-complex="normal"/>
    </style:style>
    <style:style style:name="T171" style:family="text">
      <style:text-properties style:font-name="Arial1" fo:font-size="12pt" fo:font-weight="normal" officeooo:rsid="0312726e" style:font-size-asian="10.5pt" style:font-weight-asian="normal" style:font-size-complex="12pt" style:font-weight-complex="normal"/>
    </style:style>
    <style:style style:name="T172" style:family="text">
      <style:text-properties style:font-name="Arial1" fo:font-size="12pt" fo:font-weight="normal" officeooo:rsid="03163e92" style:font-size-asian="10.5pt" style:font-weight-asian="normal" style:font-size-complex="12pt" style:font-weight-complex="normal"/>
    </style:style>
    <style:style style:name="T173" style:family="text">
      <style:text-properties style:font-name="Arial1" fo:font-size="12pt" fo:font-weight="normal" officeooo:rsid="032c3082" style:font-size-asian="10.5pt" style:font-weight-asian="normal" style:font-size-complex="12pt" style:font-weight-complex="normal"/>
    </style:style>
    <style:style style:name="T174" style:family="text">
      <style:text-properties style:font-name="Arial1" fo:font-size="12pt" fo:font-weight="normal" officeooo:rsid="035e9c24" style:font-size-asian="10.5pt" style:font-weight-asian="normal" style:font-size-complex="12pt" style:font-weight-complex="normal"/>
    </style:style>
    <style:style style:name="T175" style:family="text">
      <style:text-properties style:font-name="Arial1" fo:font-size="12pt" fo:font-weight="normal" officeooo:rsid="036047d5" style:font-size-asian="10.5pt" style:font-weight-asian="normal" style:font-size-complex="12pt" style:font-weight-complex="normal"/>
    </style:style>
    <style:style style:name="T176" style:family="text">
      <style:text-properties style:font-name="Arial1" fo:font-size="12pt" fo:font-weight="normal" officeooo:rsid="036122c6" style:font-size-asian="10.5pt" style:font-weight-asian="normal" style:font-size-complex="12pt" style:font-weight-complex="normal"/>
    </style:style>
    <style:style style:name="T177" style:family="text">
      <style:text-properties style:font-name="Arial1" fo:font-size="12pt" fo:font-weight="normal" officeooo:rsid="03a386ff" style:font-size-asian="10.5pt" style:font-weight-asian="normal" style:font-size-complex="12pt" style:font-weight-complex="normal"/>
    </style:style>
    <style:style style:name="T178" style:family="text">
      <style:text-properties style:font-name="Arial1" fo:font-size="12pt" fo:font-weight="normal" officeooo:rsid="03a43f19" style:font-size-asian="10.5pt" style:font-weight-asian="normal" style:font-size-complex="12pt" style:font-weight-complex="normal"/>
    </style:style>
    <style:style style:name="T179" style:family="text">
      <style:text-properties style:font-name="Arial1" fo:font-size="12pt" fo:font-weight="bold" style:font-size-asian="10.5pt" style:font-weight-asian="bold" style:font-size-complex="12pt" style:font-weight-complex="bold"/>
    </style:style>
    <style:style style:name="T180" style:family="text">
      <style:text-properties style:font-name="Arial1" fo:font-size="12pt" fo:font-weight="bold" officeooo:rsid="02e9a422" style:font-size-asian="10.5pt" style:font-weight-asian="bold" style:font-size-complex="12pt" style:font-weight-complex="bold"/>
    </style:style>
    <style:style style:name="T181" style:family="text">
      <style:text-properties style:font-name="Arial1" officeooo:rsid="02f6d23e"/>
    </style:style>
    <style:style style:name="T182" style:family="text">
      <style:text-properties style:font-name="Arial1" officeooo:rsid="0307eaa4"/>
    </style:style>
    <style:style style:name="T183" style:family="text">
      <style:text-properties style:font-name="Arial1" officeooo:rsid="02fbd096"/>
    </style:style>
    <style:style style:name="T184" style:family="text">
      <style:text-properties style:font-name="Arial1" officeooo:rsid="032c3082"/>
    </style:style>
    <style:style style:name="T185" style:family="text">
      <style:text-properties style:font-name="Arial1" officeooo:rsid="0321c29e"/>
    </style:style>
    <style:style style:name="T186" style:family="text">
      <style:text-properties style:font-name="Arial1" officeooo:rsid="0196eece"/>
    </style:style>
    <style:style style:name="T187" style:family="text">
      <style:text-properties style:font-name="Arial1" officeooo:rsid="0342fcc3"/>
    </style:style>
    <style:style style:name="T188" style:family="text">
      <style:text-properties style:font-name="Arial1" officeooo:rsid="03582794"/>
    </style:style>
    <style:style style:name="T189" style:family="text">
      <style:text-properties style:font-name="Arial1" officeooo:rsid="0379e30a"/>
    </style:style>
    <style:style style:name="T190" style:family="text">
      <style:text-properties style:font-name="Arial1" fo:font-size="10pt" officeooo:rsid="037eda9d" style:font-size-asian="10pt" style:font-size-complex="10pt"/>
    </style:style>
    <style:style style:name="T191" style:family="text">
      <style:text-properties style:font-name="Arial1" fo:font-size="10pt" officeooo:rsid="037d101c" style:font-size-asian="10pt" style:font-size-complex="10pt"/>
    </style:style>
    <style:style style:name="T192" style:family="text">
      <style:text-properties style:font-name="Arial1" officeooo:rsid="037eda9d"/>
    </style:style>
    <style:style style:name="T193" style:family="text">
      <style:text-properties style:font-name="Arial1" officeooo:rsid="0171a626"/>
    </style:style>
    <style:style style:name="T194" style:family="text">
      <style:text-properties style:font-name="Arial1" officeooo:rsid="0286f618"/>
    </style:style>
    <style:style style:name="T195" style:family="text">
      <style:text-properties style:font-name="Arial1" officeooo:rsid="03631e6b"/>
    </style:style>
    <style:style style:name="T196" style:family="text">
      <style:text-properties style:font-name="Arial1" officeooo:rsid="0390a4c7"/>
    </style:style>
    <style:style style:name="T197" style:family="text">
      <style:text-properties style:font-name="Arial1" officeooo:rsid="03a555d3"/>
    </style:style>
    <style:style style:name="T198" style:family="text">
      <style:text-properties officeooo:rsid="001814b7"/>
    </style:style>
    <style:style style:name="T199" style:family="text">
      <style:text-properties fo:font-weight="bold" style:font-weight-asian="bold" style:font-weight-complex="bold"/>
    </style:style>
    <style:style style:name="T200" style:family="text">
      <style:text-properties fo:font-weight="bold" officeooo:rsid="000c6679" style:font-weight-asian="bold" style:font-weight-complex="bold"/>
    </style:style>
    <style:style style:name="T201" style:family="text">
      <style:text-properties fo:font-weight="bold" officeooo:rsid="00229ca1" style:font-weight-asian="bold" style:font-weight-complex="bold"/>
    </style:style>
    <style:style style:name="T202" style:family="text">
      <style:text-properties fo:font-weight="bold" officeooo:rsid="0020a96d" style:font-weight-asian="bold" style:font-weight-complex="bold"/>
    </style:style>
    <style:style style:name="T203" style:family="text">
      <style:text-properties fo:font-weight="bold" officeooo:rsid="0041821a" style:font-weight-asian="bold" style:font-weight-complex="bold"/>
    </style:style>
    <style:style style:name="T204" style:family="text">
      <style:text-properties fo:font-weight="bold" officeooo:rsid="02ad9b37" style:font-weight-asian="bold" style:font-weight-complex="bold"/>
    </style:style>
    <style:style style:name="T205" style:family="text">
      <style:text-properties fo:font-weight="bold" officeooo:rsid="02c1dd66" style:font-weight-asian="bold" style:font-weight-complex="bold"/>
    </style:style>
    <style:style style:name="T206" style:family="text">
      <style:text-properties fo:font-weight="bold" officeooo:rsid="029bb1f9" style:font-weight-asian="bold" style:font-weight-complex="bold"/>
    </style:style>
    <style:style style:name="T207" style:family="text">
      <style:text-properties fo:font-weight="bold" officeooo:rsid="02d8c1a1" style:font-weight-asian="bold" style:font-weight-complex="bold"/>
    </style:style>
    <style:style style:name="T208" style:family="text">
      <style:text-properties fo:font-weight="bold" officeooo:rsid="02da287d" style:font-weight-asian="bold" style:font-weight-complex="bold"/>
    </style:style>
    <style:style style:name="T209" style:family="text">
      <style:text-properties fo:font-weight="bold" officeooo:rsid="02de1419" style:font-weight-asian="bold" style:font-weight-complex="bold"/>
    </style:style>
    <style:style style:name="T210" style:family="text">
      <style:text-properties fo:font-weight="bold" officeooo:rsid="02e6dcc7" style:font-weight-asian="bold" style:font-weight-complex="bold"/>
    </style:style>
    <style:style style:name="T211" style:family="text">
      <style:text-properties fo:font-weight="bold" officeooo:rsid="02e88a6c" style:font-weight-asian="bold" style:font-weight-complex="bold"/>
    </style:style>
    <style:style style:name="T212" style:family="text">
      <style:text-properties fo:font-weight="bold" officeooo:rsid="0307eaa4" style:font-weight-asian="bold" style:font-weight-complex="bold"/>
    </style:style>
    <style:style style:name="T213" style:family="text">
      <style:text-properties fo:font-weight="bold" officeooo:rsid="0312726e" style:font-weight-asian="bold" style:font-weight-complex="bold"/>
    </style:style>
    <style:style style:name="T214" style:family="text">
      <style:text-properties fo:font-weight="bold" officeooo:rsid="02e9a422" style:font-weight-asian="bold" style:font-weight-complex="bold"/>
    </style:style>
    <style:style style:name="T215" style:family="text">
      <style:text-properties fo:font-weight="bold" officeooo:rsid="032c3082" style:font-weight-asian="bold" style:font-weight-complex="bold"/>
    </style:style>
    <style:style style:name="T216" style:family="text">
      <style:text-properties fo:font-weight="bold" officeooo:rsid="037be2a9" style:font-weight-asian="bold" style:font-weight-complex="bold"/>
    </style:style>
    <style:style style:name="T217" style:family="text">
      <style:text-properties fo:font-weight="bold" officeooo:rsid="002adf65" style:font-weight-asian="bold" style:font-weight-complex="bold"/>
    </style:style>
    <style:style style:name="T218" style:family="text">
      <style:text-properties fo:font-weight="bold" officeooo:rsid="01bfacb4" style:font-weight-asian="bold" style:font-weight-complex="bold"/>
    </style:style>
    <style:style style:name="T219" style:family="text">
      <style:text-properties fo:font-style="italic" officeooo:rsid="00dd9b7d" style:font-style-asian="italic" style:font-style-complex="italic"/>
    </style:style>
    <style:style style:name="T220" style:family="text">
      <style:text-properties fo:font-style="italic" officeooo:rsid="01a8e43c" style:font-style-asian="italic" style:font-style-complex="italic"/>
    </style:style>
    <style:style style:name="T221" style:family="text">
      <style:text-properties fo:font-weight="normal" style:font-weight-asian="normal" style:font-weight-complex="normal"/>
    </style:style>
    <style:style style:name="T222" style:family="text">
      <style:text-properties fo:font-weight="normal" officeooo:rsid="000c6679" style:font-weight-asian="normal" style:font-weight-complex="normal"/>
    </style:style>
    <style:style style:name="T223" style:family="text">
      <style:text-properties fo:font-weight="normal" officeooo:rsid="0041821a" style:font-weight-asian="normal" style:font-weight-complex="normal"/>
    </style:style>
    <style:style style:name="T224" style:family="text">
      <style:text-properties fo:font-weight="normal" officeooo:rsid="00229ca1" style:font-weight-asian="normal" style:font-weight-complex="normal"/>
    </style:style>
    <style:style style:name="T225" style:family="text">
      <style:text-properties fo:font-weight="normal" officeooo:rsid="029bb1f9" style:font-weight-asian="normal" style:font-weight-complex="normal"/>
    </style:style>
    <style:style style:name="T226" style:family="text">
      <style:text-properties fo:font-weight="normal" officeooo:rsid="0023ec67" style:font-weight-asian="normal" style:font-weight-complex="normal"/>
    </style:style>
    <style:style style:name="T227" style:family="text">
      <style:text-properties fo:font-weight="normal" officeooo:rsid="02ad9b37" style:font-weight-asian="normal" style:font-weight-complex="normal"/>
    </style:style>
    <style:style style:name="T228" style:family="text">
      <style:text-properties fo:font-weight="normal" officeooo:rsid="02b065a1" style:font-weight-asian="normal" style:font-weight-complex="normal"/>
    </style:style>
    <style:style style:name="T229" style:family="text">
      <style:text-properties fo:font-weight="normal" officeooo:rsid="02bfb721" style:font-weight-asian="normal" style:font-weight-complex="normal"/>
    </style:style>
    <style:style style:name="T230" style:family="text">
      <style:text-properties fo:font-weight="normal" officeooo:rsid="02ce237c" style:font-weight-asian="normal" style:font-weight-complex="normal"/>
    </style:style>
    <style:style style:name="T231" style:family="text">
      <style:text-properties fo:font-weight="normal" officeooo:rsid="02dbb5a2" style:font-weight-asian="normal" style:font-weight-complex="normal"/>
    </style:style>
    <style:style style:name="T232" style:family="text">
      <style:text-properties fo:font-weight="normal" officeooo:rsid="02c1dd66" style:font-weight-asian="normal" style:font-weight-complex="normal"/>
    </style:style>
    <style:style style:name="T233" style:family="text">
      <style:text-properties fo:font-weight="normal" officeooo:rsid="02da287d" style:font-weight-asian="normal" style:font-weight-complex="normal"/>
    </style:style>
    <style:style style:name="T234" style:family="text">
      <style:text-properties fo:font-weight="normal" officeooo:rsid="02de1419" style:font-weight-asian="normal" style:font-weight-complex="normal"/>
    </style:style>
    <style:style style:name="T235" style:family="text">
      <style:text-properties fo:font-weight="normal" officeooo:rsid="02e10cd1" style:font-weight-asian="normal" style:font-weight-complex="normal"/>
    </style:style>
    <style:style style:name="T236" style:family="text">
      <style:text-properties fo:font-weight="normal" officeooo:rsid="02f8c750" style:font-weight-asian="normal" style:font-weight-complex="normal"/>
    </style:style>
    <style:style style:name="T237" style:family="text">
      <style:text-properties fo:font-weight="normal" officeooo:rsid="03026863" style:font-weight-asian="normal" style:font-weight-complex="normal"/>
    </style:style>
    <style:style style:name="T238" style:family="text">
      <style:text-properties fo:font-weight="normal" officeooo:rsid="0302a8a7" style:font-weight-asian="normal" style:font-weight-complex="normal"/>
    </style:style>
    <style:style style:name="T239" style:family="text">
      <style:text-properties fo:font-weight="normal" officeooo:rsid="03099d7d" style:font-weight-asian="normal" style:font-weight-complex="normal"/>
    </style:style>
    <style:style style:name="T240" style:family="text">
      <style:text-properties fo:font-weight="normal" officeooo:rsid="034ab295" style:font-weight-asian="normal" style:font-weight-complex="normal"/>
    </style:style>
    <style:style style:name="T241" style:family="text">
      <style:text-properties fo:font-weight="normal" officeooo:rsid="035b0231" style:font-weight-asian="normal" style:font-weight-complex="normal"/>
    </style:style>
    <style:style style:name="T242" style:family="text">
      <style:text-properties fo:font-weight="normal" officeooo:rsid="035b07ea" style:font-weight-asian="normal" style:font-weight-complex="normal"/>
    </style:style>
    <style:style style:name="T243" style:family="text">
      <style:text-properties fo:font-weight="normal" officeooo:rsid="035b8ca3" style:font-weight-asian="normal" style:font-weight-complex="normal"/>
    </style:style>
    <style:style style:name="T244" style:family="text">
      <style:text-properties fo:font-weight="normal" officeooo:rsid="0013c336" style:font-weight-asian="normal" style:font-weight-complex="normal"/>
    </style:style>
    <style:style style:name="T245" style:family="text">
      <style:text-properties fo:font-weight="normal" officeooo:rsid="002a270d" style:font-weight-asian="normal" style:font-weight-complex="normal"/>
    </style:style>
    <style:style style:name="T246" style:family="text">
      <style:text-properties fo:font-weight="normal" officeooo:rsid="002adf65" style:font-weight-asian="normal" style:font-weight-complex="normal"/>
    </style:style>
    <style:style style:name="T247" style:family="text">
      <style:text-properties fo:font-weight="normal" officeooo:rsid="01b8be76" style:font-weight-asian="normal" style:font-weight-complex="normal"/>
    </style:style>
    <style:style style:name="T248" style:family="text">
      <style:text-properties fo:font-weight="normal" officeooo:rsid="039dbd4b" style:font-weight-asian="normal" style:font-weight-complex="normal"/>
    </style:style>
    <style:style style:name="T249" style:family="text">
      <style:text-properties officeooo:rsid="00dd9b7d"/>
    </style:style>
    <style:style style:name="T250" style:family="text">
      <style:text-properties officeooo:rsid="00dedf80"/>
    </style:style>
    <style:style style:name="T251" style:family="text">
      <style:text-properties officeooo:rsid="00e0c579"/>
    </style:style>
    <style:style style:name="T252" style:family="text">
      <style:text-properties officeooo:rsid="00e2ddfc"/>
    </style:style>
    <style:style style:name="T253" style:family="text">
      <style:text-properties officeooo:rsid="010f9b28"/>
    </style:style>
    <style:style style:name="T254" style:family="text">
      <style:text-properties officeooo:rsid="0111623c"/>
    </style:style>
    <style:style style:name="T255" style:family="text">
      <style:text-properties officeooo:rsid="01124eff"/>
    </style:style>
    <style:style style:name="T256" style:family="text">
      <style:text-properties officeooo:rsid="01129652"/>
    </style:style>
    <style:style style:name="T257" style:family="text">
      <style:text-properties officeooo:rsid="011455e5"/>
    </style:style>
    <style:style style:name="T258" style:family="text">
      <style:text-properties officeooo:rsid="01191b63"/>
    </style:style>
    <style:style style:name="T259" style:family="text">
      <style:text-properties officeooo:rsid="013d4fc5"/>
    </style:style>
    <style:style style:name="T260" style:family="text">
      <style:text-properties officeooo:rsid="013f4881"/>
    </style:style>
    <style:style style:name="T261" style:family="text">
      <style:text-properties officeooo:rsid="013fe3d3"/>
    </style:style>
    <style:style style:name="T262" style:family="text">
      <style:text-properties officeooo:rsid="014024f5"/>
    </style:style>
    <style:style style:name="T263" style:family="text">
      <style:text-properties officeooo:rsid="0140b72d"/>
    </style:style>
    <style:style style:name="T264" style:family="text">
      <style:text-properties officeooo:rsid="01422a09"/>
    </style:style>
    <style:style style:name="T265" style:family="text">
      <style:text-properties officeooo:rsid="014313ae"/>
    </style:style>
    <style:style style:name="T266" style:family="text">
      <style:text-properties officeooo:rsid="0148089f"/>
    </style:style>
    <style:style style:name="T267" style:family="text">
      <style:text-properties officeooo:rsid="0148646a"/>
    </style:style>
    <style:style style:name="T268" style:family="text">
      <style:text-properties officeooo:rsid="014b78f1"/>
    </style:style>
    <style:style style:name="T269" style:family="text">
      <style:text-properties officeooo:rsid="0155353c"/>
    </style:style>
    <style:style style:name="T270" style:family="text">
      <style:text-properties officeooo:rsid="015c50bd"/>
    </style:style>
    <style:style style:name="T271" style:family="text">
      <style:text-properties officeooo:rsid="015ca5fd"/>
    </style:style>
    <style:style style:name="T272" style:family="text">
      <style:text-properties officeooo:rsid="015f6ccb"/>
    </style:style>
    <style:style style:name="T273" style:family="text">
      <style:text-properties officeooo:rsid="016546a2"/>
    </style:style>
    <style:style style:name="T274" style:family="text">
      <style:text-properties officeooo:rsid="016846ff"/>
    </style:style>
    <style:style style:name="T275" style:family="text">
      <style:text-properties officeooo:rsid="0173a6f6"/>
    </style:style>
    <style:style style:name="T276" style:family="text">
      <style:text-properties officeooo:rsid="0173dc2e"/>
    </style:style>
    <style:style style:name="T277" style:family="text">
      <style:text-properties officeooo:rsid="0174eefc"/>
    </style:style>
    <style:style style:name="T278" style:family="text">
      <style:text-properties officeooo:rsid="01903b21"/>
    </style:style>
    <style:style style:name="T279" style:family="text">
      <style:text-properties officeooo:rsid="0194aaa1"/>
    </style:style>
    <style:style style:name="T280" style:family="text">
      <style:text-properties style:font-name="Courier" officeooo:rsid="0194aaa1"/>
    </style:style>
    <style:style style:name="T281" style:family="text">
      <style:text-properties officeooo:rsid="01954056"/>
    </style:style>
    <style:style style:name="T282" style:family="text">
      <style:text-properties officeooo:rsid="0196eece"/>
    </style:style>
    <style:style style:name="T283" style:family="text">
      <style:text-properties officeooo:rsid="0198bfcc"/>
    </style:style>
    <style:style style:name="T284" style:family="text">
      <style:text-properties officeooo:rsid="01a03a45"/>
    </style:style>
    <style:style style:name="T285" style:family="text">
      <style:text-properties officeooo:rsid="01a35a05"/>
    </style:style>
    <style:style style:name="T286" style:family="text">
      <style:text-properties officeooo:rsid="01a74906"/>
    </style:style>
    <style:style style:name="T287" style:family="text">
      <style:text-properties officeooo:rsid="01a8e43c"/>
    </style:style>
    <style:style style:name="T288" style:family="text">
      <style:text-properties officeooo:rsid="01aaae16"/>
    </style:style>
    <style:style style:name="T289" style:family="text">
      <style:text-properties officeooo:rsid="01aaf1ce"/>
    </style:style>
    <style:style style:name="T290" style:family="text">
      <style:text-properties officeooo:rsid="0201f946"/>
    </style:style>
    <style:style style:name="T291" style:family="text">
      <style:text-properties officeooo:rsid="021b2cc5"/>
    </style:style>
    <style:style style:name="T292" style:family="text">
      <style:text-properties officeooo:rsid="021d0dea"/>
    </style:style>
    <style:style style:name="T293" style:family="text">
      <style:text-properties officeooo:rsid="021db3ee"/>
    </style:style>
    <style:style style:name="T294" style:family="text">
      <style:text-properties officeooo:rsid="021e8e51"/>
    </style:style>
    <style:style style:name="T295" style:family="text">
      <style:text-properties officeooo:rsid="007a1d28"/>
    </style:style>
    <style:style style:name="T296" style:family="text">
      <style:text-properties officeooo:rsid="029a0075"/>
    </style:style>
    <style:style style:name="T297" style:family="text">
      <style:text-properties officeooo:rsid="0013c336"/>
    </style:style>
    <style:style style:name="T298" style:family="text">
      <style:text-properties officeooo:rsid="029bb1f9"/>
    </style:style>
    <style:style style:name="T299" style:family="text">
      <style:text-properties officeooo:rsid="0023ec67"/>
    </style:style>
    <style:style style:name="T300" style:family="text">
      <style:text-properties officeooo:rsid="029dbf8a"/>
    </style:style>
    <style:style style:name="T301" style:family="text">
      <style:text-properties officeooo:rsid="029ef99b"/>
    </style:style>
    <style:style style:name="T302" style:family="text">
      <style:text-properties officeooo:rsid="02a0c6e8"/>
    </style:style>
    <style:style style:name="T303" style:family="text">
      <style:text-properties officeooo:rsid="02a36bf6"/>
    </style:style>
    <style:style style:name="T304" style:family="text">
      <style:text-properties officeooo:rsid="02a48d1b"/>
    </style:style>
    <style:style style:name="T305" style:family="text">
      <style:text-properties officeooo:rsid="02a5c001"/>
    </style:style>
    <style:style style:name="T306" style:family="text">
      <style:text-properties officeooo:rsid="02a6b761"/>
    </style:style>
    <style:style style:name="T307" style:family="text">
      <style:text-properties officeooo:rsid="02ab157f"/>
    </style:style>
    <style:style style:name="T308" style:family="text">
      <style:text-properties officeooo:rsid="02ad9b37"/>
    </style:style>
    <style:style style:name="T309" style:family="text">
      <style:text-properties officeooo:rsid="02ae6811"/>
    </style:style>
    <style:style style:name="T310" style:family="text">
      <style:text-properties officeooo:rsid="0034e7f5"/>
    </style:style>
    <style:style style:name="T311" style:family="text">
      <style:text-properties officeooo:rsid="02b36d83"/>
    </style:style>
    <style:style style:name="T312" style:family="text">
      <style:text-properties officeooo:rsid="02b38b64"/>
    </style:style>
    <style:style style:name="T313" style:family="text">
      <style:text-properties officeooo:rsid="02b4d013"/>
    </style:style>
    <style:style style:name="T314" style:family="text">
      <style:text-properties officeooo:rsid="02b63b1a"/>
    </style:style>
    <style:style style:name="T315" style:family="text">
      <style:text-properties officeooo:rsid="02b7e6c3"/>
    </style:style>
    <style:style style:name="T316" style:family="text">
      <style:text-properties officeooo:rsid="02b9b313"/>
    </style:style>
    <style:style style:name="T317" style:family="text">
      <style:text-properties officeooo:rsid="02bb77c8"/>
    </style:style>
    <style:style style:name="T318" style:family="text">
      <style:text-properties officeooo:rsid="00ef974f"/>
    </style:style>
    <style:style style:name="T319" style:family="text">
      <style:text-properties officeooo:rsid="01c381e8"/>
    </style:style>
    <style:style style:name="T320" style:family="text">
      <style:text-properties officeooo:rsid="02bf3d8d"/>
    </style:style>
    <style:style style:name="T321" style:family="text">
      <style:text-properties officeooo:rsid="02c1dd66"/>
    </style:style>
    <style:style style:name="T322" style:family="text">
      <style:text-properties officeooo:rsid="02c3435d"/>
    </style:style>
    <style:style style:name="T323" style:family="text">
      <style:text-properties officeooo:rsid="02c711a4"/>
    </style:style>
    <style:style style:name="T324" style:family="text">
      <style:text-properties officeooo:rsid="02cc6155"/>
    </style:style>
    <style:style style:name="T325" style:family="text">
      <style:text-properties officeooo:rsid="02ce237c"/>
    </style:style>
    <style:style style:name="T326" style:family="text">
      <style:text-properties officeooo:rsid="02ce3a11"/>
    </style:style>
    <style:style style:name="T327" style:family="text">
      <style:text-properties officeooo:rsid="02d6d651"/>
    </style:style>
    <style:style style:name="T328" style:family="text">
      <style:text-properties officeooo:rsid="02d8c1a1"/>
    </style:style>
    <style:style style:name="T329" style:family="text">
      <style:text-properties officeooo:rsid="02da287d"/>
    </style:style>
    <style:style style:name="T330" style:family="text">
      <style:text-properties officeooo:rsid="02dbb5a2"/>
    </style:style>
    <style:style style:name="T331" style:family="text">
      <style:text-properties officeooo:rsid="02e25d6d"/>
    </style:style>
    <style:style style:name="T332" style:family="text">
      <style:text-properties officeooo:rsid="02e36695"/>
    </style:style>
    <style:style style:name="T333" style:family="text">
      <style:text-properties officeooo:rsid="02e4e79a"/>
    </style:style>
    <style:style style:name="T334" style:family="text">
      <style:text-properties officeooo:rsid="02e5bd75"/>
    </style:style>
    <style:style style:name="T335" style:family="text">
      <style:text-properties officeooo:rsid="02e6dcc7"/>
    </style:style>
    <style:style style:name="T336" style:family="text">
      <style:text-properties officeooo:rsid="02e88a6c"/>
    </style:style>
    <style:style style:name="T337" style:family="text">
      <style:text-properties officeooo:rsid="02e93fe9"/>
    </style:style>
    <style:style style:name="T338" style:family="text">
      <style:text-properties officeooo:rsid="0041821a"/>
    </style:style>
    <style:style style:name="T339" style:family="text">
      <style:text-properties officeooo:rsid="02eb59fd"/>
    </style:style>
    <style:style style:name="T340" style:family="text">
      <style:text-properties officeooo:rsid="02edf4a0"/>
    </style:style>
    <style:style style:name="T341" style:family="text">
      <style:text-properties officeooo:rsid="02efc79a"/>
    </style:style>
    <style:style style:name="T342" style:family="text">
      <style:text-properties officeooo:rsid="02f1d5a1"/>
    </style:style>
    <style:style style:name="T343" style:family="text">
      <style:text-properties officeooo:rsid="02f3dba3"/>
    </style:style>
    <style:style style:name="T344" style:family="text">
      <style:text-properties officeooo:rsid="02f44436"/>
    </style:style>
    <style:style style:name="T345" style:family="text">
      <style:text-properties officeooo:rsid="02f4e824"/>
    </style:style>
    <style:style style:name="T346" style:family="text">
      <style:text-properties officeooo:rsid="02fa815b"/>
    </style:style>
    <style:style style:name="T347" style:family="text">
      <style:text-properties officeooo:rsid="02fbd096"/>
    </style:style>
    <style:style style:name="T348" style:family="text">
      <style:text-properties officeooo:rsid="00229ca1"/>
    </style:style>
    <style:style style:name="T349" style:family="text">
      <style:text-properties officeooo:rsid="02fcec87"/>
    </style:style>
    <style:style style:name="T350" style:family="text">
      <style:text-properties officeooo:rsid="03026863"/>
    </style:style>
    <style:style style:name="T351" style:family="text">
      <style:text-properties officeooo:rsid="0302a8a7"/>
    </style:style>
    <style:style style:name="T352" style:family="text">
      <style:text-properties officeooo:rsid="0304c491"/>
    </style:style>
    <style:style style:name="T353" style:family="text">
      <style:text-properties officeooo:rsid="0307eaa4"/>
    </style:style>
    <style:style style:name="T354" style:family="text">
      <style:text-properties officeooo:rsid="02e9a422"/>
    </style:style>
    <style:style style:name="T355" style:family="text">
      <style:text-properties officeooo:rsid="03099d7d"/>
    </style:style>
    <style:style style:name="T356" style:family="text">
      <style:text-properties officeooo:rsid="030c7bc4"/>
    </style:style>
    <style:style style:name="T357" style:family="text">
      <style:text-properties officeooo:rsid="030dc0ca"/>
    </style:style>
    <style:style style:name="T358" style:family="text">
      <style:text-properties officeooo:rsid="030f7140"/>
    </style:style>
    <style:style style:name="T359" style:family="text">
      <style:text-properties officeooo:rsid="0311be52"/>
    </style:style>
    <style:style style:name="T360" style:family="text">
      <style:text-properties officeooo:rsid="0312726e"/>
    </style:style>
    <style:style style:name="T361" style:family="text">
      <style:text-properties officeooo:rsid="03163e92"/>
    </style:style>
    <style:style style:name="T362" style:family="text">
      <style:text-properties officeooo:rsid="031aafb9"/>
    </style:style>
    <style:style style:name="T363" style:family="text">
      <style:text-properties officeooo:rsid="031cf1ca"/>
    </style:style>
    <style:style style:name="T364" style:family="text">
      <style:text-properties officeooo:rsid="031f1768"/>
    </style:style>
    <style:style style:name="T365" style:family="text">
      <style:text-properties officeooo:rsid="0321c29e"/>
    </style:style>
    <style:style style:name="T366" style:family="text">
      <style:text-properties officeooo:rsid="0326439e"/>
    </style:style>
    <style:style style:name="T367" style:family="text">
      <style:text-properties officeooo:rsid="0327cc81"/>
    </style:style>
    <style:style style:name="T368" style:family="text">
      <style:text-properties officeooo:rsid="03283c82"/>
    </style:style>
    <style:style style:name="T369" style:family="text">
      <style:text-properties officeooo:rsid="03299e1e"/>
    </style:style>
    <style:style style:name="T370" style:family="text">
      <style:text-properties officeooo:rsid="032c3082"/>
    </style:style>
    <style:style style:name="T371" style:family="text">
      <style:text-properties fo:font-size="12pt" fo:font-weight="normal" officeooo:rsid="02e9a422" style:font-size-asian="10.5pt" style:font-weight-asian="normal" style:font-size-complex="12pt" style:font-weight-complex="normal"/>
    </style:style>
    <style:style style:name="T372" style:family="text">
      <style:text-properties fo:font-size="12pt" fo:font-weight="normal" officeooo:rsid="02f1d5a1" style:font-size-asian="10.5pt" style:font-weight-asian="normal" style:font-size-complex="12pt" style:font-weight-complex="normal"/>
    </style:style>
    <style:style style:name="T373" style:family="text">
      <style:text-properties officeooo:rsid="032d7334"/>
    </style:style>
    <style:style style:name="T374" style:family="text">
      <style:text-properties officeooo:rsid="0332ceeb"/>
    </style:style>
    <style:style style:name="T375" style:family="text">
      <style:text-properties officeooo:rsid="03342db3"/>
    </style:style>
    <style:style style:name="T376" style:family="text">
      <style:text-properties officeooo:rsid="014e9677"/>
    </style:style>
    <style:style style:name="T377" style:family="text">
      <style:text-properties officeooo:rsid="03344c20"/>
    </style:style>
    <style:style style:name="T378" style:family="text">
      <style:text-properties officeooo:rsid="0337036e"/>
    </style:style>
    <style:style style:name="T379" style:family="text">
      <style:text-properties officeooo:rsid="0338c46f"/>
    </style:style>
    <style:style style:name="T380" style:family="text">
      <style:text-properties officeooo:rsid="034fb555"/>
    </style:style>
    <style:style style:name="T381" style:family="text">
      <style:text-properties officeooo:rsid="0351847c"/>
    </style:style>
    <style:style style:name="T382" style:family="text">
      <style:text-properties officeooo:rsid="035241a7"/>
    </style:style>
    <style:style style:name="T383" style:family="text">
      <style:text-properties style:font-name="Liberation Mono"/>
    </style:style>
    <style:style style:name="T384" style:family="text">
      <style:text-properties style:font-name="Liberation Mono" fo:font-size="12pt" fo:font-weight="normal" officeooo:rsid="036047d5" style:font-size-asian="10.5pt" style:font-weight-asian="normal" style:font-size-complex="12pt" style:font-weight-complex="normal"/>
    </style:style>
    <style:style style:name="T385" style:family="text">
      <style:text-properties style:font-name="Liberation Mono" fo:font-size="12pt" fo:font-weight="normal" officeooo:rsid="02e9a422" style:font-size-asian="10.5pt" style:font-weight-asian="normal" style:font-size-complex="12pt" style:font-weight-complex="normal"/>
    </style:style>
    <style:style style:name="T386" style:family="text">
      <style:text-properties style:font-name="Liberation Mono" fo:font-size="12pt" fo:font-weight="normal" officeooo:rsid="02f1d5a1" style:font-size-asian="10.5pt" style:font-weight-asian="normal" style:font-size-complex="12pt" style:font-weight-complex="normal"/>
    </style:style>
    <style:style style:name="T387" style:family="text">
      <style:text-properties style:font-name="Liberation Mono" fo:font-size="12pt" fo:font-weight="normal" officeooo:rsid="03691d8e" style:font-size-asian="10.5pt" style:font-weight-asian="normal" style:font-size-complex="12pt" style:font-weight-complex="normal"/>
    </style:style>
    <style:style style:name="T388" style:family="text">
      <style:text-properties style:font-name="Liberation Mono" fo:font-size="12pt" fo:font-weight="normal" officeooo:rsid="0013c336" style:font-size-asian="10.5pt" style:font-weight-asian="normal" style:font-size-complex="12pt" style:font-weight-complex="normal"/>
    </style:style>
    <style:style style:name="T389" style:family="text">
      <style:text-properties style:font-name="Liberation Mono" fo:font-size="12pt" fo:font-weight="normal" officeooo:rsid="036bc081" style:font-size-asian="10.5pt" style:font-weight-asian="normal" style:font-size-complex="12pt" style:font-weight-complex="normal"/>
    </style:style>
    <style:style style:name="T390" style:family="text">
      <style:text-properties style:font-name="Liberation Mono" fo:font-size="12pt" fo:font-weight="normal" officeooo:rsid="036db3e1" style:font-size-asian="10.5pt" style:font-weight-asian="normal" style:font-size-complex="12pt" style:font-weight-complex="normal"/>
    </style:style>
    <style:style style:name="T391" style:family="text">
      <style:text-properties style:font-name="Liberation Mono" fo:font-size="12pt" fo:font-weight="normal" officeooo:rsid="036122c6" style:font-size-asian="10.5pt" style:font-weight-asian="normal" style:font-size-complex="12pt" style:font-weight-complex="normal"/>
    </style:style>
    <style:style style:name="T392" style:family="text">
      <style:text-properties style:font-name="Liberation Mono" fo:font-size="12pt" fo:font-weight="normal" officeooo:rsid="02fd1a32" style:font-size-asian="10.5pt" style:font-weight-asian="normal" style:font-size-complex="12pt" style:font-weight-complex="normal"/>
    </style:style>
    <style:style style:name="T393" style:family="text">
      <style:text-properties style:font-name="Liberation Mono" fo:font-size="12pt" fo:font-weight="normal" officeooo:rsid="03744551" style:font-size-asian="10.5pt" style:font-weight-asian="normal" style:font-size-complex="12pt" style:font-weight-complex="normal"/>
    </style:style>
    <style:style style:name="T394" style:family="text">
      <style:text-properties style:font-name="Liberation Mono" fo:font-size="12pt" fo:font-weight="normal" officeooo:rsid="037566f7" style:font-size-asian="10.5pt" style:font-weight-asian="normal" style:font-size-complex="12pt" style:font-weight-complex="normal"/>
    </style:style>
    <style:style style:name="T395" style:family="text">
      <style:text-properties style:font-name="Liberation Mono" fo:font-size="12pt" fo:font-weight="normal" officeooo:rsid="00296dd7" style:font-size-asian="10.5pt" style:font-weight-asian="normal" style:font-size-complex="12pt" style:font-weight-complex="normal"/>
    </style:style>
    <style:style style:name="T396" style:family="text">
      <style:text-properties style:font-name="Liberation Mono" fo:font-size="12pt" fo:font-weight="normal" officeooo:rsid="038080d9" style:font-size-asian="10.5pt" style:font-weight-asian="normal" style:font-size-complex="12pt" style:font-weight-complex="normal"/>
    </style:style>
    <style:style style:name="T397" style:family="text">
      <style:text-properties style:font-name="Liberation Mono" fo:font-size="12pt" fo:font-weight="normal" officeooo:rsid="002827af" style:font-size-asian="10.5pt" style:font-weight-asian="normal" style:font-size-complex="12pt" style:font-weight-complex="normal"/>
    </style:style>
    <style:style style:name="T398" style:family="text">
      <style:text-properties style:font-name="Liberation Mono" fo:font-size="12pt" fo:font-weight="normal" officeooo:rsid="038b2f93" style:font-size-asian="10.5pt" style:font-weight-asian="normal" style:font-size-complex="12pt" style:font-weight-complex="normal"/>
    </style:style>
    <style:style style:name="T399" style:family="text">
      <style:text-properties style:font-name="Liberation Mono" fo:font-size="12pt" fo:font-weight="normal" officeooo:rsid="002adf65" style:font-size-asian="10.5pt" style:font-weight-asian="normal" style:font-size-complex="12pt" style:font-weight-complex="normal"/>
    </style:style>
    <style:style style:name="T400" style:family="text">
      <style:text-properties style:font-name="Liberation Mono" fo:font-size="12pt" fo:font-weight="normal" officeooo:rsid="003141f2" style:font-size-asian="10.5pt" style:font-weight-asian="normal" style:font-size-complex="12pt" style:font-weight-complex="normal"/>
    </style:style>
    <style:style style:name="T401" style:family="text">
      <style:text-properties style:font-name="Liberation Mono" fo:font-size="12pt" fo:font-weight="normal" officeooo:rsid="038e8c55" style:font-size-asian="10.5pt" style:font-weight-asian="normal" style:font-size-complex="12pt" style:font-weight-complex="normal"/>
    </style:style>
    <style:style style:name="T402" style:family="text">
      <style:text-properties style:font-name="Liberation Mono" fo:font-size="12pt" fo:font-weight="normal" officeooo:rsid="01bfacb4" style:font-size-asian="10.5pt" style:font-weight-asian="normal" style:font-size-complex="12pt" style:font-weight-complex="normal"/>
    </style:style>
    <style:style style:name="T403" style:family="text">
      <style:text-properties style:font-name="Liberation Mono" fo:font-size="12pt" fo:font-weight="normal" officeooo:rsid="03970163" style:font-size-asian="10.5pt" style:font-weight-asian="normal" style:font-size-complex="12pt" style:font-weight-complex="normal"/>
    </style:style>
    <style:style style:name="T404" style:family="text">
      <style:text-properties style:font-name="Liberation Mono" fo:font-size="12pt" fo:font-weight="normal" officeooo:rsid="03a386ff" style:font-size-asian="10.5pt" style:font-weight-asian="normal" style:font-size-complex="12pt" style:font-weight-complex="normal"/>
    </style:style>
    <style:style style:name="T405" style:family="text">
      <style:text-properties style:font-name="Liberation Mono" fo:font-size="12pt" fo:font-weight="bold" officeooo:rsid="03744551" style:font-size-asian="10.5pt" style:font-weight-asian="bold" style:font-size-complex="12pt" style:font-weight-complex="bold"/>
    </style:style>
    <style:style style:name="T406" style:family="text">
      <style:text-properties style:font-name="Liberation Mono" fo:font-size="12pt" fo:font-weight="bold" officeooo:rsid="002adf65" style:font-size-asian="10.5pt" style:font-weight-asian="bold" style:font-size-complex="12pt" style:font-weight-complex="bold"/>
    </style:style>
    <style:style style:name="T407" style:family="text">
      <style:text-properties style:font-name="Liberation Mono" fo:font-size="12pt" fo:font-weight="bold" officeooo:rsid="03970163" style:font-size-asian="10.5pt" style:font-weight-asian="bold" style:font-size-complex="12pt" style:font-weight-complex="bold"/>
    </style:style>
    <style:style style:name="T408" style:family="text">
      <style:text-properties style:font-name="Liberation Mono" fo:font-weight="normal" style:font-weight-asian="normal" style:font-weight-complex="normal"/>
    </style:style>
    <style:style style:name="T409" style:family="text">
      <style:text-properties style:font-name="Liberation Mono" fo:font-weight="normal" officeooo:rsid="034a5881" style:font-weight-asian="normal" style:font-weight-complex="normal"/>
    </style:style>
    <style:style style:name="T410" style:family="text">
      <style:text-properties style:font-name="Liberation Mono" fo:font-weight="normal" officeooo:rsid="0312726e" style:font-weight-asian="normal" style:font-weight-complex="normal"/>
    </style:style>
    <style:style style:name="T411" style:family="text">
      <style:text-properties style:font-name="Liberation Mono" fo:font-weight="normal" officeooo:rsid="031aafb9" style:font-weight-asian="normal" style:font-weight-complex="normal"/>
    </style:style>
    <style:style style:name="T412" style:family="text">
      <style:text-properties style:font-name="Liberation Mono" fo:font-weight="normal" officeooo:rsid="002a270d" style:font-weight-asian="normal" style:font-weight-complex="normal"/>
    </style:style>
    <style:style style:name="T413" style:family="text">
      <style:text-properties style:font-name="Liberation Mono" fo:font-weight="normal" officeooo:rsid="03983091" style:font-weight-asian="normal" style:font-weight-complex="normal"/>
    </style:style>
    <style:style style:name="T414" style:family="text">
      <style:text-properties style:font-name="Liberation Mono" officeooo:rsid="0034e7f5"/>
    </style:style>
    <style:style style:name="T415" style:family="text">
      <style:text-properties style:font-name="Liberation Mono" fo:font-size="10pt" fo:font-weight="normal" officeooo:rsid="037566f7" style:font-size-asian="10pt" style:font-weight-asian="normal" style:font-size-complex="10pt" style:font-weight-complex="normal"/>
    </style:style>
    <style:style style:name="T416" style:family="text">
      <style:text-properties style:font-name="Liberation Mono" fo:font-size="10pt" officeooo:rsid="037566f7" style:font-size-asian="10pt" style:font-size-complex="10pt"/>
    </style:style>
    <style:style style:name="T417" style:family="text">
      <style:text-properties style:font-name="Liberation Mono" fo:font-size="10pt" officeooo:rsid="03770ddc" style:font-size-asian="10pt" style:font-size-complex="10pt"/>
    </style:style>
    <style:style style:name="T418" style:family="text">
      <style:text-properties style:font-name="Liberation Mono" fo:font-size="10pt" officeooo:rsid="002a270d" style:font-size-asian="10pt" style:font-size-complex="10pt"/>
    </style:style>
    <style:style style:name="T419" style:family="text">
      <style:text-properties style:font-name="Liberation Mono" fo:font-size="10pt" officeooo:rsid="002adf65" style:font-size-asian="10pt" style:font-size-complex="10pt"/>
    </style:style>
    <style:style style:name="T420" style:family="text">
      <style:text-properties style:font-name="Liberation Mono" officeooo:rsid="002827af"/>
    </style:style>
    <style:style style:name="T421" style:family="text">
      <style:text-properties style:font-name="Liberation Mono" officeooo:rsid="0030291f"/>
    </style:style>
    <style:style style:name="T422" style:family="text">
      <style:text-properties style:font-name="Liberation Mono" officeooo:rsid="038080d9"/>
    </style:style>
    <style:style style:name="T423" style:family="text">
      <style:text-properties style:font-name="Liberation Mono" officeooo:rsid="00296dd7"/>
    </style:style>
    <style:style style:name="T424" style:family="text">
      <style:text-properties style:font-name="Liberation Mono" officeooo:rsid="01c2360e"/>
    </style:style>
    <style:style style:name="T425" style:family="text">
      <style:text-properties style:font-name="Liberation Mono" officeooo:rsid="00295c29"/>
    </style:style>
    <style:style style:name="T426" style:family="text">
      <style:text-properties style:font-name="Liberation Mono" officeooo:rsid="002c48bb"/>
    </style:style>
    <style:style style:name="T427" style:family="text">
      <style:text-properties style:font-name="Liberation Mono" officeooo:rsid="03867257"/>
    </style:style>
    <style:style style:name="T428" style:family="text">
      <style:text-properties style:font-name="Liberation Mono" officeooo:rsid="038fbc9b"/>
    </style:style>
    <style:style style:name="T429" style:family="text">
      <style:text-properties style:font-name="Liberation Mono" officeooo:rsid="03970163"/>
    </style:style>
    <style:style style:name="T430" style:family="text">
      <style:text-properties style:font-name="Liberation Mono" officeooo:rsid="03983091"/>
    </style:style>
    <style:style style:name="T431" style:family="text">
      <style:text-properties style:font-name="Liberation Sans"/>
    </style:style>
    <style:style style:name="T432" style:family="text">
      <style:text-properties style:font-name="Liberation Sans" fo:font-size="12pt" fo:font-weight="bold" style:font-size-asian="10.5pt" style:font-weight-asian="bold" style:font-size-complex="12pt" style:font-weight-complex="bold"/>
    </style:style>
    <style:style style:name="T433" style:family="text">
      <style:text-properties style:font-name="Liberation Sans" fo:font-size="12pt" fo:font-weight="bold" officeooo:rsid="02e9a422" style:font-size-asian="10.5pt" style:font-weight-asian="bold" style:font-size-complex="12pt" style:font-weight-complex="bold"/>
    </style:style>
    <style:style style:name="T434" style:family="text">
      <style:text-properties style:font-name="Liberation Sans" fo:font-size="12pt" fo:font-weight="bold" officeooo:rsid="0367c20a" style:font-size-asian="10.5pt" style:font-weight-asian="bold" style:font-size-complex="12pt" style:font-weight-complex="bold"/>
    </style:style>
    <style:style style:name="T435" style:family="text">
      <style:text-properties style:font-name="Liberation Sans" fo:font-size="12pt" fo:font-weight="bold" officeooo:rsid="03691d8e" style:font-size-asian="10.5pt" style:font-weight-asian="bold" style:font-size-complex="12pt" style:font-weight-complex="bold"/>
    </style:style>
    <style:style style:name="T436" style:family="text">
      <style:text-properties style:font-name="Liberation Sans" fo:font-size="12pt" fo:font-weight="bold" officeooo:rsid="02e6dcc7" style:font-size-asian="10.5pt" style:font-weight-asian="bold" style:font-size-complex="12pt" style:font-weight-complex="bold"/>
    </style:style>
    <style:style style:name="T437" style:family="text">
      <style:text-properties style:font-name="Liberation Sans" fo:font-size="12pt" fo:font-weight="bold" officeooo:rsid="000c6679" style:font-size-asian="10.5pt" style:font-weight-asian="bold" style:font-size-complex="12pt" style:font-weight-complex="bold"/>
    </style:style>
    <style:style style:name="T438" style:family="text">
      <style:text-properties style:font-name="Liberation Sans" fo:font-size="12pt" fo:font-weight="bold" officeooo:rsid="002827af" style:font-size-asian="10.5pt" style:font-weight-asian="bold" style:font-size-complex="12pt" style:font-weight-complex="bold"/>
    </style:style>
    <style:style style:name="T439" style:family="text">
      <style:text-properties style:font-name="Liberation Sans" fo:font-size="12pt" fo:font-weight="bold" officeooo:rsid="00296dd7" style:font-size-asian="10.5pt" style:font-weight-asian="bold" style:font-size-complex="12pt" style:font-weight-complex="bold"/>
    </style:style>
    <style:style style:name="T440" style:family="text">
      <style:text-properties style:font-name="Liberation Sans" fo:font-size="12pt" fo:font-weight="normal" officeooo:rsid="0367c20a" style:font-size-asian="10.5pt" style:font-weight-asian="normal" style:font-size-complex="12pt" style:font-weight-complex="normal"/>
    </style:style>
    <style:style style:name="T441" style:family="text">
      <style:text-properties style:font-name="Liberation Sans" fo:font-size="12pt" fo:font-weight="normal" officeooo:rsid="03691d8e" style:font-size-asian="10.5pt" style:font-weight-asian="normal" style:font-size-complex="12pt" style:font-weight-complex="normal"/>
    </style:style>
    <style:style style:name="T442" style:family="text">
      <style:text-properties style:font-name="Liberation Sans" fo:font-size="12pt" fo:font-weight="normal" officeooo:rsid="03694ba3" style:font-size-asian="10.5pt" style:font-weight-asian="normal" style:font-size-complex="12pt" style:font-weight-complex="normal"/>
    </style:style>
    <style:style style:name="T443" style:family="text">
      <style:text-properties style:font-name="Liberation Sans" fo:font-size="12pt" fo:font-weight="normal" officeooo:rsid="00229ca1" style:font-size-asian="10.5pt" style:font-weight-asian="normal" style:font-size-complex="12pt" style:font-weight-complex="normal"/>
    </style:style>
    <style:style style:name="T444" style:family="text">
      <style:text-properties style:font-name="Liberation Sans" fo:font-size="12pt" fo:font-weight="normal" officeooo:rsid="036122c6" style:font-size-asian="10.5pt" style:font-weight-asian="normal" style:font-size-complex="12pt" style:font-weight-complex="normal"/>
    </style:style>
    <style:style style:name="T445" style:family="text">
      <style:text-properties style:font-name="Liberation Sans" fo:font-size="12pt" fo:font-weight="normal" officeooo:rsid="036db3e1" style:font-size-asian="10.5pt" style:font-weight-asian="normal" style:font-size-complex="12pt" style:font-weight-complex="normal"/>
    </style:style>
    <style:style style:name="T446" style:family="text">
      <style:text-properties style:font-name="Liberation Sans" fo:font-size="12pt" fo:font-weight="normal" officeooo:rsid="0371f1f5" style:font-size-asian="10.5pt" style:font-weight-asian="normal" style:font-size-complex="12pt" style:font-weight-complex="normal"/>
    </style:style>
    <style:style style:name="T447" style:family="text">
      <style:text-properties style:font-name="Liberation Sans" fo:font-size="12pt" fo:font-weight="normal" officeooo:rsid="000c6679" style:font-size-asian="10.5pt" style:font-weight-asian="normal" style:font-size-complex="12pt" style:font-weight-complex="normal"/>
    </style:style>
    <style:style style:name="T448" style:family="text">
      <style:text-properties style:font-name="Liberation Sans" fo:font-size="12pt" fo:font-weight="normal" officeooo:rsid="00296dd7" style:font-size-asian="10.5pt" style:font-weight-asian="normal" style:font-size-complex="12pt" style:font-weight-complex="normal"/>
    </style:style>
    <style:style style:name="T449" style:family="text">
      <style:text-properties style:font-name="Liberation Sans" fo:font-size="12pt" fo:font-weight="normal" officeooo:rsid="01b872d0" style:font-size-asian="10.5pt" style:font-weight-asian="normal" style:font-size-complex="12pt" style:font-weight-complex="normal"/>
    </style:style>
    <style:style style:name="T450" style:family="text">
      <style:text-properties style:font-name="Liberation Sans" fo:font-size="12pt" fo:font-weight="normal" officeooo:rsid="002827af" style:font-size-asian="10.5pt" style:font-weight-asian="normal" style:font-size-complex="12pt" style:font-weight-complex="normal"/>
    </style:style>
    <style:style style:name="T451" style:family="text">
      <style:text-properties style:font-name="Liberation Sans" fo:font-size="12pt" fo:font-weight="normal" officeooo:rsid="038c9b1a" style:font-size-asian="10.5pt" style:font-weight-asian="normal" style:font-size-complex="12pt" style:font-weight-complex="normal"/>
    </style:style>
    <style:style style:name="T452" style:family="text">
      <style:text-properties style:font-name="Liberation Sans" fo:font-size="12pt" fo:font-weight="normal" officeooo:rsid="038d3375" style:font-size-asian="10.5pt" style:font-weight-asian="normal" style:font-size-complex="12pt" style:font-weight-complex="normal"/>
    </style:style>
    <style:style style:name="T453" style:family="text">
      <style:text-properties style:font-name="Liberation Sans" fo:font-size="12pt" fo:font-weight="normal" officeooo:rsid="038deef0" style:font-size-asian="10.5pt" style:font-weight-asian="normal" style:font-size-complex="12pt" style:font-weight-complex="normal"/>
    </style:style>
    <style:style style:name="T454" style:family="text">
      <style:text-properties style:font-name="Liberation Sans" fo:font-size="12pt" fo:font-weight="normal" officeooo:rsid="038e8c55" style:font-size-asian="10.5pt" style:font-weight-asian="normal" style:font-size-complex="12pt" style:font-weight-complex="normal"/>
    </style:style>
    <style:style style:name="T455" style:family="text">
      <style:text-properties style:font-name="Liberation Sans" fo:font-size="12pt" style:font-size-asian="10.5pt" style:font-size-complex="12pt"/>
    </style:style>
    <style:style style:name="T456" style:family="text">
      <style:text-properties style:font-name="Liberation Sans" fo:font-size="12pt" officeooo:rsid="038c9b1a" style:font-size-asian="10.5pt" style:font-size-complex="12pt"/>
    </style:style>
    <style:style style:name="T457" style:family="text">
      <style:text-properties style:font-name="Liberation Sans" fo:font-weight="bold" style:font-weight-asian="bold" style:font-weight-complex="bold"/>
    </style:style>
    <style:style style:name="T458" style:family="text">
      <style:text-properties style:font-name="Liberation Sans" fo:font-weight="bold" officeooo:rsid="02e6dcc7" style:font-weight-asian="bold" style:font-weight-complex="bold"/>
    </style:style>
    <style:style style:name="T459" style:family="text">
      <style:text-properties style:font-name="Liberation Sans" fo:font-weight="bold" officeooo:rsid="000c6679" style:font-weight-asian="bold" style:font-weight-complex="bold"/>
    </style:style>
    <style:style style:name="T460" style:family="text">
      <style:text-properties style:font-name="Liberation Sans" fo:font-weight="bold" officeooo:rsid="002827af" style:font-weight-asian="bold" style:font-weight-complex="bold"/>
    </style:style>
    <style:style style:name="T461" style:family="text">
      <style:text-properties style:font-name="Liberation Sans" fo:font-weight="bold" officeooo:rsid="00295c29" style:font-weight-asian="bold" style:font-weight-complex="bold"/>
    </style:style>
    <style:style style:name="T462" style:family="text">
      <style:text-properties style:font-name="Liberation Sans" fo:font-weight="bold" officeooo:rsid="002a270d" style:font-weight-asian="bold" style:font-weight-complex="bold"/>
    </style:style>
    <style:style style:name="T463" style:family="text">
      <style:text-properties style:font-name="Liberation Sans" fo:font-weight="bold" officeooo:rsid="017f1fe8" style:font-weight-asian="bold" style:font-weight-complex="bold"/>
    </style:style>
    <style:style style:name="T464" style:family="text">
      <style:text-properties style:font-name="Liberation Sans" fo:font-weight="normal" style:font-weight-asian="normal" style:font-weight-complex="normal"/>
    </style:style>
    <style:style style:name="T465" style:family="text">
      <style:text-properties style:font-name="Liberation Sans" fo:font-weight="normal" officeooo:rsid="000c6679" style:font-weight-asian="normal" style:font-weight-complex="normal"/>
    </style:style>
    <style:style style:name="T466" style:family="text">
      <style:text-properties style:font-name="Liberation Sans" fo:font-weight="normal" officeooo:rsid="003141f2" style:font-weight-asian="normal" style:font-weight-complex="normal"/>
    </style:style>
    <style:style style:name="T467" style:family="text">
      <style:text-properties style:font-name="Liberation Sans" fo:font-weight="normal" officeooo:rsid="0041821a" style:font-weight-asian="normal" style:font-weight-complex="normal"/>
    </style:style>
    <style:style style:name="T468" style:family="text">
      <style:text-properties style:font-name="Liberation Sans" fo:font-weight="normal" officeooo:rsid="01d4ad4e" style:font-weight-asian="normal" style:font-weight-complex="normal"/>
    </style:style>
    <style:style style:name="T469" style:family="text">
      <style:text-properties style:font-name="Liberation Sans" fo:font-weight="normal" officeooo:rsid="002a270d" style:font-weight-asian="normal" style:font-weight-complex="normal"/>
    </style:style>
    <style:style style:name="T470" style:family="text">
      <style:text-properties style:font-name="Liberation Sans" fo:font-weight="normal" officeooo:rsid="039bf810" style:font-weight-asian="normal" style:font-weight-complex="normal"/>
    </style:style>
    <style:style style:name="T471" style:family="text">
      <style:text-properties style:font-name="Liberation Sans" fo:font-weight="normal" officeooo:rsid="039dbd4b" style:font-weight-asian="normal" style:font-weight-complex="normal"/>
    </style:style>
    <style:style style:name="T472" style:family="text">
      <style:text-properties style:font-name="Liberation Sans" officeooo:rsid="03659c21"/>
    </style:style>
    <style:style style:name="T473" style:family="text">
      <style:text-properties style:font-name="Liberation Sans" officeooo:rsid="03675335"/>
    </style:style>
    <style:style style:name="T474" style:family="text">
      <style:text-properties style:font-name="Liberation Sans" officeooo:rsid="02e9a422"/>
    </style:style>
    <style:style style:name="T475" style:family="text">
      <style:text-properties style:font-name="Liberation Sans" fo:font-size="10pt" officeooo:rsid="037566f7" style:font-size-asian="10pt" style:font-size-complex="10pt"/>
    </style:style>
    <style:style style:name="T476" style:family="text">
      <style:text-properties style:font-name="Liberation Sans" fo:font-size="10pt" officeooo:rsid="03770ddc" style:font-size-asian="10pt" style:font-size-complex="10pt"/>
    </style:style>
    <style:style style:name="T477" style:family="text">
      <style:text-properties style:font-name="Liberation Sans" officeooo:rsid="002adf65"/>
    </style:style>
    <style:style style:name="T478" style:family="text">
      <style:text-properties style:font-name="Liberation Sans" officeooo:rsid="002827af"/>
    </style:style>
    <style:style style:name="T479" style:family="text">
      <style:text-properties style:font-name="Liberation Sans" officeooo:rsid="002a270d"/>
    </style:style>
    <style:style style:name="T480" style:family="text">
      <style:text-properties style:font-name="Liberation Sans" officeooo:rsid="01b8be76"/>
    </style:style>
    <style:style style:name="T481" style:family="text">
      <style:text-properties style:font-name="Liberation Sans" officeooo:rsid="01c451b0"/>
    </style:style>
    <style:style style:name="T482" style:family="text">
      <style:text-properties style:font-name="Liberation Sans" officeooo:rsid="00296dd7"/>
    </style:style>
    <style:style style:name="T483" style:family="text">
      <style:text-properties style:font-name="Liberation Sans" officeooo:rsid="01c36531"/>
    </style:style>
    <style:style style:name="T484" style:family="text">
      <style:text-properties style:font-name="Liberation Sans" officeooo:rsid="00295c29"/>
    </style:style>
    <style:style style:name="T485" style:family="text">
      <style:text-properties style:font-name="Liberation Sans" officeooo:rsid="002c48bb"/>
    </style:style>
    <style:style style:name="T486" style:family="text">
      <style:text-properties style:font-name="Liberation Sans" officeooo:rsid="01b9d561"/>
    </style:style>
    <style:style style:name="T487" style:family="text">
      <style:text-properties style:font-name="Liberation Sans" officeooo:rsid="03983091"/>
    </style:style>
    <style:style style:name="T488" style:family="text">
      <style:text-properties style:font-name="Liberation Sans" officeooo:rsid="0399c8a8"/>
    </style:style>
    <style:style style:name="T489" style:family="text">
      <style:text-properties style:font-name="Liberation Sans" officeooo:rsid="039dbd4b"/>
    </style:style>
    <style:style style:name="T490" style:family="text">
      <style:text-properties officeooo:rsid="0379e30a"/>
    </style:style>
    <style:style style:name="T491" style:family="text">
      <style:text-properties officeooo:rsid="037be2a9"/>
    </style:style>
    <style:style style:name="T492" style:family="text">
      <style:text-properties officeooo:rsid="037eda9d"/>
    </style:style>
    <style:style style:name="T493" style:family="text">
      <style:text-properties officeooo:rsid="002adf65"/>
    </style:style>
    <style:style style:name="T494" style:family="text">
      <style:text-properties officeooo:rsid="003141f2"/>
    </style:style>
    <style:style style:name="T495" style:family="text">
      <style:text-properties officeooo:rsid="0058b1ca"/>
    </style:style>
    <style:style style:name="T496" style:family="text">
      <style:text-properties officeooo:rsid="01bfacb4"/>
    </style:style>
    <style:style style:name="T497" style:family="text">
      <style:text-properties officeooo:rsid="01c09b54"/>
    </style:style>
    <style:style style:name="T498" style:family="text">
      <style:text-properties officeooo:rsid="01c2360e"/>
    </style:style>
    <style:style style:name="T499" style:family="text">
      <style:text-properties fo:font-size="10pt" officeooo:rsid="0302a8a7" style:font-size-asian="10pt" style:font-size-complex="10pt"/>
    </style:style>
    <style:style style:name="T500" style:family="text">
      <style:text-properties fo:font-size="10pt" officeooo:rsid="002a270d" style:font-size-asian="10pt" style:font-size-complex="10pt"/>
    </style:style>
    <style:style style:name="T501" style:family="text">
      <style:text-properties fo:font-size="10pt" officeooo:rsid="002adf65" style:font-size-asian="10pt" style:font-size-complex="10pt"/>
    </style:style>
    <style:style style:name="T502" style:family="text">
      <style:text-properties fo:font-size="10pt" officeooo:rsid="00353e34" style:font-size-asian="10pt" style:font-size-complex="10pt"/>
    </style:style>
    <style:style style:name="T503" style:family="text">
      <style:text-properties officeooo:rsid="038d3375"/>
    </style:style>
    <style:style style:name="T504" style:family="text">
      <style:text-properties officeooo:rsid="039bf810"/>
    </style:style>
    <style:style style:name="T505" style:family="text">
      <style:text-properties officeooo:rsid="01b8be76"/>
    </style:style>
    <style:style style:name="T506" style:family="text">
      <style:text-properties officeooo:rsid="03a43f19"/>
    </style:style>
    <style:style style:name="T507" style:family="text">
      <style:text-properties style:font-name="Liberation Mono" officeooo:rsid="03a555d3"/>
    </style:style>
    <style:style style:name="T508" style:family="text">
      <style:text-properties style:font-name="Liberation Sans" officeooo:rsid="03a555d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8"><text:a xlink:type="simple" xlink:href="#__RefHeading__17120_1744125074" text:style-name="Index_20_Link" text:visited-style-name="Index_20_Link">Notices<text:tab/>2</text:a></text:p>
          <text:p text:style-name="P718"><text:a xlink:type="simple" xlink:href="#__RefHeading__105_967572575" text:style-name="Index_20_Link" text:visited-style-name="Index_20_Link">Introduction<text:tab/>2</text:a></text:p>
          <text:p text:style-name="P719"><text:a xlink:type="simple" xlink:href="#__RefHeading___Toc28351_461554619" text:style-name="Index_20_Link" text:visited-style-name="Index_20_Link">How to Use This Document<text:tab/>2</text:a></text:p>
          <text:p text:style-name="P718"><text:a xlink:type="simple" xlink:href="#__RefHeading___Toc40149_461554619" text:style-name="Index_20_Link" text:visited-style-name="Index_20_Link">ANTR<text:tab/>3</text:a></text:p>
          <text:p text:style-name="P718"><text:a xlink:type="simple" xlink:href="#__RefHeading___Toc8333_1968575515" text:style-name="Index_20_Link" text:visited-style-name="Index_20_Link">APROB<text:tab/>5</text:a></text:p>
          <text:p text:style-name="P718"><text:a xlink:type="simple" xlink:href="#__RefHeading___Toc8335_1968575515" text:style-name="Index_20_Link" text:visited-style-name="Index_20_Link">ARCHIND<text:tab/>7</text:a></text:p>
          <text:p text:style-name="P718"><text:a xlink:type="simple" xlink:href="#__RefHeading___Toc26041_173896045" text:style-name="Index_20_Link" text:visited-style-name="Index_20_Link">ARCHLVL<text:tab/>10</text:a></text:p>
          <text:p text:style-name="P718"><text:a xlink:type="simple" xlink:href="#__RefHeading___Toc7019_1951660194" text:style-name="Index_20_Link" text:visited-style-name="Index_20_Link">ASAIPL<text:tab/>12</text:a></text:p>
          <text:p text:style-name="P718"><text:a xlink:type="simple" xlink:href="#__RefHeading___Toc7827_770127640" text:style-name="Index_20_Link" text:visited-style-name="Index_20_Link">ASALOAD<text:tab/>13</text:a></text:p>
          <text:p text:style-name="P718"><text:a xlink:type="simple" xlink:href="#__RefHeading___Toc7505_770127640" text:style-name="Index_20_Link" text:visited-style-name="Index_20_Link">ASAREA<text:tab/>14</text:a></text:p>
          <text:p text:style-name="P718"><text:a xlink:type="simple" xlink:href="#__RefHeading___Toc7507_770127640" text:style-name="Index_20_Link" text:visited-style-name="Index_20_Link">ASAZAREA<text:tab/>16</text:a></text:p>
          <text:p text:style-name="P718"><text:a xlink:type="simple" xlink:href="#__RefHeading___Toc7701_770127640" text:style-name="Index_20_Link" text:visited-style-name="Index_20_Link">DSECTS<text:tab/>18</text:a></text:p>
          <text:p text:style-name="P718"><text:a xlink:type="simple" xlink:href="#__RefHeading___Toc7509_770127640" text:style-name="Index_20_Link" text:visited-style-name="Index_20_Link">DWAIT<text:tab/>20</text:a></text:p>
          <text:p text:style-name="P718"><text:a xlink:type="simple" xlink:href="#__RefHeading___Toc7703_770127640" text:style-name="Index_20_Link" text:visited-style-name="Index_20_Link">DWAITEND<text:tab/>22</text:a></text:p>
          <text:p text:style-name="P718"><text:a xlink:type="simple" xlink:href="#__RefHeading___Toc7705_770127640" text:style-name="Index_20_Link" text:visited-style-name="Index_20_Link">ESA390<text:tab/>23</text:a></text:p>
          <text:p text:style-name="P718"><text:a xlink:type="simple" xlink:href="#__RefHeading___Toc8209_1010324055" text:style-name="Index_20_Link" text:visited-style-name="Index_20_Link">LOADHL<text:tab/>24</text:a></text:p>
          <text:p text:style-name="P718"><text:a xlink:type="simple" xlink:href="#__RefHeading___Toc9923_2705011393" text:style-name="Index_20_Link" text:visited-style-name="Index_20_Link">LTEST<text:tab/>25</text:a></text:p>
          <text:p text:style-name="P718"><text:a xlink:type="simple" xlink:href="#__RefHeading___Toc29885_2112377125" text:style-name="Index_20_Link" text:visited-style-name="Index_20_Link">MEMSZ<text:tab/>26</text:a></text:p>
          <text:p text:style-name="P718"><text:a xlink:type="simple" xlink:href="#__RefHeading___Toc9750_2623642816" text:style-name="Index_20_Link" text:visited-style-name="Index_20_Link">MEMSZS<text:tab/>28</text:a></text:p>
          <text:p text:style-name="P718"><text:a xlink:type="simple" xlink:href="#__RefHeading___Toc8692_434569855" text:style-name="Index_20_Link" text:visited-style-name="Index_20_Link">POINTER<text:tab/>30</text:a></text:p>
          <text:p text:style-name="P718"><text:a xlink:type="simple" xlink:href="#__RefHeading___Toc8694_434569855" text:style-name="Index_20_Link" text:visited-style-name="Index_20_Link">PSWFMT<text:tab/>31</text:a></text:p>
          <text:p text:style-name="P718"><text:a xlink:type="simple" xlink:href="#__RefHeading___Toc8706_69708691" text:style-name="Index_20_Link" text:visited-style-name="Index_20_Link">REGEQU<text:tab/>32</text:a></text:p>
          <text:p text:style-name="P718"><text:a xlink:type="simple" xlink:href="#__RefHeading___Toc23820_2112377125" text:style-name="Index_20_Link" text:visited-style-name="Index_20_Link">SCPI<text:tab/>33</text:a></text:p>
          <text:p text:style-name="P718"><text:a xlink:type="simple" xlink:href="#__RefHeading___Toc9489_4061684070" text:style-name="Index_20_Link" text:visited-style-name="Index_20_Link">SETZ<text:tab/>34</text:a></text:p>
          <text:p text:style-name="P718"><text:a xlink:type="simple" xlink:href="#__RefHeading___Toc9132_1315784099" text:style-name="Index_20_Link" text:visited-style-name="Index_20_Link">SIGCPU<text:tab/>36</text:a></text:p>
          <text:p text:style-name="P718"><text:a xlink:type="simple" xlink:href="#__RefHeading___Toc14714_1315784099" text:style-name="Index_20_Link" text:visited-style-name="Index_20_Link">SMMGR<text:tab/>38</text:a></text:p>
          <text:p text:style-name="P718"><text:a xlink:type="simple" xlink:href="#__RefHeading___Toc14858_1315784099" text:style-name="Index_20_Link" text:visited-style-name="Index_20_Link">SMMGRB<text:tab/>40</text:a></text:p>
          <text:p text:style-name="P718"><text:a xlink:type="simple" xlink:href="#__RefHeading___Toc14860_1315784099" text:style-name="Index_20_Link" text:visited-style-name="Index_20_Link">TRAP64<text:tab/>41</text:a></text:p>
          <text:p text:style-name="P718"><text:a xlink:type="simple" xlink:href="#__RefHeading___Toc9779_204497345" text:style-name="Index_20_Link" text:visited-style-name="Index_20_Link">TRAP128<text:tab/>42</text:a></text:p>
          <text:p text:style-name="P718"><text:a xlink:type="simple" xlink:href="#__RefHeading___Toc9997_204497345" text:style-name="Index_20_Link" text:visited-style-name="Index_20_Link">TRAPS<text:tab/>43</text:a></text:p>
          <text:p text:style-name="P718"><text:a xlink:type="simple" xlink:href="#__RefHeading___Toc17818_1010324055" text:style-name="Index_20_Link" text:visited-style-name="Index_20_Link">VMOVE<text:tab/>45</text:a></text:p>
          <text:p text:style-name="P718"><text:a xlink:type="simple" xlink:href="#__RefHeading___Toc10182_204497345" text:style-name="Index_20_Link" text:visited-style-name="Index_20_Link">ZARCH<text:tab/>47</text:a></text:p>
          <text:p text:style-name="P718"><text:a xlink:type="simple" xlink:href="#__RefHeading___Toc10184_204497345" text:style-name="Index_20_Link" text:visited-style-name="Index_20_Link">ZEROH<text:tab/>48</text:a></text:p>
          <text:p text:style-name="P718"><text:a xlink:type="simple" xlink:href="#__RefHeading___Toc10186_204497345" text:style-name="Index_20_Link" text:visited-style-name="Index_20_Link">ZEROL<text:tab/>49</text:a></text:p>
          <text:p text:style-name="P718"><text:a xlink:type="simple" xlink:href="#__RefHeading___Toc10188_204497345" text:style-name="Index_20_Link" text:visited-style-name="Index_20_Link">ZEROLH<text:tab/>50</text:a></text:p>
          <text:p text:style-name="P718"><text:a xlink:type="simple" xlink:href="#__RefHeading___Toc10190_204497345" text:style-name="Index_20_Link" text:visited-style-name="Index_20_Link">ZEROLL<text:tab/>51</text:a></text:p>
          <text:p text:style-name="P718"><text:a xlink:type="simple" xlink:href="#__RefHeading__5682_1208719969" text:style-name="Index_20_Link" text:visited-style-name="Index_20_Link">HOWTO be Architecture Sensitive<text:tab/>52</text:a></text:p>
          <text:p text:style-name="P719"><text:a xlink:type="simple" xlink:href="#__RefHeading__5756_758912113" text:style-name="Index_20_Link" text:visited-style-name="Index_20_Link">APROB<text:tab/>52</text:a></text:p>
          <text:p text:style-name="P719"><text:a xlink:type="simple" xlink:href="#__RefHeading__10903_549968549" text:style-name="Index_20_Link" text:visited-style-name="Index_20_Link">ANTR<text:tab/>53</text:a></text:p>
          <text:p text:style-name="P719"><text:a xlink:type="simple" xlink:href="#__RefHeading__5758_758912113" text:style-name="Index_20_Link" text:visited-style-name="Index_20_Link">ARCHIND<text:tab/>53</text:a></text:p>
          <text:p text:style-name="P719"><text:a xlink:type="simple" xlink:href="#__RefHeading__5760_758912113" text:style-name="Index_20_Link" text:visited-style-name="Index_20_Link">ARCHLVL<text:tab/>54</text:a></text:p>
          <text:p text:style-name="P720"><text:a xlink:type="simple" xlink:href="#__RefHeading__5684_1208719969" text:style-name="Index_20_Link" text:visited-style-name="Index_20_Link">Assembly Time<text:tab/>54</text:a></text:p>
          <text:p text:style-name="P721"><text:a xlink:type="simple" xlink:href="#__RefHeading__5686_1208719969" text:style-name="Index_20_Link" text:visited-style-name="Index_20_Link">ESA/390 Considerations<text:tab/>54</text:a></text:p>
          <text:p text:style-name="P721"><text:soft-page-break/><text:a xlink:type="simple" xlink:href="#__RefHeading__5690_1208719969" text:style-name="Index_20_Link" text:visited-style-name="Index_20_Link">Overriding the XMODE PSW Setting<text:tab/>54</text:a></text:p>
          <text:p text:style-name="P720"><text:a xlink:type="simple" xlink:href="#__RefHeading__5692_1208719969" text:style-name="Index_20_Link" text:visited-style-name="Index_20_Link">Run Time<text:tab/>55</text:a></text:p>
          <text:p text:style-name="P718"><text:a xlink:type="simple" xlink:href="#__RefHeading__6405_1986029414" text:style-name="Index_20_Link" text:visited-style-name="Index_20_Link">HOWTO Define Structures<text:tab/>56</text:a></text:p>
          <text:p text:style-name="P718"><text:a xlink:type="simple" xlink:href="#__RefHeading___Toc10673_2078207197" text:style-name="Index_20_Link" text:visited-style-name="Index_20_Link">HOWTO Change Architecture Mode<text:tab/>57</text:a></text:p>
          <text:p text:style-name="P719"><text:a xlink:type="simple" xlink:href="#__RefHeading__7292_59040725" text:style-name="Index_20_Link" text:visited-style-name="Index_20_Link">Side-Effects of Architecture-Mode Changes<text:tab/>57</text:a></text:p>
          <text:p text:style-name="P719"><text:a xlink:type="simple" xlink:href="#__RefHeading__7294_59040725" text:style-name="Index_20_Link" text:visited-style-name="Index_20_Link">Side-Effects of Address-Mode Changes<text:tab/>58</text:a></text:p>
          <text:p text:style-name="P718"><text:a xlink:type="simple" xlink:href="#__RefHeading__6398_399229864" text:style-name="Index_20_Link" text:visited-style-name="Index_20_Link">HOWTO Terminate the Program<text:tab/>60</text:a></text:p>
          <text:p text:style-name="P718"><text:a xlink:type="simple" xlink:href="#__RefHeading__6986_608745202" text:style-name="Index_20_Link" text:visited-style-name="Index_20_Link">HOWTO Fly Without a Net<text:tab/>61</text:a></text:p>
          <text:p text:style-name="P719"><text:a xlink:type="simple" xlink:href="#__RefHeading__6988_608745202" text:style-name="Index_20_Link" text:visited-style-name="Index_20_Link">TRAPS<text:tab/>61</text:a></text:p>
          <text:p text:style-name="P719"><text:a xlink:type="simple" xlink:href="#__RefHeading__7808_1857587954" text:style-name="Index_20_Link" text:visited-style-name="Index_20_Link">ASALOAD<text:tab/>62</text:a></text:p>
          <text:p text:style-name="P719"><text:a xlink:type="simple" xlink:href="#__RefHeading__7810_1857587954" text:style-name="Index_20_Link" text:visited-style-name="Index_20_Link">ASAIPL<text:tab/>62</text:a></text:p>
        </text:index-body>
      </text:table-of-content>
      <text:p text:style-name="Standard"/>
      <text:p text:style-name="P279"><text:span text:style-name="T129">Copyright </text:span><text:span text:style-name="T193">©</text:span><text:span text:style-name="T129"> 201</text:span><text:span text:style-name="T194">7-</text:span><text:span text:style-name="T195">202</text:span><text:span text:style-name="T196">1</text:span><text:span text:style-name="T129"> Harold Grovesteen</text:span></text:p>
      <text:p text:style-name="P3">See the file <text:span text:style-name="T4">doc/fdl-1.3.txt</text:span> for copying conditions.</text:p>
      <text:h text:style-name="P722" text:outline-level="1"><text:bookmark-start text:name="__RefHeading__17120_1744125074"/>Notices<text:bookmark-end text:name="__RefHeading__17120_1744125074"/></text:h>
      <text:p text:style-name="P5">z/Architecture is a registered trademark of International Business Machines Corporation.</text:p>
      <text:h text:style-name="P723" text:outline-level="1"><text:bookmark-start text:name="__RefHeading__105_967572575"/>Introduction<text:bookmark-end text:name="__RefHeading__105_967572575"/></text:h>
      <text:p text:style-name="P119">This document describes various facilities provided by Stand Alone Tool Kit (SATK) using A Small Mainframe Assembler (ASMA) for interaction with the system architecture and CPU. </text:p>
      <text:p text:style-name="P118"><text:span text:style-name="T198">All of the software described in this manual resides in the </text:span><text:span text:style-name="T47">maclib</text:span><text:span text:style-name="T198"> directory of SATK. <text:s/>To make the macros described here available to the assembler, the SATK </text:span><text:span text:style-name="T77">maclib</text:span><text:span text:style-name="T198"> directory must be defined in the ASMA </text:span><text:span text:style-name="T77">MACLIB</text:span><text:span text:style-name="T198"> environment variable.</text:span></text:p>
      <text:h text:style-name="P731" text:outline-level="2"><text:bookmark-start text:name="__RefHeading___Toc28351_461554619"/>How to Use This Document<text:bookmark-end text:name="__RefHeading___Toc28351_461554619"/></text:h>
      <text:p text:style-name="P120">If this is the first time you are reading this document, it is recommended that you read the “H<text:span text:style-name="T295">OWTO</text:span>...” section<text:span text:style-name="T296">s</text:span> <text:span text:style-name="T296">of interest </text:span>first. <text:s/>This gives the background helpful in understanding where each macro fits into the Stand Alone Tool Kit (SATK).</text:p>
      <text:p text:style-name="P120"><text:span text:style-name="T129">For information related to architecture levels, refer to either </text:span><text:span text:style-name="T76">UserGuide</text:span><text:span text:style-name="T4">.odt</text:span><text:span text:style-name="T129"> or </text:span><text:span text:style-name="T76">UserGuide</text:span><text:span text:style-name="T4">.pdf</text:span><text:span text:style-name="T129">. <text:s/></text:span><text:span text:style-name="T187">The a</text:span><text:span text:style-name="T129">rchitecture level </text:span><text:span text:style-name="T187">concept</text:span><text:span text:style-name="T129"> appl</text:span><text:span text:style-name="T189">ies</text:span><text:span text:style-name="T129"> to nearly all macros.</text:span></text:p>
      <text:p text:style-name="P89"/>
      <text:p text:style-name="P89"/>
      <text:h text:style-name="P725" text:outline-level="1"><text:bookmark-start text:name="__RefHeading___Toc40149_461554619"/>ANTR<text:bookmark-end text:name="__RefHeading___Toc40149_461554619"/></text:h>
      <text:p text:style-name="P121"><text:span text:style-name="T200">Source file:</text:span><text:span text:style-name="T222"> </text:span><text:span text:style-name="T48">mac</text:span><text:span text:style-name="T73">lib</text:span><text:span text:style-name="T48">/</text:span><text:span text:style-name="T49">A</text:span><text:span text:style-name="T50">NTR</text:span><text:span text:style-name="T48">.mac</text:span></text:p>
      <text:p text:style-name="P6"><text:span text:style-name="T201">Macro</text:span><text:span text:style-name="T202"> Format</text:span><text:span text:style-name="T297">:</text:span></text:p>
      <text:p text:style-name="P697">[label] <text:s text:c="2"/>ANTR <text:s/>[REG=<text:span text:style-name="T308">[</text:span><text:span text:style-name="T199">1</text:span><text:span text:style-name="T227">|n</text:span>]<text:span text:style-name="T309">]</text:span></text:p>
      <text:p text:style-name="P697"><text:s text:c="16"/>[,S360=label]</text:p>
      <text:p text:style-name="P697"><text:s text:c="16"/>[,S370BC=label]</text:p>
      <text:p text:style-name="P697"><text:s text:c="16"/>[,S370=label]</text:p>
      <text:p text:style-name="P697"><text:s text:c="16"/>[,S380=label]</text:p>
      <text:p text:style-name="P697"><text:s text:c="16"/>[,XA=label]</text:p>
      <text:p text:style-name="P697"><text:s text:c="16"/>[,E370=label]</text:p>
      <text:p text:style-name="P697"><text:s text:c="16"/>[,E390=label]</text:p>
      <text:p text:style-name="P697"><text:s text:c="16"/>[,S390=label]</text:p>
      <text:p text:style-name="P697"><text:s text:c="16"/>[,S390X=label]</text:p>
      <text:p text:style-name="Text_20_body"/>
      <text:p text:style-name="P128">The <text:span text:style-name="T4">ANTR</text:span> passes control to the <text:span text:style-name="T307">program location </text:span>specified <text:span text:style-name="T298">by its corresponding label </text:span>for each <text:span text:style-name="T305">recognized</text:span> architecture level.</text:p>
      <text:p text:style-name="P174">If the architecture level is not recognized, a disabled wait state occurs. <text:s/>The following table identifies the address of the disable wait PSW if the running architecture is not recognized by the program because the corresponding keyword is omitted or empty.</text:p>
      <table:table table:name="Table1" table:style-name="Table1">
        <table:table-column table:style-name="Table1.A" table:number-columns-repeated="2"/>
        <table:table-column table:style-name="Table1.C"/>
        <table:table-header-rows>
          <table:table-row table:style-name="TableLine93948830331552">
            <table:table-cell table:style-name="Table1.A1" office:value-type="string">
              <text:p text:style-name="P535">PSW Address</text:p>
            </table:table-cell>
            <table:table-cell table:style-name="Table1.A1" office:value-type="string">
              <text:p text:style-name="P536">Keyword</text:p>
            </table:table-cell>
            <table:table-cell table:style-name="Table1.C1" office:value-type="string">
              <text:p text:style-name="P535">Description</text:p>
            </table:table-cell>
          </table:table-row>
        </table:table-header-rows>
        <table:table-row table:style-name="TableLine93948888374464">
          <table:table-cell table:style-name="Table1.A2" office:value-type="string">
            <text:p text:style-name="P315">0200</text:p>
          </table:table-cell>
          <table:table-cell table:style-name="Table1.B2" office:value-type="string">
            <text:p text:style-name="P407">none</text:p>
          </table:table-cell>
          <table:table-cell table:style-name="Table1.C2" office:value-type="string">
            <text:p text:style-name="P454">Running architecture is unknown or invalid.</text:p>
          </table:table-cell>
        </table:table-row>
        <table:table-row table:style-name="TableLine93948836384848">
          <table:table-cell table:style-name="Table1.A3" office:value-type="string">
            <text:p text:style-name="P315">0201</text:p>
          </table:table-cell>
          <table:table-cell table:style-name="Table1.B3" office:value-type="string">
            <text:p text:style-name="P316">S360</text:p>
          </table:table-cell>
          <table:table-cell table:style-name="Table1.C3" office:value-type="string">
            <text:p text:style-name="P455">Program does not <text:span text:style-name="T306">recognize</text:span> <text:span text:style-name="T306">or support </text:span>use on a System/360</text:p>
          </table:table-cell>
        </table:table-row>
        <table:table-row table:style-name="TableLine93948829894704">
          <table:table-cell table:style-name="Table1.A4" office:value-type="string">
            <text:p text:style-name="P315">0202</text:p>
          </table:table-cell>
          <table:table-cell table:style-name="Table1.B4" office:value-type="string">
            <text:p text:style-name="P316">S370BC</text:p>
          </table:table-cell>
          <table:table-cell table:style-name="Table1.C4" office:value-type="string">
            <text:p text:style-name="P455">Program does not <text:span text:style-name="T306">recognize or support</text:span> use on System/370 in basic-control mode</text:p>
          </table:table-cell>
        </table:table-row>
        <table:table-row table:style-name="TableLine93948829897056">
          <table:table-cell table:style-name="Table1.A5" office:value-type="string">
            <text:p text:style-name="P315">0203</text:p>
          </table:table-cell>
          <table:table-cell table:style-name="Table1.B5" office:value-type="string">
            <text:p text:style-name="P316">S370</text:p>
          </table:table-cell>
          <table:table-cell table:style-name="Table1.C5" office:value-type="string">
            <text:p text:style-name="P455">Program does not <text:span text:style-name="T306">recognized or support</text:span> use on System/370 in extended-control mode</text:p>
          </table:table-cell>
        </table:table-row>
        <table:table-row table:style-name="TableLine93948829899488">
          <table:table-cell table:style-name="Table1.A6" office:value-type="string">
            <text:p text:style-name="P315">0204</text:p>
          </table:table-cell>
          <table:table-cell table:style-name="Table1.B6" office:value-type="string">
            <text:p text:style-name="P316">S380</text:p>
          </table:table-cell>
          <table:table-cell table:style-name="Table1.C6" office:value-type="string">
            <text:p text:style-name="P455">Program does not <text:span text:style-name="T306">recognize or </text:span>support use on Hercules System/380</text:p>
          </table:table-cell>
        </table:table-row>
        <table:table-row table:style-name="TableLine93948836923936">
          <table:table-cell table:style-name="Table1.A7" office:value-type="string">
            <text:p text:style-name="P315">0205</text:p>
          </table:table-cell>
          <table:table-cell table:style-name="Table1.B7" office:value-type="string">
            <text:p text:style-name="P318">XA</text:p>
          </table:table-cell>
          <table:table-cell table:style-name="Table1.C7" office:value-type="string">
            <text:p text:style-name="P455">Program does not <text:span text:style-name="T306">recognize or </text:span>support use on System 370 Extended Architecture system</text:p>
          </table:table-cell>
        </table:table-row>
        <table:table-row table:style-name="TableLine93948836926528">
          <table:table-cell table:style-name="Table1.A8" office:value-type="string">
            <text:p text:style-name="P315">0206</text:p>
          </table:table-cell>
          <table:table-cell table:style-name="Table1.B8" office:value-type="string">
            <text:p text:style-name="P318">E370</text:p>
          </table:table-cell>
          <table:table-cell table:style-name="Table1.C8" office:value-type="string">
            <text:p text:style-name="P455">Program does not <text:span text:style-name="T306">recognize or </text:span>support use on ESA/370 system</text:p>
          </table:table-cell>
        </table:table-row>
        <table:table-row table:style-name="TableLine93948895540992">
          <table:table-cell table:style-name="Table1.A9" office:value-type="string">
            <text:p text:style-name="P315">0207</text:p>
          </table:table-cell>
          <table:table-cell table:style-name="Table1.B9" office:value-type="string">
            <text:p text:style-name="P318">E390</text:p>
          </table:table-cell>
          <table:table-cell table:style-name="Table1.C9" office:value-type="string">
            <text:p text:style-name="P455">Program does not <text:span text:style-name="T306">recognized or support </text:span>use on <text:span text:style-name="T306">a </text:span>native ESA/390 system</text:p>
          </table:table-cell>
        </table:table-row>
        <table:table-row table:style-name="TableLine93948895543504">
          <table:table-cell table:style-name="Table1.A10" office:value-type="string">
            <text:p text:style-name="P315">0208</text:p>
          </table:table-cell>
          <table:table-cell table:style-name="Table1.B10" office:value-type="string">
            <text:p text:style-name="P318">S390</text:p>
          </table:table-cell>
          <table:table-cell table:style-name="Table1.C10" office:value-type="string">
            <text:p text:style-name="P455">Program does not <text:span text:style-name="T306">recognize or </text:span>support use on <text:span text:style-name="T306">a </text:span>z/Architecture system in ESA/390 mode</text:p>
          </table:table-cell>
        </table:table-row>
        <table:table-row table:style-name="TableLine93948895546096">
          <table:table-cell table:style-name="Table1.A11" office:value-type="string">
            <text:p text:style-name="P315">0209</text:p>
          </table:table-cell>
          <table:table-cell table:style-name="Table1.B11" office:value-type="string">
            <text:p text:style-name="P318">S390X</text:p>
          </table:table-cell>
          <table:table-cell table:style-name="Table1.C11" office:value-type="string">
            <text:p text:style-name="P455">Program does not <text:span text:style-name="T306">recognize or </text:span>support direct entry in native z/Architecture mode</text:p>
          </table:table-cell>
        </table:table-row>
      </table:table>
      <text:p text:style-name="Text_20_body"/>
      <text:p text:style-name="Text_20_body"/>
      <text:p text:style-name="Text_20_body"/>
      <text:p text:style-name="P129"><text:soft-page-break/><text:span text:style-name="T131">Assembly Considerations</text:span><text:span text:style-name="T144">:</text:span></text:p>
      <text:list xml:id="list1410981946" text:style-name="L1">
        <text:list-item>
          <text:p text:style-name="P751"><text:span text:style-name="T144">A </text:span><text:span text:style-name="T145">base register other than the register identified by the </text:span><text:span text:style-name="T78">REG</text:span><text:span text:style-name="T145"> keyword parameter must be established prior to assembling the macro.</text:span></text:p>
        </text:list-item>
        <text:list-item>
          <text:p text:style-name="P753"><text:span text:style-name="T4">ANTR</text:span><text:span text:style-name="T129"> is independent of the </text:span><text:span text:style-name="T4">ARCHLVL</text:span><text:span text:style-name="T129"> or </text:span><text:span text:style-name="T4">ARCHIND</text:span><text:span text:style-name="T129"> macros and may occur before either is used by the assembly.</text:span></text:p>
        </text:list-item>
      </text:list>
      <text:p text:style-name="P173"><text:span text:style-name="T130">Execution Considerations</text:span><text:span text:style-name="T129">:</text:span></text:p>
      <text:list xml:id="list1689242499" text:style-name="L2">
        <text:list-item>
          <text:p text:style-name="P754"><text:span text:style-name="T146">The contents of the register identified by the </text:span><text:span text:style-name="T79">REG</text:span><text:span text:style-name="T146"> keyword parameter must be a </text:span><text:span text:style-name="T148">positive</text:span><text:span text:style-name="T146"> integer between 1 and 9 </text:span><text:span text:style-name="T147">corresponding to the running architecture</text:span><text:span text:style-name="T146">. <text:s/></text:span><text:span text:style-name="T147">The </text:span><text:span text:style-name="T80">APROB</text:span><text:span text:style-name="T147"> macro can detect the value for the running system.</text:span></text:p>
        </text:list-item>
      </text:list>
      <text:p text:style-name="P15"><text:span text:style-name="T203">Label Field Usage</text:span><text:span text:style-name="T223">:</text:span></text:p>
      <text:p text:style-name="P548"><text:span text:style-name="T223">T</text:span><text:span text:style-name="T221">he label field is associated with the first instruction generated by the macro when present.</text:span></text:p>
      <text:p text:style-name="P586"><text:span text:style-name="T201">Positional Parameters</text:span><text:span text:style-name="T224">: </text:span><text:span text:style-name="T225">None</text:span></text:p>
      <text:p text:style-name="P70"><text:span text:style-name="T299">Keyword Parameters</text:span><text:span text:style-name="T226">:</text:span></text:p>
      <table:table table:name="Table3" table:style-name="Table3">
        <table:table-column table:style-name="Table3.A"/>
        <table:table-column table:style-name="Table3.B"/>
        <table:table-column table:style-name="Table3.C"/>
        <table:table-header-rows>
          <table:table-row table:style-name="TableLine93948828675792">
            <table:table-cell table:style-name="Table3.A1" office:value-type="string">
              <text:p text:style-name="P510">Keyword</text:p>
            </table:table-cell>
            <table:table-cell table:style-name="Table3.A1" office:value-type="string">
              <text:p text:style-name="P510">Default</text:p>
            </table:table-cell>
            <table:table-cell table:style-name="Table3.C1" office:value-type="string">
              <text:p text:style-name="P510">Description</text:p>
            </table:table-cell>
          </table:table-row>
        </table:table-header-rows>
        <table:table-row table:style-name="TableLine93948828686544">
          <table:table-cell table:style-name="Table3.A2" office:value-type="string">
            <text:p text:style-name="P306">E370</text:p>
          </table:table-cell>
          <table:table-cell table:style-name="Table3.A2" office:value-type="string">
            <text:p text:style-name="P393">none</text:p>
          </table:table-cell>
          <table:table-cell table:style-name="Table3.C2" office:value-type="string">
            <text:p text:style-name="P392">The label to which control is passed if the running architecture is ESA/370.</text:p>
          </table:table-cell>
        </table:table-row>
        <table:table-row table:style-name="TableLine93948831403216">
          <table:table-cell table:style-name="Table3.A2" office:value-type="string">
            <text:p text:style-name="P306">E390</text:p>
          </table:table-cell>
          <table:table-cell table:style-name="Table3.A2" office:value-type="string">
            <text:p text:style-name="P393">none</text:p>
          </table:table-cell>
          <table:table-cell table:style-name="Table3.C2" office:value-type="string">
            <text:p text:style-name="P392">The label to which control is passed if the running architecture is a ESA/390 not on z/Architecture.</text:p>
          </table:table-cell>
        </table:table-row>
        <table:table-row table:style-name="TableLine93948836807792">
          <table:table-cell table:style-name="Table3.A2" office:value-type="string">
            <text:p text:style-name="P306">REG</text:p>
          </table:table-cell>
          <table:table-cell table:style-name="Table3.A2" office:value-type="string">
            <text:p text:style-name="P391">1</text:p>
          </table:table-cell>
          <table:table-cell table:style-name="Table3.C2" office:value-type="string">
            <text:p text:style-name="P392">Identifies the register containing the running architecture level.</text:p>
          </table:table-cell>
        </table:table-row>
        <table:table-row table:style-name="TableLine93948898716576">
          <table:table-cell table:style-name="Table3.A2" office:value-type="string">
            <text:p text:style-name="P307"><text:span text:style-name="T301">S</text:span>360</text:p>
          </table:table-cell>
          <table:table-cell table:style-name="Table3.A2" office:value-type="string">
            <text:p text:style-name="P401">none</text:p>
          </table:table-cell>
          <table:table-cell table:style-name="Table3.C2" office:value-type="string">
            <text:p text:style-name="P394">The label to which control is passed if the running architecture is <text:span text:style-name="T300">S/360.</text:span></text:p>
          </table:table-cell>
        </table:table-row>
        <table:table-row table:style-name="TableLine93948898717376">
          <table:table-cell table:style-name="Table3.A2" office:value-type="string">
            <text:p text:style-name="P308"><text:span text:style-name="T301">S</text:span>370</text:p>
          </table:table-cell>
          <table:table-cell table:style-name="Table3.A2" office:value-type="string">
            <text:p text:style-name="P402">none</text:p>
          </table:table-cell>
          <table:table-cell table:style-name="Table3.C2" office:value-type="string">
            <text:p text:style-name="P395">The label to which control is passed if the running architecture is <text:span text:style-name="T300">S/370 in extended control mode.</text:span></text:p>
          </table:table-cell>
        </table:table-row>
        <table:table-row table:style-name="TableLine93948898718288">
          <table:table-cell table:style-name="Table3.A2" office:value-type="string">
            <text:p text:style-name="P309">S370BC</text:p>
          </table:table-cell>
          <table:table-cell table:style-name="Table3.A2" office:value-type="string">
            <text:p text:style-name="P403">none</text:p>
          </table:table-cell>
          <table:table-cell table:style-name="Table3.C2" office:value-type="string">
            <text:p text:style-name="P396">The label to which control is passed if the running architecture is <text:span text:style-name="T300">S/370 in basic control mode.</text:span></text:p>
          </table:table-cell>
        </table:table-row>
        <table:table-row table:style-name="TableLine93948898719248">
          <table:table-cell table:style-name="Table3.A2" office:value-type="string">
            <text:p text:style-name="P317">S380</text:p>
          </table:table-cell>
          <table:table-cell table:style-name="Table3.A2" office:value-type="string">
            <text:p text:style-name="P407">none</text:p>
          </table:table-cell>
          <table:table-cell table:style-name="Table3.C2" office:value-type="string">
            <text:p text:style-name="P400">The label to which control is passed if the running architecture is <text:span text:style-name="T304">Hercules S/380.</text:span></text:p>
          </table:table-cell>
        </table:table-row>
        <table:table-row table:style-name="TableLine93948898720208">
          <table:table-cell table:style-name="Table3.A2" office:value-type="string">
            <text:p text:style-name="P310">S390</text:p>
          </table:table-cell>
          <table:table-cell table:style-name="Table3.A2" office:value-type="string">
            <text:p text:style-name="P404">none</text:p>
          </table:table-cell>
          <table:table-cell table:style-name="Table3.C2" office:value-type="string">
            <text:p text:style-name="P397">The label to which control is passed if the running architecture is <text:span text:style-name="T302">ESA/390 on a z/Architecture system.</text:span></text:p>
          </table:table-cell>
        </table:table-row>
        <table:table-row table:style-name="TableLine93948898721088">
          <table:table-cell table:style-name="Table3.A2" office:value-type="string">
            <text:p text:style-name="P312">S390X</text:p>
          </table:table-cell>
          <table:table-cell table:style-name="Table3.A2" office:value-type="string">
            <text:p text:style-name="P405">none</text:p>
          </table:table-cell>
          <table:table-cell table:style-name="Table3.C2" office:value-type="string">
            <text:p text:style-name="P398">The label to which control is passed if the running architecture is<text:span text:style-name="T302"> z/Architecture.</text:span></text:p>
          </table:table-cell>
        </table:table-row>
        <table:table-row table:style-name="TableLine93948898722048">
          <table:table-cell table:style-name="Table3.A2" office:value-type="string">
            <text:p text:style-name="P314">XA</text:p>
          </table:table-cell>
          <table:table-cell table:style-name="Table3.A2" office:value-type="string">
            <text:p text:style-name="P406">none</text:p>
          </table:table-cell>
          <table:table-cell table:style-name="Table3.C2" office:value-type="string">
            <text:p text:style-name="P399">The label to which control is passed if the running architecture is <text:span text:style-name="T303">370/XA.</text:span></text:p>
          </table:table-cell>
        </table:table-row>
      </table:table>
      <text:p text:style-name="P664"/>
      <text:p text:style-name="P175"><text:span text:style-name="T130">Programming Note</text:span><text:span text:style-name="T129">:</text:span></text:p>
      <text:p text:style-name="P175"><text:span text:style-name="T129">The value expected in the register identified by the </text:span><text:span text:style-name="T4">REG</text:span><text:span text:style-name="T129"> keyword parameter is anticipated to be supplied by the </text:span><text:span text:style-name="T4">APROB</text:span><text:span text:style-name="T129"> macro</text:span><text:span text:style-name="T147">'s execution</text:span><text:span text:style-name="T129">.</text:span></text:p>
      <text:p text:style-name="P75">A program might recognize but not support use of a specific architecture if it expects to provide more user friendly error reporting than is available with a disable wait state.</text:p>
      <text:p text:style-name="P176"><text:span text:style-name="T129">Each location to which control is passed and the program supports the architecture, the label will likely be preceded by its own </text:span><text:span text:style-name="T4">ARCHLVL</text:span><text:span text:style-name="T129"> or </text:span><text:span text:style-name="T4">ARCHIND</text:span><text:span text:style-name="T129"> macro.</text:span></text:p>
      <text:h text:style-name="Heading_20_1" text:outline-level="1"><text:bookmark-start text:name="__RefHeading___Toc8333_1968575515"/><text:soft-page-break/>APROB<text:bookmark-end text:name="__RefHeading___Toc8333_1968575515"/></text:h>
      <text:p text:style-name="P122"><text:span text:style-name="T200">Source file:</text:span><text:span text:style-name="T222"> </text:span><text:span text:style-name="T48">mac</text:span><text:span text:style-name="T73">lib</text:span><text:span text:style-name="T48">/</text:span><text:span text:style-name="T51">APROB</text:span><text:span text:style-name="T48">.mac</text:span></text:p>
      <text:p text:style-name="P7"><text:span text:style-name="T201">Macro</text:span><text:span text:style-name="T202"> Format</text:span><text:span text:style-name="T297">:</text:span></text:p>
      <text:p text:style-name="P698">[label] <text:s text:c="2"/><text:span text:style-name="T308">APROB </text:span>[<text:span text:style-name="T308">HERC</text:span>=<text:span text:style-name="T227">[YES|</text:span><text:span text:style-name="T204">NO</text:span>]<text:span text:style-name="T308">]</text:span></text:p>
      <text:p text:style-name="P696"><text:s text:c="16"/><text:span text:style-name="T308">[,S360=[YES|</text:span><text:span text:style-name="T204">NO</text:span><text:span text:style-name="T308">]]</text:span></text:p>
      <text:p text:style-name="P696"><text:s text:c="16"/><text:span text:style-name="T308">[,S380=[YES|</text:span><text:span text:style-name="T204">NO</text:span><text:span text:style-name="T308">]]</text:span></text:p>
      <text:p text:style-name="P696"><text:s text:c="16"/><text:span text:style-name="T308">[,REG=</text:span><text:span text:style-name="T204">1</text:span><text:span text:style-name="T308">|n]</text:span></text:p>
      <text:p text:style-name="Text_20_body"/>
      <text:p text:style-name="P178">The <text:span text:style-name="T4">APROB</text:span> macro detects the executing architecture and determines its architecture level. <text:s/>The architecture level, a positive integer between 1 and 9, inclusive, is placed in the specified register. <text:s/></text:p>
      <text:p text:style-name="P178"><text:span text:style-name="T313">The keyword arguments control whether detection is generated for an architecture. <text:s/>If </text:span><text:span text:style-name="T82">APROB</text:span><text:span text:style-name="T313"> is executed on a system for which detection has not been generated, the next higher architecture level that is detected will be reported. <text:s/>The following table identifies the reported value for each detectable architecture.</text:span></text:p>
      <table:table table:name="Table4" table:style-name="Table4">
        <table:table-column table:style-name="Table4.A"/>
        <table:table-column table:style-name="Table4.B"/>
        <table:table-column table:style-name="Table4.C"/>
        <table:table-header-rows>
          <table:table-row table:style-name="TableLine93948898909792">
            <table:table-cell table:style-name="Table4.A1" office:value-type="string">
              <text:p text:style-name="P539">Architecture</text:p>
            </table:table-cell>
            <table:table-cell table:style-name="Table4.A1" office:value-type="string">
              <text:p text:style-name="P539">Level</text:p>
            </table:table-cell>
            <table:table-cell table:style-name="Table4.C1" office:value-type="string">
              <text:p text:style-name="P539">Required for Detection</text:p>
            </table:table-cell>
          </table:table-row>
        </table:table-header-rows>
        <table:table-row table:style-name="TableLine93948834432640">
          <table:table-cell table:style-name="Table4.A2" office:value-type="string">
            <text:p text:style-name="P466">System/360 <text:span text:style-name="T316">(S/360)</text:span></text:p>
          </table:table-cell>
          <table:table-cell table:style-name="Table4.A2" office:value-type="string">
            <text:p text:style-name="P467">1</text:p>
          </table:table-cell>
          <table:table-cell table:style-name="Table4.C2" office:value-type="string">
            <text:p text:style-name="P379">HERC=NO,S360=YES</text:p>
          </table:table-cell>
        </table:table-row>
        <table:table-row table:style-name="TableLine93948833585312">
          <table:table-cell table:style-name="Table4.A2" office:value-type="string">
            <text:p text:style-name="P466">System/370 <text:span text:style-name="T316">(S/370)</text:span> basic-control mode</text:p>
          </table:table-cell>
          <table:table-cell table:style-name="Table4.A2" office:value-type="string">
            <text:p text:style-name="P467">2</text:p>
          </table:table-cell>
          <table:table-cell table:style-name="Table4.C2" office:value-type="string">
            <text:p text:style-name="P466">Always detected</text:p>
          </table:table-cell>
        </table:table-row>
        <table:table-row table:style-name="TableLine93948898750192">
          <table:table-cell table:style-name="Table4.A2" office:value-type="string">
            <text:p text:style-name="P466">System/370 extended-control mode</text:p>
          </table:table-cell>
          <table:table-cell table:style-name="Table4.A2" office:value-type="string">
            <text:p text:style-name="P467">3</text:p>
          </table:table-cell>
          <table:table-cell table:style-name="Table4.C2" office:value-type="string">
            <text:p text:style-name="P466">Always detected</text:p>
          </table:table-cell>
        </table:table-row>
        <table:table-row table:style-name="TableLine93948818847680">
          <table:table-cell table:style-name="Table4.A2" office:value-type="string">
            <text:p text:style-name="P466">Hercules System/380 <text:span text:style-name="T316">(S/380)</text:span></text:p>
          </table:table-cell>
          <table:table-cell table:style-name="Table4.A2" office:value-type="string">
            <text:p text:style-name="P467">4</text:p>
          </table:table-cell>
          <table:table-cell table:style-name="Table4.C2" office:value-type="string">
            <text:p text:style-name="P379">S380=YES</text:p>
          </table:table-cell>
        </table:table-row>
        <table:table-row table:style-name="TableLine93948837846880">
          <table:table-cell table:style-name="Table4.A2" office:value-type="string">
            <text:p text:style-name="P466">System/370 Extended Architecture <text:span text:style-name="T316">(370/XA)</text:span></text:p>
          </table:table-cell>
          <table:table-cell table:style-name="Table4.A2" office:value-type="string">
            <text:p text:style-name="P467">5</text:p>
          </table:table-cell>
          <table:table-cell table:style-name="Table4.C2" office:value-type="string">
            <text:p text:style-name="P379">HERC=NO</text:p>
          </table:table-cell>
        </table:table-row>
        <table:table-row table:style-name="TableLine93948837847792">
          <table:table-cell table:style-name="Table4.A2" office:value-type="string">
            <text:p text:style-name="P466">Enterprise System Architecture/370 <text:span text:style-name="T316">(ESA/370)</text:span></text:p>
          </table:table-cell>
          <table:table-cell table:style-name="Table4.A2" office:value-type="string">
            <text:p text:style-name="P467">6</text:p>
          </table:table-cell>
          <table:table-cell table:style-name="Table4.C2" office:value-type="string">
            <text:p text:style-name="P379">HERC=NO</text:p>
          </table:table-cell>
        </table:table-row>
        <table:table-row table:style-name="TableLine93948837848752">
          <table:table-cell table:style-name="Table4.A2" office:value-type="string">
            <text:p text:style-name="P466">Enterprise System Architecture/390 <text:span text:style-name="T316">(ESA/390)</text:span></text:p>
          </table:table-cell>
          <table:table-cell table:style-name="Table4.A2" office:value-type="string">
            <text:p text:style-name="P467">7</text:p>
          </table:table-cell>
          <table:table-cell table:style-name="Table4.C2" office:value-type="string">
            <text:p text:style-name="P466">Always detected</text:p>
          </table:table-cell>
        </table:table-row>
        <table:table-row table:style-name="TableLine93948837849712">
          <table:table-cell table:style-name="Table4.A2" office:value-type="string">
            <text:p text:style-name="P466">Enterprise System Architecture/390 on z/Architecture</text:p>
          </table:table-cell>
          <table:table-cell table:style-name="Table4.A2" office:value-type="string">
            <text:p text:style-name="P467">8</text:p>
          </table:table-cell>
          <table:table-cell table:style-name="Table4.C2" office:value-type="string">
            <text:p text:style-name="P466">Always detected</text:p>
          </table:table-cell>
        </table:table-row>
        <table:table-row table:style-name="TableLine93948837850592">
          <table:table-cell table:style-name="Table4.A2" office:value-type="string">
            <text:p text:style-name="P466">z/Architecture</text:p>
          </table:table-cell>
          <table:table-cell table:style-name="Table4.A2" office:value-type="string">
            <text:p text:style-name="P467">9</text:p>
          </table:table-cell>
          <table:table-cell table:style-name="Table4.C2" office:value-type="string">
            <text:p text:style-name="P466">Always detected</text:p>
          </table:table-cell>
        </table:table-row>
      </table:table>
      <text:p text:style-name="P177"/>
      <text:p text:style-name="P179">A value of 0 indicates an error condition occurred <text:span text:style-name="T315">and architecture detection failed. <text:s/>While this is unlikely, it indicates a failure of the detection processes.</text:span></text:p>
      <text:p text:style-name="P130"><text:span text:style-name="T131">Assembly Considerations</text:span><text:span text:style-name="T144">:</text:span></text:p>
      <text:list xml:id="list82147875261064" text:continue-list="list1410981946" text:style-name="L1">
        <text:list-item>
          <text:p text:style-name="P752"><text:span text:style-name="T144">A </text:span><text:span text:style-name="T145">base register other than the register identified by the </text:span><text:span text:style-name="T78">REG</text:span><text:span text:style-name="T145"> keyword parameter must be established prior to assembling the macro.</text:span></text:p>
        </text:list-item>
        <text:list-item>
          <text:p text:style-name="P755"><text:span text:style-name="T310">APROB</text:span><text:span text:style-name="T144"> is independent of the </text:span><text:span text:style-name="T310">ARCHLVL</text:span><text:span text:style-name="T144"> or </text:span><text:span text:style-name="T310">ARCHIND</text:span><text:span text:style-name="T144"> macros and may occur before either is used by the assembly.</text:span></text:p>
        </text:list-item>
        <text:list-item>
          <text:p text:style-name="P756"><text:span text:style-name="T85">A</text:span><text:span text:style-name="T4">PROB</text:span><text:span text:style-name="T129"> can be assembled regardless of the targeted assembly architecture. <text:s/>Instructions that may not be available are coded as hexadecimal constants.</text:span></text:p>
        </text:list-item>
      </text:list>
      <text:p text:style-name="P76"><text:soft-page-break/></text:p>
      <text:p text:style-name="P76"/>
      <text:p text:style-name="P148"><text:span text:style-name="T131">Execution Considerations</text:span><text:span text:style-name="T144">:</text:span></text:p>
      <text:list xml:id="list583310434" text:style-name="L3">
        <text:list-item>
          <text:p text:style-name="P768"><text:span text:style-name="T144">P</text:span><text:span text:style-name="T148">rogram and Supervisor Call New PSW's are used to perform the architecture detection. <text:s/></text:span><text:span text:style-name="T153">C</text:span><text:span text:style-name="T149">ontents </text:span><text:span text:style-name="T153">prior to executing </text:span><text:span text:style-name="T93">APROB</text:span><text:span text:style-name="T153"> </text:span><text:span text:style-name="T149">of a</text:span><text:span text:style-name="T148">ll new PSW </text:span><text:span text:style-name="T150">assigned storage areas </text:span><text:span text:style-name="T148">are restored upon completion of the detection process.</text:span></text:p>
        </text:list-item>
      </text:list>
      <text:p text:style-name="P16"><text:span text:style-name="T203">Label Field Usage</text:span><text:span text:style-name="T223">:</text:span></text:p>
      <text:p text:style-name="P549"><text:span text:style-name="T223">T</text:span><text:span text:style-name="T228">he label field is associated with the first instruction generated by the macro when present.</text:span></text:p>
      <text:p text:style-name="P587"><text:span text:style-name="T201">Positional Parameters</text:span><text:span text:style-name="T224">: </text:span><text:span text:style-name="T225">None</text:span></text:p>
      <text:p text:style-name="P71"><text:span text:style-name="T299">Keyword Parameters</text:span><text:span text:style-name="T226">:</text:span></text:p>
      <table:table table:name="Table2" table:style-name="Table2">
        <table:table-column table:style-name="Table2.A"/>
        <table:table-column table:style-name="Table2.B"/>
        <table:table-column table:style-name="Table2.C"/>
        <table:table-header-rows>
          <table:table-row table:style-name="TableLine93948828261232">
            <table:table-cell table:style-name="Table2.A1" office:value-type="string">
              <text:p text:style-name="P511">Keyword</text:p>
            </table:table-cell>
            <table:table-cell table:style-name="Table2.A1" office:value-type="string">
              <text:p text:style-name="P511">Default</text:p>
            </table:table-cell>
            <table:table-cell table:style-name="Table2.C1" office:value-type="string">
              <text:p text:style-name="P511">Description</text:p>
            </table:table-cell>
          </table:table-row>
        </table:table-header-rows>
        <table:table-row table:style-name="TableLine93948834262480">
          <table:table-cell table:style-name="Table2.A2" office:value-type="string">
            <text:p text:style-name="P319">HERC</text:p>
          </table:table-cell>
          <table:table-cell table:style-name="Table2.A2" office:value-type="string">
            <text:p text:style-name="P320">NO</text:p>
          </table:table-cell>
          <table:table-cell table:style-name="Table2.C2" office:value-type="string">
            <text:p text:style-name="P408">Specify <text:span text:style-name="T4">YES</text:span> to detect only Hercules standard architectures: </text:p>
            <text:list xml:id="list1876170504" text:style-name="L4">
              <text:list-item>
                <text:p text:style-name="P735">S/370 in basic control mode (architecture level 2),</text:p>
              </text:list-item>
              <text:list-item>
                <text:p text:style-name="P735">S/370 in extended control mode (architecture level 3),</text:p>
              </text:list-item>
              <text:list-item>
                <text:p text:style-name="P735">ESA/390 (architecture level <text:span text:style-name="T380">7</text:span>),</text:p>
              </text:list-item>
              <text:list-item>
                <text:p text:style-name="P735">ESA/390 on a z/Architecture system (architecture level <text:span text:style-name="T381">8</text:span>), and</text:p>
              </text:list-item>
              <text:list-item>
                <text:p text:style-name="P735">z/Architecture (architecture level 9).</text:p>
              </text:list-item>
            </text:list>
          </table:table-cell>
        </table:table-row>
        <table:table-row table:style-name="TableLine93948834264288">
          <table:table-cell table:style-name="Table2.A2" office:value-type="string">
            <text:p text:style-name="P311">S3<text:span text:style-name="T311">6</text:span>0</text:p>
          </table:table-cell>
          <table:table-cell table:style-name="Table2.A2" office:value-type="string">
            <text:p text:style-name="P320">NO</text:p>
          </table:table-cell>
          <table:table-cell table:style-name="Table2.C2" office:value-type="string">
            <text:p text:style-name="P408">Specify <text:span text:style-name="T4">YES</text:span> to detect S/360 <text:span text:style-name="T312">(architecture level 1)</text:span>. <text:s/>If <text:span text:style-name="T4">NO</text:span> is specified <text:span text:style-name="T314">or </text:span><text:span text:style-name="T83">HERC=YES</text:span>, S/360 will be detected as S/370 in basic-control mode <text:span text:style-name="T312">(architecture level 2)</text:span>. <text:s/><text:span text:style-name="T315">Only specify </text:span><text:span text:style-name="T84">YES</text:span><text:span text:style-name="T315"> if an S/360 system or compatible is running. <text:s/>For compatibility purposes S/370 in basic-control mode is not compatible.</text:span></text:p>
          </table:table-cell>
        </table:table-row>
        <table:table-row table:style-name="TableLine93948834265088">
          <table:table-cell table:style-name="Table2.A2" office:value-type="string">
            <text:p text:style-name="P313">S3<text:span text:style-name="T311">80</text:span></text:p>
          </table:table-cell>
          <table:table-cell table:style-name="Table2.A2" office:value-type="string">
            <text:p text:style-name="P320">NO</text:p>
          </table:table-cell>
          <table:table-cell table:style-name="Table2.C2" office:value-type="string">
            <text:p text:style-name="P412">Specify <text:span text:style-name="T4">YES</text:span> to detect Hercules S/380 (architecture level 4). <text:s/>If <text:span text:style-name="T4">NO</text:span> is specified, S/380 will be detected as 370/XA (architecture level 5) when <text:span text:style-name="T4">HERC=NO</text:span>, or as ESA/390 (architecture level <text:span text:style-name="T382">7</text:span>) when <text:span text:style-name="T4">HERC=YES</text:span>. <text:s/><text:span text:style-name="T314">Only specify </text:span><text:span text:style-name="T83">YES</text:span><text:span text:style-name="T314"> when running on a Hercules S/380 system.</text:span></text:p>
          </table:table-cell>
        </table:table-row>
        <table:table-row table:style-name="TableLine93948834265936">
          <table:table-cell table:style-name="Table2.A2" office:value-type="string">
            <text:p text:style-name="P321">REG</text:p>
          </table:table-cell>
          <table:table-cell table:style-name="Table2.A2" office:value-type="string">
            <text:p text:style-name="P411">1</text:p>
          </table:table-cell>
          <table:table-cell table:style-name="Table2.C2" office:value-type="string">
            <text:p text:style-name="P412">The register into which the detected architecture level is placed. <text:s/><text:span text:style-name="T317">Must not be register 1, 2, or 3 if </text:span><text:span text:style-name="T86">S380=YES</text:span><text:span text:style-name="T317">.</text:span></text:p>
          </table:table-cell>
        </table:table-row>
      </table:table>
      <text:p text:style-name="P665"/>
      <text:p text:style-name="Text_20_body"><text:span text:style-name="T199">Programming Note</text:span>:</text:p>
      <text:p text:style-name="P667">Reported values may be used with the <text:span text:style-name="T4">ANTR</text:span> macro to pass control to a specific portion of the program designed to support the detected architecture. <text:s/><text:span text:style-name="T317">If </text:span><text:span text:style-name="T86">ANTR</text:span><text:span text:style-name="T317"> is used, the </text:span><text:span text:style-name="T86">REG</text:span><text:span text:style-name="T317"> keyword argument may be the same register as used by </text:span><text:span text:style-name="T86">APROB</text:span><text:span text:style-name="T317">.</text:span></text:p>
      <text:p text:style-name="Text_20_body"/>
      <text:p text:style-name="Text_20_body"/>
      <text:h text:style-name="P724" text:outline-level="1"><text:bookmark-start text:name="__RefHeading___Toc8335_1968575515"/>ARCHIND<text:bookmark-end text:name="__RefHeading___Toc8335_1968575515"/></text:h>
      <text:p text:style-name="P123"><text:span text:style-name="T200">Source file:</text:span><text:span text:style-name="T222"> </text:span><text:span text:style-name="T48">mac</text:span><text:span text:style-name="T73">lib</text:span><text:span text:style-name="T48">/</text:span><text:span text:style-name="T52">ARCHIND</text:span><text:span text:style-name="T48">.mac</text:span></text:p>
      <text:p text:style-name="P8"><text:span text:style-name="T201">Macro</text:span><text:span text:style-name="T202"> Format</text:span><text:span text:style-name="T297">:</text:span></text:p>
      <text:p text:style-name="P699"><text:s text:c="9"/>ARCHIND</text:p>
      <text:p text:style-name="Text_20_body"/>
      <text:p text:style-name="P181">The <text:span text:style-name="T4">ARCHIND</text:span> macro provides</text:p>
      <text:list xml:id="list1154073038" text:style-name="L5">
        <text:list-item>
          <text:p text:style-name="P769">architecture independent operation synonyms for various instructions depending upon the current assembly architecture level, <text:span text:style-name="T322">and</text:span></text:p>
        </text:list-item>
        <text:list-item>
          <text:p text:style-name="P769"><text:span text:style-name="T322">architecture sharing function name suffixes</text:span>.</text:p>
        </text:list-item>
      </text:list>
      <text:p text:style-name="P181">By using the operation synonym a program can cause the correct instruction for the architecture to be assembled <text:span text:style-name="T320">frequently allowing code reuse between different architecture. <text:s/></text:span></text:p>
      <text:p text:style-name="P181"><text:span text:style-name="T320">By using function sharing wrapper macros, functions of the same name in source code can be transparently shared by different architectures. <text:s/>The architecture specific functions use the transparently appended function name suffix to differentiate between the functional equivalent functions. <text:s/>The suffix is assigned by the preceding </text:span><text:span text:style-name="T88">ARCHIND</text:span><text:span text:style-name="T320"> macro.</text:span></text:p>
      <text:p text:style-name="P180">The following table indicates the synonyms and the actual instruction for all architecture levels. <text:s/><text:span text:style-name="T318">'</text:span><text:span text:style-name="T81">--'</text:span><text:span text:style-name="T319"> indicates no form of the instruction is supported by the architecture. <text:s/></text:span></text:p>
      <text:p text:style-name="P180">The column for architecture level 0 are the synonyms established when the <text:span text:style-name="T4">ARCHLVL</text:span> macro has not established the current assembly architecture. <text:s/><text:span text:style-name="T322">The first three rows identify the assigned function differentiating suffix for shared (</text:span><text:span text:style-name="T89">S</text:span><text:span text:style-name="T322">), input/output (</text:span><text:span text:style-name="T89">I</text:span><text:span text:style-name="T322">) or architecture explicit (</text:span><text:span text:style-name="T89">A</text:span><text:span text:style-name="T322">) function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B"/>
        <table:table-column table:style-name="Table6.G"/>
        <table:table-header-rows>
          <table:table-row table:style-name="TableLine93948834401008">
            <table:table-cell table:style-name="Table6.A1" office:value-type="string">
              <text:p text:style-name="P540">Synonym</text:p>
            </table:table-cell>
            <table:table-cell table:style-name="Table6.A1" office:value-type="string">
              <text:p text:style-name="P540">0</text:p>
            </table:table-cell>
            <table:table-cell table:style-name="Table6.A1" office:value-type="string">
              <text:p text:style-name="P540">1</text:p>
            </table:table-cell>
            <table:table-cell table:style-name="Table6.A1" office:value-type="string">
              <text:p text:style-name="P541">2-4</text:p>
            </table:table-cell>
            <table:table-cell table:style-name="Table6.A1" office:value-type="string">
              <text:p text:style-name="P540"><text:span text:style-name="T321">5, </text:span>6</text:p>
            </table:table-cell>
            <table:table-cell table:style-name="Table6.A1" office:value-type="string">
              <text:p text:style-name="P540">7, 8</text:p>
            </table:table-cell>
            <table:table-cell table:style-name="Table6.G1" office:value-type="string">
              <text:p text:style-name="P540">9</text:p>
            </table:table-cell>
          </table:table-row>
        </table:table-header-rows>
        <table:table-row table:style-name="TableLine93948836540224">
          <table:table-cell table:style-name="Table6.A2" office:value-type="string">
            <text:p text:style-name="P380">S</text:p>
          </table:table-cell>
          <table:table-cell table:style-name="Table6.A2" office:value-type="string">
            <text:p text:style-name="P380">''</text:p>
          </table:table-cell>
          <table:table-cell table:style-name="Table6.A2" office:value-type="string">
            <text:p text:style-name="P380">'F'</text:p>
          </table:table-cell>
          <table:table-cell table:style-name="Table6.A2" office:value-type="string">
            <text:p text:style-name="P380">'F'</text:p>
          </table:table-cell>
          <table:table-cell table:style-name="Table6.A2" office:value-type="string">
            <text:p text:style-name="P380">'F'</text:p>
          </table:table-cell>
          <table:table-cell table:style-name="Table6.A2" office:value-type="string">
            <text:p text:style-name="P380">'F'</text:p>
          </table:table-cell>
          <table:table-cell table:style-name="Table6.G2" office:value-type="string">
            <text:p text:style-name="P380">'G'</text:p>
          </table:table-cell>
        </table:table-row>
        <table:table-row table:style-name="TableLine93948837365792">
          <table:table-cell table:style-name="Table6.A2" office:value-type="string">
            <text:p text:style-name="P380">I</text:p>
          </table:table-cell>
          <table:table-cell table:style-name="Table6.A2" office:value-type="string">
            <text:p text:style-name="P380">''</text:p>
          </table:table-cell>
          <table:table-cell table:style-name="Table6.A2" office:value-type="string">
            <text:p text:style-name="P380">'C'</text:p>
          </table:table-cell>
          <table:table-cell table:style-name="Table6.A2" office:value-type="string">
            <text:p text:style-name="P380">'C'</text:p>
          </table:table-cell>
          <table:table-cell table:style-name="Table6.A2" office:value-type="string">
            <text:p text:style-name="P380">'D'</text:p>
          </table:table-cell>
          <table:table-cell table:style-name="Table6.A2" office:value-type="string">
            <text:p text:style-name="P380">'D'</text:p>
          </table:table-cell>
          <table:table-cell table:style-name="Table6.G2" office:value-type="string">
            <text:p text:style-name="P380">'M'</text:p>
          </table:table-cell>
        </table:table-row>
        <table:table-row table:style-name="TableLine93948829905040">
          <table:table-cell table:style-name="Table6.A2" office:value-type="string">
            <text:p text:style-name="P380">A</text:p>
          </table:table-cell>
          <table:table-cell table:style-name="Table6.A2" office:value-type="string">
            <text:p text:style-name="P380">''</text:p>
          </table:table-cell>
          <table:table-cell table:style-name="Table6.A2" office:value-type="string">
            <text:p text:style-name="P380">'1'</text:p>
          </table:table-cell>
          <table:table-cell table:style-name="Table6.A2" office:value-type="string">
            <text:p text:style-name="P380">'2','3','4'</text:p>
          </table:table-cell>
          <table:table-cell table:style-name="Table6.A2" office:value-type="string">
            <text:p text:style-name="P380">'5','6'</text:p>
          </table:table-cell>
          <table:table-cell table:style-name="Table6.A2" office:value-type="string">
            <text:p text:style-name="P380">'7','8'</text:p>
          </table:table-cell>
          <table:table-cell table:style-name="Table6.G2" office:value-type="string">
            <text:p text:style-name="P380">'9'</text:p>
          </table:table-cell>
        </table:table-row>
        <table:table-row table:style-name="TableLine93948836461504">
          <table:table-cell table:style-name="Table6.A2" office:value-type="string">
            <text:p text:style-name="P367">$AHI</text:p>
          </table:table-cell>
          <table:table-cell table:style-name="Table6.A2" office:value-type="string">
            <text:p text:style-name="P368">--</text:p>
          </table:table-cell>
          <table:table-cell table:style-name="Table6.A2" office:value-type="string">
            <text:p text:style-name="P368">--</text:p>
          </table:table-cell>
          <table:table-cell table:style-name="Table6.A2" office:value-type="string">
            <text:p text:style-name="P368">--</text:p>
          </table:table-cell>
          <table:table-cell table:style-name="Table6.A2" office:value-type="string">
            <text:p text:style-name="P368">--</text:p>
          </table:table-cell>
          <table:table-cell table:style-name="Table6.A2" office:value-type="string">
            <text:p text:style-name="P367">AHI</text:p>
          </table:table-cell>
          <table:table-cell table:style-name="Table6.G2" office:value-type="string">
            <text:p text:style-name="P367">AGHI</text:p>
          </table:table-cell>
        </table:table-row>
        <table:table-row table:style-name="TableLine93948836462976">
          <table:table-cell table:style-name="Table6.A2" office:value-type="string">
            <text:p text:style-name="P369">$AL</text:p>
          </table:table-cell>
          <table:table-cell table:style-name="Table6.A2" office:value-type="string">
            <text:p text:style-name="P369">AL</text:p>
          </table:table-cell>
          <table:table-cell table:style-name="Table6.A2" office:value-type="string">
            <text:p text:style-name="P369">AL</text:p>
          </table:table-cell>
          <table:table-cell table:style-name="Table6.A2" office:value-type="string">
            <text:p text:style-name="P369">AL</text:p>
          </table:table-cell>
          <table:table-cell table:style-name="Table6.A2" office:value-type="string">
            <text:p text:style-name="P369">AL</text:p>
          </table:table-cell>
          <table:table-cell table:style-name="Table6.A2" office:value-type="string">
            <text:p text:style-name="P369">AL</text:p>
          </table:table-cell>
          <table:table-cell table:style-name="Table6.G2" office:value-type="string">
            <text:p text:style-name="P369">ALG</text:p>
          </table:table-cell>
        </table:table-row>
        <table:table-row table:style-name="TableLine93948836464368">
          <table:table-cell table:style-name="Table6.A2" office:value-type="string">
            <text:p text:style-name="P369">$ALR</text:p>
          </table:table-cell>
          <table:table-cell table:style-name="Table6.A2" office:value-type="string">
            <text:p text:style-name="P369">ALR</text:p>
          </table:table-cell>
          <table:table-cell table:style-name="Table6.A2" office:value-type="string">
            <text:p text:style-name="P369">ALR</text:p>
          </table:table-cell>
          <table:table-cell table:style-name="Table6.A2" office:value-type="string">
            <text:p text:style-name="P369">ALR</text:p>
          </table:table-cell>
          <table:table-cell table:style-name="Table6.A2" office:value-type="string">
            <text:p text:style-name="P369">ALR</text:p>
          </table:table-cell>
          <table:table-cell table:style-name="Table6.A2" office:value-type="string">
            <text:p text:style-name="P369">ALR</text:p>
          </table:table-cell>
          <table:table-cell table:style-name="Table6.G2" office:value-type="string">
            <text:p text:style-name="P369">ALGR</text:p>
          </table:table-cell>
        </table:table-row>
        <table:table-row table:style-name="TableLine93948836465808">
          <table:table-cell table:style-name="Table6.A2" office:value-type="string">
            <text:p text:style-name="P369">$B</text:p>
          </table:table-cell>
          <table:table-cell table:style-name="Table6.A2" office:value-type="string">
            <text:p text:style-name="P369">B</text:p>
          </table:table-cell>
          <table:table-cell table:style-name="Table6.A2" office:value-type="string">
            <text:p text:style-name="P369">B</text:p>
          </table:table-cell>
          <table:table-cell table:style-name="Table6.A2" office:value-type="string">
            <text:p text:style-name="P370">B</text:p>
          </table:table-cell>
          <table:table-cell table:style-name="Table6.A2" office:value-type="string">
            <text:p text:style-name="P370">B</text:p>
          </table:table-cell>
          <table:table-cell table:style-name="Table6.A2" office:value-type="string">
            <text:p text:style-name="P370">J</text:p>
          </table:table-cell>
          <table:table-cell table:style-name="Table6.G2" office:value-type="string">
            <text:p text:style-name="P370">J</text:p>
          </table:table-cell>
        </table:table-row>
        <table:table-row table:style-name="TableLine93948836467248">
          <table:table-cell table:style-name="Table6.A2" office:value-type="string">
            <text:p text:style-name="P369">$BAS</text:p>
          </table:table-cell>
          <table:table-cell table:style-name="Table6.A2" office:value-type="string">
            <text:p text:style-name="P369">BAS</text:p>
          </table:table-cell>
          <table:table-cell table:style-name="Table6.A2" office:value-type="string">
            <text:p text:style-name="P369">BAL</text:p>
          </table:table-cell>
          <table:table-cell table:style-name="Table6.A2" office:value-type="string">
            <text:p text:style-name="P369">BAS</text:p>
          </table:table-cell>
          <table:table-cell table:style-name="Table6.A2" office:value-type="string">
            <text:p text:style-name="P369">BAS</text:p>
          </table:table-cell>
          <table:table-cell table:style-name="Table6.A2" office:value-type="string">
            <text:p text:style-name="P369">BAS</text:p>
          </table:table-cell>
          <table:table-cell table:style-name="Table6.G2" office:value-type="string">
            <text:p text:style-name="P369">BAS</text:p>
          </table:table-cell>
        </table:table-row>
        <table:table-row table:style-name="TableLine93948836468608">
          <table:table-cell table:style-name="Table6.A2" office:value-type="string">
            <text:p text:style-name="P369">$BASR</text:p>
          </table:table-cell>
          <table:table-cell table:style-name="Table6.A2" office:value-type="string">
            <text:p text:style-name="P369">BASR</text:p>
          </table:table-cell>
          <table:table-cell table:style-name="Table6.A2" office:value-type="string">
            <text:p text:style-name="P369">BALR</text:p>
          </table:table-cell>
          <table:table-cell table:style-name="Table6.A2" office:value-type="string">
            <text:p text:style-name="P369">BASR</text:p>
          </table:table-cell>
          <table:table-cell table:style-name="Table6.A2" office:value-type="string">
            <text:p text:style-name="P369">BASR</text:p>
          </table:table-cell>
          <table:table-cell table:style-name="Table6.A2" office:value-type="string">
            <text:p text:style-name="P369">BASR</text:p>
          </table:table-cell>
          <table:table-cell table:style-name="Table6.G2" office:value-type="string">
            <text:p text:style-name="P369">BASR</text:p>
          </table:table-cell>
        </table:table-row>
        <table:table-row table:style-name="TableLine93948836470048">
          <table:table-cell table:style-name="Table6.A2" office:value-type="string">
            <text:p text:style-name="P369">$BC</text:p>
          </table:table-cell>
          <table:table-cell table:style-name="Table6.A2" office:value-type="string">
            <text:p text:style-name="P369">BC</text:p>
          </table:table-cell>
          <table:table-cell table:style-name="Table6.A2" office:value-type="string">
            <text:p text:style-name="P369">BC</text:p>
          </table:table-cell>
          <table:table-cell table:style-name="Table6.A2" office:value-type="string">
            <text:p text:style-name="P369">BC</text:p>
          </table:table-cell>
          <table:table-cell table:style-name="Table6.A2" office:value-type="string">
            <text:p text:style-name="P369">BC</text:p>
          </table:table-cell>
          <table:table-cell table:style-name="Table6.A2" office:value-type="string">
            <text:p text:style-name="P369">BRC</text:p>
          </table:table-cell>
          <table:table-cell table:style-name="Table6.G2" office:value-type="string">
            <text:p text:style-name="P369">BRC</text:p>
          </table:table-cell>
        </table:table-row>
        <table:table-row table:style-name="TableLine93948886682208">
          <table:table-cell table:style-name="Table6.A2" office:value-type="string">
            <text:p text:style-name="P369">$BCTR</text:p>
          </table:table-cell>
          <table:table-cell table:style-name="Table6.A2" office:value-type="string">
            <text:p text:style-name="P369">BCTR</text:p>
          </table:table-cell>
          <table:table-cell table:style-name="Table6.A2" office:value-type="string">
            <text:p text:style-name="P369">BCTR</text:p>
          </table:table-cell>
          <table:table-cell table:style-name="Table6.A2" office:value-type="string">
            <text:p text:style-name="P369">BCTR</text:p>
          </table:table-cell>
          <table:table-cell table:style-name="Table6.A2" office:value-type="string">
            <text:p text:style-name="P369">BCTR</text:p>
          </table:table-cell>
          <table:table-cell table:style-name="Table6.A2" office:value-type="string">
            <text:p text:style-name="P369">BCTR</text:p>
          </table:table-cell>
          <table:table-cell table:style-name="Table6.G2" office:value-type="string">
            <text:p text:style-name="P369">BCTGR</text:p>
          </table:table-cell>
        </table:table-row>
        <text:soft-page-break/>
        <table:table-row table:style-name="TableLine93948886683648">
          <table:table-cell table:style-name="Table6.A2" office:value-type="string">
            <text:p text:style-name="P371">$BE</text:p>
          </table:table-cell>
          <table:table-cell table:style-name="Table6.A2" office:value-type="string">
            <text:p text:style-name="P371">BE</text:p>
          </table:table-cell>
          <table:table-cell table:style-name="Table6.A2" office:value-type="string">
            <text:p text:style-name="P371">BE</text:p>
          </table:table-cell>
          <table:table-cell table:style-name="Table6.A2" office:value-type="string">
            <text:p text:style-name="P371">BE</text:p>
          </table:table-cell>
          <table:table-cell table:style-name="Table6.A2" office:value-type="string">
            <text:p text:style-name="P371">BE</text:p>
          </table:table-cell>
          <table:table-cell table:style-name="Table6.A2" office:value-type="string">
            <text:p text:style-name="P370">JE</text:p>
          </table:table-cell>
          <table:table-cell table:style-name="Table6.G2" office:value-type="string">
            <text:p text:style-name="P370">JE</text:p>
          </table:table-cell>
        </table:table-row>
        <table:table-row table:style-name="TableLine93948886685088">
          <table:table-cell table:style-name="Table6.A2" office:value-type="string">
            <text:p text:style-name="P372">$BH</text:p>
          </table:table-cell>
          <table:table-cell table:style-name="Table6.A2" office:value-type="string">
            <text:p text:style-name="P372">BH</text:p>
          </table:table-cell>
          <table:table-cell table:style-name="Table6.A2" office:value-type="string">
            <text:p text:style-name="P372">BH</text:p>
          </table:table-cell>
          <table:table-cell table:style-name="Table6.A2" office:value-type="string">
            <text:p text:style-name="P372">BH</text:p>
          </table:table-cell>
          <table:table-cell table:style-name="Table6.A2" office:value-type="string">
            <text:p text:style-name="P372">BH</text:p>
          </table:table-cell>
          <table:table-cell table:style-name="Table6.A2" office:value-type="string">
            <text:p text:style-name="P370">JH</text:p>
          </table:table-cell>
          <table:table-cell table:style-name="Table6.G2" office:value-type="string">
            <text:p text:style-name="P370">JH</text:p>
          </table:table-cell>
        </table:table-row>
        <table:table-row table:style-name="TableLine93948886686528">
          <table:table-cell table:style-name="Table6.A2" office:value-type="string">
            <text:p text:style-name="P373">$BL</text:p>
          </table:table-cell>
          <table:table-cell table:style-name="Table6.A2" office:value-type="string">
            <text:p text:style-name="P373">BL</text:p>
          </table:table-cell>
          <table:table-cell table:style-name="Table6.A2" office:value-type="string">
            <text:p text:style-name="P373">BL</text:p>
          </table:table-cell>
          <table:table-cell table:style-name="Table6.A2" office:value-type="string">
            <text:p text:style-name="P373">BL</text:p>
          </table:table-cell>
          <table:table-cell table:style-name="Table6.A2" office:value-type="string">
            <text:p text:style-name="P373">BL</text:p>
          </table:table-cell>
          <table:table-cell table:style-name="Table6.A2" office:value-type="string">
            <text:p text:style-name="P370">JL</text:p>
          </table:table-cell>
          <table:table-cell table:style-name="Table6.G2" office:value-type="string">
            <text:p text:style-name="P370">JL</text:p>
          </table:table-cell>
        </table:table-row>
        <table:table-row table:style-name="TableLine93948886687968">
          <table:table-cell table:style-name="Table6.A2" office:value-type="string">
            <text:p text:style-name="P373">$BM</text:p>
          </table:table-cell>
          <table:table-cell table:style-name="Table6.A2" office:value-type="string">
            <text:p text:style-name="P373">BM</text:p>
          </table:table-cell>
          <table:table-cell table:style-name="Table6.A2" office:value-type="string">
            <text:p text:style-name="P373">BM</text:p>
          </table:table-cell>
          <table:table-cell table:style-name="Table6.A2" office:value-type="string">
            <text:p text:style-name="P373">BM</text:p>
          </table:table-cell>
          <table:table-cell table:style-name="Table6.A2" office:value-type="string">
            <text:p text:style-name="P373">BM</text:p>
          </table:table-cell>
          <table:table-cell table:style-name="Table6.A2" office:value-type="string">
            <text:p text:style-name="P370">JJM</text:p>
          </table:table-cell>
          <table:table-cell table:style-name="Table6.G2" office:value-type="string">
            <text:p text:style-name="P370">JM</text:p>
          </table:table-cell>
        </table:table-row>
        <table:table-row table:style-name="TableLine93948886689408">
          <table:table-cell table:style-name="Table6.A2" office:value-type="string">
            <text:p text:style-name="P373">$BNE</text:p>
          </table:table-cell>
          <table:table-cell table:style-name="Table6.A2" office:value-type="string">
            <text:p text:style-name="P373">BNE</text:p>
          </table:table-cell>
          <table:table-cell table:style-name="Table6.A2" office:value-type="string">
            <text:p text:style-name="P373">BNE</text:p>
          </table:table-cell>
          <table:table-cell table:style-name="Table6.A2" office:value-type="string">
            <text:p text:style-name="P373">BNE</text:p>
          </table:table-cell>
          <table:table-cell table:style-name="Table6.A2" office:value-type="string">
            <text:p text:style-name="P373">BNE</text:p>
          </table:table-cell>
          <table:table-cell table:style-name="Table6.A2" office:value-type="string">
            <text:p text:style-name="P370">JNE</text:p>
          </table:table-cell>
          <table:table-cell table:style-name="Table6.G2" office:value-type="string">
            <text:p text:style-name="P370">JNE</text:p>
          </table:table-cell>
        </table:table-row>
        <table:table-row table:style-name="TableLine93948829973632">
          <table:table-cell table:style-name="Table6.A2" office:value-type="string">
            <text:p text:style-name="P373">$BNH</text:p>
          </table:table-cell>
          <table:table-cell table:style-name="Table6.A2" office:value-type="string">
            <text:p text:style-name="P373">BNH</text:p>
          </table:table-cell>
          <table:table-cell table:style-name="Table6.A2" office:value-type="string">
            <text:p text:style-name="P373">BNH</text:p>
          </table:table-cell>
          <table:table-cell table:style-name="Table6.A2" office:value-type="string">
            <text:p text:style-name="P373">BNH</text:p>
          </table:table-cell>
          <table:table-cell table:style-name="Table6.A2" office:value-type="string">
            <text:p text:style-name="P373">BNH</text:p>
          </table:table-cell>
          <table:table-cell table:style-name="Table6.A2" office:value-type="string">
            <text:p text:style-name="P370">JNH</text:p>
          </table:table-cell>
          <table:table-cell table:style-name="Table6.G2" office:value-type="string">
            <text:p text:style-name="P370">JNH</text:p>
          </table:table-cell>
        </table:table-row>
        <table:table-row table:style-name="TableLine93948829975072">
          <table:table-cell table:style-name="Table6.A2" office:value-type="string">
            <text:p text:style-name="P374">$BNL</text:p>
          </table:table-cell>
          <table:table-cell table:style-name="Table6.A2" office:value-type="string">
            <text:p text:style-name="P374">BNL</text:p>
          </table:table-cell>
          <table:table-cell table:style-name="Table6.A2" office:value-type="string">
            <text:p text:style-name="P374">BNL</text:p>
          </table:table-cell>
          <table:table-cell table:style-name="Table6.A2" office:value-type="string">
            <text:p text:style-name="P374">BNL</text:p>
          </table:table-cell>
          <table:table-cell table:style-name="Table6.A2" office:value-type="string">
            <text:p text:style-name="P374">BNL</text:p>
          </table:table-cell>
          <table:table-cell table:style-name="Table6.A2" office:value-type="string">
            <text:p text:style-name="P370">JNL</text:p>
          </table:table-cell>
          <table:table-cell table:style-name="Table6.G2" office:value-type="string">
            <text:p text:style-name="P370">JNL</text:p>
          </table:table-cell>
        </table:table-row>
        <table:table-row table:style-name="TableLine93948829978576">
          <table:table-cell table:style-name="Table6.A2" office:value-type="string">
            <text:p text:style-name="P374">$BNM</text:p>
          </table:table-cell>
          <table:table-cell table:style-name="Table6.A2" office:value-type="string">
            <text:p text:style-name="P374">BNM</text:p>
          </table:table-cell>
          <table:table-cell table:style-name="Table6.A2" office:value-type="string">
            <text:p text:style-name="P374">BNM</text:p>
          </table:table-cell>
          <table:table-cell table:style-name="Table6.A2" office:value-type="string">
            <text:p text:style-name="P374">BNM</text:p>
          </table:table-cell>
          <table:table-cell table:style-name="Table6.A2" office:value-type="string">
            <text:p text:style-name="P374">BNM</text:p>
          </table:table-cell>
          <table:table-cell table:style-name="Table6.A2" office:value-type="string">
            <text:p text:style-name="P370">JNM</text:p>
          </table:table-cell>
          <table:table-cell table:style-name="Table6.G2" office:value-type="string">
            <text:p text:style-name="P370">JNM</text:p>
          </table:table-cell>
        </table:table-row>
        <table:table-row table:style-name="TableLine93948829980016">
          <table:table-cell table:style-name="Table6.A2" office:value-type="string">
            <text:p text:style-name="P375">$BNO</text:p>
          </table:table-cell>
          <table:table-cell table:style-name="Table6.A2" office:value-type="string">
            <text:p text:style-name="P375">BNO</text:p>
          </table:table-cell>
          <table:table-cell table:style-name="Table6.A2" office:value-type="string">
            <text:p text:style-name="P375">BNO</text:p>
          </table:table-cell>
          <table:table-cell table:style-name="Table6.A2" office:value-type="string">
            <text:p text:style-name="P375">BNO</text:p>
          </table:table-cell>
          <table:table-cell table:style-name="Table6.A2" office:value-type="string">
            <text:p text:style-name="P375">BNO</text:p>
          </table:table-cell>
          <table:table-cell table:style-name="Table6.A2" office:value-type="string">
            <text:p text:style-name="P370">JNO</text:p>
          </table:table-cell>
          <table:table-cell table:style-name="Table6.G2" office:value-type="string">
            <text:p text:style-name="P370">JNO</text:p>
          </table:table-cell>
        </table:table-row>
        <table:table-row table:style-name="TableLine93948829981456">
          <table:table-cell table:style-name="Table6.A2" office:value-type="string">
            <text:p text:style-name="P375">$BNP</text:p>
          </table:table-cell>
          <table:table-cell table:style-name="Table6.A2" office:value-type="string">
            <text:p text:style-name="P375">BNP</text:p>
          </table:table-cell>
          <table:table-cell table:style-name="Table6.A2" office:value-type="string">
            <text:p text:style-name="P375">BNP</text:p>
          </table:table-cell>
          <table:table-cell table:style-name="Table6.A2" office:value-type="string">
            <text:p text:style-name="P375">BNP</text:p>
          </table:table-cell>
          <table:table-cell table:style-name="Table6.A2" office:value-type="string">
            <text:p text:style-name="P375">BNP</text:p>
          </table:table-cell>
          <table:table-cell table:style-name="Table6.A2" office:value-type="string">
            <text:p text:style-name="P370">JNP</text:p>
          </table:table-cell>
          <table:table-cell table:style-name="Table6.G2" office:value-type="string">
            <text:p text:style-name="P370">JNP</text:p>
          </table:table-cell>
        </table:table-row>
        <table:table-row table:style-name="TableLine93948827592800">
          <table:table-cell table:style-name="Table6.A2" office:value-type="string">
            <text:p text:style-name="P375">$BNZ</text:p>
          </table:table-cell>
          <table:table-cell table:style-name="Table6.A2" office:value-type="string">
            <text:p text:style-name="P375">BNZ</text:p>
          </table:table-cell>
          <table:table-cell table:style-name="Table6.A2" office:value-type="string">
            <text:p text:style-name="P375">BNZ</text:p>
          </table:table-cell>
          <table:table-cell table:style-name="Table6.A2" office:value-type="string">
            <text:p text:style-name="P375">BNZ</text:p>
          </table:table-cell>
          <table:table-cell table:style-name="Table6.A2" office:value-type="string">
            <text:p text:style-name="P375">BNZ</text:p>
          </table:table-cell>
          <table:table-cell table:style-name="Table6.A2" office:value-type="string">
            <text:p text:style-name="P370">JNZ</text:p>
          </table:table-cell>
          <table:table-cell table:style-name="Table6.G2" office:value-type="string">
            <text:p text:style-name="P370">JNZ</text:p>
          </table:table-cell>
        </table:table-row>
        <table:table-row table:style-name="TableLine93948827594240">
          <table:table-cell table:style-name="Table6.A2" office:value-type="string">
            <text:p text:style-name="P375">$BO</text:p>
          </table:table-cell>
          <table:table-cell table:style-name="Table6.A2" office:value-type="string">
            <text:p text:style-name="P375">BO</text:p>
          </table:table-cell>
          <table:table-cell table:style-name="Table6.A2" office:value-type="string">
            <text:p text:style-name="P375">BO</text:p>
          </table:table-cell>
          <table:table-cell table:style-name="Table6.A2" office:value-type="string">
            <text:p text:style-name="P375">BO</text:p>
          </table:table-cell>
          <table:table-cell table:style-name="Table6.A2" office:value-type="string">
            <text:p text:style-name="P375">BO</text:p>
          </table:table-cell>
          <table:table-cell table:style-name="Table6.A2" office:value-type="string">
            <text:p text:style-name="P370">JO</text:p>
          </table:table-cell>
          <table:table-cell table:style-name="Table6.G2" office:value-type="string">
            <text:p text:style-name="P370">JO</text:p>
          </table:table-cell>
        </table:table-row>
        <table:table-row table:style-name="TableLine93948827595680">
          <table:table-cell table:style-name="Table6.A2" office:value-type="string">
            <text:p text:style-name="P375">$BP</text:p>
          </table:table-cell>
          <table:table-cell table:style-name="Table6.A2" office:value-type="string">
            <text:p text:style-name="P375">BP</text:p>
          </table:table-cell>
          <table:table-cell table:style-name="Table6.A2" office:value-type="string">
            <text:p text:style-name="P375">BP</text:p>
          </table:table-cell>
          <table:table-cell table:style-name="Table6.A2" office:value-type="string">
            <text:p text:style-name="P375">BP</text:p>
          </table:table-cell>
          <table:table-cell table:style-name="Table6.A2" office:value-type="string">
            <text:p text:style-name="P375">BP</text:p>
          </table:table-cell>
          <table:table-cell table:style-name="Table6.A2" office:value-type="string">
            <text:p text:style-name="P370">JP</text:p>
          </table:table-cell>
          <table:table-cell table:style-name="Table6.G2" office:value-type="string">
            <text:p text:style-name="P370">JP</text:p>
          </table:table-cell>
        </table:table-row>
        <table:table-row table:style-name="TableLine93948827597120">
          <table:table-cell table:style-name="Table6.A2" office:value-type="string">
            <text:p text:style-name="P375">$BXLE</text:p>
          </table:table-cell>
          <table:table-cell table:style-name="Table6.A2" office:value-type="string">
            <text:p text:style-name="P375">BXLE</text:p>
          </table:table-cell>
          <table:table-cell table:style-name="Table6.A2" office:value-type="string">
            <text:p text:style-name="P375">BXLE</text:p>
          </table:table-cell>
          <table:table-cell table:style-name="Table6.A2" office:value-type="string">
            <text:p text:style-name="P375">BXLE</text:p>
          </table:table-cell>
          <table:table-cell table:style-name="Table6.A2" office:value-type="string">
            <text:p text:style-name="P375">BXLE</text:p>
          </table:table-cell>
          <table:table-cell table:style-name="Table6.A2" office:value-type="string">
            <text:p text:style-name="P370">JXLE</text:p>
          </table:table-cell>
          <table:table-cell table:style-name="Table6.G2" office:value-type="string">
            <text:p text:style-name="P370">JXLEG</text:p>
          </table:table-cell>
        </table:table-row>
        <table:table-row table:style-name="TableLine93948827598560">
          <table:table-cell table:style-name="Table6.A2" office:value-type="string">
            <text:p text:style-name="P375">$BZ</text:p>
          </table:table-cell>
          <table:table-cell table:style-name="Table6.A2" office:value-type="string">
            <text:p text:style-name="P375">BZ</text:p>
          </table:table-cell>
          <table:table-cell table:style-name="Table6.A2" office:value-type="string">
            <text:p text:style-name="P375">BZ</text:p>
          </table:table-cell>
          <table:table-cell table:style-name="Table6.A2" office:value-type="string">
            <text:p text:style-name="P375">BZ</text:p>
          </table:table-cell>
          <table:table-cell table:style-name="Table6.A2" office:value-type="string">
            <text:p text:style-name="P375">BZ</text:p>
          </table:table-cell>
          <table:table-cell table:style-name="Table6.A2" office:value-type="string">
            <text:p text:style-name="P370">JZ</text:p>
          </table:table-cell>
          <table:table-cell table:style-name="Table6.G2" office:value-type="string">
            <text:p text:style-name="P370">JZ</text:p>
          </table:table-cell>
        </table:table-row>
        <table:table-row table:style-name="TableLine93948827600000">
          <table:table-cell table:style-name="Table6.A2" office:value-type="string">
            <text:p text:style-name="P375">$CH</text:p>
          </table:table-cell>
          <table:table-cell table:style-name="Table6.A2" office:value-type="string">
            <text:p text:style-name="P375">CH</text:p>
          </table:table-cell>
          <table:table-cell table:style-name="Table6.A2" office:value-type="string">
            <text:p text:style-name="P375">CH</text:p>
          </table:table-cell>
          <table:table-cell table:style-name="Table6.A2" office:value-type="string">
            <text:p text:style-name="P375">CH</text:p>
          </table:table-cell>
          <table:table-cell table:style-name="Table6.A2" office:value-type="string">
            <text:p text:style-name="P375">CH</text:p>
          </table:table-cell>
          <table:table-cell table:style-name="Table6.A2" office:value-type="string">
            <text:p text:style-name="P375">CH</text:p>
          </table:table-cell>
          <table:table-cell table:style-name="Table6.G2" office:value-type="string">
            <text:p text:style-name="P375">CGH</text:p>
          </table:table-cell>
        </table:table-row>
        <table:table-row table:style-name="TableLine93948837267280">
          <table:table-cell table:style-name="Table6.A2" office:value-type="string">
            <text:p text:style-name="P370">$CHI</text:p>
          </table:table-cell>
          <table:table-cell table:style-name="Table6.A2" office:value-type="string">
            <text:p text:style-name="P368">--</text:p>
          </table:table-cell>
          <table:table-cell table:style-name="Table6.A2" office:value-type="string">
            <text:p text:style-name="P368">--</text:p>
          </table:table-cell>
          <table:table-cell table:style-name="Table6.A2" office:value-type="string">
            <text:p text:style-name="P368">--</text:p>
          </table:table-cell>
          <table:table-cell table:style-name="Table6.A2" office:value-type="string">
            <text:p text:style-name="P368">--</text:p>
          </table:table-cell>
          <table:table-cell table:style-name="Table6.A2" office:value-type="string">
            <text:p text:style-name="P370">CHI</text:p>
          </table:table-cell>
          <table:table-cell table:style-name="Table6.G2" office:value-type="string">
            <text:p text:style-name="P370">CGHI</text:p>
          </table:table-cell>
        </table:table-row>
        <table:table-row table:style-name="TableLine93948837268720">
          <table:table-cell table:style-name="Table6.A2" office:value-type="string">
            <text:p text:style-name="P375">$L</text:p>
          </table:table-cell>
          <table:table-cell table:style-name="Table6.A2" office:value-type="string">
            <text:p text:style-name="P375">L</text:p>
          </table:table-cell>
          <table:table-cell table:style-name="Table6.A2" office:value-type="string">
            <text:p text:style-name="P375">L</text:p>
          </table:table-cell>
          <table:table-cell table:style-name="Table6.A2" office:value-type="string">
            <text:p text:style-name="P375">L</text:p>
          </table:table-cell>
          <table:table-cell table:style-name="Table6.A2" office:value-type="string">
            <text:p text:style-name="P375">L</text:p>
          </table:table-cell>
          <table:table-cell table:style-name="Table6.A2" office:value-type="string">
            <text:p text:style-name="P375">L</text:p>
          </table:table-cell>
          <table:table-cell table:style-name="Table6.G2" office:value-type="string">
            <text:p text:style-name="P375">LG</text:p>
          </table:table-cell>
        </table:table-row>
        <table:table-row table:style-name="TableLine93948837270160">
          <table:table-cell table:style-name="Table6.A2" office:value-type="string">
            <text:p text:style-name="P376">$LH</text:p>
          </table:table-cell>
          <table:table-cell table:style-name="Table6.A2" office:value-type="string">
            <text:p text:style-name="P376">LH</text:p>
          </table:table-cell>
          <table:table-cell table:style-name="Table6.A2" office:value-type="string">
            <text:p text:style-name="P376">LH</text:p>
          </table:table-cell>
          <table:table-cell table:style-name="Table6.A2" office:value-type="string">
            <text:p text:style-name="P376">LH</text:p>
          </table:table-cell>
          <table:table-cell table:style-name="Table6.A2" office:value-type="string">
            <text:p text:style-name="P376">LH</text:p>
          </table:table-cell>
          <table:table-cell table:style-name="Table6.A2" office:value-type="string">
            <text:p text:style-name="P376">LH</text:p>
          </table:table-cell>
          <table:table-cell table:style-name="Table6.G2" office:value-type="string">
            <text:p text:style-name="P376">LGH</text:p>
          </table:table-cell>
        </table:table-row>
        <table:table-row table:style-name="TableLine93948837271600">
          <table:table-cell table:style-name="Table6.A2" office:value-type="string">
            <text:p text:style-name="P382">$LHI</text:p>
          </table:table-cell>
          <table:table-cell table:style-name="Table6.A2" office:value-type="string">
            <text:p text:style-name="P376">--</text:p>
          </table:table-cell>
          <table:table-cell table:style-name="Table6.A2" office:value-type="string">
            <text:p text:style-name="P376">--</text:p>
          </table:table-cell>
          <table:table-cell table:style-name="Table6.A2" office:value-type="string">
            <text:p text:style-name="P376">--</text:p>
          </table:table-cell>
          <table:table-cell table:style-name="Table6.A2" office:value-type="string">
            <text:p text:style-name="P376">--</text:p>
          </table:table-cell>
          <table:table-cell table:style-name="Table6.A2" office:value-type="string">
            <text:p text:style-name="P382">LHI</text:p>
          </table:table-cell>
          <table:table-cell table:style-name="Table6.G2" office:value-type="string">
            <text:p text:style-name="P382">LGHI</text:p>
          </table:table-cell>
        </table:table-row>
        <table:table-row table:style-name="TableLine93948837273040">
          <table:table-cell table:style-name="Table6.A2" office:value-type="string">
            <text:p text:style-name="P376">$LPSW</text:p>
          </table:table-cell>
          <table:table-cell table:style-name="Table6.A2" office:value-type="string">
            <text:p text:style-name="P376">LPSW</text:p>
          </table:table-cell>
          <table:table-cell table:style-name="Table6.A2" office:value-type="string">
            <text:p text:style-name="P376">LPSW</text:p>
          </table:table-cell>
          <table:table-cell table:style-name="Table6.A2" office:value-type="string">
            <text:p text:style-name="P376">LPSW</text:p>
          </table:table-cell>
          <table:table-cell table:style-name="Table6.A2" office:value-type="string">
            <text:p text:style-name="P376">LPSW</text:p>
          </table:table-cell>
          <table:table-cell table:style-name="Table6.A2" office:value-type="string">
            <text:p text:style-name="P376">LPSW</text:p>
          </table:table-cell>
          <table:table-cell table:style-name="Table6.G2" office:value-type="string">
            <text:p text:style-name="P376">LPSWE</text:p>
          </table:table-cell>
        </table:table-row>
        <table:table-row table:style-name="TableLine93948837274480">
          <table:table-cell table:style-name="Table6.A2" office:value-type="string">
            <text:p text:style-name="P376">$LR</text:p>
          </table:table-cell>
          <table:table-cell table:style-name="Table6.A2" office:value-type="string">
            <text:p text:style-name="P376">LR</text:p>
          </table:table-cell>
          <table:table-cell table:style-name="Table6.A2" office:value-type="string">
            <text:p text:style-name="P376">LR</text:p>
          </table:table-cell>
          <table:table-cell table:style-name="Table6.A2" office:value-type="string">
            <text:p text:style-name="P376">LR</text:p>
          </table:table-cell>
          <table:table-cell table:style-name="Table6.A2" office:value-type="string">
            <text:p text:style-name="P376">LR</text:p>
          </table:table-cell>
          <table:table-cell table:style-name="Table6.A2" office:value-type="string">
            <text:p text:style-name="P376">LR</text:p>
          </table:table-cell>
          <table:table-cell table:style-name="Table6.G2" office:value-type="string">
            <text:p text:style-name="P376">LGR</text:p>
          </table:table-cell>
        </table:table-row>
        <table:table-row table:style-name="TableLine93948837275920">
          <table:table-cell table:style-name="Table6.A2" office:value-type="string">
            <text:p text:style-name="P376">$LTR</text:p>
          </table:table-cell>
          <table:table-cell table:style-name="Table6.A2" office:value-type="string">
            <text:p text:style-name="P376">LTR</text:p>
          </table:table-cell>
          <table:table-cell table:style-name="Table6.A2" office:value-type="string">
            <text:p text:style-name="P376">LTR</text:p>
          </table:table-cell>
          <table:table-cell table:style-name="Table6.A2" office:value-type="string">
            <text:p text:style-name="P376">LTR</text:p>
          </table:table-cell>
          <table:table-cell table:style-name="Table6.A2" office:value-type="string">
            <text:p text:style-name="P376">LTR</text:p>
          </table:table-cell>
          <table:table-cell table:style-name="Table6.A2" office:value-type="string">
            <text:p text:style-name="P376">LTR</text:p>
          </table:table-cell>
          <table:table-cell table:style-name="Table6.G2" office:value-type="string">
            <text:p text:style-name="P376">LTGR</text:p>
          </table:table-cell>
        </table:table-row>
        <table:table-row table:style-name="TableLine93948889648256">
          <table:table-cell table:style-name="Table6.A2" office:value-type="string">
            <text:p text:style-name="P377">$NR</text:p>
          </table:table-cell>
          <table:table-cell table:style-name="Table6.A2" office:value-type="string">
            <text:p text:style-name="P377">NR</text:p>
          </table:table-cell>
          <table:table-cell table:style-name="Table6.A2" office:value-type="string">
            <text:p text:style-name="P377">NR</text:p>
          </table:table-cell>
          <table:table-cell table:style-name="Table6.A2" office:value-type="string">
            <text:p text:style-name="P377">NR</text:p>
          </table:table-cell>
          <table:table-cell table:style-name="Table6.A2" office:value-type="string">
            <text:p text:style-name="P377">NR</text:p>
          </table:table-cell>
          <table:table-cell table:style-name="Table6.A2" office:value-type="string">
            <text:p text:style-name="P377">NR</text:p>
          </table:table-cell>
          <table:table-cell table:style-name="Table6.G2" office:value-type="string">
            <text:p text:style-name="P377">NGR</text:p>
          </table:table-cell>
        </table:table-row>
        <table:table-row table:style-name="TableLine93948889649696">
          <table:table-cell table:style-name="Table6.A2" office:value-type="string">
            <text:p text:style-name="P377">$SL</text:p>
          </table:table-cell>
          <table:table-cell table:style-name="Table6.A2" office:value-type="string">
            <text:p text:style-name="P377">SL</text:p>
          </table:table-cell>
          <table:table-cell table:style-name="Table6.A2" office:value-type="string">
            <text:p text:style-name="P377">SL</text:p>
          </table:table-cell>
          <table:table-cell table:style-name="Table6.A2" office:value-type="string">
            <text:p text:style-name="P377">SL</text:p>
          </table:table-cell>
          <table:table-cell table:style-name="Table6.A2" office:value-type="string">
            <text:p text:style-name="P377">SL</text:p>
          </table:table-cell>
          <table:table-cell table:style-name="Table6.A2" office:value-type="string">
            <text:p text:style-name="P377">SL</text:p>
          </table:table-cell>
          <table:table-cell table:style-name="Table6.G2" office:value-type="string">
            <text:p text:style-name="P377">SLG</text:p>
          </table:table-cell>
        </table:table-row>
        <table:table-row table:style-name="TableLine93948889655168">
          <table:table-cell table:style-name="Table6.A2" office:value-type="string">
            <text:p text:style-name="P378">$SLR</text:p>
          </table:table-cell>
          <table:table-cell table:style-name="Table6.A2" office:value-type="string">
            <text:p text:style-name="P378">SLR</text:p>
          </table:table-cell>
          <table:table-cell table:style-name="Table6.A2" office:value-type="string">
            <text:p text:style-name="P378">SLR</text:p>
          </table:table-cell>
          <table:table-cell table:style-name="Table6.A2" office:value-type="string">
            <text:p text:style-name="P378">SLR</text:p>
          </table:table-cell>
          <table:table-cell table:style-name="Table6.A2" office:value-type="string">
            <text:p text:style-name="P378">SLR</text:p>
          </table:table-cell>
          <table:table-cell table:style-name="Table6.A2" office:value-type="string">
            <text:p text:style-name="P378">SLR</text:p>
          </table:table-cell>
          <table:table-cell table:style-name="Table6.G2" office:value-type="string">
            <text:p text:style-name="P378">SLGR</text:p>
          </table:table-cell>
        </table:table-row>
        <table:table-row table:style-name="TableLine93948829976160">
          <table:table-cell table:style-name="Table6.A2" office:value-type="string">
            <text:p text:style-name="P378">$SR</text:p>
          </table:table-cell>
          <table:table-cell table:style-name="Table6.A2" office:value-type="string">
            <text:p text:style-name="P378">SR</text:p>
          </table:table-cell>
          <table:table-cell table:style-name="Table6.A2" office:value-type="string">
            <text:p text:style-name="P378">SR</text:p>
          </table:table-cell>
          <table:table-cell table:style-name="Table6.A2" office:value-type="string">
            <text:p text:style-name="P378">SR</text:p>
          </table:table-cell>
          <table:table-cell table:style-name="Table6.A2" office:value-type="string">
            <text:p text:style-name="P378">SR</text:p>
          </table:table-cell>
          <table:table-cell table:style-name="Table6.A2" office:value-type="string">
            <text:p text:style-name="P378">SR</text:p>
          </table:table-cell>
          <table:table-cell table:style-name="Table6.G2" office:value-type="string">
            <text:p text:style-name="P378">SGR</text:p>
          </table:table-cell>
        </table:table-row>
        <table:table-row table:style-name="TableLine93948829977600">
          <table:table-cell table:style-name="Table6.A2" office:value-type="string">
            <text:p text:style-name="P378">$ST</text:p>
          </table:table-cell>
          <table:table-cell table:style-name="Table6.A2" office:value-type="string">
            <text:p text:style-name="P378">ST</text:p>
          </table:table-cell>
          <table:table-cell table:style-name="Table6.A2" office:value-type="string">
            <text:p text:style-name="P378">ST</text:p>
          </table:table-cell>
          <table:table-cell table:style-name="Table6.A2" office:value-type="string">
            <text:p text:style-name="P378">ST</text:p>
          </table:table-cell>
          <table:table-cell table:style-name="Table6.A2" office:value-type="string">
            <text:p text:style-name="P378">ST</text:p>
          </table:table-cell>
          <table:table-cell table:style-name="Table6.A2" office:value-type="string">
            <text:p text:style-name="P378">ST</text:p>
          </table:table-cell>
          <table:table-cell table:style-name="Table6.G2" office:value-type="string">
            <text:p text:style-name="P378">STG</text:p>
          </table:table-cell>
        </table:table-row>
        <table:table-row table:style-name="TableLine93948888334128">
          <table:table-cell table:style-name="Table6.A2" office:value-type="string">
            <text:p text:style-name="P378">$STM</text:p>
          </table:table-cell>
          <table:table-cell table:style-name="Table6.A2" office:value-type="string">
            <text:p text:style-name="P378">STM</text:p>
          </table:table-cell>
          <table:table-cell table:style-name="Table6.A2" office:value-type="string">
            <text:p text:style-name="P378">STM</text:p>
          </table:table-cell>
          <table:table-cell table:style-name="Table6.A2" office:value-type="string">
            <text:p text:style-name="P378">STM</text:p>
          </table:table-cell>
          <table:table-cell table:style-name="Table6.A2" office:value-type="string">
            <text:p text:style-name="P378">STM</text:p>
          </table:table-cell>
          <table:table-cell table:style-name="Table6.A2" office:value-type="string">
            <text:p text:style-name="P378">STM</text:p>
          </table:table-cell>
          <table:table-cell table:style-name="Table6.G2" office:value-type="string">
            <text:p text:style-name="P378">STMG</text:p>
          </table:table-cell>
        </table:table-row>
        <table:table-row table:style-name="TableLine93948888335568">
          <table:table-cell table:style-name="Table6.A2" office:value-type="string">
            <text:p text:style-name="P378">$X</text:p>
          </table:table-cell>
          <table:table-cell table:style-name="Table6.A2" office:value-type="string">
            <text:p text:style-name="P378">X</text:p>
          </table:table-cell>
          <table:table-cell table:style-name="Table6.A2" office:value-type="string">
            <text:p text:style-name="P378">X</text:p>
          </table:table-cell>
          <table:table-cell table:style-name="Table6.A2" office:value-type="string">
            <text:p text:style-name="P378">X</text:p>
          </table:table-cell>
          <table:table-cell table:style-name="Table6.A2" office:value-type="string">
            <text:p text:style-name="P378">X</text:p>
          </table:table-cell>
          <table:table-cell table:style-name="Table6.A2" office:value-type="string">
            <text:p text:style-name="P378">X</text:p>
          </table:table-cell>
          <table:table-cell table:style-name="Table6.G2" office:value-type="string">
            <text:p text:style-name="P378">XG</text:p>
          </table:table-cell>
        </table:table-row>
      </table:table>
      <text:p text:style-name="P703"/>
      <text:p text:style-name="P74"><text:soft-page-break/></text:p>
      <text:p text:style-name="P131"><text:span text:style-name="T131">Assembly Considerations</text:span><text:span text:style-name="T144">:</text:span></text:p>
      <text:list xml:id="list1206890664" text:style-name="L6">
        <text:list-item>
          <text:p text:style-name="P770"><text:span text:style-name="T144">T</text:span><text:span text:style-name="T151">he assembler's </text:span><text:span text:style-name="T87">–-target</text:span><text:span text:style-name="T151"> command-line option controls instruction availability. <text:s/>An attempt to establish an operation synonym for an unavailable instruction results in an assembly error. <text:s/>The assembly should target the highest architecture level expected when multiple architecture levels are being assembled. <text:s/>Use of </text:span><text:span text:style-name="T87">–-target</text:span><text:span text:style-name="T151"> </text:span><text:span text:style-name="T87">24</text:span><text:span text:style-name="T151">,</text:span><text:span text:style-name="T87"> --target</text:span><text:span text:style-name="T151"> </text:span><text:span text:style-name="T87">31</text:span><text:span text:style-name="T151">, or </text:span><text:span text:style-name="T87">–-target</text:span><text:span text:style-name="T151"> </text:span><text:span text:style-name="T87">64</text:span><text:span text:style-name="T151"> are recommended.</text:span></text:p>
        </text:list-item>
      </text:list>
      <text:p text:style-name="P182"><text:span text:style-name="T130">Execution Considerations</text:span><text:span text:style-name="T129">:</text:span></text:p>
      <text:list xml:id="list1327268500" text:style-name="L7">
        <text:list-item>
          <text:p text:style-name="P771">The run-time architecture level must match the assembly architecture level. <text:s/>Otherwise program operation exceptions can occur.</text:p>
        </text:list-item>
      </text:list>
      <text:p text:style-name="P17"><text:span text:style-name="T203">Label Field Usage</text:span><text:span text:style-name="T223">:</text:span><text:span text:style-name="T228"> </text:span><text:span text:style-name="T229">Prohibited</text:span></text:p>
      <text:p text:style-name="P588"><text:span text:style-name="T201">Positional Parameters</text:span><text:span text:style-name="T224">: </text:span><text:span text:style-name="T225">None</text:span></text:p>
      <text:p text:style-name="P72"><text:span text:style-name="T299">Keyword Parameters</text:span><text:span text:style-name="T226">: </text:span><text:span text:style-name="T229">None</text:span></text:p>
      <text:p text:style-name="P73">Programming Note<text:span text:style-name="T221">:</text:span></text:p>
      <text:p text:style-name="P73"><text:span text:style-name="T221">Macros </text:span><text:span text:style-name="T48">APROB</text:span><text:span text:style-name="T221"> and </text:span><text:span text:style-name="T48">ANTR</text:span><text:span text:style-name="T221"> allow a program to ensure its run-time architecture matches the architecture targeted by the assembly-time </text:span><text:span text:style-name="T48">ARCHLVL</text:span><text:span text:style-name="T221"> macro.</text:span></text:p>
      <text:p text:style-name="P180"/>
      <text:p text:style-name="P180"/>
      <text:h text:style-name="P724" text:outline-level="1"><text:bookmark-start text:name="__RefHeading___Toc26041_173896045"/>ARCHLVL<text:bookmark-end text:name="__RefHeading___Toc26041_173896045"/></text:h>
      <text:p text:style-name="P124"><text:span text:style-name="T200">Source file:</text:span><text:span text:style-name="T222"> </text:span><text:span text:style-name="T48">mac</text:span><text:span text:style-name="T73">lib</text:span><text:span text:style-name="T48">/</text:span><text:span text:style-name="T52">ARCH</text:span><text:span text:style-name="T53">LVL</text:span><text:span text:style-name="T48">.mac</text:span></text:p>
      <text:p text:style-name="P9"><text:span text:style-name="T201">Macro</text:span><text:span text:style-name="T202"> Format</text:span><text:span text:style-name="T297">:</text:span></text:p>
      <text:p text:style-name="P700"><text:span text:style-name="T321">[label] <text:s/></text:span>ARCH<text:span text:style-name="T321">LVL [ZARCH=[</text:span><text:span text:style-name="T205">YES</text:span><text:span text:style-name="T321">|NO]]</text:span></text:p>
      <text:p text:style-name="P700"><text:s text:c="17"/><text:span text:style-name="T321">[,PSW=xxx]</text:span></text:p>
      <text:p text:style-name="P700"><text:s text:c="17"/><text:span text:style-name="T321">[,SET=n]</text:span></text:p>
      <text:p text:style-name="P700"><text:s text:c="17"/><text:span text:style-name="T321">[,ARCHIND=[</text:span><text:span text:style-name="T205">YES</text:span><text:span text:style-name="T321">|NO]]</text:span></text:p>
      <text:p text:style-name="P700"><text:s text:c="17"/><text:span text:style-name="T321">[,MNOTE=[</text:span><text:span text:style-name="T205">YES</text:span><text:span text:style-name="T321">|NO]]</text:span></text:p>
      <text:p text:style-name="Text_20_body"/>
      <text:p text:style-name="P183">The <text:span text:style-name="T4">ARCHLVL</text:span> macro interrogates the assembly environment determining the architecture level of the program being assembled. <text:s/><text:span text:style-name="T323">Unless indicated otherwise, the current </text:span><text:span text:style-name="T90">XMODE</text:span><text:span text:style-name="T323"> PSW setting initialized by the assembly architecture target (specified by the </text:span><text:span text:style-name="T90">–-target</text:span><text:span text:style-name="T323"> command-line option) is examined to determine the architecture level. <text:s/>By default </text:span></text:p>
      <text:p text:style-name="P183"><text:span text:style-name="T323">The global arithmetic symbolic variable </text:span><text:span text:style-name="T90">&amp;ARCHLVL</text:span><text:span text:style-name="T323"> is set based upon the identified architecture level. <text:s/>Macros dependent upon the assembly architecture level should use the value in this symbolic variable and test for a value of zero, indicating</text:span><text:span text:style-name="T90">ARCHLVL</text:span><text:span text:style-name="T323"> was not previously invoked in the assembly, for validity.</text:span></text:p>
      <text:p text:style-name="P184">The priority of sources, with the highest priority first, are:</text:p>
      <text:list xml:id="list3389050478" text:style-name="L8">
        <text:list-item>
          <text:p text:style-name="P800"><text:span text:style-name="T4">PSW</text:span> keyword parameter <text:span text:style-name="T324">overrides,</text:span></text:p>
        </text:list-item>
        <text:list-item>
          <text:p text:style-name="P800"><text:span text:style-name="T4">SET</text:span> keyword parameter <text:span text:style-name="T324">overrides</text:span>,</text:p>
        </text:list-item>
        <text:list-item>
          <text:p text:style-name="P800"><text:span text:style-name="T4">--target</text:span> command-line option.</text:p>
        </text:list-item>
      </text:list>
      <text:p text:style-name="P184">The following table identifies the architecture level depending upon the interrogated sourc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3948896523360">
            <table:table-cell table:style-name="Table5.A1" office:value-type="string">
              <text:p text:style-name="P492">PSW=</text:p>
            </table:table-cell>
            <table:table-cell table:style-name="Table5.A1" office:value-type="string">
              <text:p text:style-name="P492">SET=</text:p>
            </table:table-cell>
            <table:table-cell table:style-name="Table5.A1" office:value-type="string">
              <text:p text:style-name="P491">--target</text:p>
            </table:table-cell>
            <table:table-cell table:style-name="Table5.A1" office:value-type="string">
              <text:p text:style-name="P493">ZARCH=</text:p>
            </table:table-cell>
            <table:table-cell table:style-name="Table5.E1" office:value-type="string">
              <text:p text:style-name="P537">Assembly Architecture</text:p>
            </table:table-cell>
          </table:table-row>
        </table:table-header-rows>
        <table:table-row table:style-name="TableLine93948836892736">
          <table:table-cell table:style-name="Table5.A2" office:value-type="string">
            <text:p text:style-name="P324">360</text:p>
          </table:table-cell>
          <table:table-cell table:style-name="Table5.A2" office:value-type="string">
            <text:p text:style-name="P324">1</text:p>
          </table:table-cell>
          <table:table-cell table:style-name="Table5.A2" office:value-type="string">
            <text:p text:style-name="P325">s360</text:p>
          </table:table-cell>
          <table:table-cell table:style-name="Table5.A2" office:value-type="string">
            <text:p text:style-name="P456">ignored</text:p>
          </table:table-cell>
          <table:table-cell table:style-name="Table5.E2" office:value-type="string">
            <text:p text:style-name="P457">System/360 (S/360)</text:p>
          </table:table-cell>
        </table:table-row>
        <table:table-row table:style-name="TableLine93948829903024">
          <table:table-cell table:style-name="Table5.A2" office:value-type="string">
            <text:p text:style-name="P324">BC</text:p>
          </table:table-cell>
          <table:table-cell table:style-name="Table5.A2" office:value-type="string">
            <text:p text:style-name="P324">2</text:p>
          </table:table-cell>
          <table:table-cell table:style-name="Table5.A2" office:value-type="string">
            <text:p text:style-name="P326"/>
          </table:table-cell>
          <table:table-cell table:style-name="Table5.A2" office:value-type="string">
            <text:p text:style-name="P456">ignored</text:p>
          </table:table-cell>
          <table:table-cell table:style-name="Table5.E2" office:value-type="string">
            <text:p text:style-name="P457">System/370 (S/370) in basic-control mode</text:p>
          </table:table-cell>
        </table:table-row>
        <table:table-row table:style-name="TableLine93948836937536">
          <table:table-cell table:style-name="Table5.A2" office:value-type="string">
            <text:p text:style-name="P324">EC</text:p>
          </table:table-cell>
          <table:table-cell table:style-name="Table5.A2" office:value-type="string">
            <text:p text:style-name="P324">3</text:p>
          </table:table-cell>
          <table:table-cell table:style-name="Table5.A2" office:value-type="string">
            <text:p text:style-name="P325">S370<text:span text:style-name="T129"> </text:span><text:span text:style-name="T152">or </text:span><text:span text:style-name="T324">24</text:span></text:p>
          </table:table-cell>
          <table:table-cell table:style-name="Table5.A2" office:value-type="string">
            <text:p text:style-name="P456">ignored</text:p>
          </table:table-cell>
          <table:table-cell table:style-name="Table5.E2" office:value-type="string">
            <text:p text:style-name="P457">System/370 in extended control mode</text:p>
          </table:table-cell>
        </table:table-row>
        <table:table-row table:style-name="TableLine93948819049216">
          <table:table-cell table:style-name="Table5.A2" office:value-type="string">
            <text:p text:style-name="P324">380</text:p>
          </table:table-cell>
          <table:table-cell table:style-name="Table5.A2" office:value-type="string">
            <text:p text:style-name="P324">4</text:p>
          </table:table-cell>
          <table:table-cell table:style-name="Table5.A2" office:value-type="string">
            <text:p text:style-name="P325">s380</text:p>
          </table:table-cell>
          <table:table-cell table:style-name="Table5.A2" office:value-type="string">
            <text:p text:style-name="P456">ignored</text:p>
          </table:table-cell>
          <table:table-cell table:style-name="Table5.E2" office:value-type="string">
            <text:p text:style-name="P457">Hercules System/380 (S/380)</text:p>
          </table:table-cell>
        </table:table-row>
        <table:table-row table:style-name="TableLine93948888042944">
          <table:table-cell table:style-name="Table5.A2" office:value-type="string">
            <text:p text:style-name="P324">XA</text:p>
          </table:table-cell>
          <table:table-cell table:style-name="Table5.A2" office:value-type="string">
            <text:p text:style-name="P324">5</text:p>
          </table:table-cell>
          <table:table-cell table:style-name="Table5.A2" office:value-type="string">
            <text:p text:style-name="P327">370xa</text:p>
          </table:table-cell>
          <table:table-cell table:style-name="Table5.A2" office:value-type="string">
            <text:p text:style-name="P456">ignored</text:p>
          </table:table-cell>
          <table:table-cell table:style-name="Table5.E2" office:value-type="string">
            <text:p text:style-name="P457">System/380 Extended Architecture (370-XA)</text:p>
          </table:table-cell>
        </table:table-row>
        <table:table-row table:style-name="TableLine93948888044112">
          <table:table-cell table:style-name="Table5.A2" office:value-type="string">
            <text:p text:style-name="P324">E370</text:p>
          </table:table-cell>
          <table:table-cell table:style-name="Table5.A2" office:value-type="string">
            <text:p text:style-name="P324">6</text:p>
          </table:table-cell>
          <table:table-cell table:style-name="Table5.A2" office:value-type="string">
            <text:p text:style-name="P327">e370</text:p>
          </table:table-cell>
          <table:table-cell table:style-name="Table5.A2" office:value-type="string">
            <text:p text:style-name="P456">ignored</text:p>
          </table:table-cell>
          <table:table-cell table:style-name="Table5.E2" office:value-type="string">
            <text:p text:style-name="P457">Enterprise System Architecture/370 (ESA/370)</text:p>
          </table:table-cell>
        </table:table-row>
        <table:table-row table:style-name="TableLine93948888045280">
          <table:table-cell table:style-name="Table5.A2" office:value-type="string">
            <text:p text:style-name="P324">E390</text:p>
          </table:table-cell>
          <table:table-cell table:style-name="Table5.A2" office:value-type="string">
            <text:p text:style-name="P324">7</text:p>
          </table:table-cell>
          <table:table-cell table:style-name="Table5.A2" office:value-type="string">
            <text:p text:style-name="P327">E390<text:span text:style-name="T129"> </text:span><text:span text:style-name="T152">or </text:span><text:span text:style-name="T324">31</text:span><text:span text:style-name="T152"> or </text:span><text:span text:style-name="T324">64</text:span></text:p>
          </table:table-cell>
          <table:table-cell table:style-name="Table5.A2" office:value-type="string">
            <text:p text:style-name="P324">NO</text:p>
          </table:table-cell>
          <table:table-cell table:style-name="Table5.E2" office:value-type="string">
            <text:p text:style-name="P457">Enterprise System Architecture/390 (ESA/390)</text:p>
          </table:table-cell>
        </table:table-row>
        <table:table-row table:style-name="TableLine93948888046496">
          <table:table-cell table:style-name="Table5.A2" office:value-type="string">
            <text:p text:style-name="P324">S390</text:p>
          </table:table-cell>
          <table:table-cell table:style-name="Table5.A2" office:value-type="string">
            <text:p text:style-name="P324">8</text:p>
          </table:table-cell>
          <table:table-cell table:style-name="Table5.A2" office:value-type="string">
            <text:p text:style-name="P328">s390<text:span text:style-name="T129"> </text:span><text:span text:style-name="T152">or </text:span><text:span text:style-name="T324">31</text:span><text:span text:style-name="T152"> or </text:span><text:span text:style-name="T324">64</text:span></text:p>
          </table:table-cell>
          <table:table-cell table:style-name="Table5.A2" office:value-type="string">
            <text:p text:style-name="P324">YES</text:p>
          </table:table-cell>
          <table:table-cell table:style-name="Table5.E2" office:value-type="string">
            <text:p text:style-name="P457">ESA/390 on z/Architecture</text:p>
          </table:table-cell>
        </table:table-row>
        <table:table-row table:style-name="TableLine93948888047632">
          <table:table-cell table:style-name="Table5.A2" office:value-type="string">
            <text:p text:style-name="P324">Z</text:p>
          </table:table-cell>
          <table:table-cell table:style-name="Table5.A2" office:value-type="string">
            <text:p text:style-name="P324">9</text:p>
          </table:table-cell>
          <table:table-cell table:style-name="Table5.A2" office:value-type="string">
            <text:p text:style-name="P327">s390x</text:p>
          </table:table-cell>
          <table:table-cell table:style-name="Table5.A2" office:value-type="string">
            <text:p text:style-name="P456">ignored</text:p>
          </table:table-cell>
          <table:table-cell table:style-name="Table5.E2" office:value-type="string">
            <text:p text:style-name="P457">z/Architecture</text:p>
          </table:table-cell>
        </table:table-row>
      </table:table>
      <text:p text:style-name="P184"/>
      <text:p text:style-name="P132"><text:span text:style-name="T131">Assembly Considerations</text:span><text:span text:style-name="T144">: </text:span><text:span text:style-name="T152">None</text:span></text:p>
      <text:p text:style-name="P149"><text:soft-page-break/><text:span text:style-name="T131">E</text:span><text:span text:style-name="T130">xecution Considerations</text:span><text:span text:style-name="T129">: None</text:span></text:p>
      <text:p text:style-name="P18"><text:span text:style-name="T203">Label Field Usage</text:span><text:span text:style-name="T223">:</text:span></text:p>
      <text:p text:style-name="P551"><text:span text:style-name="T223">I</text:span><text:span text:style-name="T221">f provided, the label </text:span><text:span text:style-name="T230">field's </text:span><text:span text:style-name="T221">symbol is equated to the identified assembly architecture level</text:span><text:span text:style-name="T230">.</text:span></text:p>
      <text:p text:style-name="P589"><text:span text:style-name="T201">Positional Parameters</text:span><text:span text:style-name="T224">: </text:span><text:span text:style-name="T225">None</text:span></text:p>
      <text:p text:style-name="P599"><text:span text:style-name="T206">K</text:span><text:span text:style-name="T199">eyword Parameters</text:span><text:span text:style-name="T221">:</text:span></text:p>
      <table:table table:name="Table7" table:style-name="Table7">
        <table:table-column table:style-name="Table7.A"/>
        <table:table-column table:style-name="Table7.B"/>
        <table:table-column table:style-name="Table7.C"/>
        <table:table-header-rows>
          <table:table-row table:style-name="TableLine93948886593952">
            <table:table-cell table:style-name="Table7.A1" office:value-type="string">
              <text:p text:style-name="P512">Keyword</text:p>
            </table:table-cell>
            <table:table-cell table:style-name="Table7.A1" office:value-type="string">
              <text:p text:style-name="P512">Default</text:p>
            </table:table-cell>
            <table:table-cell table:style-name="Table7.C1" office:value-type="string">
              <text:p text:style-name="P512">Description</text:p>
            </table:table-cell>
          </table:table-row>
        </table:table-header-rows>
        <table:table-row table:style-name="TableLine93948837606160">
          <table:table-cell table:style-name="Table7.A2" office:value-type="string">
            <text:p text:style-name="P322">ARCHIND</text:p>
          </table:table-cell>
          <table:table-cell table:style-name="Table7.A2" office:value-type="string">
            <text:p text:style-name="P323">YES</text:p>
          </table:table-cell>
          <table:table-cell table:style-name="Table7.C2" office:value-type="string">
            <text:p text:style-name="P409">Specify <text:span text:style-name="T4">YES</text:span> to <text:span text:style-name="T325">have </text:span><text:span text:style-name="T92">ARCHLVL</text:span><text:span text:style-name="T325"> automatically call ARCHIND after the assembly architecture level is determined.</text:span></text:p>
          </table:table-cell>
        </table:table-row>
        <table:table-row table:style-name="TableLine93948837607968">
          <table:table-cell table:style-name="Table7.A2" office:value-type="string">
            <text:p text:style-name="P322">MNOTE</text:p>
          </table:table-cell>
          <table:table-cell table:style-name="Table7.A2" office:value-type="string">
            <text:p text:style-name="P323">YES</text:p>
          </table:table-cell>
          <table:table-cell table:style-name="Table7.C2" office:value-type="string">
            <text:p text:style-name="P413">Specify <text:span text:style-name="T4">NO</text:span> to inhibit the informational <text:span text:style-name="T4">MNOTE</text:span> containing the <text:span text:style-name="T326">value to which </text:span><text:span text:style-name="T91">&amp;ARCHLVL</text:span><text:span text:style-name="T326"> has been set.</text:span></text:p>
          </table:table-cell>
        </table:table-row>
        <table:table-row table:style-name="TableLine93948837608768">
          <table:table-cell table:style-name="Table7.A2" office:value-type="string">
            <text:p text:style-name="P322">PSW</text:p>
          </table:table-cell>
          <table:table-cell table:style-name="Table7.A2" office:value-type="string">
            <text:p text:style-name="P414">none</text:p>
          </table:table-cell>
          <table:table-cell table:style-name="Table7.C2" office:value-type="string">
            <text:p text:style-name="P413">Force the current <text:span text:style-name="T4">XMODE</text:span> PSW setting to this value before detecting the assembly architecture level.</text:p>
          </table:table-cell>
        </table:table-row>
        <table:table-row table:style-name="TableLine93948898921408">
          <table:table-cell table:style-name="Table7.A2" office:value-type="string">
            <text:p text:style-name="P322">SET</text:p>
          </table:table-cell>
          <table:table-cell table:style-name="Table7.A2" office:value-type="string">
            <text:p text:style-name="P414">none</text:p>
          </table:table-cell>
          <table:table-cell table:style-name="Table7.C2" office:value-type="string">
            <text:p text:style-name="P413">Force the assembly architecture to the specified value between 1 and 9, inclusive, without altering the current <text:span text:style-name="T4">XM</text:span><text:span text:style-name="T91">O</text:span><text:span text:style-name="T4">DE</text:span> PSW setting. <text:s/><text:span text:style-name="T91">PSW</text:span><text:span text:style-name="T326"> takes precedence over this value.</text:span></text:p>
          </table:table-cell>
        </table:table-row>
        <table:table-row table:style-name="TableLine93948828727744">
          <table:table-cell table:style-name="Table7.A2" office:value-type="string">
            <text:p text:style-name="P322">ZARCH</text:p>
          </table:table-cell>
          <table:table-cell table:style-name="Table7.A2" office:value-type="string">
            <text:p text:style-name="P323">YES</text:p>
          </table:table-cell>
          <table:table-cell table:style-name="Table7.C2" office:value-type="string">
            <text:p text:style-name="P413">Indicates whether ESA/390 is on a z/Architecture system (<text:span text:style-name="T4">YES</text:span>) or not (<text:span text:style-name="T4">NO</text:span>). <text:s/>Otherwise ignored</text:p>
          </table:table-cell>
        </table:table-row>
      </table:table>
      <text:p text:style-name="Text_20_body"/>
      <text:p text:style-name="P185"><text:span text:style-name="T130">Programming Note</text:span>:</text:p>
      <text:p text:style-name="P186">System/370 in basic-control mode can only be set by using <text:span text:style-name="T4">PSW=BC</text:span> or <text:span text:style-name="T4">SET=2</text:span>. <text:s/></text:p>
      <text:p text:style-name="P186"><text:span text:style-name="T327">The assembly architecture level may be communicated to the running program by assembling an </text:span><text:span text:style-name="T94">A</text:span><text:span text:style-name="T327"> or </text:span><text:span text:style-name="T94">AD</text:span><text:span text:style-name="T327"> address constant with the </text:span><text:span text:style-name="T94">ARCHLVL</text:span><text:span text:style-name="T327"> macro's label. <text:s/>The value of the constant can be compared to the value provided by the run-time </text:span><text:span text:style-name="T94">APROB</text:span><text:span text:style-name="T327"> macro to determine if the run-time architecture matches the architecture expected by the assembly. <text:s/>By simply comparing for equality the </text:span><text:span text:style-name="T94">APROB</text:span><text:span text:style-name="T327"> register contents to the assembled address constant will validate if they match. <text:s/>At run-time, the </text:span><text:span text:style-name="T94">ANTR</text:span><text:span text:style-name="T327"> macro will do precisely that based upon its assembled key-word arguments.</text:span></text:p>
      <text:p text:style-name="P180"/>
      <text:p text:style-name="P180"/>
      <text:h text:style-name="P724" text:outline-level="1"><text:bookmark-start text:name="__RefHeading___Toc7019_1951660194"/>ASAIPL<text:bookmark-end text:name="__RefHeading___Toc7019_1951660194"/></text:h>
      <text:p text:style-name="P125"><text:span text:style-name="T200">Source file:</text:span><text:span text:style-name="T222"> </text:span><text:span text:style-name="T48">mac</text:span><text:span text:style-name="T73">lib</text:span><text:span text:style-name="T48">/</text:span><text:span text:style-name="T52">A</text:span><text:span text:style-name="T54">SAIPL</text:span><text:span text:style-name="T48">.mac</text:span></text:p>
      <text:p text:style-name="P10"><text:span text:style-name="T201">Macro</text:span><text:span text:style-name="T202"> Format</text:span><text:span text:style-name="T297">:</text:span></text:p>
      <text:p text:style-name="P701"><text:span text:style-name="T321">[label] <text:s/></text:span>A<text:span text:style-name="T329">SAIPL [IMSK=[</text:span><text:span text:style-name="T207">0</text:span><text:span text:style-name="T321">|n]]</text:span></text:p>
      <text:p text:style-name="P701"><text:s text:c="16"/><text:span text:style-name="T328">[,KEY=[</text:span><text:span text:style-name="T207">0</text:span><text:span text:style-name="T321">|n]]</text:span></text:p>
      <text:p text:style-name="P696"><text:s text:c="16"/><text:span text:style-name="T329">[,SYS=[</text:span><text:span text:style-name="T208">0</text:span><text:span text:style-name="T329">|n]]</text:span></text:p>
      <text:p text:style-name="P702"><text:s text:c="16"/><text:span text:style-name="T329">[,PGM=[</text:span><text:span text:style-name="T208">0</text:span><text:span text:style-name="T329">|n]]</text:span></text:p>
      <text:p text:style-name="P702"><text:s text:c="16"/><text:span text:style-name="T329">,IA=entry</text:span></text:p>
      <text:p text:style-name="P702"><text:s text:c="16"/><text:span text:style-name="T329">[,AM=[</text:span><text:span text:style-name="T208">24</text:span><text:span text:style-name="T329">|31|64]]</text:span></text:p>
      <text:p text:style-name="Text_20_body"/>
      <text:p text:style-name="P188"><text:span text:style-name="T329">The </text:span><text:span text:style-name="T95">ASAIPL</text:span><text:span text:style-name="T329"> macro assembles an IPL PSW at the start of the assigned storage area control section. <text:s/>The PSW format is determined by the current assembly architecture level. <text:s/></text:span></text:p>
      <text:p text:style-name="P188"><text:span text:style-name="T329">The IPL PSW overlays the restart new PSW provided by the </text:span><text:span text:style-name="T95">ASALOAD</text:span><text:span text:style-name="T329"> macro.</text:span></text:p>
      <text:p text:style-name="P133"><text:span text:style-name="T131">Assembly Considerations</text:span><text:span text:style-name="T144">:</text:span></text:p>
      <text:list xml:id="list2341694822" text:style-name="L9">
        <text:list-item>
          <text:p text:style-name="P757"><text:span text:style-name="T144">T</text:span><text:span text:style-name="T129">he </text:span><text:span text:style-name="T4">ASAIPL</text:span><text:span text:style-name="T129"> macro must be preceded in the assembly by a </text:span><text:span text:style-name="T4">ASALOAD</text:span><text:span text:style-name="T129"> macro creating the assigned storage area control section.</text:span></text:p>
        </text:list-item>
        <text:list-item>
          <text:p text:style-name="P758"><text:span text:style-name="T129">One of the PSW assembler directives is used to create the PSW. <text:s/>All values allowed by the corresponding PSW directive operands are valid. <text:s/></text:span><text:span text:style-name="T162">Refer to </text:span><text:span text:style-name="T96">ASMA.odt</text:span><text:span text:style-name="T162"> or </text:span><text:span text:style-name="T96">ASMA.pdf</text:span><text:span text:style-name="T162"> for details related to these directives' operands.</text:span></text:p>
        </text:list-item>
      </text:list>
      <text:p text:style-name="P189"><text:span text:style-name="T131">E</text:span><text:span text:style-name="T130">xecution Considerations</text:span><text:span text:style-name="T154">:</text:span></text:p>
      <text:list xml:id="list2822435122" text:style-name="L10">
        <text:list-item>
          <text:p text:style-name="P801"><text:span text:style-name="T155">The IPL PSW must reside in absolute addresses 0-7. <text:s/>The technique used to load the assembler output into </text:span><text:span text:style-name="T156">system memory must ensure that happens.</text:span></text:p>
        </text:list-item>
      </text:list>
      <text:p text:style-name="P19"><text:span text:style-name="T203">Label Field Usage</text:span><text:span text:style-name="T223">:</text:span></text:p>
      <text:p text:style-name="P552"><text:span text:style-name="T223">I</text:span><text:span text:style-name="T231">f provided, the label </text:span><text:span text:style-name="T230">field's </text:span><text:span text:style-name="T231">symbol is associated with the IPL PSW within the assigned storage area control section.</text:span></text:p>
      <text:p text:style-name="P590"><text:span text:style-name="T201">Positional Parameters</text:span><text:span text:style-name="T224">: </text:span><text:span text:style-name="T225">None</text:span></text:p>
      <text:p text:style-name="P600"><text:span text:style-name="T206">K</text:span><text:span text:style-name="T199">eyword Parameters</text:span><text:span text:style-name="T221">:</text:span></text:p>
      <table:table table:name="Table8" table:style-name="Table8">
        <table:table-column table:style-name="Table8.A"/>
        <table:table-column table:style-name="Table8.B"/>
        <table:table-column table:style-name="Table8.C"/>
        <table:table-header-rows>
          <table:table-row table:style-name="TableLine93948898784816">
            <table:table-cell table:style-name="Table8.A1" office:value-type="string">
              <text:p text:style-name="P513">Keyword</text:p>
            </table:table-cell>
            <table:table-cell table:style-name="Table8.A1" office:value-type="string">
              <text:p text:style-name="P513">Default</text:p>
            </table:table-cell>
            <table:table-cell table:style-name="Table8.C1" office:value-type="string">
              <text:p text:style-name="P513">Description</text:p>
            </table:table-cell>
          </table:table-row>
        </table:table-header-rows>
        <table:table-row table:style-name="TableLine93948830690064">
          <table:table-cell table:style-name="Table8.A2" office:value-type="string">
            <text:p text:style-name="P329">AM</text:p>
          </table:table-cell>
          <table:table-cell table:style-name="Table8.A2" office:value-type="string">
            <text:p text:style-name="P330">24</text:p>
          </table:table-cell>
          <table:table-cell table:style-name="Table8.C2" office:value-type="string">
            <text:p text:style-name="P410">Specif<text:span text:style-name="T330">ies the address mode of the IPL PSW. <text:s/>Valid values are 24, 31, or 64.</text:span></text:p>
          </table:table-cell>
        </table:table-row>
        <table:table-row table:style-name="TableLine93948896376688">
          <table:table-cell table:style-name="Table8.A2" office:value-type="string">
            <text:p text:style-name="P329">IA</text:p>
          </table:table-cell>
          <table:table-cell table:style-name="Table8.A2" office:value-type="string">
            <text:p text:style-name="P417">none</text:p>
          </table:table-cell>
          <table:table-cell table:style-name="Table8.C2" office:value-type="string">
            <text:p text:style-name="P415">Specif<text:span text:style-name="T330">ies</text:span> <text:span text:style-name="T330">the IPL PSW instruction address, the location to which control is passed during the IPL function. <text:s/>This is the entry point of the program. <text:s/>It is required.</text:span></text:p>
          </table:table-cell>
        </table:table-row>
        <table:table-row table:style-name="TableLine93948896379392">
          <table:table-cell table:style-name="Table8.A2" office:value-type="string">
            <text:p text:style-name="P331">IMSK</text:p>
          </table:table-cell>
          <table:table-cell table:style-name="Table8.A2" office:value-type="string">
            <text:p text:style-name="P332">0</text:p>
          </table:table-cell>
          <table:table-cell table:style-name="Table8.C2" office:value-type="string">
            <text:p text:style-name="P418">Specifies the IPL PSW interruption mask.</text:p>
          </table:table-cell>
        </table:table-row>
        <table:table-row table:style-name="TableLine93948834251520">
          <table:table-cell table:style-name="Table8.A2" office:value-type="string">
            <text:p text:style-name="P329">KEY</text:p>
          </table:table-cell>
          <table:table-cell table:style-name="Table8.A2" office:value-type="string">
            <text:p text:style-name="P330">0</text:p>
          </table:table-cell>
          <table:table-cell table:style-name="Table8.C2" office:value-type="string">
            <text:p text:style-name="P416">Specifies the IPL PSW storage key.</text:p>
          </table:table-cell>
        </table:table-row>
        <table:table-row table:style-name="TableLine93948895749680">
          <table:table-cell table:style-name="Table8.A2" office:value-type="string">
            <text:p text:style-name="P331">PGM</text:p>
          </table:table-cell>
          <table:table-cell table:style-name="Table8.A2" office:value-type="string">
            <text:p text:style-name="P332">0</text:p>
          </table:table-cell>
          <table:table-cell table:style-name="Table8.C2" office:value-type="string">
            <text:p text:style-name="P418">Specifies the IPL PSW program mask.</text:p>
          </table:table-cell>
        </table:table-row>
        <table:table-row table:style-name="TableLine93948898788592">
          <table:table-cell table:style-name="Table8.A2" office:value-type="string">
            <text:p text:style-name="P331">SYS</text:p>
          </table:table-cell>
          <table:table-cell table:style-name="Table8.A2" office:value-type="string">
            <text:p text:style-name="P332">0</text:p>
          </table:table-cell>
          <table:table-cell table:style-name="Table8.C2" office:value-type="string">
            <text:p text:style-name="P418">Specifies the IPL PSW system mask.</text:p>
          </table:table-cell>
        </table:table-row>
      </table:table>
      <text:h text:style-name="Heading_20_1" text:outline-level="1"><text:bookmark-start text:name="__RefHeading___Toc7827_770127640"/><text:soft-page-break/>ASALOAD<text:bookmark-end text:name="__RefHeading___Toc7827_770127640"/></text:h>
      <text:p text:style-name="P126"><text:span text:style-name="T200">Source file:</text:span><text:span text:style-name="T222"> </text:span><text:span text:style-name="T48">mac</text:span><text:span text:style-name="T73">lib</text:span><text:span text:style-name="T48">/</text:span><text:span text:style-name="T52">A</text:span><text:span text:style-name="T54">SALOAD</text:span><text:span text:style-name="T48">.mac</text:span></text:p>
      <text:p text:style-name="P11"><text:span text:style-name="T201">Macro</text:span><text:span text:style-name="T202"> Format</text:span><text:span text:style-name="T297">:</text:span></text:p>
      <text:p text:style-name="P671"><text:span text:style-name="T232">[label] <text:s/></text:span><text:span text:style-name="T221">A</text:span><text:span text:style-name="T233">SA</text:span><text:span text:style-name="T234">LOAD</text:span><text:span text:style-name="T233"> [</text:span><text:span text:style-name="T234">REGION=ASAREGN</text:span><text:span text:style-name="T232">]</text:span></text:p>
      <text:p text:style-name="P671"><text:span text:style-name="T232"><text:s text:c="17"/></text:span><text:span text:style-name="T234">[,ZARCH=[YES|</text:span><text:span text:style-name="T209">LEVEL</text:span><text:span text:style-name="T234">|NO]]</text:span></text:p>
      <text:p text:style-name="P672"><text:s text:c="17"/>[,PSW=psw]</text:p>
      <text:p text:style-name="Text_20_body"/>
      <text:p text:style-name="P187">The <text:span text:style-name="T4">ASALOAD</text:span> macro creates an assigned storage area control section in the specified region. <text:s/>Interruption trap PSW's are placed within the control section at their assigned storage locations.</text:p>
      <text:p text:style-name="P134"><text:span text:style-name="T131">Assembly Considerations</text:span><text:span text:style-name="T144">:</text:span></text:p>
      <text:list xml:id="list3615894312" text:style-name="L11">
        <text:list-item>
          <text:p text:style-name="P759"><text:span text:style-name="T85">A</text:span><text:span text:style-name="T4">SALOAD</text:span><text:span text:style-name="T129"> depends upon </text:span><text:span text:style-name="T4">ARCHLVL</text:span><text:span text:style-name="T129"> or </text:span><text:span text:style-name="T4">ARCHIND</text:span><text:span text:style-name="T129"> if </text:span><text:span text:style-name="T4">PSW</text:span><text:span text:style-name="T129"> keyword parameter is omitted or </text:span><text:span text:style-name="T4">ZARCH=LEVEL</text:span><text:span text:style-name="T129"> is specified. <text:s/></text:span><text:span text:style-name="T197">When assembling for target </text:span><text:span text:style-name="T507">s390x</text:span><text:span text:style-name="T508">, </text:span><text:span text:style-name="T507">PSW=E390</text:span><text:span text:style-name="T508"> must be used.</text:span></text:p>
        </text:list-item>
      </text:list>
      <text:p text:style-name="P150"><text:span text:style-name="T130">Execution Considerations</text:span><text:span text:style-name="T129">:</text:span></text:p>
      <text:list xml:id="list82148016151441" text:continue-list="list2822435122" text:style-name="L10">
        <text:list-item>
          <text:p text:style-name="P760"><text:span text:style-name="T155">F</text:span><text:span text:style-name="T154">ailure to </text:span><text:span text:style-name="T157">follow</text:span><text:span text:style-name="T154"> </text:span><text:span text:style-name="T243">ASALOAD</text:span><text:span text:style-name="T154"> </text:span><text:span text:style-name="T157">by</text:span><text:span text:style-name="T154"> </text:span><text:span text:style-name="T243">ASAIPL</text:span><text:span text:style-name="T154"> will result in the restart new trap PSW being loaded by the IPL function, resulting in a disabled wait state.</text:span></text:p>
        </text:list-item>
      </text:list>
      <text:p text:style-name="P20"><text:span text:style-name="T203">Label Field Usage</text:span><text:span text:style-name="T223">:</text:span></text:p>
      <text:p text:style-name="P553"><text:span text:style-name="T223">I</text:span><text:span text:style-name="T231">f provided, the label </text:span><text:span text:style-name="T230">field's </text:span><text:span text:style-name="T231">symbol is </text:span><text:span text:style-name="T235">the name of the assigned storage area control section. <text:s/>Omitting the label results in the assigned storage are</text:span><text:span text:style-name="T240">a</text:span><text:span text:style-name="T235"> control section being the unnamed control section of the assembly.</text:span></text:p>
      <text:p text:style-name="P591"><text:span text:style-name="T201">Positional Parameters</text:span><text:span text:style-name="T224">: </text:span><text:span text:style-name="T225">None</text:span></text:p>
      <text:p text:style-name="P601"><text:span text:style-name="T206">Keyword Parameters</text:span><text:span text:style-name="T225">:</text:span></text:p>
      <table:table table:name="Table22" table:style-name="Table22">
        <table:table-column table:style-name="Table22.A"/>
        <table:table-column table:style-name="Table22.B"/>
        <table:table-column table:style-name="Table22.C"/>
        <table:table-header-rows>
          <table:table-row table:style-name="TableLine93948882379760">
            <table:table-cell table:style-name="Table22.A1" office:value-type="string">
              <text:p text:style-name="P514">Keyword</text:p>
            </table:table-cell>
            <table:table-cell table:style-name="Table22.A1" office:value-type="string">
              <text:p text:style-name="P514">Default</text:p>
            </table:table-cell>
            <table:table-cell table:style-name="Table22.C1" office:value-type="string">
              <text:p text:style-name="P514">Description</text:p>
            </table:table-cell>
          </table:table-row>
        </table:table-header-rows>
        <table:table-row table:style-name="TableLine93948895512384">
          <table:table-cell table:style-name="Table22.A2" office:value-type="string">
            <text:p text:style-name="P333">PSW</text:p>
          </table:table-cell>
          <table:table-cell table:style-name="Table22.A2" office:value-type="string">
            <text:p text:style-name="P420">none</text:p>
          </table:table-cell>
          <table:table-cell table:style-name="Table22.C2" office:value-type="string">
            <text:p text:style-name="P419">Force usage of this PSW format for 64-bit interrupt trap PSW's. <text:s/>If omitted defaults to the PSW format of the current assembly architecture level.</text:p>
          </table:table-cell>
        </table:table-row>
        <table:table-row table:style-name="TableLine93948895509152">
          <table:table-cell table:style-name="Table22.A2" office:value-type="string">
            <text:p text:style-name="P333">REGION</text:p>
          </table:table-cell>
          <table:table-cell table:style-name="Table22.A2" office:value-type="string">
            <text:p text:style-name="P334">ASAREGN</text:p>
          </table:table-cell>
          <table:table-cell table:style-name="Table22.C2" office:value-type="string">
            <text:p text:style-name="P419">The region into which the assigned storage area control section is placed as its first control section.</text:p>
          </table:table-cell>
        </table:table-row>
        <table:table-row table:style-name="TableLine93948882382688">
          <table:table-cell table:style-name="Table22.A2" office:value-type="string">
            <text:p text:style-name="P333">ZARCH</text:p>
          </table:table-cell>
          <table:table-cell table:style-name="Table22.A2" office:value-type="string">
            <text:p text:style-name="P334">LEVEL</text:p>
          </table:table-cell>
          <table:table-cell table:style-name="Table22.C2" office:value-type="string">
            <text:p text:style-name="P419">Specifies whether 128-bit interrupt trap PSW's are to be placed into the assigned storage area control section. <text:s/>Specify:</text:p>
            <text:list xml:id="list2760970668" text:style-name="L12">
              <text:list-item>
                <text:p text:style-name="P736"><text:span text:style-name="T4">YES</text:span> to force inclusion of 128-bit interrupt trap PSW's</text:p>
              </text:list-item>
              <text:list-item>
                <text:p text:style-name="P736"><text:span text:style-name="T4">NO</text:span> to inhibit inclusion of any 128-bit interrupt trap PSW's</text:p>
              </text:list-item>
              <text:list-item>
                <text:p text:style-name="P736"><text:span text:style-name="T4">LEVEL</text:span> to only include 128-bit interrupt trap PSW's if the current assembly architecture level would use them, namely, for architecture levels 8 or 9.</text:p>
              </text:list-item>
            </text:list>
          </table:table-cell>
        </table:table-row>
      </table:table>
      <text:p text:style-name="P666"/>
      <text:p text:style-name="P666"/>
      <text:p text:style-name="P666"/>
      <text:h text:style-name="P724" text:outline-level="1"><text:bookmark-start text:name="__RefHeading___Toc7505_770127640"/>ASAREA<text:bookmark-end text:name="__RefHeading___Toc7505_770127640"/></text:h>
      <text:p text:style-name="P127"><text:span text:style-name="T200">Source file:</text:span><text:span text:style-name="T222"> </text:span><text:span text:style-name="T48">mac</text:span><text:span text:style-name="T73">lib</text:span><text:span text:style-name="T48">/</text:span><text:span text:style-name="T52">A</text:span><text:span text:style-name="T54">SA</text:span><text:span text:style-name="T55">REA</text:span><text:span text:style-name="T48">.mac</text:span></text:p>
      <text:p text:style-name="P12"><text:span text:style-name="T201">Macro</text:span><text:span text:style-name="T202"> Format</text:span><text:span text:style-name="T297">:</text:span></text:p>
      <text:p text:style-name="P679"><text:span text:style-name="T321">[label] <text:s/></text:span>A<text:span text:style-name="T329">SAREA </text:span><text:span text:style-name="T491">[ALL=[YES|</text:span><text:span text:style-name="T216">NO</text:span><text:span text:style-name="T491">]]</text:span></text:p>
      <text:p text:style-name="P679"><text:s text:c="15"/><text:span text:style-name="T491">[,SA=[YES|</text:span><text:span text:style-name="T216">NO</text:span><text:span text:style-name="T491">]]</text:span></text:p>
      <text:p text:style-name="P679"><text:span text:style-name="T329"><text:s text:c="15"/>[,DSECT=[YES|</text:span><text:span text:style-name="T208">NO</text:span><text:span text:style-name="T329">]]</text:span></text:p>
      <text:p text:style-name="P673"><text:s text:c="15"/><text:span text:style-name="T331">[,SCANOUT=[</text:span><text:span text:style-name="T98">0</text:span><text:span text:style-name="T331">|n]]</text:span></text:p>
      <text:p text:style-name="Text_20_body"/>
      <text:p text:style-name="P190">The <text:span text:style-name="T4">ASAREA</text:span> macro provides definitions of all assigned storage areas for all architecture levels within the first 256 bytes of memory. <text:s/></text:p>
      <text:p text:style-name="P190">The definitions may be placed in an existing control or dummy section or within a new one.</text:p>
      <text:p text:style-name="P147"><text:span text:style-name="T131">Assembly Considerations</text:span><text:span text:style-name="T144">: </text:span></text:p>
      <text:p text:style-name="P547"><text:span text:style-name="T163">W</text:span><text:span text:style-name="T129">hen using </text:span><text:span text:style-name="T383">ALL=NO</text:span><text:span text:style-name="T129">, the </text:span><text:span text:style-name="T383">ARCHLVL</text:span><text:span text:style-name="T129"> macro must precede </text:span><text:span text:style-name="T383">ASAREA</text:span><text:span text:style-name="T129">. <text:s/>The current architecture level is used to decide which fields are provided by </text:span><text:span text:style-name="T192">ASAREA for either a DSECT or CSECT</text:span><text:span text:style-name="T129">.</text:span></text:p>
      <text:p text:style-name="P151"><text:span text:style-name="T130">Execution Considerations</text:span><text:span text:style-name="T129">: None</text:span></text:p>
      <text:p text:style-name="P21"><text:span text:style-name="T203">Label Field Usage</text:span><text:span text:style-name="T223">:</text:span></text:p>
      <text:p text:style-name="P554"><text:span text:style-name="T221">When the label field is present, the definitions are placed in a new </text:span><text:span text:style-name="T242">dummy</text:span><text:span text:style-name="T221"> section as indicated by the </text:span><text:span text:style-name="T48">DSECT</text:span><text:span text:style-name="T221"> keyword parameter. <text:s/>If omitted the definitions are placed at the current location </text:span><text:span text:style-name="T241">in </text:span><text:span text:style-name="T221">the current active section.</text:span></text:p>
      <text:p text:style-name="P592"><text:span text:style-name="T201">Positional Parameters</text:span><text:span text:style-name="T224">: </text:span><text:span text:style-name="T225">None</text:span></text:p>
      <text:p text:style-name="P602"><text:span text:style-name="T206">Keyword Parameters</text:span><text:span text:style-name="T225">:</text:span></text:p>
      <table:table table:name="Table11" table:style-name="Table11">
        <table:table-column table:style-name="Table11.A"/>
        <table:table-column table:style-name="Table11.B"/>
        <table:table-column table:style-name="Table11.C"/>
        <table:table-header-rows>
          <table:table-row table:style-name="TableLine93948899162480">
            <table:table-cell table:style-name="Table11.A1" office:value-type="string">
              <text:p text:style-name="P515">Keyword</text:p>
            </table:table-cell>
            <table:table-cell table:style-name="Table11.A1" office:value-type="string">
              <text:p text:style-name="P515">Default</text:p>
            </table:table-cell>
            <table:table-cell table:style-name="Table11.C1" office:value-type="string">
              <text:p text:style-name="P515">Description</text:p>
            </table:table-cell>
          </table:table-row>
        </table:table-header-rows>
        <table:table-row table:style-name="TableLine93948837037520">
          <table:table-cell table:style-name="Table11.A2" office:value-type="string">
            <text:p text:style-name="P480">ALL</text:p>
          </table:table-cell>
          <table:table-cell table:style-name="Table11.A2" office:value-type="string">
            <text:p text:style-name="P365">NO</text:p>
          </table:table-cell>
          <table:table-cell table:style-name="Table11.C2" office:value-type="string">
            <text:p text:style-name="P490"><text:span text:style-name="T190">Controls</text:span><text:span text:style-name="T191"> which fields are </text:span><text:span text:style-name="T190">included</text:span><text:span text:style-name="T191"> in the DSECT.</text:span></text:p>
            <text:list xml:id="list1441081791" text:style-name="L13">
              <text:list-item>
                <text:p text:style-name="P737"><text:span text:style-name="T383">NO</text:span> – uses the current architecture level to select DSECT fields</text:p>
              </text:list-item>
              <text:list-item>
                <text:p text:style-name="P737"><text:span text:style-name="T383">YES</text:span> – includes all fields regardless of the current architecture level.</text:p>
              </text:list-item>
            </text:list>
          </table:table-cell>
        </table:table-row>
        <table:table-row table:style-name="TableLine93948837039328">
          <table:table-cell table:style-name="Table11.A2" office:value-type="string">
            <text:p text:style-name="P481">DSECT</text:p>
          </table:table-cell>
          <table:table-cell table:style-name="Table11.A2" office:value-type="string">
            <text:p text:style-name="P335">NO</text:p>
          </table:table-cell>
          <table:table-cell table:style-name="Table11.C2" office:value-type="string">
            <text:p text:style-name="P421">Controls the type of new section into which definitions are placed when the label field is present:</text:p>
            <text:list xml:id="list3711942664" text:style-name="L14">
              <text:list-item>
                <text:p text:style-name="P738"><text:span text:style-name="T4">NO</text:span> creates a new control section</text:p>
              </text:list-item>
              <text:list-item>
                <text:p text:style-name="P738"><text:span text:style-name="T4">YES</text:span> create a new dummy section.</text:p>
              </text:list-item>
            </text:list>
          </table:table-cell>
        </table:table-row>
        <table:table-row table:style-name="TableLine93948837040128">
          <table:table-cell table:style-name="Table11.A2" office:value-type="string">
            <text:p text:style-name="P482">SA</text:p>
          </table:table-cell>
          <table:table-cell table:style-name="Table11.A2" office:value-type="string">
            <text:p text:style-name="P366">NO</text:p>
          </table:table-cell>
          <table:table-cell table:style-name="Table11.C2" office:value-type="string">
            <text:p text:style-name="P451">Controls whether store status save areas are included in the DSECT independent of the current architecture level.</text:p>
            <text:list xml:id="list1757395351" text:style-name="L15">
              <text:list-item>
                <text:p text:style-name="P740"><text:span text:style-name="T383">NO</text:span> – excludes store status save areas</text:p>
              </text:list-item>
              <text:list-item>
                <text:p text:style-name="P740"><text:span text:style-name="T383">YES</text:span> – includes store status save areas</text:p>
              </text:list-item>
            </text:list>
          </table:table-cell>
        </table:table-row>
        <table:table-row table:style-name="TableLine93948837040976">
          <table:table-cell table:style-name="Table11.A2" office:value-type="string">
            <text:p text:style-name="P481">SCANOUT</text:p>
          </table:table-cell>
          <table:table-cell table:style-name="Table11.A2" office:value-type="string">
            <text:p text:style-name="P335">0</text:p>
          </table:table-cell>
          <table:table-cell table:style-name="Table11.C2" office:value-type="string">
            <text:p text:style-name="P421">Some <text:span text:style-name="T332">System/360 systems assign </text:span><text:span text:style-name="T492">a </text:span>scan out area. <text:s/><text:span text:style-name="T332">This value indicates its size in bytes.</text:span></text:p>
          </table:table-cell>
        </table:table-row>
      </table:table>
      <text:p text:style-name="P29"/>
      <text:p text:style-name="P67"><text:span text:style-name="T199">Programming Note</text:span>: The <text:span text:style-name="T383">ALL</text:span> and <text:span text:style-name="T383">SA</text:span> keyword parameters limit the size of the assigned <text:soft-page-break/>storage area fields in the interest of reducing listing size. <text:s/>ALL an SA apply to both CSECT creation as well as DSECT creation.</text:p>
      <text:h text:style-name="P724" text:outline-level="1"><text:bookmark-start text:name="__RefHeading___Toc7507_770127640"/>ASAZAREA<text:bookmark-end text:name="__RefHeading___Toc7507_770127640"/></text:h>
      <text:p text:style-name="P77"><text:span text:style-name="T200">Source file:</text:span><text:span text:style-name="T222"> </text:span><text:span text:style-name="T48">mac</text:span><text:span text:style-name="T73">lib</text:span><text:span text:style-name="T48">/</text:span><text:span text:style-name="T52">A</text:span><text:span text:style-name="T54">SA</text:span><text:span text:style-name="T56">ZA</text:span><text:span text:style-name="T55">REA</text:span><text:span text:style-name="T48">.mac</text:span></text:p>
      <text:p text:style-name="P13"><text:span text:style-name="T201">Macro</text:span><text:span text:style-name="T202"> Format</text:span><text:span text:style-name="T297">:</text:span></text:p>
      <text:p text:style-name="P674"><text:span text:style-name="T321">[label] <text:s/></text:span>A<text:span text:style-name="T329">SAZAREA [DSECT=[YES|</text:span><text:span text:style-name="T208">NO</text:span><text:span text:style-name="T329">]]</text:span></text:p>
      <text:p text:style-name="P674"><text:s text:c="18"/><text:span text:style-name="T331">[,ORG=[YES|n]]</text:span></text:p>
      <text:p text:style-name="Text_20_body"/>
      <text:p text:style-name="Text_20_body">The <text:span text:style-name="T101">ASAZAREA</text:span><text:span text:style-name="T333"> provides definitions of save areas used by z/Architecture systems not contiguous with the areas defined by </text:span><text:span text:style-name="T101">ASAREA</text:span><text:span text:style-name="T333">. <text:s/>The </text:span><text:span text:style-name="T101">ASAZAREA</text:span><text:span text:style-name="T333"> definitions may be placed in a section of it own or within the same section as </text:span><text:span text:style-name="T101">ASAREA</text:span><text:span text:style-name="T333">.</text:span></text:p>
      <text:p text:style-name="P135"><text:span text:style-name="T131">Assembly Considerations</text:span><text:span text:style-name="T144">: </text:span><text:span text:style-name="T163">None</text:span></text:p>
      <text:p text:style-name="P152"><text:span text:style-name="T130">Execution Considerations</text:span><text:span text:style-name="T129">: None</text:span></text:p>
      <text:p text:style-name="P22"><text:span text:style-name="T203">Label Field Usage</text:span><text:span text:style-name="T223">:</text:span></text:p>
      <text:p text:style-name="P555">When the label field is present, the definitions are placed in a new control section as indicated by the <text:span text:style-name="T4">DSECT</text:span> keyword parameter <text:span text:style-name="T334">and as adjusted by the </text:span><text:span text:style-name="T102">ORG</text:span><text:span text:style-name="T334"> keyword parameter is supplied.</text:span>. <text:s/>If omitted, the definitions are placed at the current location the current active section.</text:p>
      <text:p text:style-name="P593"><text:span text:style-name="T201">Positional Parameters</text:span><text:span text:style-name="T224">: </text:span><text:span text:style-name="T225">None</text:span></text:p>
      <text:p text:style-name="P603"><text:span text:style-name="T206">Keyword Parameters</text:span><text:span text:style-name="T225">:</text:span></text:p>
      <table:table table:name="Table23" table:style-name="Table23">
        <table:table-column table:style-name="Table23.A"/>
        <table:table-column table:style-name="Table23.B"/>
        <table:table-column table:style-name="Table23.C"/>
        <table:table-header-rows>
          <table:table-row table:style-name="TableLine93948837046528">
            <table:table-cell table:style-name="Table23.A1" office:value-type="string">
              <text:p text:style-name="P516">Keyword</text:p>
            </table:table-cell>
            <table:table-cell table:style-name="Table23.A1" office:value-type="string">
              <text:p text:style-name="P516">Default</text:p>
            </table:table-cell>
            <table:table-cell table:style-name="Table23.C1" office:value-type="string">
              <text:p text:style-name="P516">Description</text:p>
            </table:table-cell>
          </table:table-row>
        </table:table-header-rows>
        <table:table-row table:style-name="TableLine93948836826256">
          <table:table-cell table:style-name="Table23.A2" office:value-type="string">
            <text:p text:style-name="P337">DSECT</text:p>
          </table:table-cell>
          <table:table-cell table:style-name="Table23.A2" office:value-type="string">
            <text:p text:style-name="P336">NO</text:p>
          </table:table-cell>
          <table:table-cell table:style-name="Table23.C2" office:value-type="string">
            <text:p text:style-name="P422">Controls the type of section into which definitions are placed when the label field is present:</text:p>
            <text:list xml:id="list82146609120202" text:continue-list="list3711942664" text:style-name="L14">
              <text:list-item>
                <text:p text:style-name="P739"><text:span text:style-name="T4">NO</text:span> creates a new control section</text:p>
              </text:list-item>
              <text:list-item>
                <text:p text:style-name="P739"><text:span text:style-name="T4">YES</text:span> create<text:span text:style-name="T334">s</text:span> a new dummy section.</text:p>
              </text:list-item>
            </text:list>
            <text:p text:style-name="P423">The section may be a new section or continuation of an existing section.</text:p>
          </table:table-cell>
        </table:table-row>
        <table:table-row table:style-name="TableLine93948836828320">
          <table:table-cell table:style-name="Table23.A2" office:value-type="string">
            <text:p text:style-name="P338">ORG</text:p>
          </table:table-cell>
          <table:table-cell table:style-name="Table23.A2" office:value-type="string">
            <text:p text:style-name="P424">none</text:p>
          </table:table-cell>
          <table:table-cell table:style-name="Table23.C2" office:value-type="string">
            <text:p text:style-name="P423">Positions the definitions within the section identified by the label.</text:p>
            <text:list xml:id="list243653868" text:style-name="L16">
              <text:list-item>
                <text:p text:style-name="P741"><text:span text:style-name="T4">YES</text:span> positions the definitions at a location of X'11C0' bytes from the start of the label field identified section.</text:p>
              </text:list-item>
              <text:list-item>
                <text:p text:style-name="P741">Another value will position the definitions at a location beyond the start of the label field identified section by the number of bytes supplied by the supplied value.</text:p>
              </text:list-item>
            </text:list>
            <text:p text:style-name="P423">Ignored if the <text:span text:style-name="T4">label</text:span> field is not present.</text:p>
          </table:table-cell>
        </table:table-row>
      </table:table>
      <text:p text:style-name="P611"/>
      <text:p text:style-name="P612"><text:span text:style-name="T199">Programming Note</text:span>:</text:p>
      <text:p text:style-name="P612">Access to the fields requires a base register. <text:s/>Whether the same or different section is used, is driven by the type of instructions used to access the fields. <text:s/>20-bit displacement instructions allow direct access with base register 0 and can be reasonably included in the same section defining the <text:span text:style-name="T4">ASAREA</text:span> fields. <text:s/>Other instructions will require a base register other than 0 and would most likely be placed in a different section.</text:p>
      <text:p text:style-name="P612"><text:soft-page-break/>The following sequence will place both areas in the same dummy section:</text:p>
      <text:p text:style-name="P577">ASADSECT ASAREA DSECT=YES</text:p>
      <text:p text:style-name="P577">ASADSECT ASAZAREA DSECT=YES,ORG=YES</text:p>
      <text:p text:style-name="P577"><text:s text:c="9"/><text:span text:style-name="T334">USING ASADSECT,0</text:span></text:p>
      <text:p text:style-name="P191">In this case both could be accessed using register 0 and the second area using 20-bit displacement instructions.</text:p>
      <text:p text:style-name="P191">This sequence will place the two areas in different dummy sections, using different base registers for access to the two areas:</text:p>
      <text:p text:style-name="P579">ASA <text:s text:c="5"/>ASAREA DSECT=YES</text:p>
      <text:p text:style-name="P579">ASA<text:span text:style-name="T335">Z</text:span> <text:s text:c="4"/>ASAZAREA DSECT=YES</text:p>
      <text:p text:style-name="P578"><text:s text:c="9"/>USING ASA,0</text:p>
      <text:p text:style-name="P578"><text:s text:c="9"/><text:span text:style-name="T335">L <text:s text:c="4"/>2,=A(X'11C0')</text:span></text:p>
      <text:p text:style-name="P578"><text:s text:c="9"/><text:span text:style-name="T335">USING ASAZ,2</text:span></text:p>
      <text:p text:style-name="P191"/>
      <text:p text:style-name="P191"/>
      <text:h text:style-name="P724" text:outline-level="1"><text:bookmark-start text:name="__RefHeading___Toc7701_770127640"/>DSECTS<text:bookmark-end text:name="__RefHeading___Toc7701_770127640"/></text:h>
      <text:p text:style-name="P78"><text:span text:style-name="T200">Source file:</text:span><text:span text:style-name="T222"> </text:span><text:span text:style-name="T48">mac</text:span><text:span text:style-name="T73">lib</text:span><text:span text:style-name="T48">/</text:span><text:span text:style-name="T60">DSECTS</text:span><text:span text:style-name="T48">.mac</text:span></text:p>
      <text:p text:style-name="P14"><text:span text:style-name="T201">Macro</text:span><text:span text:style-name="T202"> Format</text:span><text:span text:style-name="T297">:</text:span></text:p>
      <text:p text:style-name="P680">[label] <text:s/>DSECTS [PRINT=[ON|OFF]]</text:p>
      <text:p text:style-name="P696"><text:s text:c="16"/><text:span text:style-name="T343">[,NAME=[name|(name1,name2,...)]]</text:span></text:p>
      <text:p text:style-name="P191"/>
      <text:p text:style-name="P201">The <text:span text:style-name="T4">DSECTS</text:span> macro is a convenience macro for generating SATK supplied dummy section <text:span text:style-name="T344">structure </text:span>definitions. <text:s/></text:p>
      <text:p text:style-name="P202">The following table summarizes the selected structures. <text:s/>Names that include “or” will be selected by name or the current assembly architecture level if no name is supplied. <text:s/>Names without “or” are only defined when the name is present, but the current assembly architecture level dictates the specific section definition included in the assembly. </text:p>
      <table:table table:name="Table26" table:style-name="Table26">
        <table:table-column table:style-name="Table26.A" table:number-columns-repeated="3"/>
        <table:table-column table:style-name="Table26.D"/>
        <table:table-header-rows>
          <table:table-row table:style-name="TableLine93948895381360">
            <table:table-cell table:style-name="Table26.A1" office:value-type="string">
              <text:p text:style-name="P494">NAME</text:p>
            </table:table-cell>
            <table:table-cell table:style-name="Table26.A1" office:value-type="string">
              <text:p text:style-name="P531">Level</text:p>
            </table:table-cell>
            <table:table-cell table:style-name="Table26.A1" office:value-type="string">
              <text:p text:style-name="P532">Manual</text:p>
            </table:table-cell>
            <table:table-cell table:style-name="Table26.D1" office:value-type="string">
              <text:p text:style-name="P538">Description</text:p>
            </table:table-cell>
          </table:table-row>
        </table:table-header-rows>
        <table:table-row table:style-name="TableLine93948836829120">
          <table:table-cell table:style-name="Table26.A2" office:value-type="string">
            <text:p text:style-name="P348">ASA</text:p>
          </table:table-cell>
          <table:table-cell table:style-name="Table26.A2" office:value-type="string">
            <text:p text:style-name="P355">--</text:p>
          </table:table-cell>
          <table:table-cell table:style-name="Table26.A2" office:value-type="string">
            <text:p text:style-name="P363">SATK</text:p>
          </table:table-cell>
          <table:table-cell table:style-name="Table26.D2" office:value-type="string">
            <text:p text:style-name="P458">Defines assigned storage areas</text:p>
          </table:table-cell>
        </table:table-row>
        <table:table-row table:style-name="TableLine93948836833632">
          <table:table-cell table:style-name="Table26.A2" office:value-type="string">
            <text:p text:style-name="P348">ASAZ</text:p>
          </table:table-cell>
          <table:table-cell table:style-name="Table26.A2" office:value-type="string">
            <text:p text:style-name="P356">--</text:p>
          </table:table-cell>
          <table:table-cell table:style-name="Table26.A2" office:value-type="string">
            <text:p text:style-name="P363">SATK</text:p>
          </table:table-cell>
          <table:table-cell table:style-name="Table26.D2" office:value-type="string">
            <text:p text:style-name="P458">Defines z/Architecture save areas</text:p>
          </table:table-cell>
        </table:table-row>
        <table:table-row table:style-name="TableLine93948836836976">
          <table:table-cell table:style-name="Table26.A2" office:value-type="string">
            <text:p text:style-name="P348">CCW</text:p>
          </table:table-cell>
          <table:table-cell table:style-name="Table26.A2" office:value-type="string">
            <text:p text:style-name="P356">--</text:p>
          </table:table-cell>
          <table:table-cell table:style-name="Table26.A2" office:value-type="string">
            <text:p text:style-name="P363">sync</text:p>
          </table:table-cell>
          <table:table-cell table:style-name="Table26.D2" office:value-type="string">
            <text:p text:style-name="P458">Defines both CCW formats</text:p>
          </table:table-cell>
        </table:table-row>
        <table:table-row table:style-name="TableLine93948895390752">
          <table:table-cell table:style-name="Table26.A2" office:value-type="string">
            <text:p text:style-name="P348">CCW0</text:p>
          </table:table-cell>
          <table:table-cell table:style-name="Table26.A2" office:value-type="string">
            <text:p text:style-name="P356">--</text:p>
          </table:table-cell>
          <table:table-cell table:style-name="Table26.A2" office:value-type="string">
            <text:p text:style-name="P363">sync</text:p>
          </table:table-cell>
          <table:table-cell table:style-name="Table26.D2" office:value-type="string">
            <text:p text:style-name="P458">Defines the Format-0 Channel Command Word</text:p>
          </table:table-cell>
        </table:table-row>
        <table:table-row table:style-name="TableLine93948895396848">
          <table:table-cell table:style-name="Table26.A2" office:value-type="string">
            <text:p text:style-name="P348">CCW1</text:p>
          </table:table-cell>
          <table:table-cell table:style-name="Table26.A2" office:value-type="string">
            <text:p text:style-name="P356">--</text:p>
          </table:table-cell>
          <table:table-cell table:style-name="Table26.A2" office:value-type="string">
            <text:p text:style-name="P363">sync</text:p>
          </table:table-cell>
          <table:table-cell table:style-name="Table26.D2" office:value-type="string">
            <text:p text:style-name="P458">Defines the Format-1 Channel Command Word</text:p>
          </table:table-cell>
        </table:table-row>
        <table:table-row table:style-name="TableLine93948835971792">
          <table:table-cell table:style-name="Table26.A2" office:value-type="string">
            <text:p text:style-name="P349">CHAN<text:span text:style-name="T129"> </text:span><text:span text:style-name="T181">or</text:span></text:p>
          </table:table-cell>
          <table:table-cell table:style-name="Table26.A2" office:value-type="string">
            <text:p text:style-name="P436"><text:span text:style-name="T346">1</text:span>-4</text:p>
          </table:table-cell>
          <table:table-cell table:style-name="Table26.A2" office:value-type="string">
            <text:p text:style-name="P363">sync</text:p>
          </table:table-cell>
          <table:table-cell table:style-name="Table26.D2" office:value-type="string">
            <text:p text:style-name="P459">Defines structures used by channel-based I/O: CCW0 and CSW</text:p>
          </table:table-cell>
        </table:table-row>
        <table:table-row table:style-name="TableLine93948835972704">
          <table:table-cell table:style-name="Table26.A2" office:value-type="string">
            <text:p text:style-name="P349">CS<text:span text:style-name="T129"> </text:span><text:span text:style-name="T181">or</text:span></text:p>
          </table:table-cell>
          <table:table-cell table:style-name="Table26.A2" office:value-type="string">
            <text:p text:style-name="P436">5-9</text:p>
          </table:table-cell>
          <table:table-cell table:style-name="Table26.A2" office:value-type="string">
            <text:p text:style-name="P363">sync</text:p>
          </table:table-cell>
          <table:table-cell table:style-name="Table26.D2" office:value-type="string">
            <text:p text:style-name="P459">Defines structures used by channel subsystem-based I/O: CCW0, CCW1, IRB, ORB, SCHIB and SCSW</text:p>
          </table:table-cell>
        </table:table-row>
        <table:table-row table:style-name="TableLine93948835973616">
          <table:table-cell table:style-name="Table26.A2" office:value-type="string">
            <text:p text:style-name="P350">CSW</text:p>
          </table:table-cell>
          <table:table-cell table:style-name="Table26.A2" office:value-type="string">
            <text:p text:style-name="P356">--</text:p>
          </table:table-cell>
          <table:table-cell table:style-name="Table26.A2" office:value-type="string">
            <text:p text:style-name="P363">sync</text:p>
          </table:table-cell>
          <table:table-cell table:style-name="Table26.D2" office:value-type="string">
            <text:p text:style-name="P460">Defines the Channel Status Word (CSW)</text:p>
          </table:table-cell>
        </table:table-row>
        <table:table-row table:style-name="TableLine93948835974528">
          <table:table-cell table:style-name="Table26.A10" table:number-rows-spanned="2" office:value-type="string">
            <text:p text:style-name="P351">FRAME</text:p>
          </table:table-cell>
          <table:table-cell table:style-name="Table26.A2" office:value-type="string">
            <text:p text:style-name="P437">1-<text:span text:style-name="T345">8</text:span></text:p>
          </table:table-cell>
          <table:table-cell table:style-name="Table26.A10" table:number-rows-spanned="2" office:value-type="string">
            <text:p text:style-name="P363">func</text:p>
          </table:table-cell>
          <table:table-cell table:style-name="Table26.D2" office:value-type="string">
            <text:p text:style-name="P461">Defines the <text:span text:style-name="T344">32-bit register </text:span>function stack frame <text:span text:style-name="T345">(DSECT </text:span><text:span text:style-name="T117">STKF</text:span><text:span text:style-name="T345">)</text:span></text:p>
          </table:table-cell>
        </table:table-row>
        <table:table-row table:style-name="TableLine93948837292128">
          <table:covered-table-cell/>
          <table:table-cell table:style-name="Table26.A2" office:value-type="string">
            <text:p text:style-name="P437">9</text:p>
          </table:table-cell>
          <table:covered-table-cell/>
          <table:table-cell table:style-name="Table26.D2" office:value-type="string">
            <text:p text:style-name="P462">Defines the 64-bit register function stack frame <text:span text:style-name="T345">(DSECT </text:span><text:span text:style-name="T117">STKG</text:span><text:span text:style-name="T345">)</text:span></text:p>
          </table:table-cell>
        </table:table-row>
        <table:table-row table:style-name="TableLine93948837293488">
          <table:table-cell table:style-name="Table26.A2" office:value-type="string">
            <text:p text:style-name="P352">IO</text:p>
          </table:table-cell>
          <table:table-cell table:style-name="Table26.A2" office:value-type="string">
            <text:p text:style-name="P356">--</text:p>
          </table:table-cell>
          <table:table-cell table:style-name="Table26.A2" office:value-type="string">
            <text:p text:style-name="P363">sync</text:p>
          </table:table-cell>
          <table:table-cell table:style-name="Table26.D2" office:value-type="string">
            <text:p text:style-name="P463">Defines all I/O related structures</text:p>
          </table:table-cell>
        </table:table-row>
        <table:table-row table:style-name="TableLine93948837294400">
          <table:table-cell table:style-name="Table26.A2" office:value-type="string">
            <text:p text:style-name="P352">IOCB</text:p>
          </table:table-cell>
          <table:table-cell table:style-name="Table26.A2" office:value-type="string">
            <text:p text:style-name="P356">--</text:p>
          </table:table-cell>
          <table:table-cell table:style-name="Table26.A2" office:value-type="string">
            <text:p text:style-name="P363">sync</text:p>
          </table:table-cell>
          <table:table-cell table:style-name="Table26.D2" office:value-type="string">
            <text:p text:style-name="P463">Defines the raw I/O control block</text:p>
          </table:table-cell>
        </table:table-row>
        <table:table-row table:style-name="TableLine93948837295312">
          <table:table-cell table:style-name="Table26.A2" office:value-type="string">
            <text:p text:style-name="P352">IRB</text:p>
          </table:table-cell>
          <table:table-cell table:style-name="Table26.A2" office:value-type="string">
            <text:p text:style-name="P356">--</text:p>
          </table:table-cell>
          <table:table-cell table:style-name="Table26.A2" office:value-type="string">
            <text:p text:style-name="P363">sync</text:p>
          </table:table-cell>
          <table:table-cell table:style-name="Table26.D2" office:value-type="string">
            <text:p text:style-name="P463">Defines the Interruption-Response Block</text:p>
          </table:table-cell>
        </table:table-row>
        <table:table-row table:style-name="TableLine93948837296304">
          <table:table-cell table:style-name="Table26.A2" office:value-type="string">
            <text:p text:style-name="P352">ORB</text:p>
          </table:table-cell>
          <table:table-cell table:style-name="Table26.A2" office:value-type="string">
            <text:p text:style-name="P356">--</text:p>
          </table:table-cell>
          <table:table-cell table:style-name="Table26.A2" office:value-type="string">
            <text:p text:style-name="P363">sync</text:p>
          </table:table-cell>
          <table:table-cell table:style-name="Table26.D2" office:value-type="string">
            <text:p text:style-name="P463">Defines the Operation-Request Block</text:p>
          </table:table-cell>
        </table:table-row>
        <table:table-row table:style-name="TableLine93948837297376">
          <table:table-cell table:style-name="Table26.A10" table:number-rows-spanned="3" office:value-type="string">
            <text:p text:style-name="P352">PSW<text:span text:style-name="T129"> </text:span><text:span text:style-name="T181">or</text:span></text:p>
          </table:table-cell>
          <table:table-cell table:style-name="Table26.A2" office:value-type="string">
            <text:p text:style-name="P437">1-4</text:p>
          </table:table-cell>
          <table:table-cell table:style-name="Table26.A10" table:number-rows-spanned="3" office:value-type="string">
            <text:p text:style-name="P363">SATK</text:p>
          </table:table-cell>
          <table:table-cell table:style-name="Table26.D2" office:value-type="string">
            <text:p text:style-name="P463">Defines the <text:span text:style-name="T344">64-bit basic-control mode PSW (DSECT </text:span><text:span text:style-name="T118">PSWB</text:span><text:span text:style-name="T344">)</text:span></text:p>
          </table:table-cell>
        </table:table-row>
        <table:table-row table:style-name="TableLine93948837298448">
          <table:covered-table-cell/>
          <table:table-cell table:style-name="Table26.A2" office:value-type="string">
            <text:p text:style-name="P437">2-9</text:p>
          </table:table-cell>
          <table:covered-table-cell/>
          <table:table-cell table:style-name="Table26.D2" office:value-type="string">
            <text:p text:style-name="P462">Defines the 64-bit extended-control mode PSW <text:span text:style-name="T345">(DSECT </text:span><text:span text:style-name="T117">PSWE</text:span><text:span text:style-name="T345">)</text:span></text:p>
          </table:table-cell>
        </table:table-row>
        <table:table-row table:style-name="TableLine93948837300752">
          <table:covered-table-cell/>
          <table:table-cell table:style-name="Table26.A2" office:value-type="string">
            <text:p text:style-name="P437">9</text:p>
          </table:table-cell>
          <table:covered-table-cell/>
          <table:table-cell table:style-name="Table26.D2" office:value-type="string">
            <text:p text:style-name="P462">Defines the 128-bit z/Architecture PSW <text:span text:style-name="T345">(DSECT </text:span><text:span text:style-name="T117">PSWZ</text:span><text:span text:style-name="T345">)</text:span></text:p>
          </table:table-cell>
        </table:table-row>
        <table:table-row table:style-name="TableLine93948837302784">
          <table:table-cell table:style-name="Table26.A2" office:value-type="string">
            <text:p text:style-name="P353">SCHIB</text:p>
          </table:table-cell>
          <table:table-cell table:style-name="Table26.A2" office:value-type="string">
            <text:p text:style-name="P356">--</text:p>
          </table:table-cell>
          <table:table-cell table:style-name="Table26.A2" office:value-type="string">
            <text:p text:style-name="P363">sync</text:p>
          </table:table-cell>
          <table:table-cell table:style-name="Table26.D2" office:value-type="string">
            <text:p text:style-name="P464">Defines the Subchannel Information Block</text:p>
          </table:table-cell>
        </table:table-row>
        <table:table-row table:style-name="TableLine93948837303856">
          <table:table-cell table:style-name="Table26.A2" office:value-type="string">
            <text:p text:style-name="P353">SCSW</text:p>
          </table:table-cell>
          <table:table-cell table:style-name="Table26.A2" office:value-type="string">
            <text:p text:style-name="P356">--</text:p>
          </table:table-cell>
          <table:table-cell table:style-name="Table26.A2" office:value-type="string">
            <text:p text:style-name="P363">sync</text:p>
          </table:table-cell>
          <table:table-cell table:style-name="Table26.D2" office:value-type="string">
            <text:p text:style-name="P464">Defines the Subchannel Status Word</text:p>
          </table:table-cell>
        </table:table-row>
        <table:table-row table:style-name="TableLine93948837304928">
          <table:table-cell table:style-name="Table26.A2" office:value-type="string">
            <text:p text:style-name="P353">TABLE</text:p>
          </table:table-cell>
          <table:table-cell table:style-name="Table26.A2" office:value-type="string">
            <text:p text:style-name="P356">--</text:p>
          </table:table-cell>
          <table:table-cell table:style-name="Table26.A2" office:value-type="string">
            <text:p text:style-name="P363">table</text:p>
          </table:table-cell>
          <table:table-cell table:style-name="Table26.D2" office:value-type="string">
            <text:p text:style-name="P465"><text:span text:style-name="T268">Defines the SATK table definition structures (DSECT </text:span><text:span text:style-name="T23">TBL</text:span><text:span text:style-name="T268"> and </text:span><text:span text:style-name="T23">TBLG</text:span><text:span text:style-name="T268">)</text:span></text:p>
          </table:table-cell>
        </table:table-row>
      </table:table>
      <text:p text:style-name="P704"/>
      <text:p text:style-name="Text_20_body"><text:soft-page-break/>No structure is defined more than once.</text:p>
      <text:p text:style-name="P139"><text:span text:style-name="T131">Assembly Considerations</text:span><text:span text:style-name="T158">:</text:span></text:p>
      <text:list xml:id="list2823967433" text:style-name="L17">
        <text:list-item>
          <text:p text:style-name="P802"><text:span text:style-name="T61">D</text:span><text:span text:style-name="T48">SECTS</text:span><text:span text:style-name="T154"> requires a preceding </text:span><text:span text:style-name="T48">ARCHLVL</text:span><text:span text:style-name="T154"> macro.</text:span></text:p>
        </text:list-item>
      </text:list>
      <text:p text:style-name="P153"><text:span text:style-name="T130">Execution Considerations</text:span><text:span text:style-name="T129">: None</text:span></text:p>
      <text:p text:style-name="P23"><text:span text:style-name="T203">Label Field Usage</text:span><text:span text:style-name="T223">: </text:span><text:span text:style-name="T236">Prohibited</text:span></text:p>
      <text:p text:style-name="P597"><text:span text:style-name="T201">Positional Parameters</text:span><text:span text:style-name="T224">: </text:span><text:span text:style-name="T225">None</text:span></text:p>
      <text:p text:style-name="P606"><text:span text:style-name="T206">Keyword Parameters</text:span><text:span text:style-name="T225">:</text:span></text:p>
      <table:table table:name="Table28" table:style-name="Table28">
        <table:table-column table:style-name="Table28.A"/>
        <table:table-column table:style-name="Table28.B"/>
        <table:table-column table:style-name="Table28.C"/>
        <table:table-header-rows>
          <table:table-row table:style-name="TableLine93948837185184">
            <table:table-cell table:style-name="Table28.A1" office:value-type="string">
              <text:p text:style-name="P520">Keyword</text:p>
            </table:table-cell>
            <table:table-cell table:style-name="Table28.A1" office:value-type="string">
              <text:p text:style-name="P520">Default</text:p>
            </table:table-cell>
            <table:table-cell table:style-name="Table28.C1" office:value-type="string">
              <text:p text:style-name="P520">Description</text:p>
            </table:table-cell>
          </table:table-row>
        </table:table-header-rows>
        <table:table-row table:style-name="TableLine93948829104464">
          <table:table-cell table:style-name="Table28.A2" office:value-type="string">
            <text:p text:style-name="P354">NAME</text:p>
          </table:table-cell>
          <table:table-cell table:style-name="Table28.A2" office:value-type="string">
            <text:p text:style-name="P439">none</text:p>
          </table:table-cell>
          <table:table-cell table:style-name="Table28.C2" office:value-type="string">
            <text:p text:style-name="P438">A name or a sublist of names of those structures being defined. <text:s/>If omitted the current assembly architecture level influences the PSW format(s) and I/O related structures defined. <text:s/>See the preceding table for details.</text:p>
          </table:table-cell>
        </table:table-row>
        <table:table-row table:style-name="TableLine93948837197888">
          <table:table-cell table:style-name="Table28.A2" office:value-type="string">
            <text:p text:style-name="P354">PRINT</text:p>
          </table:table-cell>
          <table:table-cell table:style-name="Table28.A2" office:value-type="string">
            <text:p text:style-name="P425">none</text:p>
          </table:table-cell>
          <table:table-cell table:style-name="Table28.C2" office:value-type="string">
            <text:p text:style-name="P438">Specifies how the assembly <text:span text:style-name="T4">PRINT</text:span> controls are to be set during structure definition. <text:s/>When specified, the <text:span text:style-name="T4">PRINT</text:span> controls are restored following structure definition. <text:s/>If omitted, the <text:span text:style-name="T4">PRINT</text:span> controls in effect when the <text:span text:style-name="T4">DSECTS</text:span> macro is invoked are used unchanged.</text:p>
          </table:table-cell>
        </table:table-row>
      </table:table>
      <text:p text:style-name="P627"/>
      <text:p text:style-name="P627"/>
      <text:p text:style-name="P57"/>
      <text:h text:style-name="P724" text:outline-level="1"><text:bookmark-start text:name="__RefHeading___Toc7509_770127640"/>DWAIT<text:bookmark-end text:name="__RefHeading___Toc7509_770127640"/></text:h>
      <text:p text:style-name="Text_20_body"><text:span text:style-name="T210">S</text:span><text:span text:style-name="T200">ource file:</text:span><text:span text:style-name="T222"> </text:span><text:span text:style-name="T48">mac</text:span><text:span text:style-name="T73">lib</text:span><text:span text:style-name="T48">/</text:span><text:span text:style-name="T57">DWAIT</text:span><text:span text:style-name="T48">.mac</text:span></text:p>
      <text:p text:style-name="Text_20_body"><text:span text:style-name="T201">Macro</text:span><text:span text:style-name="T202"> Format</text:span><text:span text:style-name="T297">:</text:span></text:p>
      <text:p text:style-name="P675"><text:span text:style-name="T321">[label] <text:s/>DWAIT [PGM=[</text:span><text:span text:style-name="T99">01</text:span><text:span text:style-name="T103">|pp</text:span><text:span text:style-name="T321">]]</text:span></text:p>
      <text:p text:style-name="P675"><text:s text:c="15"/><text:span text:style-name="T335">[,CMP=[</text:span><text:span text:style-name="T210">0</text:span><text:span text:style-name="T335">|c]]</text:span></text:p>
      <text:p text:style-name="P675"><text:s text:c="15"/><text:span text:style-name="T335">[,CODE=[</text:span><text:span text:style-name="T210">BAD</text:span><text:span text:style-name="T335">|rrr]]</text:span></text:p>
      <text:p text:style-name="P675"><text:s text:c="15"/><text:span text:style-name="T336">[,LOAD=[YES|</text:span><text:span text:style-name="T211">NO</text:span><text:span text:style-name="T336">]]</text:span></text:p>
      <text:p text:style-name="P675"><text:s text:c="15"/></text:p>
      <text:p text:style-name="P192">The <text:span text:style-name="T4">DWAIT</text:span> macro creates a disabled wait state PSW with an instruction address that identifies the program, <text:span text:style-name="T340">its </text:span>component, and a reason code <text:span text:style-name="T340">for the program's abnormal termination.</text:span></text:p>
      <text:p text:style-name="P192"><text:span text:style-name="T340">The information is conveyed</text:span> in the following hexadecimal format<text:span text:style-name="T340">ted</text:span> <text:span text:style-name="T340">field placed in the disabled wait PSW's instruction address field</text:span>:</text:p>
      <text:p text:style-name="P543">ppcrrr</text:p>
      <text:p text:style-name="P637">where:</text:p>
      <text:list xml:id="list2650453640" text:style-name="L18">
        <text:list-item>
          <text:p text:style-name="P772"><text:span text:style-name="T4">pp</text:span> is the program's hexadecimal identifier, <text:span text:style-name="T4">00</text:span> reserved for SATK;</text:p>
        </text:list-item>
        <text:list-item>
          <text:p text:style-name="P772"><text:span text:style-name="T4">c</text:span> is the program's component hexadecimal identifier; <text:span text:style-name="T337">and</text:span></text:p>
        </text:list-item>
        <text:list-item>
          <text:p text:style-name="P772"><text:span text:style-name="T4">rrr</text:span> is the hexadecimal identifier of the reason the disabled wait state condition was entered.</text:p>
        </text:list-item>
      </text:list>
      <text:p text:style-name="P79">If no identifiers are supplied the instruction address defaults to <text:span text:style-name="T4">X'010BAD'</text:span>.</text:p>
      <text:p text:style-name="P80">The assembled PSW is that of the current assembly architecture level. <text:s/><text:span text:style-name="T339">The reporting format is compatible with all architectures.</text:span></text:p>
      <text:p text:style-name="P136"><text:span text:style-name="T131">Assembly Considerations</text:span><text:span text:style-name="T144">:</text:span></text:p>
      <text:list xml:id="list2856958637" text:style-name="L19">
        <text:list-item>
          <text:p text:style-name="P761"><text:span text:style-name="T85">D</text:span><text:span text:style-name="T4">WAIT</text:span><text:span text:style-name="T129"> requires a preceding </text:span><text:span text:style-name="T4">ARCHIND</text:span><text:span text:style-name="T129"> macro in the assembly.</text:span></text:p>
        </text:list-item>
        <text:list-item>
          <text:p text:style-name="P761"><text:span text:style-name="T129">A base register is required </text:span><text:span text:style-name="T165">i</text:span><text:span text:style-name="T129">f </text:span><text:span text:style-name="T4">LOAD=YES</text:span><text:span text:style-name="T129"> is used.</text:span></text:p>
        </text:list-item>
      </text:list>
      <text:p text:style-name="P154"><text:span text:style-name="T130">Execution Considerations</text:span><text:span text:style-name="T129">:</text:span></text:p>
      <text:p text:style-name="P168"><text:span text:style-name="T4">DWAIT</text:span><text:span text:style-name="T129"> always generates a 64-bit PSW. <text:s/>In architecture levels 1-8, the PSW format is the current </text:span><text:span text:style-name="T4">XMODE</text:span><text:span text:style-name="T129"> </text:span><text:span text:style-name="T4">PSW</text:span><text:span text:style-name="T129"> setting. <text:s/>In architecture level 9, the PSW is always </text:span><text:span text:style-name="T4">PSWE390</text:span><text:span text:style-name="T129">. <text:s/>This means that any PSW created by </text:span><text:span text:style-name="T4">DWAIT</text:span><text:span text:style-name="T129"> must be loaded using the LPSW instruction, never LPSWE. <text:s/>When </text:span><text:span text:style-name="T4">LOAD=YES</text:span><text:span text:style-name="T129">, the </text:span><text:span text:style-name="T4">DWAIT</text:span><text:span text:style-name="T129"> macro automatically uses LPSW.</text:span></text:p>
      <text:p text:style-name="P30"><text:span text:style-name="T203">Label Field Usage</text:span><text:span text:style-name="T338">:</text:span></text:p>
      <text:p text:style-name="P556">The label field is associated with the first instruction generated by the macro when present.</text:p>
      <text:p text:style-name="P594"><text:span text:style-name="T201">Positional Parameters</text:span><text:span text:style-name="T224">: </text:span><text:span text:style-name="T225">None</text:span></text:p>
      <text:p text:style-name="P604"><text:soft-page-break/><text:span text:style-name="T206">Keyword Parameters</text:span><text:span text:style-name="T225">:</text:span></text:p>
      <table:table table:name="Table24" table:style-name="Table24">
        <table:table-column table:style-name="Table24.A"/>
        <table:table-column table:style-name="Table24.B"/>
        <table:table-column table:style-name="Table24.C"/>
        <table:table-header-rows>
          <table:table-row table:style-name="TableLine93948835931568">
            <table:table-cell table:style-name="Table24.A1" office:value-type="string">
              <text:p text:style-name="P517">Keyword</text:p>
            </table:table-cell>
            <table:table-cell table:style-name="Table24.A1" office:value-type="string">
              <text:p text:style-name="P517">Default</text:p>
            </table:table-cell>
            <table:table-cell table:style-name="Table24.C1" office:value-type="string">
              <text:p text:style-name="P517">Description</text:p>
            </table:table-cell>
          </table:table-row>
        </table:table-header-rows>
        <table:table-row table:style-name="TableLine93948827285936">
          <table:table-cell table:style-name="Table24.A2" office:value-type="string">
            <text:p text:style-name="P339">CMP</text:p>
          </table:table-cell>
          <table:table-cell table:style-name="Table24.A2" office:value-type="string">
            <text:p text:style-name="P340">0</text:p>
          </table:table-cell>
          <table:table-cell table:style-name="Table24.C2" office:value-type="string">
            <text:p text:style-name="P426">The program component, the <text:span text:style-name="T4">c</text:span> hexadecimal digit of the instruction address.</text:p>
          </table:table-cell>
        </table:table-row>
        <table:table-row table:style-name="TableLine93948827287744">
          <table:table-cell table:style-name="Table24.A2" office:value-type="string">
            <text:p text:style-name="P339">CODE</text:p>
          </table:table-cell>
          <table:table-cell table:style-name="Table24.A2" office:value-type="string">
            <text:p text:style-name="P340">BAD</text:p>
          </table:table-cell>
          <table:table-cell table:style-name="Table24.C2" office:value-type="string">
            <text:p text:style-name="P426">The reason code for why the program entered the disabled wait state, the <text:span text:style-name="T4">rrr</text:span> hexadecimal digits of the instruction address.</text:p>
          </table:table-cell>
        </table:table-row>
        <table:table-row table:style-name="TableLine93948829103168">
          <table:table-cell table:style-name="Table24.A2" office:value-type="string">
            <text:p text:style-name="P341">LOAD</text:p>
          </table:table-cell>
          <table:table-cell table:style-name="Table24.A2" office:value-type="string">
            <text:p text:style-name="P343">NO</text:p>
          </table:table-cell>
          <table:table-cell table:style-name="Table24.C2" office:value-type="string">
            <text:p text:style-name="P427">Whether the disabled wait state should be loaded <text:span text:style-name="T341">as the current PSW</text:span> <text:span text:style-name="T4">LOAD=YES</text:span> or just assembled <text:span text:style-name="T4">LOAD=NO</text:span>.</text:p>
          </table:table-cell>
        </table:table-row>
        <table:table-row table:style-name="TableLine93948829101808">
          <table:table-cell table:style-name="Table24.A2" office:value-type="string">
            <text:p text:style-name="P339">PGM</text:p>
          </table:table-cell>
          <table:table-cell table:style-name="Table24.A2" office:value-type="string">
            <text:p text:style-name="P340">01</text:p>
          </table:table-cell>
          <table:table-cell table:style-name="Table24.C2" office:value-type="string">
            <text:p text:style-name="P426">The program identifier, the <text:span text:style-name="T4">pp</text:span> hexadecimal digits of the instruction address. <text:s/>Program identifier <text:span text:style-name="T4">00</text:span> is reserved for use by SATK.</text:p>
          </table:table-cell>
        </table:table-row>
      </table:table>
      <text:p text:style-name="P613"/>
      <text:p text:style-name="P613"><text:span text:style-name="T199">Programming Note</text:span>:</text:p>
      <text:p text:style-name="P615">Programmers are encouraged to document the usage of the disabled wait states whether created by <text:span text:style-name="T4">DWAIT</text:span> or a different reporting scheme for the instruction address field.</text:p>
      <text:p text:style-name="P613"/>
      <text:p text:style-name="P613"/>
      <text:h text:style-name="P724" text:outline-level="1"><text:bookmark-start text:name="__RefHeading___Toc7703_770127640"/>DWAITEND<text:bookmark-end text:name="__RefHeading___Toc7703_770127640"/></text:h>
      <text:p text:style-name="P193"><text:span text:style-name="T210">S</text:span><text:span text:style-name="T200">ource file:</text:span><text:span text:style-name="T222"> </text:span><text:span text:style-name="T48">mac</text:span><text:span text:style-name="T73">lib</text:span><text:span text:style-name="T48">/</text:span><text:span text:style-name="T57">DWAIT</text:span><text:span text:style-name="T58">END</text:span><text:span text:style-name="T48">.mac</text:span></text:p>
      <text:p text:style-name="P193"><text:span text:style-name="T201">Macro</text:span><text:span text:style-name="T202"> Format</text:span><text:span text:style-name="T297">:</text:span></text:p>
      <text:p text:style-name="P676"><text:span text:style-name="T321">[label] <text:s/>DWAITEND [LOAD=[YES|</text:span><text:span text:style-name="T205">NO</text:span><text:span text:style-name="T321">]]</text:span></text:p>
      <text:p text:style-name="Text_20_body"/>
      <text:p text:style-name="P194">The <text:span text:style-name="T4">DWAITEND</text:span> macro creates a disabled wait PSW indicating the normal termination of the program. <text:s/>The instruction address field of the PSW is set to zero.</text:p>
      <text:p text:style-name="P614">The assembled PSW is that of the current assembly architecture level.</text:p>
      <text:p text:style-name="P137"><text:span text:style-name="T131">Assembly Considerations</text:span><text:span text:style-name="T144">:</text:span></text:p>
      <text:list xml:id="list82147162541784" text:continue-numbering="true" text:style-name="L19">
        <text:list-item>
          <text:p text:style-name="P762"><text:span text:style-name="T85">D</text:span><text:span text:style-name="T4">WAIT</text:span><text:span text:style-name="T104">END</text:span><text:span text:style-name="T129"> requires a preceding </text:span><text:span text:style-name="T4">ARCHIND</text:span><text:span text:style-name="T129"> macro in the assembly.</text:span></text:p>
        </text:list-item>
        <text:list-item>
          <text:p text:style-name="P762"><text:span text:style-name="T129">A base register is required </text:span><text:span text:style-name="T165">i</text:span><text:span text:style-name="T129">f </text:span><text:span text:style-name="T4">LOAD=YES</text:span><text:span text:style-name="T129"> is used.</text:span></text:p>
        </text:list-item>
      </text:list>
      <text:p text:style-name="P155"><text:span text:style-name="T130">Execution Considerations</text:span><text:span text:style-name="T129">:</text:span></text:p>
      <text:p text:style-name="P169"><text:span text:style-name="T4">DWAIT</text:span><text:span text:style-name="T127">END</text:span><text:span text:style-name="T129"> always generates a 64-bit PSW. <text:s/>In architecture levels 1-8, the PSW format is the current </text:span><text:span text:style-name="T4">XMODE PSW</text:span><text:span text:style-name="T129"> setting. <text:s/>In architecture level 9, the PSW format is always </text:span><text:span text:style-name="T4">PSWE390</text:span><text:span text:style-name="T129">. <text:s/>This means that </text:span><text:span text:style-name="T188">the</text:span><text:span text:style-name="T129"> PSW created by </text:span><text:span text:style-name="T4">DWAIT</text:span><text:span text:style-name="T127">END</text:span><text:span text:style-name="T129"> must be loaded using the LPSW instruction, never LPSWE. <text:s/>When </text:span><text:span text:style-name="T4">LOAD=YES</text:span><text:span text:style-name="T129">, the </text:span><text:span text:style-name="T4">DWAIT</text:span><text:span text:style-name="T127">END</text:span><text:span text:style-name="T129"> macro automatically uses LPSW.</text:span></text:p>
      <text:p text:style-name="P31"><text:span text:style-name="T203">Label Field Usage</text:span><text:span text:style-name="T338">:</text:span></text:p>
      <text:p text:style-name="P557">The label field is associated with the first instruction generated by the macro when present.</text:p>
      <text:p text:style-name="P595"><text:span text:style-name="T201">Positional Parameters</text:span><text:span text:style-name="T224">: </text:span><text:span text:style-name="T225">None</text:span></text:p>
      <text:p text:style-name="P605"><text:span text:style-name="T206">Keyword Parameters</text:span><text:span text:style-name="T225">:</text:span></text:p>
      <table:table table:name="Table25" table:style-name="Table25">
        <table:table-column table:style-name="Table25.A"/>
        <table:table-column table:style-name="Table25.B"/>
        <table:table-column table:style-name="Table25.C"/>
        <table:table-header-rows>
          <table:table-row table:style-name="TableLine93948899118320">
            <table:table-cell table:style-name="Table25.A1" office:value-type="string">
              <text:p text:style-name="P518">Keyword</text:p>
            </table:table-cell>
            <table:table-cell table:style-name="Table25.A1" office:value-type="string">
              <text:p text:style-name="P518">Default</text:p>
            </table:table-cell>
            <table:table-cell table:style-name="Table25.C1" office:value-type="string">
              <text:p text:style-name="P518">Description</text:p>
            </table:table-cell>
          </table:table-row>
        </table:table-header-rows>
        <table:table-row table:style-name="TableLine93948895718384">
          <table:table-cell table:style-name="Table25.A2" office:value-type="string">
            <text:p text:style-name="P342">LOAD</text:p>
          </table:table-cell>
          <table:table-cell table:style-name="Table25.A2" office:value-type="string">
            <text:p text:style-name="P344">NO</text:p>
          </table:table-cell>
          <table:table-cell table:style-name="Table25.C2" office:value-type="string">
            <text:p text:style-name="P428">Whether the disabled wait state should be loaded <text:span text:style-name="T341">as the current PSW</text:span> <text:span text:style-name="T4">LOAD=YES</text:span> or just assembled <text:span text:style-name="T4">LOAD=NO</text:span>.</text:p>
          </table:table-cell>
        </table:table-row>
      </table:table>
      <text:p text:style-name="P614"/>
      <text:p text:style-name="P616"><text:span text:style-name="T130">Programming Note</text:span>:</text:p>
      <text:p text:style-name="P616">It is recommended that <text:span text:style-name="T4">DWAITEND</text:span> be used when normally terminating a stand alone program.</text:p>
      <text:p text:style-name="P616"/>
      <text:p text:style-name="P616"/>
      <text:h text:style-name="P724" text:outline-level="1"><text:bookmark-start text:name="__RefHeading___Toc7705_770127640"/>ESA390<text:bookmark-end text:name="__RefHeading___Toc7705_770127640"/></text:h>
      <text:p text:style-name="P195"><text:span text:style-name="T210">S</text:span><text:span text:style-name="T200">ource file:</text:span><text:span text:style-name="T222"> </text:span><text:span text:style-name="T48">mac</text:span><text:span text:style-name="T73">lib</text:span><text:span text:style-name="T48">/</text:span><text:span text:style-name="T59">ESA390</text:span><text:span text:style-name="T48">.mac</text:span></text:p>
      <text:p text:style-name="P195"><text:span text:style-name="T201">Macro</text:span><text:span text:style-name="T202"> Format</text:span><text:span text:style-name="T297">:</text:span></text:p>
      <text:p text:style-name="P681">[label] <text:s/>ESA390 pair,cpur</text:p>
      <text:p text:style-name="P677"><text:s text:c="16"/><text:span text:style-name="T342">[,SUCCESS=label]</text:span></text:p>
      <text:p text:style-name="P677"><text:s text:c="16"/><text:span text:style-name="T342">[,FAIL=label]</text:span></text:p>
      <text:p text:style-name="Text_20_body"/>
      <text:p text:style-name="P196">The <text:span text:style-name="T4">ESA390</text:span> macro changes the system architecture from z/Architecture <text:span text:style-name="T368">to ESA/390</text:span>.</text:p>
      <text:p text:style-name="P138"><text:span text:style-name="T131">Assembly Considerations</text:span><text:span text:style-name="T144">:</text:span></text:p>
      <text:list xml:id="list2798219825" text:style-name="L20">
        <text:list-item>
          <text:p text:style-name="P803"><text:span text:style-name="T107">ESA390</text:span><text:span text:style-name="T167"> requires a preceding </text:span><text:span text:style-name="T106">ARCH</text:span><text:span text:style-name="T107">LVL</text:span><text:span text:style-name="T167"> macro in the assembly.</text:span></text:p>
        </text:list-item>
      </text:list>
      <text:p text:style-name="P196"><text:span text:style-name="T180">E</text:span><text:span text:style-name="T179">xecution Considerations</text:span><text:span text:style-name="T166">:</text:span></text:p>
      <text:list xml:id="list1389077907" text:style-name="L21">
        <text:list-item>
          <text:p text:style-name="P773">See the section “Side-Effects of Architecture Mode Changes” for execution considerations when using ESA390 macro.</text:p>
        </text:list-item>
        <text:list-item>
          <text:p text:style-name="P775">The condition code is set with the same conditions as described by the <text:span text:style-name="T4">SIGCPU</text:span> macro.</text:p>
        </text:list-item>
      </text:list>
      <text:p text:style-name="P32"><text:span text:style-name="T203">Label Field Usage</text:span><text:span text:style-name="T338">:</text:span></text:p>
      <text:p text:style-name="P558">The label field is associated with the first instruction generated by the macro when present.</text:p>
      <text:p text:style-name="P596"><text:span text:style-name="T201">Positional Parameters</text:span><text:span text:style-name="T224">:</text:span></text:p>
      <text:list xml:id="list2864285943" text:style-name="L22">
        <text:list-item>
          <text:p text:style-name="P792"><text:span text:style-name="T224">T</text:span><text:span text:style-name="T221">he </text:span><text:span text:style-name="T48">pair</text:span><text:span text:style-name="T221"> positional parameter requires the identification of an even/odd general register pair used to the architecture change.</text:span></text:p>
        </text:list-item>
        <text:list-item>
          <text:p text:style-name="P792"><text:span text:style-name="T221">The </text:span><text:span text:style-name="T48">cpur</text:span><text:span text:style-name="T221"> positional parameter requires the identification of another general register used by the architecture change.</text:span></text:p>
        </text:list-item>
      </text:list>
      <text:p text:style-name="P24"><text:span text:style-name="T199">Keyword Parameters</text:span><text:span text:style-name="T221">:</text:span></text:p>
      <table:table table:name="Table27" table:style-name="Table27">
        <table:table-column table:style-name="Table27.A"/>
        <table:table-column table:style-name="Table27.B"/>
        <table:table-column table:style-name="Table27.C"/>
        <table:table-header-rows>
          <table:table-row table:style-name="TableLine93948898255456">
            <table:table-cell table:style-name="Table27.A1" office:value-type="string">
              <text:p text:style-name="P519">Keyword</text:p>
            </table:table-cell>
            <table:table-cell table:style-name="Table27.A1" office:value-type="string">
              <text:p text:style-name="P519">Default</text:p>
            </table:table-cell>
            <table:table-cell table:style-name="Table27.C1" office:value-type="string">
              <text:p text:style-name="P519">Description</text:p>
            </table:table-cell>
          </table:table-row>
        </table:table-header-rows>
        <table:table-row table:style-name="TableLine93948898266720">
          <table:table-cell table:style-name="Table27.A2" office:value-type="string">
            <text:p text:style-name="P345">FAIL</text:p>
          </table:table-cell>
          <table:table-cell table:style-name="Table27.A2" office:value-type="string">
            <text:p text:style-name="P430">none</text:p>
          </table:table-cell>
          <table:table-cell table:style-name="Table27.C2" office:value-type="string">
            <text:p text:style-name="P429">The label to which control is passed upon successful change of the architecture. <text:s/>If omitted, control passes to the next sequential instruction.</text:p>
          </table:table-cell>
        </table:table-row>
        <table:table-row table:style-name="TableLine93948898268528">
          <table:table-cell table:style-name="Table27.A2" office:value-type="string">
            <text:p text:style-name="P345">SUCCESS</text:p>
          </table:table-cell>
          <table:table-cell table:style-name="Table27.A2" office:value-type="string">
            <text:p text:style-name="P430">none</text:p>
          </table:table-cell>
          <table:table-cell table:style-name="Table27.C2" office:value-type="string">
            <text:p text:style-name="P429">The label to which control is passed upon successful change of the architecture. <text:s/>If omitted, control passes to the next sequential instruction.</text:p>
          </table:table-cell>
        </table:table-row>
      </table:table>
      <text:p text:style-name="P705"/>
      <text:p text:style-name="P50"><text:span text:style-name="T130">Programming Note</text:span>:</text:p>
      <text:p text:style-name="P53">If neither <text:span text:style-name="T4">FAIL</text:span> nor <text:span text:style-name="T4">SUCCESS</text:span> keyword parameters are supplied, control passes to the next sequential instruction regardless of the success or failure of the architecture change. <text:s text:c="3"/><text:span text:style-name="T369">The condition code can be tested by the program for success or failure and the reasons.</text:span></text:p>
      <text:p text:style-name="P50"/>
      <text:h text:style-name="Heading_20_1" text:outline-level="1"><text:bookmark-start text:name="__RefHeading___Toc8209_1010324055"/><text:soft-page-break/>LOADHL<text:bookmark-end text:name="__RefHeading___Toc8209_1010324055"/></text:h>
      <text:p text:style-name="P232"><text:span text:style-name="T210">S</text:span><text:span text:style-name="T200">ource file:</text:span><text:span text:style-name="T222"> </text:span><text:span text:style-name="T48">mac</text:span><text:span text:style-name="T73">lib</text:span><text:span text:style-name="T48">/</text:span><text:span text:style-name="T74">LOADHL</text:span><text:span text:style-name="T48">.mac</text:span></text:p>
      <text:p text:style-name="P236"><text:span text:style-name="T201">Macro</text:span><text:span text:style-name="T202"> Format</text:span><text:span text:style-name="T244">:</text:span></text:p>
      <text:p text:style-name="P262"><text:span text:style-name="T244">[</text:span><text:span text:style-name="T221">label] <text:s/>LOADHL reg,storage</text:span></text:p>
      <text:p text:style-name="P172"/>
      <text:p text:style-name="P253">The LOADHL macro loads a half-word without sign extension into a 32-bit register. <text:s/>The high order 16 bits are set to zeros.</text:p>
      <text:p text:style-name="P145"><text:span text:style-name="T131">Assembly Considerations</text:span><text:span text:style-name="T144">:</text:span></text:p>
      <text:list xml:id="list1674070582" text:style-name="L23">
        <text:list-item>
          <text:p text:style-name="P808"><text:span text:style-name="T384">LOADHL</text:span><text:span text:style-name="T167"> requires a preceding </text:span><text:span text:style-name="T385">ARCH</text:span><text:span text:style-name="T386">LVL</text:span><text:span text:style-name="T167"> macro in the assembly.</text:span></text:p>
        </text:list-item>
        <text:list-item>
          <text:p text:style-name="P810"><text:span text:style-name="T167">T</text:span><text:span text:style-name="T166">he storage positional parameter must be addressable by the program.</text:span></text:p>
        </text:list-item>
      </text:list>
      <text:p text:style-name="P233"><text:span text:style-name="T433">E</text:span><text:span text:style-name="T432">xecution Considerations</text:span><text:span text:style-name="T166">:</text:span></text:p>
      <text:p text:style-name="P572"><text:span text:style-name="T175">The macro uses INSERT CHARACTER UNDER MASK for all architectures other than S/360. <text:s/></text:span><text:span text:style-name="T176">For S/360, a LOAD HALFWORD instruction is used.</text:span></text:p>
      <text:p text:style-name="P237"><text:span text:style-name="T203">Label Field Usage</text:span><text:span text:style-name="T338">:</text:span></text:p>
      <text:p text:style-name="P570">The label field is associated with the first instruction generated by the macro when present.</text:p>
      <text:p text:style-name="P643"><text:span text:style-name="T201">Positional Parameters</text:span><text:span text:style-name="T224">:</text:span></text:p>
      <text:list xml:id="list727038542" text:style-name="L24">
        <text:list-item>
          <text:p text:style-name="P812"><text:span text:style-name="T224">T</text:span><text:span text:style-name="T221">he </text:span><text:span text:style-name="T408">reg</text:span><text:span text:style-name="T221"> positional parameter identifies the register into which the half-word is being loaded. <text:s/>The </text:span><text:span text:style-name="T408">reg</text:span><text:span text:style-name="T221"> positional parameter is required.</text:span></text:p>
        </text:list-item>
        <text:list-item>
          <text:p text:style-name="P812"><text:span text:style-name="T221">The </text:span><text:span text:style-name="T408">storage</text:span><text:span text:style-name="T221"> positional parameter identifies the half-word in storage being loaded into the register. <text:s/>The </text:span><text:span text:style-name="T408">storage</text:span><text:span text:style-name="T221"> positional parameter is required.</text:span></text:p>
        </text:list-item>
      </text:list>
      <text:p text:style-name="P251"><text:span text:style-name="T199">Keyword Parameters</text:span><text:span text:style-name="T221">: None</text:span></text:p>
      <text:p text:style-name="P242"/>
      <text:p text:style-name="P242"/>
      <text:h text:style-name="P724" text:outline-level="1"><text:bookmark-start text:name="__RefHeading___Toc9923_2705011393"/>LTEST<text:bookmark-end text:name="__RefHeading___Toc9923_2705011393"/></text:h>
      <text:p text:style-name="P271"><text:span text:style-name="T210">S</text:span><text:span text:style-name="T200">ource file:</text:span><text:span text:style-name="T222"> </text:span><text:span text:style-name="T48">mac</text:span><text:span text:style-name="T73">lib</text:span><text:span text:style-name="T48">/</text:span><text:span text:style-name="T74">L</text:span><text:span text:style-name="T75">TEST</text:span><text:span text:style-name="T48">.mac</text:span></text:p>
      <text:p text:style-name="P252"><text:span text:style-name="T201">Macro</text:span><text:span text:style-name="T202"> Format</text:span><text:span text:style-name="T244">:</text:span></text:p>
      <text:p text:style-name="P271"><text:span text:style-name="T388">[label] <text:s/></text:span><text:span text:style-name="T389">LTEST</text:span><text:span text:style-name="T388"> reg,storage</text:span></text:p>
      <text:p text:style-name="P242"/>
      <text:p text:style-name="P243">LTEST performs a fullword load from storage into a 32-bit register and sets the condition code based upon the fullword’s value.</text:p>
      <text:p text:style-name="P146"><text:span text:style-name="T131">Assembly Considerations</text:span><text:span text:style-name="T144">:</text:span></text:p>
      <text:list xml:id="list82146712350744" text:continue-list="list1674070582" text:style-name="L23">
        <text:list-item>
          <text:p text:style-name="P809"><text:span text:style-name="T390">LTEST</text:span><text:span text:style-name="T167"> requires a preceding </text:span><text:span text:style-name="T385">ARCH</text:span><text:span text:style-name="T386">LVL</text:span><text:span text:style-name="T167"> macro in the assembly.</text:span></text:p>
        </text:list-item>
        <text:list-item>
          <text:p text:style-name="P813"><text:span text:style-name="T159">T</text:span><text:span text:style-name="T154">he storage positional parameter must be addressable by the program.</text:span></text:p>
        </text:list-item>
      </text:list>
      <text:p text:style-name="P234"><text:span text:style-name="T433">E</text:span><text:span text:style-name="T432">xecution Considerations</text:span><text:span text:style-name="T166">:</text:span></text:p>
      <text:p text:style-name="P574"><text:span text:style-name="T160">The macro uses INSERT CHARACTER UNDER MASK for all architectures other than S/360. <text:s/></text:span><text:span text:style-name="T154">For S/360, LOAD </text:span><text:span text:style-name="T161">and LOAD AND TEST REGISTER </text:span><text:span text:style-name="T154">instruction</text:span><text:span text:style-name="T161">s</text:span><text:span text:style-name="T154"> </text:span><text:span text:style-name="T161">are</text:span><text:span text:style-name="T154"> used.</text:span></text:p>
      <text:p text:style-name="P238"><text:span text:style-name="T203">Label Field Usage</text:span><text:span text:style-name="T338">:</text:span></text:p>
      <text:p text:style-name="P571">The label field is associated with the first instruction generated by the macro when present.</text:p>
      <text:p text:style-name="P644"><text:span text:style-name="T201">Positional Parameters</text:span><text:span text:style-name="T224">:</text:span></text:p>
      <text:list xml:id="list82147170221583" text:continue-list="list727038542" text:style-name="L24">
        <text:list-item>
          <text:p text:style-name="P811"><text:span text:style-name="T443">T</text:span><text:span text:style-name="T444">he </text:span><text:span text:style-name="T391">reg</text:span><text:span text:style-name="T444"> positional parameter identifies the register into which the </text:span><text:span text:style-name="T445">full</text:span><text:span text:style-name="T444">word is being loaded. <text:s/>The </text:span><text:span text:style-name="T391">reg</text:span><text:span text:style-name="T444"> positional parameter is required.</text:span></text:p>
        </text:list-item>
        <text:list-item>
          <text:p text:style-name="P811"><text:span text:style-name="T444">The </text:span><text:span text:style-name="T391">storage</text:span><text:span text:style-name="T444"> positional parameter identifies the </text:span><text:span text:style-name="T445">full</text:span><text:span text:style-name="T444">word in storage being loaded into the register. <text:s/>The </text:span><text:span text:style-name="T391">storage</text:span><text:span text:style-name="T444"> positional parameter is required.</text:span></text:p>
        </text:list-item>
      </text:list>
      <text:p text:style-name="P645"><text:span text:style-name="T130">Keyword Parameters</text:span><text:span text:style-name="T154">: None</text:span></text:p>
      <text:p text:style-name="P636"/>
      <text:p text:style-name="P636"/>
      <text:h text:style-name="P726" text:outline-level="1"><text:bookmark-start text:name="__RefHeading___Toc29885_2112377125"/>MEMSZ<text:bookmark-end text:name="__RefHeading___Toc29885_2112377125"/></text:h>
      <text:p text:style-name="P274"><text:span text:style-name="T460">Source File</text:span><text:span text:style-name="T478">: </text:span><text:span text:style-name="T427">maclib</text:span><text:span text:style-name="T420">/MEMSZ.mac</text:span></text:p>
      <text:p text:style-name="P259"><text:span text:style-name="T199">Macro Format</text:span>:</text:p>
      <text:p text:style-name="P712"><text:span text:style-name="T383">[label] <text:s/>MEMSZ </text:span><text:span text:style-name="T423">r</text:span><text:span text:style-name="T383">1,</text:span><text:span text:style-name="T423">r</text:span><text:span text:style-name="T383">2,</text:span><text:span text:style-name="T423">error</text:span></text:p>
      <text:p text:style-name="P711"><text:s text:c="15"/>[,LODPARM=label]</text:p>
      <text:p text:style-name="P711"><text:span text:style-name="T496"><text:s text:c="15"/>[,POOL=[YES|</text:span><text:span text:style-name="T218">NO</text:span><text:span text:style-name="T496">]</text:span><text:span text:style-name="T497">]</text:span></text:p>
      <text:p text:style-name="P266"/>
      <text:p text:style-name="P266">MEMSZ<text:span text:style-name="T431"> determines the available memory in the system </text:span><text:span text:style-name="T481">and optionally will initialize a memory pool for use of available memory</text:span><text:span text:style-name="T431">. <text:s/></text:span><text:span text:style-name="T482">Upon completion of the macro:</text:span></text:p>
      <text:list xml:id="list3215968261" text:style-name="L25">
        <text:list-item>
          <text:p text:style-name="P823"><text:span text:style-name="T482">the even register of the r1 pair contains the size of available memory </text:span><text:span text:style-name="T477">in bytes</text:span><text:span text:style-name="T482">, and</text:span></text:p>
        </text:list-item>
        <text:list-item>
          <text:p text:style-name="P825"><text:span text:style-name="T431">the odd register of the </text:span>r1<text:span text:style-name="T431"> pair contains the last addressable memory address (the even register’s contents minus one).</text:span></text:p>
        </text:list-item>
        <text:list-item>
          <text:p text:style-name="P822"><text:span text:style-name="T480">Refer to “</text:span><text:span text:style-name="T483">Assembly Considerations” and </text:span><text:span text:style-name="T480">“Programming Considerations” for details on register content preparation before the macro is used.</text:span></text:p>
        </text:list-item>
      </text:list>
      <text:p text:style-name="P266"><text:span text:style-name="T457">Assembly Consideration</text:span><text:span text:style-name="T461">s</text:span><text:span text:style-name="T431">:</text:span></text:p>
      <text:list xml:id="list242689669" text:style-name="L26">
        <text:list-item>
          <text:p text:style-name="P817">Local memory must be addressable by the macro.</text:p>
        </text:list-item>
        <text:list-item>
          <text:p text:style-name="P817"><text:span text:style-name="T498">If </text:span><text:span text:style-name="T424">POOL=YES</text:span><text:span text:style-name="T498"> is specified, before entry to the macro, the </text:span><text:span text:style-name="T424">MEMPOOL</text:span><text:span text:style-name="T498"> DSECT must be made addressable by means of an assembler USING operation. <text:s/>The </text:span><text:span text:style-name="T503">USING </text:span><text:span text:style-name="T498">register must not be any of the four used by the macro.</text:span> </text:p>
        </text:list-item>
        <text:list-item>
          <text:p text:style-name="P828"><text:span text:style-name="T484">For S/370 or earlier architectures, the assigned storage area must be defined to </text:span><text:span text:style-name="T425">MEMSZ</text:span><text:span text:style-name="T484"> using the </text:span><text:span text:style-name="T425">ASAREA</text:span><text:span text:style-name="T484"> macro and be made addressable, </text:span><text:span text:style-name="T482">usually using general register 0</text:span><text:span text:style-name="T484">. <text:s/></text:span></text:p>
        </text:list-item>
        <text:list-item>
          <text:p text:style-name="P828"><text:span text:style-name="T478">For any architecture </text:span><text:span text:style-name="T485">later than</text:span><text:span text:style-name="T478"> S/370, the </text:span><text:span text:style-name="T420">SERVC</text:span><text:span text:style-name="T478"> </text:span><text:span text:style-name="T484">Call Control Block (SCCB) and System Control Program (SCP) information structures must be defined to </text:span><text:span text:style-name="T425">MEMSZ</text:span><text:span text:style-name="T484"> using the </text:span><text:span text:style-name="T425">SCPI</text:span><text:span text:style-name="T484"> macro.</text:span></text:p>
        </text:list-item>
      </text:list>
      <text:p text:style-name="P659"><text:span text:style-name="T457">Execution Considerations</text:span><text:span text:style-name="T431">:</text:span></text:p>
      <text:list xml:id="list3759283043" text:style-name="L27">
        <text:list-item>
          <text:p text:style-name="P830"><text:span text:style-name="T431">For z/Architecture, the CPU must be placed in z/Architecture mode </text:span><text:span text:style-name="T457">before</text:span><text:span text:style-name="T431"> using the </text:span><text:span text:style-name="T408">MEMSZ</text:span><text:span text:style-name="T431"> macro.</text:span></text:p>
        </text:list-item>
        <text:list-item>
          <text:p text:style-name="P818">For architectures following S/370, the odd register of the first pair, r1+1, must be set to the location where the results of the SERVC command will be placed.</text:p>
        </text:list-item>
        <text:list-item>
          <text:p text:style-name="P830"><text:span text:style-name="T479">The contents of the even/odd register pair identified by the r2 parameter are unpredictable </text:span><text:span text:style-name="T485">following </text:span><text:span text:style-name="T426">MEMSZ</text:span><text:span text:style-name="T485"> execution</text:span><text:span text:style-name="T479">.</text:span></text:p>
        </text:list-item>
        <text:list-item>
          <text:p text:style-name="P832"><text:span text:style-name="T479">T</text:span><text:span text:style-name="T431">he execution addressing mode is set to the maximum allowed by the architecture on exit: </text:span></text:p>
          <text:list>
            <text:list-item>
              <text:p text:style-name="P819">24-bit addresses for S/360 and S/S70,</text:p>
            </text:list-item>
            <text:list-item>
              <text:p text:style-name="P832"><text:soft-page-break/><text:span text:style-name="T431">31-bit addressing for 370-XA </text:span><text:span text:style-name="T487">through ESA/370</text:span><text:span text:style-name="T431">, </text:span><text:span text:style-name="T487">and</text:span></text:p>
            </text:list-item>
            <text:list-item>
              <text:p text:style-name="P832"><text:span text:style-name="T487">64-bit addressing for </text:span><text:span text:style-name="T431">ESA/390 and z/Architecture systems.</text:span></text:p>
            </text:list-item>
          </text:list>
        </text:list-item>
      </text:list>
      <text:p text:style-name="P660"><text:span text:style-name="T457">Label Field Usage</text:span><text:span text:style-name="T431">:</text:span></text:p>
      <text:p text:style-name="P550"><text:span text:style-name="T467">T</text:span><text:span text:style-name="T464">he label field is associated with the first instruction generated by the macro when present.</text:span></text:p>
      <text:p text:style-name="P608"><text:span text:style-name="T457">Positional Parameters</text:span><text:span text:style-name="T464">:</text:span></text:p>
      <text:list xml:id="list2070258620" text:style-name="L28">
        <text:list-item>
          <text:p text:style-name="P834"><text:span text:style-name="T448">The first positional parameter, </text:span><text:span text:style-name="T395">r1</text:span><text:span text:style-name="T448">, identifies an even/odd register pair and is required.</text:span></text:p>
        </text:list-item>
        <text:list-item>
          <text:p text:style-name="P834"><text:span text:style-name="T448">The second positional parameter, </text:span><text:span text:style-name="T395">r2</text:span><text:span text:style-name="T448">, identifies a different even/odd register pair </text:span><text:span text:style-name="T449">and </text:span><text:span text:style-name="T448">is required.</text:span></text:p>
        </text:list-item>
        <text:list-item>
          <text:p text:style-name="P795"><text:span text:style-name="T464">The third positional parameter, </text:span><text:span text:style-name="T408">error</text:span><text:span text:style-name="T464">, identifies the location to which control is passed i</text:span><text:span text:style-name="T468">f</text:span><text:span text:style-name="T464"> an error is detected. <text:s/></text:span><text:span text:style-name="T412">error</text:span><text:span text:style-name="T469"> is required.</text:span></text:p>
        </text:list-item>
      </text:list>
      <text:p text:style-name="P28"><text:span text:style-name="T457">Keyword Parameters</text:span><text:span text:style-name="T464">:</text:span></text:p>
      <table:table table:name="Table19" table:style-name="Table19">
        <table:table-column table:style-name="Table19.A"/>
        <table:table-column table:style-name="Table19.B"/>
        <table:table-column table:style-name="Table19.C"/>
        <table:table-header-rows>
          <table:table-row table:style-name="TableLine93948834242496">
            <table:table-cell table:style-name="Table19.A1" office:value-type="string">
              <text:p text:style-name="P528">Keyword</text:p>
            </table:table-cell>
            <table:table-cell table:style-name="Table19.A1" office:value-type="string">
              <text:p text:style-name="P528">Default</text:p>
            </table:table-cell>
            <table:table-cell table:style-name="Table19.C1" office:value-type="string">
              <text:p text:style-name="P528">Description</text:p>
            </table:table-cell>
          </table:table-row>
        </table:table-header-rows>
        <table:table-row table:style-name="TableLine93948896565488">
          <table:table-cell table:style-name="Table19.A2" office:value-type="string">
            <text:p text:style-name="P483">LODPARM</text:p>
          </table:table-cell>
          <table:table-cell table:style-name="Table19.A2" office:value-type="string">
            <text:p text:style-name="P470">none</text:p>
          </table:table-cell>
          <table:table-cell table:style-name="Table19.C2" office:value-type="string">
            <text:p text:style-name="P474"><text:span text:style-name="T499">The label of a</text:span><text:span text:style-name="T500">n eight-byte field into which the system </text:span><text:span text:style-name="T418">LOADPARM</text:span><text:span text:style-name="T500"> data is placed, when available. <text:s/>If not available, the field is set to eight bytes of binary zeros. <text:s/>If available but not supplied by the system configuration, the field contains eight bytes of EBCDIC spaces, X’40’. <text:s/>If </text:span><text:span text:style-name="T501">the </text:span><text:span text:style-name="T502">keyword </text:span><text:span text:style-name="T501">parameter is </text:span><text:span text:style-name="T500">omitted, no action is taken by the macro </text:span><text:span text:style-name="T501">related to </text:span><text:span text:style-name="T419">LOADPARM</text:span><text:span text:style-name="T501"> data</text:span><text:span text:style-name="T500">.</text:span></text:p>
          </table:table-cell>
        </table:table-row>
        <table:table-row table:style-name="TableLine93948896567296">
          <table:table-cell table:style-name="Table19.A2" office:value-type="string">
            <text:p text:style-name="P485">POOL</text:p>
          </table:table-cell>
          <table:table-cell table:style-name="Table19.A2" office:value-type="string">
            <text:p text:style-name="P484">NO</text:p>
          </table:table-cell>
          <table:table-cell table:style-name="Table19.C2" office:value-type="string">
            <text:p text:style-name="P471">When <text:span text:style-name="T383">POOL=YES</text:span>, <text:span text:style-name="T383">MEMSZ</text:span> will initialize a memory pool with all of available storage. <text:s/>If omitted or POOL=NO is specified, no memory pool action is taken.</text:p>
          </table:table-cell>
        </table:table-row>
      </table:table>
      <text:p text:style-name="P695"/>
      <text:p text:style-name="P662"><text:span text:style-name="T462">Programming </text:span><text:span text:style-name="T463">Considerations</text:span><text:span text:style-name="T479">:</text:span></text:p>
      <text:p text:style-name="P661"><text:span text:style-name="T431">While in all cases, two register pairs are required by the macro, </text:span><text:span text:style-name="T485">and the macro results reside in the first register pair, </text:span><text:span text:style-name="T431">the usage </text:span><text:span text:style-name="T489">during execution</text:span><text:span text:style-name="T431"> of the register pairs differ. <text:s/>For S/370 or earlier, the register pairs are used to determine the results placed in the first register pair. <text:s/></text:span><text:span text:style-name="T477">LOADPARM data is not available for S/370 or earlier systems </text:span><text:span text:style-name="T486">and if specified contains binary zeros (X’00’s)</text:span><text:span text:style-name="T477">.</text:span></text:p>
      <text:p text:style-name="P646"><text:span text:style-name="T245">For architectures later than S/370, the SERVC </text:span><text:span text:style-name="T246">privileged instruction is used to determine the memory size. <text:s/>The even register of the first pair, </text:span><text:span text:style-name="T248">r1,</text:span><text:span text:style-name="T246"> is used for the SERVC’s command code and is set by the macro. <text:s/>The odd register of the first pair, </text:span><text:span text:style-name="T248">r1+1,</text:span><text:span text:style-name="T246"> is used for the location where SERVC stores the System Control Program information. <text:s/>The odd register of the first pair, </text:span><text:span text:style-name="T248">r1+1,</text:span><text:span text:style-name="T246"> must be loaded with this location before the macro is issued by the program. <text:s/>The other register pair, </text:span><text:span text:style-name="T248">r2,</text:span><text:span text:style-name="T246"> is used internally when the macro calculates the size of available memory. <text:s/>LOADPARM data is available for architecture</text:span><text:span text:style-name="T247">s</text:span><text:span text:style-name="T246"> later than S/370, </text:span><text:span text:style-name="T247">containing EBCDIC spaces (X’40’s) or the LOADPARM data supplied by the user.</text:span></text:p>
      <text:p text:style-name="P647"><text:span text:style-name="T247">S</text:span><text:span text:style-name="T221">ee also “Programming Considerations” for the MEMSZS macro. </text:span></text:p>
      <text:p text:style-name="P636"/>
      <text:p text:style-name="P636"/>
      <text:h text:style-name="P724" text:outline-level="1"><text:bookmark-start text:name="__RefHeading___Toc9750_2623642816"/>MEMSZS<text:bookmark-end text:name="__RefHeading___Toc9750_2623642816"/></text:h>
      <text:p text:style-name="P650"><text:span text:style-name="T460">Source File</text:span><text:span text:style-name="T478">: </text:span><text:span text:style-name="T427">maclib</text:span><text:span text:style-name="T420">/MEMSZ</text:span><text:span text:style-name="T383">S</text:span><text:span text:style-name="T420">.mac</text:span></text:p>
      <text:p text:style-name="P651"><text:span text:style-name="T199">Macro Format</text:span>:</text:p>
      <text:p text:style-name="P713"><text:span text:style-name="T383">[label] <text:s/>MEMSZ</text:span><text:span text:style-name="T429">S</text:span><text:span text:style-name="T383"> </text:span><text:span text:style-name="T423">r</text:span><text:span text:style-name="T383">1,</text:span><text:span text:style-name="T423">r</text:span><text:span text:style-name="T383">2</text:span></text:p>
      <text:p text:style-name="P713"><text:span text:style-name="T383"><text:s text:c="15"/>[,</text:span><text:span text:style-name="T429">PAGESZ</text:span><text:span text:style-name="T383">=</text:span><text:span text:style-name="T402">[</text:span><text:span text:style-name="T403">2K</text:span><text:span text:style-name="T402">|</text:span><text:span text:style-name="T407">4K</text:span><text:span text:style-name="T402">]</text:span><text:span text:style-name="T383">]</text:span></text:p>
      <text:p text:style-name="Text_20_body"/>
      <text:p text:style-name="P282">MEMSZS identifies by means of sequential access the size of installed memory and the last <text:s/>installed address of the execution platform.</text:p>
      <text:p text:style-name="Text_20_body">Upon completion of the macro:</text:p>
      <text:list xml:id="list82147847964828" text:continue-list="list3215968261" text:style-name="L25">
        <text:list-item>
          <text:p text:style-name="P824"><text:span text:style-name="T482">the even register of the r1 pair contains the size of available memory </text:span><text:span text:style-name="T477">in bytes</text:span><text:span text:style-name="T482">, and</text:span></text:p>
        </text:list-item>
        <text:list-item>
          <text:p text:style-name="P826"><text:span text:style-name="T431">the odd register of the </text:span>r1<text:span text:style-name="T431"> pair contains the last addressable memory address (the even register’s contents minus one).</text:span></text:p>
        </text:list-item>
      </text:list>
      <text:p text:style-name="P261">Assembly Considerations:</text:p>
      <text:list xml:id="list696903711" text:style-name="L29">
        <text:list-item>
          <text:p text:style-name="P827"><text:span text:style-name="T484">L</text:span><text:span text:style-name="T431">ocal base register must be established before MEMSZS is invoked.</text:span></text:p>
        </text:list-item>
      </text:list>
      <text:list xml:id="list82147909702594" text:continue-list="list242689669" text:style-name="L26">
        <text:list-item>
          <text:p text:style-name="P829"><text:span text:style-name="T484">For </text:span><text:span text:style-name="T487">all</text:span><text:span text:style-name="T484"> architectures, the assigned storage area must be defined to </text:span><text:span text:style-name="T425">MEMSZ</text:span><text:span text:style-name="T430">S</text:span><text:span text:style-name="T484"> using the </text:span><text:span text:style-name="T425">ASAREA</text:span><text:span text:style-name="T484"> macro and be made addressable, </text:span><text:span text:style-name="T482">usually using general register 0</text:span><text:span text:style-name="T484">.</text:span></text:p>
        </text:list-item>
      </text:list>
      <text:p text:style-name="P261">Execution Considerations:</text:p>
      <text:list xml:id="list82147945136295" text:continue-list="list3759283043" text:style-name="L27">
        <text:list-item>
          <text:p text:style-name="P831"><text:span text:style-name="T431">For z/Architecture, the CPU must be placed in z/Architecture mode </text:span><text:span text:style-name="T457">before</text:span><text:span text:style-name="T431"> using the </text:span><text:span text:style-name="T408">MEMSZ</text:span><text:span text:style-name="T413">S</text:span><text:span text:style-name="T431"> macro.</text:span></text:p>
        </text:list-item>
        <text:list-item>
          <text:p text:style-name="P831"><text:span text:style-name="T479">The contents of the even/odd register pair identified by the r2 parameter are unpredictable </text:span><text:span text:style-name="T485">following </text:span><text:span text:style-name="T426">MEMSZ</text:span><text:span text:style-name="T430">S</text:span><text:span text:style-name="T485"> execution</text:span><text:span text:style-name="T479">.</text:span></text:p>
        </text:list-item>
        <text:list-item>
          <text:p text:style-name="P820">The execution addressing mode is set to the maximum allowed by the architecture on exit: </text:p>
          <text:list>
            <text:list-item>
              <text:p text:style-name="P820">24-bit addresses for S/360 and S/S70, </text:p>
            </text:list-item>
            <text:list-item>
              <text:p text:style-name="P833"><text:span text:style-name="T479">31-bit addressing for 370-XA </text:span><text:span text:style-name="T488">through ESA/370</text:span><text:span text:style-name="T479">, </text:span><text:span text:style-name="T488">and </text:span></text:p>
            </text:list-item>
            <text:list-item>
              <text:p text:style-name="P833"><text:span text:style-name="T487">64-bit addressing for </text:span><text:span text:style-name="T488">ESA/390 and </text:span><text:span text:style-name="T479">z/Architecture systems.</text:span></text:p>
            </text:list-item>
          </text:list>
        </text:list-item>
      </text:list>
      <text:p text:style-name="P609"><text:span text:style-name="T457">Positional Parameters</text:span><text:span text:style-name="T464">:</text:span></text:p>
      <text:list xml:id="list82147573163416" text:continue-list="list2070258620" text:style-name="L28">
        <text:list-item>
          <text:p text:style-name="P835"><text:span text:style-name="T448">The first positional parameter, </text:span><text:span text:style-name="T395">r1</text:span><text:span text:style-name="T448">, identifies an even/odd register pair and is required.</text:span></text:p>
        </text:list-item>
        <text:list-item>
          <text:p text:style-name="P835"><text:span text:style-name="T448">The second positional parameter, </text:span><text:span text:style-name="T395">r2</text:span><text:span text:style-name="T448">, identifies a different even/odd register pair </text:span><text:span text:style-name="T449">and </text:span><text:span text:style-name="T448">is required.</text:span></text:p>
        </text:list-item>
      </text:list>
      <text:p text:style-name="P247"/>
      <text:p text:style-name="P247"/>
      <text:p text:style-name="P247"/>
      <text:p text:style-name="P280"><text:soft-page-break/><text:span text:style-name="T439">K</text:span><text:span text:style-name="T432">eyword Parameters:</text:span></text:p>
      <table:table table:name="Table36" table:style-name="Table36">
        <table:table-column table:style-name="Table36.A"/>
        <table:table-column table:style-name="Table36.B"/>
        <table:table-column table:style-name="Table36.C"/>
        <table:table-header-rows>
          <table:table-row table:style-name="TableLine93948897722656">
            <table:table-cell table:style-name="Table36.A1" office:value-type="string">
              <text:p text:style-name="P530">Keyword</text:p>
            </table:table-cell>
            <table:table-cell table:style-name="Table36.A1" office:value-type="string">
              <text:p text:style-name="P530">Default</text:p>
            </table:table-cell>
            <table:table-cell table:style-name="Table36.C1" office:value-type="string">
              <text:p text:style-name="P530">Description</text:p>
            </table:table-cell>
          </table:table-row>
        </table:table-header-rows>
        <table:table-row table:style-name="TableLine93948837774384">
          <table:table-cell table:style-name="Table36.A2" office:value-type="string">
            <text:p text:style-name="P488">PAGESZ</text:p>
          </table:table-cell>
          <table:table-cell table:style-name="Table36.A2" office:value-type="string">
            <text:p text:style-name="P489">4K</text:p>
          </table:table-cell>
          <table:table-cell table:style-name="Table36.C2" office:value-type="string">
            <text:p text:style-name="P473">Specifies the physical memory page <text:span text:style-name="T504">size</text:span> as <text:span text:style-name="T383">2K</text:span> (2048) or <text:span text:style-name="T383">4K</text:span> (4096) bytes. <text:s/>Memory is examined for each physical page for availability. <text:s/>If omitted, <text:span text:style-name="T383">4K</text:span> is assumed.</text:p>
          </table:table-cell>
        </table:table-row>
      </table:table>
      <text:p text:style-name="P668"/>
      <text:p text:style-name="P260">Programming Considerations:</text:p>
      <text:p text:style-name="P281"><text:span text:style-name="T470">MEMSZS and MEMSZ are very similar, but internally </text:span><text:span text:style-name="T471">very</text:span><text:span text:style-name="T470"> </text:span><text:span text:style-name="T471">different</text:span><text:span text:style-name="T470">. <text:s/>MEMSZ uses mechanisms specific to the target architecture for determining memory size, optimized for larger memory sizes. <text:s/>MEMSZS uses a simple sequential access of memory, based upon page size to determine available memory. <text:s/>MEMSZS is optimized for smaller memory sizes. <text:s/>Both macros operate with any memory size and any execution architecture.</text:span></text:p>
      <text:p text:style-name="P652"><text:span text:style-name="T505">S</text:span>ee also “Programming Considerations” for the MEMSZ macro.</text:p>
      <text:h text:style-name="P724" text:outline-level="1"><text:bookmark-start text:name="__RefHeading___Toc8692_434569855"/>POINTER<text:bookmark-end text:name="__RefHeading___Toc8692_434569855"/></text:h>
      <text:p text:style-name="P203"><text:span text:style-name="T210">S</text:span><text:span text:style-name="T200">ource file:</text:span><text:span text:style-name="T222"> </text:span><text:span text:style-name="T48">mac</text:span><text:span text:style-name="T73">lib</text:span><text:span text:style-name="T48">/</text:span><text:span text:style-name="T62">POINTER</text:span><text:span text:style-name="T48">.mac</text:span></text:p>
      <text:p text:style-name="P203"><text:span text:style-name="T201">Macro</text:span><text:span text:style-name="T202"> Format</text:span><text:span text:style-name="T297">:</text:span></text:p>
      <text:p text:style-name="P682">[label] <text:s/><text:span text:style-name="T347">POINTER</text:span> <text:span text:style-name="T347">loc</text:span></text:p>
      <text:p text:style-name="Text_20_body"/>
      <text:p text:style-name="P204">The <text:span text:style-name="T4">POINTER</text:span> macro creates an address constant of the correct size for the current assembly architecture level.</text:p>
      <text:p text:style-name="P140"><text:span text:style-name="T131">Assembly Considerations</text:span><text:span text:style-name="T144">:</text:span></text:p>
      <text:list xml:id="list82148363067095" text:continue-list="list2798219825" text:style-name="L20">
        <text:list-item>
          <text:p text:style-name="P804"><text:span text:style-name="T108">POINTER</text:span><text:span text:style-name="T167"> requires a preceding </text:span><text:span text:style-name="T106">ARCH</text:span><text:span text:style-name="T107">LVL</text:span><text:span text:style-name="T167"> </text:span><text:span text:style-name="T168">or </text:span><text:span text:style-name="T108">ARCHIND</text:span><text:span text:style-name="T168"> </text:span><text:span text:style-name="T167">macro in the assembly.</text:span></text:p>
        </text:list-item>
      </text:list>
      <text:p text:style-name="P197"><text:span text:style-name="T180">E</text:span><text:span text:style-name="T179">xecution Considerations</text:span><text:span text:style-name="T166">: </text:span><text:span text:style-name="T168">None</text:span></text:p>
      <text:p text:style-name="P33"><text:span text:style-name="T203">Label Field Usage</text:span><text:span text:style-name="T338">:</text:span></text:p>
      <text:p text:style-name="P559"><text:span text:style-name="T168">The label field is associated with the </text:span><text:span text:style-name="T347">created address constant when present.</text:span></text:p>
      <text:p text:style-name="P617"><text:span text:style-name="T201">Positional Parameters</text:span><text:span text:style-name="T348">:</text:span></text:p>
      <text:list xml:id="list3068612684" text:style-name="L30">
        <text:list-item>
          <text:p text:style-name="P777">The required <text:span text:style-name="T4">loc</text:span> positional parameter identifies the location for which the address constant is being created.</text:p>
        </text:list-item>
      </text:list>
      <text:p text:style-name="P45"><text:span text:style-name="T199">Keyword Parameters</text:span>: <text:span text:style-name="T349">None</text:span></text:p>
      <text:p text:style-name="P45"/>
      <text:p text:style-name="P45"/>
      <text:h text:style-name="P724" text:outline-level="1"><text:bookmark-start text:name="__RefHeading___Toc8694_434569855"/>PSWFMT<text:bookmark-end text:name="__RefHeading___Toc8694_434569855"/></text:h>
      <text:p text:style-name="P205"><text:span text:style-name="T210">S</text:span><text:span text:style-name="T200">ource file:</text:span><text:span text:style-name="T222"> </text:span><text:span text:style-name="T48">mac</text:span><text:span text:style-name="T73">lib</text:span><text:span text:style-name="T48">/</text:span><text:span text:style-name="T63">PSWFMT</text:span><text:span text:style-name="T48">.mac</text:span></text:p>
      <text:p text:style-name="P205"><text:span text:style-name="T201">Macro</text:span><text:span text:style-name="T202"> Format</text:span><text:span text:style-name="T297">:</text:span></text:p>
      <text:p text:style-name="P692"><text:s text:c="10"/>PSWFMT</text:p>
      <text:p text:style-name="P45"/>
      <text:p text:style-name="P55">The <text:span text:style-name="T4">PSWFMT</text:span> macro creates one or more dummy sections for the PSW formats encountered by the current assembly architecture level. <text:s/>The following dummy sections may be assembled. </text:p>
      <table:table table:name="Table29" table:style-name="Table29">
        <table:table-column table:style-name="Table29.A"/>
        <table:table-column table:style-name="Table29.B"/>
        <table:table-column table:style-name="Table29.C"/>
        <table:table-column table:style-name="Table29.D"/>
        <table:table-header-rows>
          <table:table-row table:style-name="TableLine93948897751424">
            <table:table-cell table:style-name="Table29.A1" office:value-type="string">
              <text:p text:style-name="P534">Dummy Section</text:p>
            </table:table-cell>
            <table:table-cell table:style-name="Table29.A1" office:value-type="string">
              <text:p text:style-name="P534">Level</text:p>
            </table:table-cell>
            <table:table-cell table:style-name="Table29.A1" office:value-type="string">
              <text:p text:style-name="P534">Size (bits)</text:p>
            </table:table-cell>
            <table:table-cell table:style-name="Table29.D1" office:value-type="string">
              <text:p text:style-name="P534">Program Status Word Format</text:p>
            </table:table-cell>
          </table:table-row>
        </table:table-header-rows>
        <table:table-row table:style-name="TableLine93948898389312">
          <table:table-cell table:style-name="Table29.A2" office:value-type="string">
            <text:p text:style-name="P381">PSWB</text:p>
          </table:table-cell>
          <table:table-cell table:style-name="Table29.A2" office:value-type="string">
            <text:p text:style-name="P453">1-4</text:p>
          </table:table-cell>
          <table:table-cell table:style-name="Table29.A2" office:value-type="string">
            <text:p text:style-name="P453">64</text:p>
          </table:table-cell>
          <table:table-cell table:style-name="Table29.D2" office:value-type="string">
            <text:p text:style-name="P452">Basic-control mode</text:p>
          </table:table-cell>
        </table:table-row>
        <table:table-row table:style-name="TableLine93948898391584">
          <table:table-cell table:style-name="Table29.A2" office:value-type="string">
            <text:p text:style-name="P381">PSWE</text:p>
          </table:table-cell>
          <table:table-cell table:style-name="Table29.A2" office:value-type="string">
            <text:p text:style-name="P453">2-9</text:p>
          </table:table-cell>
          <table:table-cell table:style-name="Table29.A2" office:value-type="string">
            <text:p text:style-name="P453">64</text:p>
          </table:table-cell>
          <table:table-cell table:style-name="Table29.D2" office:value-type="string">
            <text:p text:style-name="P452">Extended-control mode</text:p>
          </table:table-cell>
        </table:table-row>
        <table:table-row table:style-name="TableLine93948898392496">
          <table:table-cell table:style-name="Table29.A2" office:value-type="string">
            <text:p text:style-name="P381">PSWZ</text:p>
          </table:table-cell>
          <table:table-cell table:style-name="Table29.A2" office:value-type="string">
            <text:p text:style-name="P453">8, 9</text:p>
          </table:table-cell>
          <table:table-cell table:style-name="Table29.A2" office:value-type="string">
            <text:p text:style-name="P453">128</text:p>
          </table:table-cell>
          <table:table-cell table:style-name="Table29.D2" office:value-type="string">
            <text:p text:style-name="P452">z/Architecture </text:p>
          </table:table-cell>
        </table:table-row>
      </table:table>
      <text:p text:style-name="P55"/>
      <text:p text:style-name="P141"><text:span text:style-name="T131">Assembly Considerations</text:span><text:span text:style-name="T144">:</text:span></text:p>
      <text:list xml:id="list82146563423816" text:continue-list="list82148363067095" text:style-name="L20">
        <text:list-item>
          <text:p text:style-name="P805"><text:span text:style-name="T109">PSWFMT</text:span><text:span text:style-name="T167"> requires a preceding </text:span><text:span text:style-name="T106">ARCH</text:span><text:span text:style-name="T107">LVL</text:span><text:span text:style-name="T167"> </text:span><text:span text:style-name="T168">or </text:span><text:span text:style-name="T108">ARCHIND</text:span><text:span text:style-name="T168"> </text:span><text:span text:style-name="T167">macro in the assembly.</text:span></text:p>
        </text:list-item>
      </text:list>
      <text:p text:style-name="P198"><text:span text:style-name="T180">E</text:span><text:span text:style-name="T179">xecution Considerations</text:span><text:span text:style-name="T166">: </text:span><text:span text:style-name="T168">None</text:span></text:p>
      <text:p text:style-name="P34"><text:span text:style-name="T203">Label Field Usage</text:span><text:span text:style-name="T338">: Prohibited</text:span></text:p>
      <text:p text:style-name="P618"><text:span text:style-name="T201">Positional Parameters</text:span><text:span text:style-name="T348">: None</text:span></text:p>
      <text:p text:style-name="P46"><text:span text:style-name="T199">Keyword Parameters</text:span>: <text:span text:style-name="T349">None</text:span></text:p>
      <text:p text:style-name="P55"/>
      <text:p text:style-name="P55"/>
      <text:h text:style-name="P724" text:outline-level="1"><text:bookmark-start text:name="__RefHeading___Toc8706_69708691"/>REGEQU<text:bookmark-end text:name="__RefHeading___Toc8706_69708691"/></text:h>
      <text:p text:style-name="P272"><text:span text:style-name="T436">S</text:span><text:span text:style-name="T437">ource file:</text:span><text:span text:style-name="T447"> </text:span><text:span text:style-name="T115">mac</text:span><text:span text:style-name="T116">lib</text:span><text:span text:style-name="T115">/REGEQU.mac</text:span></text:p>
      <text:p text:style-name="P56"><text:span text:style-name="T201">Macro</text:span><text:span text:style-name="T202"> Format</text:span><text:span text:style-name="T297">:</text:span></text:p>
      <text:p text:style-name="P694"><text:span text:style-name="T392"><text:s text:c="10"/></text:span><text:span text:style-name="T394">REGEQU</text:span><text:span text:style-name="T392"> </text:span><text:span text:style-name="T393">[,CR=[YES|</text:span><text:span text:style-name="T405">NO</text:span><text:span text:style-name="T393">]]</text:span></text:p>
      <text:p text:style-name="P694"><text:span text:style-name="T392"><text:s text:c="16"/></text:span><text:span text:style-name="T393">[,FPR=[</text:span><text:span text:style-name="T405">0</text:span><text:span text:style-name="T393">|4|16]]</text:span></text:p>
      <text:p text:style-name="P694"><text:span text:style-name="T393"><text:s text:c="16"/>[,AR=[YES|</text:span><text:span text:style-name="T405">NO</text:span><text:span text:style-name="T393">]]</text:span></text:p>
      <text:p text:style-name="P693"><text:s text:c="16"/>[,VR=[YES|NO]]</text:p>
      <text:p text:style-name="P256"/>
      <text:p text:style-name="P257"><text:span text:style-name="T383">REGEQU</text:span> provides a symbol for each general register: <text:span text:style-name="T383">R0</text:span>-<text:span text:style-name="T383">R15</text:span>. <text:s/>Optionally it provides similar symbols for floating point registers, access registers, or vector registers.</text:p>
      <text:p text:style-name="P257"><text:span text:style-name="T199">Assembly Considerations</text:span>: None</text:p>
      <text:p text:style-name="P258"><text:span text:style-name="T180">E</text:span><text:span text:style-name="T179">xecution Considerations</text:span><text:span text:style-name="T166">: </text:span><text:span text:style-name="T168">None</text:span></text:p>
      <text:p text:style-name="P44"><text:span text:style-name="T203">Label Field Usage</text:span><text:span text:style-name="T338">: Prohibited</text:span></text:p>
      <text:p text:style-name="P49"><text:span text:style-name="T199">Keyword Parameters</text:span>:</text:p>
      <table:table table:name="Table21" table:style-name="Table21">
        <table:table-column table:style-name="Table21.A"/>
        <table:table-column table:style-name="Table21.B"/>
        <table:table-column table:style-name="Table21.C"/>
        <table:table-header-rows>
          <table:table-row table:style-name="TableLine93948899450032">
            <table:table-cell table:style-name="Table21.A1" office:value-type="string">
              <text:p text:style-name="P527">Keyword</text:p>
            </table:table-cell>
            <table:table-cell table:style-name="Table21.A1" office:value-type="string">
              <text:p text:style-name="P527">Default</text:p>
            </table:table-cell>
            <table:table-cell table:style-name="Table21.C1" office:value-type="string">
              <text:p text:style-name="P527">Description</text:p>
            </table:table-cell>
          </table:table-row>
        </table:table-header-rows>
        <table:table-row table:style-name="TableLine93948895797280">
          <table:table-cell table:style-name="Table21.A2" office:value-type="string">
            <text:p text:style-name="P475">AR</text:p>
          </table:table-cell>
          <table:table-cell table:style-name="Table21.A2" office:value-type="string">
            <text:p text:style-name="P476">NO</text:p>
          </table:table-cell>
          <table:table-cell table:style-name="Table21.C2" office:value-type="string">
            <text:list xml:id="list2117754717" text:style-name="L31">
              <text:list-item>
                <text:p text:style-name="P749"><text:span text:style-name="T408">YES</text:span> – causes symbols to be created for all 16 access registers: <text:span text:style-name="T383">A0</text:span>-<text:span text:style-name="T383">A15</text:span>.</text:p>
              </text:list-item>
              <text:list-item>
                <text:p text:style-name="P749"><text:span text:style-name="T408">NO</text:span> – Inhibits creation of access register symbols.</text:p>
              </text:list-item>
            </text:list>
          </table:table-cell>
        </table:table-row>
        <table:table-row table:style-name="TableLine93948895800176">
          <table:table-cell table:style-name="Table21.A2" office:value-type="string">
            <text:p text:style-name="P475">CR</text:p>
          </table:table-cell>
          <table:table-cell table:style-name="Table21.A2" office:value-type="string">
            <text:p text:style-name="P476">NO</text:p>
          </table:table-cell>
          <table:table-cell table:style-name="Table21.C2" office:value-type="string">
            <text:list xml:id="list82148250246032" text:continue-numbering="true" text:style-name="L31">
              <text:list-item>
                <text:p text:style-name="P747"><text:span text:style-name="T415">YES</text:span><text:span text:style-name="T475"> – causes symbols to be created for all 16 control registers: </text:span><text:span text:style-name="T416">C0</text:span><text:span text:style-name="T475">-</text:span><text:span text:style-name="T416">C15</text:span><text:span text:style-name="T475">.</text:span></text:p>
              </text:list-item>
              <text:list-item>
                <text:p text:style-name="P749"><text:span text:style-name="T408">NO</text:span> – Inhibits creation of access register symbols.</text:p>
              </text:list-item>
            </text:list>
          </table:table-cell>
        </table:table-row>
        <table:table-row table:style-name="TableLine93948895800704">
          <table:table-cell table:style-name="Table21.A2" office:value-type="string">
            <text:p text:style-name="P478">FPR</text:p>
          </table:table-cell>
          <table:table-cell table:style-name="Table21.A2" office:value-type="string">
            <text:p text:style-name="P477">0</text:p>
          </table:table-cell>
          <table:table-cell table:style-name="Table21.C2" office:value-type="string">
            <text:p text:style-name="P469">Specifies the number of floating point registers for which symbols are to be created:</text:p>
            <text:list xml:id="list1613751298" text:style-name="L32">
              <text:list-item>
                <text:p text:style-name="P750">0 – no symbols are created,</text:p>
              </text:list-item>
              <text:list-item>
                <text:p text:style-name="P750">4 – four symbols are created: <text:span text:style-name="T383">F0</text:span>, <text:span text:style-name="T383">F2</text:span>, <text:span text:style-name="T383">F4</text:span>, and F6, or</text:p>
              </text:list-item>
              <text:list-item>
                <text:p text:style-name="P750">16 – symbols for all 16 floating point registers are create<text:span text:style-name="T490">d</text:span>: <text:span text:style-name="T383">F0</text:span>-<text:span text:style-name="T383">F15</text:span>.</text:p>
              </text:list-item>
            </text:list>
          </table:table-cell>
        </table:table-row>
        <table:table-row table:style-name="TableLine93948895801456">
          <table:table-cell table:style-name="Table21.A2" office:value-type="string">
            <text:p text:style-name="P478">VR</text:p>
          </table:table-cell>
          <table:table-cell table:style-name="Table21.A2" office:value-type="string">
            <text:p text:style-name="P479">NO</text:p>
          </table:table-cell>
          <table:table-cell table:style-name="Table21.C2" office:value-type="string">
            <text:list xml:id="list82147655195041" text:continue-list="list82148250246032" text:style-name="L31">
              <text:list-item>
                <text:p text:style-name="P748"><text:span text:style-name="T415">YES</text:span><text:span text:style-name="T475"> – causes symbols to be created for all </text:span><text:span text:style-name="T476">32</text:span><text:span text:style-name="T475"> </text:span><text:span text:style-name="T476">vector</text:span><text:span text:style-name="T475"> registers: </text:span><text:span text:style-name="T417">V</text:span><text:span text:style-name="T416">0</text:span><text:span text:style-name="T475">-</text:span><text:span text:style-name="T417">V31</text:span><text:span text:style-name="T475">.</text:span></text:p>
              </text:list-item>
              <text:list-item>
                <text:p text:style-name="P748"><text:span text:style-name="T415">NO</text:span><text:span text:style-name="T475"> – Inhibits creation of </text:span><text:span text:style-name="T476">vector</text:span><text:span text:style-name="T475"> register symbols.</text:span></text:p>
              </text:list-item>
            </text:list>
          </table:table-cell>
        </table:table-row>
      </table:table>
      <text:p text:style-name="P708"/>
      <text:p text:style-name="P54"><text:span text:style-name="T199">Programming Note</text:span>:</text:p>
      <text:p text:style-name="P244"><text:span text:style-name="T383">REGEQU</text:span> is independent of the targeted architecture level and is <text:span text:style-name="T199">not</text:span> dependent upon the <text:span text:style-name="T383">ARCHLVL</text:span> macro.</text:p>
      <text:p text:style-name="P49"/>
      <text:p text:style-name="P49"/>
      <text:h text:style-name="P727" text:outline-level="1"><text:bookmark-start text:name="__RefHeading___Toc23820_2112377125"/><text:span text:style-name="T477">S</text:span><text:span text:style-name="T431">CPI</text:span><text:bookmark-end text:name="__RefHeading___Toc23820_2112377125"/></text:h>
      <text:p text:style-name="P658"><text:span text:style-name="T460">Source File</text:span><text:span text:style-name="T478">: </text:span><text:span text:style-name="T422">maclib</text:span><text:span text:style-name="T420">/</text:span><text:span text:style-name="T421">SCPI</text:span><text:span text:style-name="T420">.mac</text:span></text:p>
      <text:p text:style-name="P653"><text:span text:style-name="T217">Macro Format</text:span><text:span text:style-name="T493">:</text:span></text:p>
      <text:p text:style-name="P656"><text:s text:c="10"/><text:span text:style-name="T494">SCPI</text:span></text:p>
      <text:p text:style-name="P655">SCPI creates DSECTS for <text:span text:style-name="T383">SERVC</text:span> instruction and System Control Program information. <text:s/></text:p>
      <text:p text:style-name="P655">The following DSECTS are created:</text:p>
      <text:list xml:id="list2187569673" text:style-name="L33">
        <text:list-item>
          <text:p text:style-name="P821">SCCB – the SERVC Call Control Block header</text:p>
        </text:list-item>
        <text:list-item>
          <text:p text:style-name="P821">SCP – System Control Program information</text:p>
        </text:list-item>
        <text:list-item>
          <text:p text:style-name="P821">SCPC – System Control Program CPU entry</text:p>
        </text:list-item>
        <text:list-item>
          <text:p text:style-name="P821">SCPH – System Control Program Hardware Storage Area entry</text:p>
        </text:list-item>
        <text:list-item>
          <text:p text:style-name="P821">SCPM – System Control Program MPF entry</text:p>
        </text:list-item>
      </text:list>
      <text:p text:style-name="P273"><text:span text:style-name="T383">EQUATE</text:span><text:span text:style-name="T431"> symbols for SERVC commands are created.</text:span></text:p>
      <text:p text:style-name="P265"><text:span text:style-name="T457">Assembly Consideration</text:span><text:span text:style-name="T461">s</text:span><text:span text:style-name="T431">:</text:span></text:p>
      <text:p text:style-name="P575">Generated DSECT names are fixed <text:span text:style-name="T495">and </text:span>may not be changed.</text:p>
      <text:p text:style-name="P657"><text:span text:style-name="T457">Execution Considerations</text:span><text:span text:style-name="T431">: None</text:span></text:p>
      <text:p text:style-name="P657"><text:span text:style-name="T457">Label Field Usage</text:span><text:span text:style-name="T431">: Prohibited</text:span></text:p>
      <text:p text:style-name="P607"><text:span text:style-name="T457">Positional Parameters</text:span><text:span text:style-name="T464">: </text:span><text:span text:style-name="T466">None</text:span></text:p>
      <text:p text:style-name="P610"><text:span text:style-name="T457">Keyword Parameters</text:span><text:span text:style-name="T464">: None</text:span></text:p>
      <text:p text:style-name="P649"/>
      <text:p text:style-name="P649"/>
      <text:h text:style-name="P724" text:outline-level="1"><text:bookmark-start text:name="__RefHeading___Toc9489_4061684070"/>SETZ<text:bookmark-end text:name="__RefHeading___Toc9489_4061684070"/></text:h>
      <text:p text:style-name="P663"><text:span text:style-name="T438">Source File</text:span><text:span text:style-name="T450">: </text:span><text:span text:style-name="T396">maclib</text:span><text:span text:style-name="T397">/</text:span><text:span text:style-name="T398">SETZ</text:span><text:span text:style-name="T397">.mac</text:span></text:p>
      <text:p text:style-name="P654"><text:span text:style-name="T406">Macro Format</text:span><text:span text:style-name="T399">:</text:span></text:p>
      <text:p text:style-name="P658"><text:span text:style-name="T398">[label] <text:s/></text:span><text:span text:style-name="T400"><text:s/></text:span><text:span text:style-name="T398">SETZ <text:s/>r1,r2,ok</text:span></text:p>
      <text:p text:style-name="P658"><text:span text:style-name="T398"><text:s text:c="16"/></text:span><text:span text:style-name="T401">[</text:span><text:span text:style-name="T398">,CODE=</text:span><text:span text:style-name="T401">[</text:span><text:span text:style-name="T398">004]</text:span><text:span text:style-name="T401">]</text:span></text:p>
      <text:p text:style-name="P68">SETZ takes advantage of conditional assembly available within ASMA macros to determine if an architecture change is required based upon the targeted architecture level.</text:p>
      <text:p text:style-name="P68">Source programs supporting multiple architectures may use SETZ as a convenience for conditional creation of an architecture change. <text:s/>It combines in a single macro the use of a ZARCH macro to change the architecture and a DWAIT macro terminating program execution if the architecture change fails.</text:p>
      <text:p text:style-name="P249">Assembly Considerations:</text:p>
      <text:list xml:id="list662989134" text:style-name="L34">
        <text:list-item>
          <text:p text:style-name="P778">The ARCHLVL macro must precede the SETZ macro.</text:p>
        </text:list-item>
        <text:list-item>
          <text:p text:style-name="P778">A local base register is required for any generated instructions.</text:p>
        </text:list-item>
      </text:list>
      <text:p text:style-name="P69">Execution Considerations:</text:p>
      <text:p text:style-name="P245">The content of registers used by SETZ are unpredictable following an architecture change.</text:p>
      <text:p text:style-name="P69">Label Field Usage:</text:p>
      <text:p text:style-name="P275"><text:span text:style-name="T451">When supplied and instructions are generated by SETZ, the label field is generated for the the first generated instruction. <text:s/>When no instructions are generated, the label field is ignored </text:span><text:span text:style-name="T454">and not generated</text:span><text:span text:style-name="T451">.</text:span></text:p>
      <text:p text:style-name="P277"><text:span text:style-name="T456">P</text:span><text:span text:style-name="T455">ositional Parameters:</text:span></text:p>
      <text:list xml:id="list2852567185" text:style-name="L35">
        <text:list-item>
          <text:p text:style-name="P836"><text:span text:style-name="T452">The first positional parameter, r1, is required and is passed to the ZARCH macro as its first positional parameter. <text:s/></text:span><text:span text:style-name="T453">r1</text:span><text:span text:style-name="T452"> identifies a</text:span><text:span text:style-name="T453">n even/odd</text:span><text:span text:style-name="T452"> register pair used during the architecture change.</text:span></text:p>
        </text:list-item>
        <text:list-item>
          <text:p text:style-name="P836"><text:span text:style-name="T452">The second positional parameter, r2, </text:span><text:span text:style-name="T453">is required and is passed to the ZARCH macro as its second positional parameter. <text:s/>r2 identifies another even/odd register pair used during the architecture change and must be different than the registers identified by r1.</text:span></text:p>
        </text:list-item>
        <text:list-item>
          <text:p text:style-name="P837"><text:span text:style-name="T453">The third positional parameter, ok, identifies an assembly label to which control is passed upon successful change of the architecture. <text:s/>ok is required. <text:s/></text:span><text:span text:style-name="T454">The label is passed to the ZARCH SUCCESS= keyword parameter.</text:span></text:p>
        </text:list-item>
      </text:list>
      <text:p text:style-name="P250">Keyword Parameters:</text:p>
      <table:table table:name="Table35" table:style-name="Table35">
        <table:table-column table:style-name="Table35.A"/>
        <table:table-column table:style-name="Table35.B"/>
        <table:table-column table:style-name="Table35.C"/>
        <table:table-header-rows>
          <table:table-row table:style-name="TableLine93948898305632">
            <table:table-cell table:style-name="Table35.A1" office:value-type="string">
              <text:p text:style-name="P529">Keyword</text:p>
            </table:table-cell>
            <table:table-cell table:style-name="Table35.A1" office:value-type="string">
              <text:p text:style-name="P529">Default</text:p>
            </table:table-cell>
            <table:table-cell table:style-name="Table35.C1" office:value-type="string">
              <text:p text:style-name="P529">Description</text:p>
            </table:table-cell>
          </table:table-row>
        </table:table-header-rows>
        <table:table-row table:style-name="TableLine93948899379728">
          <table:table-cell table:style-name="Table35.A2" office:value-type="string">
            <text:p text:style-name="P486">CODE</text:p>
          </table:table-cell>
          <table:table-cell table:style-name="Table35.A2" office:value-type="string">
            <text:p text:style-name="P487">004</text:p>
          </table:table-cell>
          <table:table-cell table:style-name="Table35.C2" office:value-type="string">
            <text:p text:style-name="P472">The error code placed in the generated DWAIT <text:s/>termination PSW used upon architecture change failure.</text:p>
          </table:table-cell>
        </table:table-row>
      </table:table>
      <text:p text:style-name="P710"/>
      <text:p text:style-name="P710"><text:soft-page-break/></text:p>
      <text:p text:style-name="P276">Programming Note:</text:p>
      <text:p text:style-name="P246">The macro is typically used like this:</text:p>
      <text:p text:style-name="P576"><text:span text:style-name="T383"><text:s text:c="9"/>SETZ <text:s/>R</text:span><text:span text:style-name="T428">x</text:span><text:span text:style-name="T383">,R</text:span><text:span text:style-name="T428">y</text:span><text:span text:style-name="T383">,</text:span><text:span text:style-name="T428">CHANGED</text:span></text:p>
      <text:p text:style-name="P576"><text:span text:style-name="T428">CHANGE</text:span><text:span text:style-name="T383">D <text:s/>DS <text:s text:c="3"/>OH</text:span></text:p>
      <text:p text:style-name="P580">[additional program code in new architecture]</text:p>
      <text:p text:style-name="Text_20_body"/>
      <text:p text:style-name="P278">When an architecture change is not required by the target architecture, SETZ generates no assembler statements.</text:p>
      <text:p text:style-name="Text_20_body"/>
      <text:p text:style-name="P235"/>
      <text:p text:style-name="P580"/>
      <text:p text:style-name="P235"/>
      <text:p text:style-name="Text_20_body"/>
      <text:h text:style-name="P728" text:outline-level="1"><text:bookmark-start text:name="__RefHeading___Toc9132_1315784099"/>SIGCPU<text:bookmark-end text:name="__RefHeading___Toc9132_1315784099"/></text:h>
      <text:p text:style-name="P206"><text:span text:style-name="T210">S</text:span><text:span text:style-name="T200">ource file:</text:span><text:span text:style-name="T222"> </text:span><text:span text:style-name="T48">mac</text:span><text:span text:style-name="T73">lib</text:span><text:span text:style-name="T48">/</text:span><text:span text:style-name="T64">SIGCPU</text:span><text:span text:style-name="T48">.mac</text:span></text:p>
      <text:p text:style-name="P206"><text:span text:style-name="T201">Macro</text:span><text:span text:style-name="T202"> Format</text:span><text:span text:style-name="T297">:</text:span></text:p>
      <text:p text:style-name="P686">[label] <text:s text:c="2"/>SIGCPU pair,cpur,</text:p>
      <text:p text:style-name="P686"><text:s text:c="17"/>[,ORDER=[<text:span text:style-name="T97">0</text:span>|n]]</text:p>
      <text:p text:style-name="P686"><text:s text:c="17"/>[,CPUADDR=label]</text:p>
      <text:p text:style-name="P686"><text:s text:c="17"/>[,SUCCESS=label]</text:p>
      <text:p text:style-name="P686"><text:s text:c="17"/>[,FAIL=label]</text:p>
      <text:p text:style-name="Text_20_body"/>
      <text:p text:style-name="P207">The <text:span text:style-name="T4">SIGCPU</text:span> macro issues a SIGNAL PROCESSOR instruction order to the executing CPU or some other CPU.</text:p>
      <text:p text:style-name="P208">Following the execution of SIGCPU, the condition code will be set and control will pass to</text:p>
      <text:list xml:id="list1710339589" text:style-name="L36">
        <text:list-item>
          <text:p text:style-name="P838">0 – SUCCESS path is taken</text:p>
        </text:list-item>
        <text:list-item>
          <text:p text:style-name="P838">1 – FAIL path is taken and the even register of the pair will contain detected conditions</text:p>
        </text:list-item>
        <text:list-item>
          <text:p text:style-name="P838">2 – FAIL path is taken because the addressed CPU is busy</text:p>
        </text:list-item>
        <text:list-item>
          <text:p text:style-name="P838">3 – FAIL path is taken because the addressed CPU is not operational.</text:p>
        </text:list-item>
      </text:list>
      <text:p text:style-name="P208">Depending upon how the <text:span text:style-name="T4">SUCCESS</text:span> and/or <text:span text:style-name="T4">FAIL</text:span> keyword parameters are specified, the path may be to a label or the next sequential instruction following the macro.</text:p>
      <text:p text:style-name="P142"><text:span text:style-name="T131">Assembly Considerations</text:span><text:span text:style-name="T144">:</text:span></text:p>
      <text:list xml:id="list82148277448210" text:continue-list="list82146563423816" text:style-name="L20">
        <text:list-item>
          <text:p text:style-name="P806"><text:span text:style-name="T110">SIGCPU</text:span><text:span text:style-name="T167"> requires a preceding </text:span><text:span text:style-name="T106">ARCH</text:span><text:span text:style-name="T107">LVL</text:span><text:span text:style-name="T167"> macro in the assembly.</text:span></text:p>
        </text:list-item>
        <text:list-item>
          <text:p text:style-name="P839"><text:span text:style-name="T167">T</text:span><text:span text:style-name="T166">he assembly architecture level must be greater than 1.</text:span></text:p>
        </text:list-item>
        <text:list-item>
          <text:p text:style-name="P840"><text:span text:style-name="T167">A </text:span><text:span text:style-name="T166">base register must be established prior to invoking </text:span><text:span text:style-name="T105">SIGCPU</text:span><text:span text:style-name="T166">.</text:span></text:p>
        </text:list-item>
      </text:list>
      <text:p text:style-name="P199"><text:span text:style-name="T180">E</text:span><text:span text:style-name="T179">xecution Considerations</text:span><text:span text:style-name="T166">:</text:span></text:p>
      <text:list xml:id="list2953544528" text:style-name="L37">
        <text:list-item>
          <text:p text:style-name="P779">The macro must be executed in privilege state.</text:p>
        </text:list-item>
        <text:list-item>
          <text:p text:style-name="P841"><text:span text:style-name="T169">F</text:span><text:span text:style-name="T166">or orders that require a parameter, it must be placed in the odd register of the even/odd pair prior to executing the </text:span><text:span text:style-name="T105">SIGCPU</text:span><text:span text:style-name="T166"> macro.</text:span></text:p>
        </text:list-item>
      </text:list>
      <text:p text:style-name="P35"><text:span text:style-name="T203">Label Field Usage</text:span><text:span text:style-name="T338">:</text:span></text:p>
      <text:p text:style-name="P561">The label field is associated with the first instruction of the macro when present.</text:p>
      <text:p text:style-name="P619"><text:span text:style-name="T201">Positional Parameters</text:span><text:span text:style-name="T348">:</text:span></text:p>
      <text:list xml:id="list2128535930" text:style-name="L38">
        <text:list-item>
          <text:p text:style-name="P793"><text:span text:style-name="T224">T</text:span><text:span text:style-name="T221">he </text:span><text:span text:style-name="T48">pair</text:span><text:span text:style-name="T221"> positional parameter requires the identification of an even/odd general register pair used </text:span><text:span text:style-name="T237">by the SIGNAL PROCESSOR instruction</text:span><text:span text:style-name="T221">. <text:s/></text:span><text:span text:style-name="T238">The odd register of the pair contains the parameter information for orders that require it. <text:s/>The even register of the pair contains detected status conditions if the instruction failed.</text:span></text:p>
        </text:list-item>
        <text:list-item>
          <text:p text:style-name="P780"><text:soft-page-break/>The <text:span text:style-name="T4">cpur</text:span> positional parameter requires the identification of another general register used by the <text:span text:style-name="T350">SIGNAL PROCESSOR instruction for specifying the address of the CPU to which the signal is presented</text:span>.</text:p>
        </text:list-item>
      </text:list>
      <text:p text:style-name="P25"><text:span text:style-name="T199">Keyword Parameters</text:span><text:span text:style-name="T221">:</text:span></text:p>
      <table:table table:name="Table30" table:style-name="Table30">
        <table:table-column table:style-name="Table30.A"/>
        <table:table-column table:style-name="Table30.B"/>
        <table:table-column table:style-name="Table30.C"/>
        <table:table-header-rows>
          <table:table-row table:style-name="TableLine93948898337792">
            <table:table-cell table:style-name="Table30.A1" office:value-type="string">
              <text:p text:style-name="P521">Keyword</text:p>
            </table:table-cell>
            <table:table-cell table:style-name="Table30.A1" office:value-type="string">
              <text:p text:style-name="P521">Default</text:p>
            </table:table-cell>
            <table:table-cell table:style-name="Table30.C1" office:value-type="string">
              <text:p text:style-name="P521">Description</text:p>
            </table:table-cell>
          </table:table-row>
        </table:table-header-rows>
        <table:table-row table:style-name="TableLine93948899677248">
          <table:table-cell table:style-name="Table30.A2" office:value-type="string">
            <text:p text:style-name="P357">CPUADDR</text:p>
          </table:table-cell>
          <table:table-cell table:style-name="Table30.A2" office:value-type="string">
            <text:p text:style-name="P440">none</text:p>
          </table:table-cell>
          <table:table-cell table:style-name="Table30.C2" office:value-type="string">
            <text:p text:style-name="P441"><text:span text:style-name="T351">The label of a </text:span>halfword field containing the CPU address to which the signal is sent. <text:s/>If omitted, the executing CPU is assumed to be the target and the macro provides a field for saving its CPU address.</text:p>
          </table:table-cell>
        </table:table-row>
        <table:table-row table:style-name="TableLine93948899679056">
          <table:table-cell table:style-name="Table30.A2" office:value-type="string">
            <text:p text:style-name="P346">FAIL</text:p>
          </table:table-cell>
          <table:table-cell table:style-name="Table30.A2" office:value-type="string">
            <text:p text:style-name="P431">none</text:p>
          </table:table-cell>
          <table:table-cell table:style-name="Table30.C2" office:value-type="string">
            <text:p text:style-name="P434">The label to which control is passed upon successful change of the architecture. <text:s/>If omitted, control passes to the next sequential instruction.</text:p>
          </table:table-cell>
        </table:table-row>
        <table:table-row table:style-name="TableLine93948899679856">
          <table:table-cell table:style-name="Table30.A2" office:value-type="string">
            <text:p text:style-name="P357">ORDER</text:p>
          </table:table-cell>
          <table:table-cell table:style-name="Table30.A2" office:value-type="string">
            <text:p text:style-name="P440">0</text:p>
          </table:table-cell>
          <table:table-cell table:style-name="Table30.C2" office:value-type="string">
            <text:p text:style-name="P441">The SIGNAL PROCESSOR order being issued to the target<text:span text:style-name="T351">ed</text:span> CPU <text:span text:style-name="T378">coded as a self defining term or label assigned to an absolute value</text:span></text:p>
          </table:table-cell>
        </table:table-row>
        <table:table-row table:style-name="TableLine93948899680784">
          <table:table-cell table:style-name="Table30.A2" office:value-type="string">
            <text:p text:style-name="P346">SUCCESS</text:p>
          </table:table-cell>
          <table:table-cell table:style-name="Table30.A2" office:value-type="string">
            <text:p text:style-name="P431">none</text:p>
          </table:table-cell>
          <table:table-cell table:style-name="Table30.C2" office:value-type="string">
            <text:p text:style-name="P434">The label to which control is passed upon successful change of the architecture. <text:s/>If omitted, control passes to the next sequential instruction.</text:p>
          </table:table-cell>
        </table:table-row>
      </table:table>
      <text:p text:style-name="P706"/>
      <text:p text:style-name="P51"><text:span text:style-name="T199">Programming Note</text:span>:</text:p>
      <text:p text:style-name="P51">If neither <text:span text:style-name="T4">FAIL</text:span> nor <text:span text:style-name="T4">SUCCESS</text:span> keyword parameters are supplied, control passes to the next sequential instruction regardless of the success or failure of the architecture change. <text:s/><text:span text:style-name="T352">The program should directly test the condition code following SIGCPU execution to determine the results of the attempt.</text:span></text:p>
      <text:p text:style-name="P58">Allowing the <text:span text:style-name="T4">ORDER</text:span> keyword parameter to default results in a failure of the SIGNAL PROCESSOR instruction because an order of 0 is unassigned.</text:p>
      <text:p text:style-name="P58"/>
      <text:p text:style-name="P58"/>
      <text:h text:style-name="P724" text:outline-level="1"><text:bookmark-start text:name="__RefHeading___Toc14714_1315784099"/>SMMGR<text:bookmark-end text:name="__RefHeading___Toc14714_1315784099"/></text:h>
      <text:p text:style-name="P209"><text:span text:style-name="T210">S</text:span><text:span text:style-name="T200">ource file:</text:span><text:span text:style-name="T222"> </text:span><text:span text:style-name="T48">mac</text:span><text:span text:style-name="T73">lib</text:span><text:span text:style-name="T48">/</text:span><text:span text:style-name="T64">S</text:span><text:span text:style-name="T65">MMGR</text:span><text:span text:style-name="T48">.mac</text:span></text:p>
      <text:p text:style-name="P209"><text:span text:style-name="T201">Macro</text:span><text:span text:style-name="T202"> Format</text:span><text:span text:style-name="T297">:</text:span></text:p>
      <text:p text:style-name="P687">[label] <text:s text:c="2"/><text:span text:style-name="T353">SMMGR</text:span> pair,<text:span text:style-name="T353">pairw</text:span>,<text:span text:style-name="T353">w</text:span></text:p>
      <text:p text:style-name="P687"><text:s text:c="16"/><text:span text:style-name="T353">[,BLOCK=[</text:span><text:span text:style-name="T212">9</text:span><text:span text:style-name="T353">|r]]</text:span></text:p>
      <text:p text:style-name="P687"><text:s text:c="16"/><text:span text:style-name="T353">[,RETURN=r]</text:span></text:p>
      <text:p text:style-name="P58"/>
      <text:p text:style-name="P65">The <text:span text:style-name="T4">SMMGR</text:span> macro allocates memory statically. <text:s/>The allocations are permanent and made from lower memory addresses to higher memory addresses. <text:s/>The processing is inline and may be placed within a routine, subroutine or function.</text:p>
      <text:p text:style-name="P66">The following table summarizes the register contents:</text:p>
      <table:table table:name="Table9" table:style-name="Table9">
        <table:table-column table:style-name="Table9.A"/>
        <table:table-column table:style-name="Table9.B"/>
        <table:table-column table:style-name="Table9.C"/>
        <table:table-header-rows>
          <table:table-row table:style-name="TableLine93948899688832">
            <table:table-cell table:style-name="Table9.A1" office:value-type="string">
              <text:p text:style-name="P533">Register</text:p>
            </table:table-cell>
            <table:table-cell table:style-name="Table9.A1" office:value-type="string">
              <text:p text:style-name="P533">On Macro Entry</text:p>
            </table:table-cell>
            <table:table-cell table:style-name="Table9.C1" office:value-type="string">
              <text:p text:style-name="P533">Upon Macro Exit </text:p>
            </table:table-cell>
          </table:table-row>
        </table:table-header-rows>
        <table:table-row table:style-name="TableLine93948899719248">
          <table:table-cell table:style-name="Table9.A2" office:value-type="string">
            <text:p text:style-name="P448"><text:span text:style-name="T4">pair</text:span> even</text:p>
          </table:table-cell>
          <table:table-cell table:style-name="Table9.A2" office:value-type="string">
            <text:p text:style-name="P448">Requested allocation length in bytes</text:p>
          </table:table-cell>
          <table:table-cell table:style-name="Table9.C2" office:value-type="string">
            <text:p text:style-name="P448">Address of the aligned and allocated area</text:p>
          </table:table-cell>
        </table:table-row>
        <table:table-row table:style-name="TableLine93948899721056">
          <table:table-cell table:style-name="Table9.A2" office:value-type="string">
            <text:p text:style-name="P448"><text:span text:style-name="T4">pair</text:span> odd</text:p>
          </table:table-cell>
          <table:table-cell table:style-name="Table9.A2" office:value-type="string">
            <text:p text:style-name="P448">Requested alignment factor or zero</text:p>
          </table:table-cell>
          <table:table-cell table:style-name="Table9.C3" office:value-type="string">
            <text:p text:style-name="P449">unpredictable</text:p>
          </table:table-cell>
        </table:table-row>
        <table:table-row table:style-name="TableLine93948899722208">
          <table:table-cell table:style-name="Table9.A2" office:value-type="string">
            <text:p text:style-name="P448"><text:span text:style-name="T4">pairw</text:span> even</text:p>
          </table:table-cell>
          <table:table-cell table:style-name="Table9.B4" office:value-type="string">
            <text:p text:style-name="P449">unknown</text:p>
          </table:table-cell>
          <table:table-cell table:style-name="Table9.C3" office:value-type="string">
            <text:p text:style-name="P449">unpredictable</text:p>
          </table:table-cell>
        </table:table-row>
        <table:table-row table:style-name="TableLine93948899723408">
          <table:table-cell table:style-name="Table9.A2" office:value-type="string">
            <text:p text:style-name="P448"><text:span text:style-name="T4">pairw</text:span> odd</text:p>
          </table:table-cell>
          <table:table-cell table:style-name="Table9.B4" office:value-type="string">
            <text:p text:style-name="P449">unknown</text:p>
          </table:table-cell>
          <table:table-cell table:style-name="Table9.C2" office:value-type="string">
            <text:p text:style-name="P448">Address following the allocated area</text:p>
          </table:table-cell>
        </table:table-row>
        <table:table-row table:style-name="TableLine93948899724208">
          <table:table-cell table:style-name="Table9.A2" office:value-type="string">
            <text:p text:style-name="P364">w</text:p>
          </table:table-cell>
          <table:table-cell table:style-name="Table9.B4" office:value-type="string">
            <text:p text:style-name="P449">unknown</text:p>
          </table:table-cell>
          <table:table-cell table:style-name="Table9.C2" office:value-type="string">
            <text:p text:style-name="P448">Requested allocation size</text:p>
          </table:table-cell>
        </table:table-row>
        <table:table-row table:style-name="TableLine93948899725120">
          <table:table-cell table:style-name="Table9.A2" office:value-type="string">
            <text:p text:style-name="P364">BLOCK</text:p>
          </table:table-cell>
          <table:table-cell table:style-name="Table9.A2" office:value-type="string">
            <text:p text:style-name="P448"><text:span text:style-name="T4">SMMGRB</text:span> address</text:p>
          </table:table-cell>
          <table:table-cell table:style-name="Table9.C2" office:value-type="string">
            <text:p text:style-name="P448"><text:span text:style-name="T4">SMMGRB</text:span> address</text:p>
          </table:table-cell>
        </table:table-row>
      </table:table>
      <text:p text:style-name="P66"/>
      <text:p text:style-name="P156"><text:span text:style-name="T131">Assembly Considerations</text:span><text:span text:style-name="T144">:</text:span></text:p>
      <text:list xml:id="list82147145064301" text:continue-list="list82148277448210" text:style-name="L20">
        <text:list-item>
          <text:p text:style-name="P763"><text:span text:style-name="T353">SMMGR</text:span><text:span text:style-name="T164"> requires a preceding </text:span><text:span text:style-name="T354">ARCHLVL</text:span><text:span text:style-name="T164"> </text:span><text:span text:style-name="T182">and </text:span><text:span text:style-name="T119">ARCHIND</text:span><text:span text:style-name="T182"> </text:span><text:span text:style-name="T164">macro in the assembly.</text:span></text:p>
        </text:list-item>
        <text:list-item>
          <text:p text:style-name="P764"><text:span text:style-name="T164">I</text:span><text:span text:style-name="T129">n assembly architecture levels 1-6, a base register must be established before invoking </text:span><text:span text:style-name="T4">SMMGR</text:span><text:span text:style-name="T129">.</text:span></text:p>
        </text:list-item>
      </text:list>
      <text:p text:style-name="P164"><text:span text:style-name="T132">E</text:span><text:span text:style-name="T130">xecution Considerations</text:span><text:span text:style-name="T129">:</text:span></text:p>
      <text:list xml:id="list2640398828" text:style-name="L39">
        <text:list-item>
          <text:p text:style-name="P842"><text:span text:style-name="T111">SMMGR</text:span><text:span text:style-name="T170"> only supports serial reuse </text:span><text:span text:style-name="T171">when one </text:span><text:span text:style-name="T113">SMMGRB</text:span><text:span text:style-name="T171"> is used</text:span><text:span text:style-name="T170">. <text:s/></text:span><text:span text:style-name="T113">SMMGR</text:span><text:span text:style-name="T170"> is re-entrant</text:span><text:span text:style-name="T171"> if each CPU allocates using a different </text:span><text:span text:style-name="T113">SMMGRB</text:span><text:span text:style-name="T171">.</text:span></text:p>
        </text:list-item>
        <text:list-item>
          <text:p text:style-name="P843"><text:span text:style-name="T170">The same instance of </text:span><text:span text:style-name="T111">SMMGR</text:span><text:span text:style-name="T170"> may be used with the different </text:span><text:span text:style-name="T105">SMMGRB</text:span><text:span text:style-name="T166"> managed areas </text:span><text:span text:style-name="T170">by providing a different </text:span><text:span text:style-name="T111">SMMGRB</text:span><text:span text:style-name="T170"> </text:span><text:span text:style-name="T166">address</text:span><text:span text:style-name="T170"> in the </text:span><text:span text:style-name="T111">SMMGR</text:span><text:span text:style-name="T170"> </text:span><text:span text:style-name="T111">BLOCK</text:span><text:span text:style-name="T170"> register.</text:span></text:p>
        </text:list-item>
        <text:list-item>
          <text:p text:style-name="P845"><text:span text:style-name="T170">T</text:span><text:span text:style-name="T166">he contents of the work registers are unpredictable upon completion of the allocation.</text:span></text:p>
        </text:list-item>
      </text:list>
      <text:p text:style-name="P36"><text:span text:style-name="T203">Label Field Usage</text:span><text:span text:style-name="T338">:</text:span></text:p>
      <text:p text:style-name="P562">The label field is associated with the first instruction of the macro when present.</text:p>
      <text:p text:style-name="P620"><text:span text:style-name="T201">Positional Parameters</text:span><text:span text:style-name="T348">:</text:span></text:p>
      <text:list xml:id="list944786075" text:style-name="L40">
        <text:list-item>
          <text:p text:style-name="P781">The <text:span text:style-name="T355">required</text:span> <text:span text:style-name="T4">pair</text:span> positional parameter identifies an even/odd register pair that <text:soft-page-break/>provides the allocation request to the allocation algorithm. <text:s/></text:p>
          <text:p text:style-name="P781">The even register contains the size of the area being requested. <text:s/>The odd register contains the alignment factor for the requested allocation. <text:s/>An allocation size of <text:span text:style-name="T356">0</text:span> aligns the next allocation to the requested alignment. <text:s/>Alignment must be in powers of two: 1, 2, 4, 8, etc. <text:s/><text:span text:style-name="T356">A</text:span>lignments <text:span text:style-name="T356">less than 1 are ignored</text:span>.</text:p>
          <text:p text:style-name="P783">Upon completion of the allocation, the even register of the <text:span text:style-name="T4">pair</text:span> positional parameter contains the starting address of the allocated area.</text:p>
        </text:list-item>
        <text:list-item>
          <text:p text:style-name="P782">The <text:span text:style-name="T355">required</text:span> <text:span text:style-name="T4">pair</text:span><text:span text:style-name="T126">w</text:span> positional parameter is a different even/odd pair of registers used by the allocation algorithm.</text:p>
        </text:list-item>
        <text:list-item>
          <text:p text:style-name="P796"><text:span text:style-name="T221">The </text:span><text:span text:style-name="T239">required</text:span><text:span text:style-name="T221"> </text:span><text:span text:style-name="T48">w</text:span><text:span text:style-name="T221"> positional parameter is another register used by the allocation algorithm.</text:span></text:p>
        </text:list-item>
      </text:list>
      <text:p text:style-name="P26"><text:span text:style-name="T199">Keyword Parameters</text:span><text:span text:style-name="T221">:</text:span></text:p>
      <table:table table:name="Table31" table:style-name="Table31">
        <table:table-column table:style-name="Table31.A"/>
        <table:table-column table:style-name="Table31.B"/>
        <table:table-column table:style-name="Table31.C"/>
        <table:table-header-rows>
          <table:table-row table:style-name="TableLine93948896598160">
            <table:table-cell table:style-name="Table31.A1" office:value-type="string">
              <text:p text:style-name="P522">Keyword</text:p>
            </table:table-cell>
            <table:table-cell table:style-name="Table31.A1" office:value-type="string">
              <text:p text:style-name="P522">Default</text:p>
            </table:table-cell>
            <table:table-cell table:style-name="Table31.C1" office:value-type="string">
              <text:p text:style-name="P522">Description</text:p>
            </table:table-cell>
          </table:table-row>
        </table:table-header-rows>
        <table:table-row table:style-name="TableLine93948899373920">
          <table:table-cell table:style-name="Table31.A2" office:value-type="string">
            <text:p text:style-name="P358">BLOCK</text:p>
          </table:table-cell>
          <table:table-cell table:style-name="Table31.A2" office:value-type="string">
            <text:p text:style-name="P442">9</text:p>
          </table:table-cell>
          <table:table-cell table:style-name="Table31.C2" office:value-type="string">
            <text:p text:style-name="P443">The input register that points to the <text:span text:style-name="T356">address of the </text:span>Static Memory Manager Block. <text:span text:style-name="T357">See macro </text:span><text:span text:style-name="T4">SMMGRB</text:span>.</text:p>
          </table:table-cell>
        </table:table-row>
        <table:table-row table:style-name="TableLine93948898412784">
          <table:table-cell table:style-name="Table31.A2" office:value-type="string">
            <text:p text:style-name="P358">RETURN</text:p>
          </table:table-cell>
          <table:table-cell table:style-name="Table31.A2" office:value-type="string">
            <text:p text:style-name="P432">none</text:p>
          </table:table-cell>
          <table:table-cell table:style-name="Table31.C2" office:value-type="string">
            <text:p text:style-name="P443">If present, the specified register contains the address to which control is returned upon completion of the allocation. <text:s/><text:span text:style-name="T357">If omitted, control passes the next sequential instruction following </text:span><text:span text:style-name="T120">SMMGR</text:span><text:span text:style-name="T357">.</text:span></text:p>
          </table:table-cell>
        </table:table-row>
      </table:table>
      <text:p text:style-name="Text_20_body"/>
      <text:p text:style-name="P210"><text:span text:style-name="T199">Programming Note</text:span>:</text:p>
      <text:p text:style-name="P210">The <text:span text:style-name="T4">SMMGR</text:span> macro may be used in-line, within a routine, a legacy subroutine or a function. <text:s/>For use within a function, the following is consistent with function calling conventions:</text:p>
      <text:p text:style-name="P544">SMMGR 2,6,8</text:p>
      <text:p text:style-name="P638">The function would need to supply the address of the Static Memory Manager Block in register 9 before invoking <text:span text:style-name="T4">SMMGR</text:span>.</text:p>
      <text:p text:style-name="P638">Gaps created by different alignment requirements are not recovered. <text:s/>Allocations with large alignment factors, for example, 4096 for page alignment, are recommended before small allocations when feasible.</text:p>
      <text:p text:style-name="P638"/>
      <text:p text:style-name="P638"/>
      <text:h text:style-name="P724" text:outline-level="1"><text:bookmark-start text:name="__RefHeading___Toc14858_1315784099"/>SMMGRB<text:bookmark-end text:name="__RefHeading___Toc14858_1315784099"/></text:h>
      <text:p text:style-name="P211"><text:span text:style-name="T210">S</text:span><text:span text:style-name="T200">ource file:</text:span><text:span text:style-name="T222"> </text:span><text:span text:style-name="T48">mac</text:span><text:span text:style-name="T73">lib</text:span><text:span text:style-name="T48">/</text:span><text:span text:style-name="T64">S</text:span><text:span text:style-name="T65">MMGR</text:span><text:span text:style-name="T66">B</text:span><text:span text:style-name="T48">.mac</text:span></text:p>
      <text:p text:style-name="P211"><text:span text:style-name="T201">Macro</text:span><text:span text:style-name="T202"> Format</text:span><text:span text:style-name="T297">:</text:span></text:p>
      <text:p text:style-name="P688">[label] <text:s text:c="2"/><text:span text:style-name="T353">SMMGRB</text:span> <text:span text:style-name="T358">start</text:span></text:p>
      <text:p text:style-name="P638"/>
      <text:p text:style-name="P639">The <text:span text:style-name="T4">SMMGRB</text:span> macro creates the control block used by the Static Memory Manager allocation algorithm.</text:p>
      <text:p text:style-name="P640">The block contains two 4- or 8-byte fields depending upon the assembly architecture level. <text:s/></text:p>
      <text:p text:style-name="P640">The first field identifies where the next allocation will be made before alignment occurs. <text:s/>As areas are allocated this field<text:span text:style-name="T359">'</text:span>s <text:span text:style-name="T359">content</text:span> is increased towards higher addresses.</text:p>
      <text:p text:style-name="P640">The second field is a mask used by the allocation algorithm in the performance of alignments. <text:s/><text:span text:style-name="T359">It is a field of all one bits, or a signed binary integer of -1.</text:span></text:p>
      <text:p text:style-name="P157"><text:span text:style-name="T131">Assembly Considerations</text:span><text:span text:style-name="T144">:</text:span></text:p>
      <text:list xml:id="list582654651" text:style-name="L41">
        <text:list-item>
          <text:p text:style-name="P846"><text:span text:style-name="T111">SMMGR</text:span><text:span text:style-name="T112">B</text:span><text:span text:style-name="T167"> requires a</text:span><text:span text:style-name="T170"> </text:span><text:span text:style-name="T111">ARCHIND</text:span><text:span text:style-name="T170"> </text:span><text:span text:style-name="T167">macro in the assembly.</text:span></text:p>
        </text:list-item>
        <text:list-item>
          <text:p text:style-name="P847"><text:span text:style-name="T167">B</text:span><text:span text:style-name="T166">ecause the allocation algorithm requires access to </text:span><text:span text:style-name="T105">SMMGRB</text:span><text:span text:style-name="T166">, when placing the algorithm within a routine, subroutine or function, it is recommended the it be placed close to the algorithm making it easy to establish the </text:span><text:span text:style-name="T105">SMMGR</text:span><text:span text:style-name="T166"> </text:span><text:span text:style-name="T105">BLOCK</text:span><text:span text:style-name="T166"> register.</text:span></text:p>
        </text:list-item>
      </text:list>
      <text:p text:style-name="P212"><text:span text:style-name="T180">E</text:span><text:span text:style-name="T179">xecution Considerations</text:span><text:span text:style-name="T166">:</text:span></text:p>
      <text:list xml:id="list3911602682" text:style-name="L42">
        <text:list-item>
          <text:p text:style-name="P848"><text:span text:style-name="T166">The register identified by the </text:span><text:span text:style-name="T105">SMMGR</text:span><text:span text:style-name="T166"> </text:span><text:span text:style-name="T105">BLOCK</text:span><text:span text:style-name="T166"> keyword parameter must contain the address of this macro.</text:span></text:p>
        </text:list-item>
        <text:list-item>
          <text:p text:style-name="P844"><text:span text:style-name="T166">Multiple instances of </text:span><text:span text:style-name="T105">SMMGRB</text:span><text:span text:style-name="T166"> may exist when multiple areas are being allocated with the Static Memory Manager algorithm.</text:span></text:p>
        </text:list-item>
        <text:list-item>
          <text:p text:style-name="P844"><text:span text:style-name="T166">No boundaries are placed upon the area out of which </text:span><text:span text:style-name="T105">SMMGR</text:span><text:span text:style-name="T166"> allocation requests are satisfied.</text:span></text:p>
        </text:list-item>
      </text:list>
      <text:p text:style-name="P37"><text:span text:style-name="T203">Label Field Usage</text:span><text:span text:style-name="T338">:</text:span></text:p>
      <text:p text:style-name="P563">The label field is associated with the start of the Static Memory Manager Block, if present.</text:p>
      <text:p text:style-name="P621"><text:span text:style-name="T201">Positional Parameters</text:span><text:span text:style-name="T348">:</text:span></text:p>
      <text:list xml:id="list2312560953" text:style-name="L43">
        <text:list-item>
          <text:p text:style-name="P784">The required <text:span text:style-name="T4">start</text:span> positional parameter is a label or absolute address identifying the low water mark from which the Static Memory Manager allocates requested areas.</text:p>
        </text:list-item>
      </text:list>
      <text:p text:style-name="P59"><text:span text:style-name="T199">Keyword Parameters</text:span>: None</text:p>
      <text:p text:style-name="P59"/>
      <text:p text:style-name="P59"/>
      <text:h text:style-name="P724" text:outline-level="1"><text:bookmark-start text:name="__RefHeading___Toc14860_1315784099"/>TRAP64<text:bookmark-end text:name="__RefHeading___Toc14860_1315784099"/></text:h>
      <text:p text:style-name="P213"><text:span text:style-name="T210">S</text:span><text:span text:style-name="T200">ource file:</text:span><text:span text:style-name="T222"> </text:span><text:span text:style-name="T48">mac</text:span><text:span text:style-name="T73">lib</text:span><text:span text:style-name="T48">/</text:span><text:span text:style-name="T67">TRAP64</text:span><text:span text:style-name="T48">.mac</text:span></text:p>
      <text:p text:style-name="P213"><text:span text:style-name="T201">Macro</text:span><text:span text:style-name="T202"> Format</text:span><text:span text:style-name="T297">:</text:span></text:p>
      <text:p text:style-name="P689">[label] <text:s text:c="2"/><text:span text:style-name="T360">TRAP64</text:span> <text:span text:style-name="T360">[RESTART=[</text:span><text:span text:style-name="T213">NO</text:span><text:span text:style-name="T360">|ONLY|YES]]</text:span></text:p>
      <text:p text:style-name="P689"><text:s text:c="17"/><text:span text:style-name="T360">[,PSW=[360|67|BC|EC|380|XA|E370|E390|Z]]</text:span></text:p>
      <text:p text:style-name="Text_20_body"/>
      <text:p text:style-name="P214">The <text:span text:style-name="T4">TRAP64</text:span> macro creates 64-bit disabled wait PSW's intended for placement at New PSW assigned storage locations. <text:s/>These PSW's allow the program to cease operation when an interruption class occurs for which no interrupt service routine is available.</text:p>
      <text:p text:style-name="P215">Each interruption service routine trap PSW contains in its instruction address field the real location of the corresponding old PSW's assigned storage location.</text:p>
      <text:p text:style-name="P158"><text:span text:style-name="T131">Assembly Considerations</text:span><text:span text:style-name="T144">:</text:span></text:p>
      <text:list xml:id="list143985363" text:style-name="L44">
        <text:list-item>
          <text:p text:style-name="P849"><text:span text:style-name="T172">Each</text:span><text:span text:style-name="T171"> disabled wait PSW, </text:span><text:span text:style-name="T172">except for the Restart trap PSW,</text:span><text:span text:style-name="T171"> is assembled in the same order in which their respective assigned storage new PSW's occur in memory.</text:span></text:p>
        </text:list-item>
      </text:list>
      <text:p text:style-name="P165"><text:span text:style-name="T130">Execution Considerations</text:span><text:span text:style-name="T129">:</text:span></text:p>
      <text:list xml:id="list3164559596" text:style-name="L45">
        <text:list-item>
          <text:p text:style-name="P785">If not assembled at the new PSW assigned storage location, the program must move the PSW's to their respective locations before the “trap” is enabled.</text:p>
        </text:list-item>
      </text:list>
      <text:p text:style-name="P38"><text:span text:style-name="T203">Label Field Usage</text:span><text:span text:style-name="T338">:</text:span></text:p>
      <text:p text:style-name="P564">The label field is associated with the first assembled PSW.</text:p>
      <text:p text:style-name="P622"><text:span text:style-name="T201">Positional Parameters</text:span><text:span text:style-name="T348">: None</text:span></text:p>
      <text:p text:style-name="P628"><text:span text:style-name="T199">Keyword Parameters</text:span>:</text:p>
      <table:table table:name="Table32" table:style-name="Table32">
        <table:table-column table:style-name="Table32.A"/>
        <table:table-column table:style-name="Table32.B"/>
        <table:table-column table:style-name="Table32.C"/>
        <table:table-header-rows>
          <table:table-row table:style-name="TableLine93948888114352">
            <table:table-cell table:style-name="Table32.A1" office:value-type="string">
              <text:p text:style-name="P523">Keyword</text:p>
            </table:table-cell>
            <table:table-cell table:style-name="Table32.A1" office:value-type="string">
              <text:p text:style-name="P523">Default</text:p>
            </table:table-cell>
            <table:table-cell table:style-name="Table32.C1" office:value-type="string">
              <text:p text:style-name="P523">Description</text:p>
            </table:table-cell>
          </table:table-row>
        </table:table-header-rows>
        <table:table-row table:style-name="TableLine93948888113152">
          <table:table-cell table:style-name="Table32.A2" office:value-type="string">
            <text:p text:style-name="P359">PSW</text:p>
          </table:table-cell>
          <table:table-cell table:style-name="Table32.A2" office:value-type="string">
            <text:p text:style-name="P444">none</text:p>
          </table:table-cell>
          <table:table-cell table:style-name="Table32.C2" office:value-type="string">
            <text:p text:style-name="P445">When specified, overrides the current assembly <text:span text:style-name="T4">XMODE</text:span> <text:span text:style-name="T4">PSW</text:span> setting.</text:p>
          </table:table-cell>
        </table:table-row>
        <table:table-row table:style-name="TableLine93948888127984">
          <table:table-cell table:style-name="Table32.A2" office:value-type="string">
            <text:p text:style-name="P359">RESTART</text:p>
          </table:table-cell>
          <table:table-cell table:style-name="Table32.A2" office:value-type="string">
            <text:p text:style-name="P360">NO</text:p>
          </table:table-cell>
          <table:table-cell table:style-name="Table32.C2" office:value-type="string">
            <text:p text:style-name="P445">Specifies how a restart new “trap” PSW should be created:</text:p>
            <text:list xml:id="list2520504602" text:style-name="L46">
              <text:list-item>
                <text:p text:style-name="P742"><text:span text:style-name="T4">NO</text:span> indicates a new Restart PSW will not be created</text:p>
              </text:list-item>
              <text:list-item>
                <text:p text:style-name="P742"><text:span text:style-name="T4">ONLY</text:span> indicates that only a new Restart PS<text:span text:style-name="T361">W</text:span> is created. <text:s/>Others are not</text:p>
              </text:list-item>
              <text:list-item>
                <text:p text:style-name="P742"><text:span text:style-name="T4">YES</text:span> indicates the new Restart PSW will be created along with all of the others</text:p>
              </text:list-item>
            </text:list>
          </table:table-cell>
        </table:table-row>
      </table:table>
      <text:p text:style-name="P60"/>
      <text:p text:style-name="P167"><text:span text:style-name="T131">P</text:span><text:span text:style-name="T130">rogramming Note</text:span><text:span text:style-name="T129">:</text:span></text:p>
      <text:p text:style-name="P787">TRAP64 is designed to allow a 64-bit trap PSW to be assembled anywhere within the assembly. <text:s/>When assembling the trap PSW’s within the assigned storage area, the ASALOAD macro is recommended.</text:p>
      <text:p text:style-name="P167"><text:span text:style-name="T129">A “trap” Restart New PSW must not be assembled into its assigned storage location because an IPL PSW resides in the same memory location. <text:s/>In this case, a </text:span>TRAP64<text:span text:style-name="T129"> </text:span>RESTART=ONLY<text:span text:style-name="T129"> should be used in the program, and following the IPL, the program must move the “trap” </text:span><text:soft-page-break/><text:span text:style-name="T129">Restart New PSW to its assigned storage location at real address 0.</text:span></text:p>
      <text:p text:style-name="P283"><text:span text:style-name="T177">When used with an ASMA command-line argument of </text:span><text:span text:style-name="T404">--target s390x</text:span><text:span text:style-name="T177">, the keyword </text:span><text:span text:style-name="T178">parameter</text:span><text:span text:style-name="T177"> </text:span><text:span text:style-name="T404">PSW=E390</text:span><text:span text:style-name="T177"> must be used to override the </text:span><text:span text:style-name="T404">XMODE</text:span><text:span text:style-name="T177"> </text:span><text:span text:style-name="T404">PSW</text:span><text:span text:style-name="T177"> format of </text:span><text:span text:style-name="T404">Z</text:span><text:span text:style-name="T177">. <text:s/>In this case the TRAP128 PSW is recommended.</text:span></text:p>
      <text:h text:style-name="Heading_20_1" text:outline-level="1"><text:bookmark-start text:name="__RefHeading___Toc9779_204497345"/>TRAP128<text:bookmark-end text:name="__RefHeading___Toc9779_204497345"/></text:h>
      <text:p text:style-name="P217"><text:span text:style-name="T210">S</text:span><text:span text:style-name="T200">ource file:</text:span><text:span text:style-name="T222"> </text:span><text:span text:style-name="T48">mac</text:span><text:span text:style-name="T73">lib</text:span><text:span text:style-name="T48">/</text:span><text:span text:style-name="T67">TRAP</text:span><text:span text:style-name="T68">128</text:span><text:span text:style-name="T48">.mac</text:span></text:p>
      <text:p text:style-name="P217"><text:span text:style-name="T201">Macro</text:span><text:span text:style-name="T202"> Format</text:span><text:span text:style-name="T297">:</text:span></text:p>
      <text:p text:style-name="P690">[label] <text:s text:c="2"/><text:span text:style-name="T360">TRAP128</text:span></text:p>
      <text:p text:style-name="Text_20_body"/>
      <text:p text:style-name="P218">The <text:span text:style-name="T4">TRAP128</text:span> macro creates 128-bit disabled wait PSW's <text:span text:style-name="T360"><text:s/>intended for placement at New PSW assigned storage locations. <text:s/>These PSW's allow the program to cease operation when an interruption class occurs for which no interrupt service routine is available.</text:span></text:p>
      <text:p text:style-name="P216">Each interruption service routine trap PSW contains in its instruction address field the real location of the corresponding old PSW's assigned storage location.</text:p>
      <text:p text:style-name="P159"><text:span text:style-name="T131">Assembly Considerations</text:span><text:span text:style-name="T144">:</text:span></text:p>
      <text:list xml:id="list82146921755614" text:continue-list="list143985363" text:style-name="L44">
        <text:list-item>
          <text:p text:style-name="P850"><text:span text:style-name="T172">Each</text:span><text:span text:style-name="T171"> disabled wait PSW is assembled in the same order in which their respective assigned storage new PSW's occur in memory.</text:span></text:p>
        </text:list-item>
      </text:list>
      <text:p text:style-name="P166"><text:span text:style-name="T130">Execution Considerations</text:span><text:span text:style-name="T129">:</text:span></text:p>
      <text:list xml:id="list82148015391996" text:continue-list="list3164559596" text:style-name="L45">
        <text:list-item>
          <text:p text:style-name="P786">If not assembled at the new PSW assigned storage location, the program must move the PSW's to their respective locations before the “trap” is enabled.</text:p>
        </text:list-item>
      </text:list>
      <text:p text:style-name="P39"><text:span text:style-name="T203">Label Field Usage</text:span><text:span text:style-name="T338">:</text:span></text:p>
      <text:p text:style-name="P565">The label field is associated with the first assembled PSW.</text:p>
      <text:p text:style-name="P623"><text:span text:style-name="T201">Positional Parameters</text:span><text:span text:style-name="T348">: None</text:span></text:p>
      <text:p text:style-name="P629"><text:span text:style-name="T199">Keyword Parameters</text:span>: <text:span text:style-name="T363">None</text:span></text:p>
      <text:p text:style-name="Text_20_body"/>
      <text:h text:style-name="P724" text:outline-level="1"><text:bookmark-start text:name="__RefHeading___Toc9997_204497345"/>TRAPS<text:bookmark-end text:name="__RefHeading___Toc9997_204497345"/></text:h>
      <text:p text:style-name="P219"><text:span text:style-name="T210">S</text:span><text:span text:style-name="T200">ource file:</text:span><text:span text:style-name="T222"> </text:span><text:span text:style-name="T48">mac</text:span><text:span text:style-name="T73">lib</text:span><text:span text:style-name="T48">/</text:span><text:span text:style-name="T67">TRAP</text:span><text:span text:style-name="T69">S</text:span><text:span text:style-name="T48">.mac</text:span></text:p>
      <text:p text:style-name="P219"><text:span text:style-name="T201">Macro</text:span><text:span text:style-name="T202"> Format</text:span><text:span text:style-name="T297">:</text:span></text:p>
      <text:p text:style-name="P691">[label] <text:s/><text:span text:style-name="T360">TRAPS [ENABLE=[</text:span><text:span text:style-name="T100">YES</text:span><text:span text:style-name="T360">|NO|ONLY]]</text:span></text:p>
      <text:p text:style-name="P691"><text:s text:c="15"/><text:span text:style-name="T362">[,PSW=[[360|67|BC|EC|380|XA|E370|E390|label]]</text:span></text:p>
      <text:p text:style-name="Text_20_body"/>
      <text:p text:style-name="P220">The <text:span text:style-name="T4">TRAPS</text:span> macro generates and/or enables <text:span text:style-name="T506">all </text:span>interrupt service routine trap PSW's.</text:p>
      <text:p text:style-name="P160"><text:span text:style-name="T131">Assembly Considerations</text:span><text:span text:style-name="T144">:</text:span></text:p>
      <text:list xml:id="list82147924232026" text:continue-list="list82147145064301" text:style-name="L20">
        <text:list-item>
          <text:p text:style-name="P765"><text:span text:style-name="T4">TRAPS</text:span><text:span text:style-name="T164"> requires a preceding </text:span><text:span text:style-name="T354">ARCHLVL</text:span><text:span text:style-name="T164"> </text:span><text:span text:style-name="T129">and</text:span><text:span text:style-name="T183"> </text:span><text:span text:style-name="T347">ARCHIND</text:span><text:span text:style-name="T183"> </text:span><text:span text:style-name="T164">macro in the assembly.</text:span></text:p>
        </text:list-item>
        <text:list-item>
          <text:p text:style-name="P765"><text:span text:style-name="T164">I</text:span><text:span text:style-name="T129">f interrupt service routine traps PSW's are being enabled, a preceding base register must be established.</text:span></text:p>
        </text:list-item>
      </text:list>
      <text:p text:style-name="P170"><text:span text:style-name="T164">E</text:span><text:span text:style-name="T129">xecution Considerations</text:span><text:span text:style-name="T154">: None</text:span></text:p>
      <text:p text:style-name="P40"><text:span text:style-name="T203">Label Field Usage</text:span><text:span text:style-name="T338">:</text:span></text:p>
      <text:p text:style-name="P567">The label field is associated with the first generated PSW (<text:span text:style-name="T4">ENABLE=NO</text:span>), or, otherwise, the first enabling instruction.</text:p>
      <text:p text:style-name="P624"><text:span text:style-name="T201">Positional Parameters</text:span><text:span text:style-name="T348">: None</text:span></text:p>
      <text:p text:style-name="P630"><text:span text:style-name="T199">Keyword Parameters</text:span><text:span text:style-name="T154">:</text:span></text:p>
      <table:table table:name="Table34" table:style-name="Table34">
        <table:table-column table:style-name="Table34.A"/>
        <table:table-column table:style-name="Table34.B"/>
        <table:table-column table:style-name="Table34.C"/>
        <table:table-header-rows>
          <table:table-row table:style-name="TableLine93948898257728">
            <table:table-cell table:style-name="Table34.A1" office:value-type="string">
              <text:p text:style-name="P524">Keyword</text:p>
            </table:table-cell>
            <table:table-cell table:style-name="Table34.A1" office:value-type="string">
              <text:p text:style-name="P524">Default</text:p>
            </table:table-cell>
            <table:table-cell table:style-name="Table34.C1" office:value-type="string">
              <text:p text:style-name="P524">Description</text:p>
            </table:table-cell>
          </table:table-row>
        </table:table-header-rows>
        <table:table-row table:style-name="TableLine93948895681824">
          <table:table-cell table:style-name="Table34.A2" office:value-type="string">
            <text:p text:style-name="P361">ENABLE</text:p>
          </table:table-cell>
          <table:table-cell table:style-name="Table34.A2" office:value-type="string">
            <text:p text:style-name="P362">YES</text:p>
          </table:table-cell>
          <table:table-cell table:style-name="Table34.C2" office:value-type="string">
            <text:p text:style-name="P446">Controls what is generated for a specific <text:span text:style-name="T366">instance of </text:span><text:span text:style-name="T123">TRAPS</text:span><text:span text:style-name="T366">:</text:span></text:p>
            <text:list xml:id="list3473233559" text:style-name="L47">
              <text:list-item>
                <text:p text:style-name="P744"><text:span text:style-name="T4">YES</text:span> – causes PSW generation in-line and enabling instructions.</text:p>
              </text:list-item>
              <text:list-item>
                <text:p text:style-name="P744"><text:span text:style-name="T4">ONLY</text:span> – causes only enabling instruction generation.</text:p>
              </text:list-item>
              <text:list-item>
                <text:p text:style-name="P745"><text:span text:style-name="T4">NO</text:span> – causes only PSW generation.</text:p>
              </text:list-item>
            </text:list>
          </table:table-cell>
        </table:table-row>
        <table:table-row table:style-name="TableLine93948895678304">
          <table:table-cell table:style-name="Table34.A2" office:value-type="string">
            <text:p text:style-name="P361">PSW</text:p>
          </table:table-cell>
          <table:table-cell table:style-name="Table34.A2" office:value-type="string">
            <text:p text:style-name="P447">None</text:p>
          </table:table-cell>
          <table:table-cell table:style-name="Table34.C2" office:value-type="string">
            <text:list xml:id="list2389943988" text:style-name="L48">
              <text:list-item>
                <text:p text:style-name="P743"><text:span text:style-name="T365">When </text:span><text:span text:style-name="T122">ENABLE=ONLY</text:span><text:span text:style-name="T365">, this keyword s</text:span>pecifies <text:span text:style-name="T365">the location of the new PSW's in the assembly by referencing the label associated with a corresponding </text:span><text:span text:style-name="T122">TRAPS</text:span><text:span text:style-name="T185"> </text:span><text:span text:style-name="T122">ENABLE=NO</text:span><text:span text:style-name="T365"> macro and is required.</text:span></text:p>
              </text:list-item>
              <text:list-item>
                <text:p text:style-name="P746">Otherwise, this keyword overrides the current assembly architecture level's PSW format.</text:p>
              </text:list-item>
            </text:list>
          </table:table-cell>
        </table:table-row>
      </table:table>
      <text:p text:style-name="Text_20_body"/>
      <text:p text:style-name="P221"><text:span text:style-name="T199">Programming Note</text:span>:</text:p>
      <text:p text:style-name="P221"><text:span text:style-name="T4">TRAPS</text:span> is intended for run-time use only. <text:s/><text:span text:style-name="T105">TRAPS</text:span><text:span text:style-name="T166"> must not be used to directly assemble interrupt service routine PSW's into their assigned storage locations. <text:s/>Use </text:span><text:span text:style-name="T105">TRAP64</text:span><text:span text:style-name="T166"> and/or </text:span><text:span text:style-name="T105">TRAP128</text:span><text:span text:style-name="T166"> for that purpose.</text:span></text:p>
      <text:p text:style-name="P222"><text:span text:style-name="T105">TRAPS</text:span><text:span text:style-name="T166"> </text:span><text:span text:style-name="T105">ENABLE=YES</text:span><text:span text:style-name="T166"> generates the PSW's in-line with the enabling instructions.</text:span></text:p>
      <text:p text:style-name="P64"/>
      <text:p text:style-name="P64"/>
      <text:p text:style-name="P64"><text:soft-page-break/>To separate the PSW creation from the enabling instructions in the assembly use <text:span text:style-name="T506">to enable the trap PSWs</text:span>:</text:p>
      <text:p text:style-name="P577"><text:s text:c="8"/>TRAPS ENABLE=ONLY,<text:span text:style-name="T364">PSW=PSWS</text:span></text:p>
      <text:p text:style-name="P577"/>
      <text:p text:style-name="P581">other intervening assembly statements</text:p>
      <text:p text:style-name="P669"/>
      <text:p text:style-name="P670">Use this statement to assemble the TRAP PSW’s enabled by the preceding macro.</text:p>
      <text:p text:style-name="P577"/>
      <text:p text:style-name="P577">PSWS <text:s text:c="3"/>TRA<text:span text:style-name="T364">PS ENABLE=NO</text:span></text:p>
      <text:p text:style-name="Text_20_body"/>
      <text:p text:style-name="Text_20_body"/>
      <text:h text:style-name="P724" text:outline-level="1"><text:bookmark-start text:name="__RefHeading___Toc17818_1010324055"/>VMOVE<text:bookmark-end text:name="__RefHeading___Toc17818_1010324055"/></text:h>
      <text:p text:style-name="P267"><text:span text:style-name="T458">S</text:span><text:span text:style-name="T459">ource file:</text:span><text:span text:style-name="T465"> </text:span><text:span text:style-name="T408">mac</text:span><text:span text:style-name="T409">lib</text:span><text:span text:style-name="T408">/</text:span><text:span text:style-name="T410">TRAP</text:span><text:span text:style-name="T411">S</text:span><text:span text:style-name="T408">.mac</text:span></text:p>
      <text:p text:style-name="P254"><text:span text:style-name="T201">Macro</text:span><text:span text:style-name="T202"> Format</text:span><text:span text:style-name="T297">:</text:span></text:p>
      <text:p text:style-name="P263">[label] <text:s/>VMOVE r1,r2,DSTRCT=</text:p>
      <text:p text:style-name="Text_20_body"/>
      <text:p text:style-name="P267"><text:span text:style-name="T383">VMOVE</text:span><text:span text:style-name="T431"> performs a variable length storage-to-storage move. <text:s/>The first positional parameter identifies the register containing the destination address and the second positional parameter identifies the register containing the source address. <text:s/>In both cases, the </text:span><text:span text:style-name="T473">required </text:span><text:span text:style-name="T431">positional parameters identify the even register of an even/odd </text:span><text:span text:style-name="T473">register </text:span><text:span text:style-name="T431">pair. <text:s/>The odd register of the first positional parameter specifies the length of the variable </text:span><text:span text:style-name="T472">length </text:span><text:span text:style-name="T431">move.</text:span></text:p>
      <text:p text:style-name="P255">The architecture level determines the method used by VMOVE to perform the character-based move.</text:p>
      <text:p text:style-name="P163"><text:span text:style-name="T131">Assembly Considerations</text:span><text:span text:style-name="T144">:</text:span></text:p>
      <text:p text:style-name="P546"><text:span text:style-name="T414">V</text:span><text:span text:style-name="T383">MOVE</text:span><text:span text:style-name="T431"> must be preceded by the </text:span><text:span text:style-name="T383">ARCHLVL</text:span><text:span text:style-name="T129"> macro.</text:span></text:p>
      <text:p text:style-name="P171"><text:span text:style-name="T474">E</text:span><text:span text:style-name="T431">xecution Considerations</text:span><text:span text:style-name="T464">:</text:span></text:p>
      <text:list xml:id="list1472072052" text:style-name="L49">
        <text:list-item>
          <text:p text:style-name="P766"><text:span text:style-name="T464">The contents of both even registers and the odd register of the first pair must be established by the program before using </text:span><text:span text:style-name="T408">VMOVE</text:span><text:span text:style-name="T464">.</text:span></text:p>
        </text:list-item>
        <text:list-item>
          <text:p text:style-name="P814">In most cases, a MOVE CHARACTER LONG instruction will be used, when available. <text:s/>When not available the variable length move is implemented using a series of MOVE CHARACTER instructions until the entire source data is moved to the destination.</text:p>
        </text:list-item>
        <text:list-item>
          <text:p text:style-name="P766"><text:span text:style-name="T464">The odd register of the second even/odd pair is used differently depending upon how the variable move is executed. <text:s/>Its contents are changed by the </text:span><text:span text:style-name="T408">VMOVE</text:span><text:span text:style-name="T464"> macro.</text:span></text:p>
        </text:list-item>
        <text:list-item>
          <text:p text:style-name="P815">All of the registers’ contents are changed by the macro’s execution.</text:p>
        </text:list-item>
      </text:list>
      <text:p text:style-name="P248">Label Field Usage<text:span text:style-name="T221">:</text:span></text:p>
      <text:p text:style-name="P573">The label field, when present, associates the label with the first instruction created by the macro.</text:p>
      <text:p text:style-name="P648">Positional Parameters<text:span text:style-name="T221">:</text:span></text:p>
      <text:list xml:id="list3293801890" text:style-name="L50">
        <text:list-item>
          <text:p text:style-name="P816">The first positional parameter identifies the destination of the variable move. <text:s/>It must be an even/odd register pair. <text:s/>The even register’s content identifies the destination address. <text:s/>The odd register is used internally by VMOVE. <text:s/>The first positional parameter is required.</text:p>
        </text:list-item>
        <text:list-item>
          <text:p text:style-name="P851"><text:span text:style-name="T440">The second positional parameter identifies the source of the variable move. <text:s/>It must be an even/odd register pair. <text:s/>The </text:span><text:span text:style-name="T446">even</text:span><text:span text:style-name="T440"> register’s content identifies the source address of the data being moved. <text:s/>The odd register’s content identifies the length of the data moved to the destination.</text:span></text:p>
        </text:list-item>
      </text:list>
      <text:p text:style-name="P239"><text:soft-page-break/></text:p>
      <text:p text:style-name="P239"/>
      <text:p text:style-name="P268"><text:span text:style-name="T434">Keyword Parameters</text:span><text:span text:style-name="T440">:</text:span></text:p>
      <table:table table:name="Table20" table:style-name="Table20">
        <table:table-column table:style-name="Table20.A"/>
        <table:table-column table:style-name="Table20.B"/>
        <table:table-column table:style-name="Table20.C"/>
        <table:table-header-rows>
          <table:table-row table:style-name="TableLine93948895675616">
            <table:table-cell table:style-name="Table20.A1" office:value-type="string">
              <text:p text:style-name="P526">Keyword</text:p>
            </table:table-cell>
            <table:table-cell table:style-name="Table20.A1" office:value-type="string">
              <text:p text:style-name="P526">Default</text:p>
            </table:table-cell>
            <table:table-cell table:style-name="Table20.C1" office:value-type="string">
              <text:p text:style-name="P526">Description</text:p>
            </table:table-cell>
          </table:table-row>
        </table:table-header-rows>
        <table:table-row table:style-name="TableLine93948895917776">
          <table:table-cell table:style-name="Table20.A2" office:value-type="string">
            <text:p text:style-name="P264">DSTRCT</text:p>
          </table:table-cell>
          <table:table-cell table:style-name="Table20.A2" office:value-type="string">
            <text:p text:style-name="P468">None</text:p>
          </table:table-cell>
          <table:table-cell table:style-name="Table20.C2" office:value-type="string">
            <text:p text:style-name="P450">When specified and a MVCL instruction is used, control is passed to this label if the macro detects destructive overlap. <text:s/>If omitted or the MVCL instruction is not used, the keyword parameter is ignored.</text:p>
          </table:table-cell>
        </table:table-row>
      </table:table>
      <text:p text:style-name="P709"/>
      <text:p text:style-name="P269"><text:span text:style-name="T435">Programming Note</text:span><text:span text:style-name="T441">:</text:span></text:p>
      <text:p text:style-name="P270"><text:span text:style-name="T387">VMOVE</text:span><text:span text:style-name="T441"> only moves </text:span><text:span text:style-name="T442">byte content</text:span><text:span text:style-name="T441">. <text:s/>There is no support for clearing or padding </text:span><text:span text:style-name="T442">of </text:span><text:span text:style-name="T441">the destination </text:span><text:span text:style-name="T442">regardless of the method used to move the data.</text:span></text:p>
      <text:p text:style-name="P240">Architecture level 1, the S/360 architecture uses multiple MVC instructions to perform the move. <text:s/>All other architectures use the MVCL instruction to perform the move, including S/370 in basic control mode.</text:p>
      <text:p text:style-name="P241"/>
      <text:h text:style-name="P729" text:outline-level="1"><text:bookmark-start text:name="__RefHeading___Toc10182_204497345"/>ZARCH<text:bookmark-end text:name="__RefHeading___Toc10182_204497345"/></text:h>
      <text:p text:style-name="P226"><text:span text:style-name="T210">S</text:span><text:span text:style-name="T200">ource file:</text:span><text:span text:style-name="T222"> </text:span><text:span text:style-name="T48">mac</text:span><text:span text:style-name="T73">lib</text:span><text:span text:style-name="T48">/</text:span><text:span text:style-name="T70">ZARCH</text:span><text:span text:style-name="T48">.mac</text:span></text:p>
      <text:p text:style-name="P223"><text:span text:style-name="T201">Macro</text:span><text:span text:style-name="T202"> Format</text:span><text:span text:style-name="T297">:</text:span></text:p>
      <text:p text:style-name="P683">[label] <text:s/><text:span text:style-name="T367">ZARCH</text:span> pair,cpur</text:p>
      <text:p text:style-name="P678"><text:s text:c="15"/><text:span text:style-name="T342">[,SUCCESS=label]</text:span></text:p>
      <text:p text:style-name="P678"><text:s text:c="15"/><text:span text:style-name="T342">[,FAIL=label]</text:span></text:p>
      <text:p text:style-name="Text_20_body"/>
      <text:p text:style-name="P200">The <text:span text:style-name="T121">ZARCH</text:span> macro changes the system architecture from ESA/390 to z/Architecture.</text:p>
      <text:p text:style-name="P143"><text:span text:style-name="T131">Assembly Considerations</text:span><text:span text:style-name="T144">:</text:span></text:p>
      <text:list xml:id="list82148399012962" text:continue-list="list82147924232026" text:style-name="L20">
        <text:list-item>
          <text:p text:style-name="P807"><text:span text:style-name="T114">ZARCH</text:span><text:span text:style-name="T167"> requires a preceding </text:span><text:span text:style-name="T106">ARCH</text:span><text:span text:style-name="T107">LVL</text:span><text:span text:style-name="T167"> macro in the assembly.</text:span></text:p>
        </text:list-item>
      </text:list>
      <text:p text:style-name="P200"><text:span text:style-name="T180">E</text:span><text:span text:style-name="T179">xecution Considerations</text:span><text:span text:style-name="T166">:</text:span></text:p>
      <text:list xml:id="list3797586422" text:style-name="L51">
        <text:list-item>
          <text:p text:style-name="P774">See the section “Side-Effects of Architecture Mode Changes” for execution considerations when using <text:span text:style-name="T369">ZARCH</text:span> macro.</text:p>
        </text:list-item>
        <text:list-item>
          <text:p text:style-name="P776">The condition code is set with the same conditions as described by the <text:span text:style-name="T4">SIGCPU</text:span> macro.</text:p>
        </text:list-item>
      </text:list>
      <text:p text:style-name="P41"><text:span text:style-name="T203">Label Field Usage</text:span><text:span text:style-name="T338">:</text:span></text:p>
      <text:p text:style-name="P560">The label field is associated with the first instruction generated by the macro when present.</text:p>
      <text:p text:style-name="P598"><text:span text:style-name="T201">Positional Parameters</text:span><text:span text:style-name="T224">:</text:span></text:p>
      <text:list xml:id="list3461196981" text:style-name="L52">
        <text:list-item>
          <text:p text:style-name="P794"><text:span text:style-name="T224">T</text:span><text:span text:style-name="T221">he </text:span><text:span text:style-name="T48">pair</text:span><text:span text:style-name="T221"> positional parameter requires the identification of an even/odd general register pair used to the architecture change.</text:span></text:p>
        </text:list-item>
        <text:list-item>
          <text:p text:style-name="P794"><text:span text:style-name="T221">The </text:span><text:span text:style-name="T48">cpur</text:span><text:span text:style-name="T221"> positional parameter requires the identification of another general register used by the architecture change.</text:span></text:p>
        </text:list-item>
      </text:list>
      <text:p text:style-name="P27"><text:span text:style-name="T199">Keyword Parameters</text:span><text:span text:style-name="T221">:</text:span></text:p>
      <table:table table:name="Table33" table:style-name="Table33">
        <table:table-column table:style-name="Table33.A"/>
        <table:table-column table:style-name="Table33.B"/>
        <table:table-column table:style-name="Table33.C"/>
        <table:table-header-rows>
          <table:table-row table:style-name="TableLine93948897627152">
            <table:table-cell table:style-name="Table33.A1" office:value-type="string">
              <text:p text:style-name="P525">Keyword</text:p>
            </table:table-cell>
            <table:table-cell table:style-name="Table33.A1" office:value-type="string">
              <text:p text:style-name="P525">Default</text:p>
            </table:table-cell>
            <table:table-cell table:style-name="Table33.C1" office:value-type="string">
              <text:p text:style-name="P525">Description</text:p>
            </table:table-cell>
          </table:table-row>
        </table:table-header-rows>
        <table:table-row table:style-name="TableLine93948897638032">
          <table:table-cell table:style-name="Table33.A2" office:value-type="string">
            <text:p text:style-name="P347">FAIL</text:p>
          </table:table-cell>
          <table:table-cell table:style-name="Table33.A2" office:value-type="string">
            <text:p text:style-name="P433">none</text:p>
          </table:table-cell>
          <table:table-cell table:style-name="Table33.C2" office:value-type="string">
            <text:p text:style-name="P435">The label to which control is passed upon successful change of the architecture. <text:s/>If omitted, control passes to the next sequential instruction.</text:p>
          </table:table-cell>
        </table:table-row>
        <table:table-row table:style-name="TableLine93948897639840">
          <table:table-cell table:style-name="Table33.A2" office:value-type="string">
            <text:p text:style-name="P347">SUCCESS</text:p>
          </table:table-cell>
          <table:table-cell table:style-name="Table33.A2" office:value-type="string">
            <text:p text:style-name="P433">none</text:p>
          </table:table-cell>
          <table:table-cell table:style-name="Table33.C2" office:value-type="string">
            <text:p text:style-name="P435">The label to which control is passed upon successful change of the architecture. <text:s/>If omitted, control passes to the next sequential instruction.</text:p>
          </table:table-cell>
        </table:table-row>
      </table:table>
      <text:p text:style-name="P707"/>
      <text:p text:style-name="P52"><text:span text:style-name="T199">Programming Note</text:span>:</text:p>
      <text:p text:style-name="P52">If neither <text:span text:style-name="T4">FAIL</text:span> nor <text:span text:style-name="T4">SUCCESS</text:span> keyword parameters are supplied, control passes to the next sequential instruction regardless of the success or failure of the architecture change. <text:s/><text:span text:style-name="T369">The condition code can be tested by the program for success or failure and the reasons.</text:span></text:p>
      <text:p text:style-name="P52"/>
      <text:h text:style-name="P730" text:outline-level="1"><text:bookmark-start text:name="__RefHeading___Toc10184_204497345"/>ZERO<text:span text:style-name="T370">H</text:span><text:bookmark-end text:name="__RefHeading___Toc10184_204497345"/></text:h>
      <text:p text:style-name="P227"><text:span text:style-name="T210">S</text:span><text:span text:style-name="T200">ource file:</text:span><text:span text:style-name="T222"> </text:span><text:span text:style-name="T48">mac</text:span><text:span text:style-name="T73">lib</text:span><text:span text:style-name="T48">/</text:span><text:span text:style-name="T71">ZEROH</text:span><text:span text:style-name="T48">.mac</text:span></text:p>
      <text:p text:style-name="P224"><text:span text:style-name="T201">Macro</text:span><text:span text:style-name="T202"> Format</text:span><text:span text:style-name="T297">:</text:span></text:p>
      <text:p text:style-name="P684">[label] <text:s/><text:span text:style-name="T370">ZEROH</text:span> <text:span text:style-name="T370">reg</text:span>,<text:span text:style-name="T370">bits</text:span></text:p>
      <text:p text:style-name="P227"/>
      <text:p text:style-name="P228">The <text:span text:style-name="T4">ZERO</text:span><text:span text:style-name="T128">H</text:span> macro sets the high-order bits of either a 32-bit or 64-bit register to zero.</text:p>
      <text:p text:style-name="P144"><text:span text:style-name="T131">Assembly Considerations</text:span><text:span text:style-name="T144">:</text:span></text:p>
      <text:list xml:id="list82148299024025" text:continue-list="list82148399012962" text:style-name="L20">
        <text:list-item>
          <text:p text:style-name="P767"><text:span text:style-name="T114">ZEROH</text:span><text:span text:style-name="T167"> requires a preceding </text:span><text:span text:style-name="T371">ARCH</text:span><text:span text:style-name="T372">LVL</text:span><text:span text:style-name="T167"> macro in the assembly.</text:span></text:p>
        </text:list-item>
      </text:list>
      <text:p text:style-name="P47"><text:span text:style-name="T214">E</text:span><text:span text:style-name="T199">xecution Considerations</text:span>: <text:span text:style-name="T370">None</text:span></text:p>
      <text:p text:style-name="P42"><text:span text:style-name="T203">Label Field Usage</text:span><text:span text:style-name="T338">:</text:span></text:p>
      <text:p text:style-name="P566">The label field is associated with the first instruction of the macro when present.</text:p>
      <text:p text:style-name="P625"><text:span text:style-name="T201">Positional Parameters</text:span><text:span text:style-name="T348">:</text:span></text:p>
      <text:list xml:id="list241265681" text:style-name="L53">
        <text:list-item>
          <text:p text:style-name="P852"><text:span text:style-name="T173">Identifies the general register whose </text:span><text:span text:style-name="T174">high</text:span><text:span text:style-name="T173">-order bits are being set to zero.</text:span></text:p>
        </text:list-item>
        <text:list-item>
          <text:p text:style-name="P788">The number of high-order bits being set to zero.</text:p>
        </text:list-item>
      </text:list>
      <text:p text:style-name="P47"><text:span text:style-name="T199">Keyword Parameters</text:span>: <text:span text:style-name="T370">None</text:span></text:p>
      <text:p text:style-name="P63"><text:span text:style-name="T130">Programming Note</text:span>:</text:p>
      <text:p text:style-name="P63"><text:span text:style-name="T4">ZEROH</text:span> is useful when changing architecture mode and the contents of the high-order 33 bits must be zero to ensure a 31-bit address with 31-bit addressing mode does not result in an unexpected 64-bit address. <text:s/>To clear those high-order bits, use:</text:p>
      <text:p text:style-name="P545">ZEROH reg,33</text:p>
      <text:p text:style-name="P635"><text:span text:style-name="T383">ZEROH</text:span> may likewise be used to clear the high-order 8 bits in a 32-bit register when moving from 24-bit addressing to 31-bit addressing.</text:p>
      <text:p text:style-name="P52"/>
      <text:h text:style-name="P724" text:outline-level="1"><text:bookmark-start text:name="__RefHeading___Toc10186_204497345"/>ZEROL<text:bookmark-end text:name="__RefHeading___Toc10186_204497345"/></text:h>
      <text:p text:style-name="P227"><text:span text:style-name="T210">S</text:span><text:span text:style-name="T200">ource file:</text:span><text:span text:style-name="T222"> </text:span><text:span text:style-name="T48">mac</text:span><text:span text:style-name="T73">lib</text:span><text:span text:style-name="T48">/</text:span><text:span text:style-name="T71">ZEROL</text:span><text:span text:style-name="T48">.mac</text:span></text:p>
      <text:p text:style-name="P224"><text:span text:style-name="T201">Macro</text:span><text:span text:style-name="T202"> Format</text:span><text:span text:style-name="T297">:</text:span></text:p>
      <text:p text:style-name="P684">[label] <text:s/><text:span text:style-name="T370">ZEROL</text:span> <text:span text:style-name="T370">reg</text:span>,<text:span text:style-name="T370">bits</text:span></text:p>
      <text:p text:style-name="Text_20_body"/>
      <text:p text:style-name="P228">The <text:span text:style-name="T4">ZEROL</text:span> macro sets the low-order bits of either a 32-bit or 64-bit register to zero.</text:p>
      <text:p text:style-name="P144"><text:span text:style-name="T131">Assembly Considerations</text:span><text:span text:style-name="T144">:</text:span></text:p>
      <text:list xml:id="list82148492416418" text:continue-list="list82148299024025" text:style-name="L20">
        <text:list-item>
          <text:p text:style-name="P767"><text:span text:style-name="T114">ZEROL</text:span><text:span text:style-name="T167"> requires a preceding </text:span><text:span text:style-name="T371">ARCH</text:span><text:span text:style-name="T372">LVL</text:span><text:span text:style-name="T167"> macro in the assembly.</text:span></text:p>
        </text:list-item>
      </text:list>
      <text:p text:style-name="P47"><text:span text:style-name="T214">E</text:span><text:span text:style-name="T199">xecution Considerations</text:span>: <text:span text:style-name="T370">None</text:span></text:p>
      <text:p text:style-name="P42"><text:span text:style-name="T203">Label Field Usage</text:span><text:span text:style-name="T338">:</text:span></text:p>
      <text:p text:style-name="P566">The label field is associated with the first instruction of the macro when present.</text:p>
      <text:p text:style-name="P625"><text:span text:style-name="T201">Positional Parameters</text:span><text:span text:style-name="T348">:</text:span></text:p>
      <text:list xml:id="list2715038816" text:style-name="L54">
        <text:list-item>
          <text:p text:style-name="P789">Identifies the general register whose low-order bits are being set to zero.</text:p>
        </text:list-item>
        <text:list-item>
          <text:p text:style-name="P789">The number of low-order bits being set to zero.</text:p>
        </text:list-item>
      </text:list>
      <text:p text:style-name="P47"><text:span text:style-name="T199">Keyword Parameters</text:span>: <text:span text:style-name="T370">None</text:span></text:p>
      <text:p text:style-name="P47"/>
      <text:p text:style-name="P47"/>
      <text:h text:style-name="P724" text:outline-level="1"><text:bookmark-start text:name="__RefHeading___Toc10188_204497345"/>ZEROLH<text:bookmark-end text:name="__RefHeading___Toc10188_204497345"/></text:h>
      <text:p text:style-name="P227"><text:span text:style-name="T210">S</text:span><text:span text:style-name="T200">ource file:</text:span><text:span text:style-name="T222"> </text:span><text:span text:style-name="T48">mac</text:span><text:span text:style-name="T73">lib</text:span><text:span text:style-name="T48">/</text:span><text:span text:style-name="T71">ZEROLH</text:span><text:span text:style-name="T48">.mac</text:span></text:p>
      <text:p text:style-name="P224"><text:span text:style-name="T201">Macro</text:span><text:span text:style-name="T202"> Format</text:span><text:span text:style-name="T297">:</text:span></text:p>
      <text:p text:style-name="P684">[label] <text:s/><text:span text:style-name="T370">ZEROLH</text:span> <text:span text:style-name="T370">reg</text:span>,<text:span text:style-name="T370">bits</text:span></text:p>
      <text:p text:style-name="P47"/>
      <text:p text:style-name="P61">The <text:span text:style-name="T4">ZEROLH</text:span> macro sets the high-order bits starting at bit 32 of a 64-bit register to zero.</text:p>
      <text:p text:style-name="P161"><text:span text:style-name="T131">Assembly Considerations</text:span><text:span text:style-name="T144">: </text:span><text:span text:style-name="T184">None</text:span></text:p>
      <text:p text:style-name="P47"><text:span text:style-name="T214">E</text:span><text:span text:style-name="T215">xecution Considerations</text:span><text:span text:style-name="T184">: </text:span><text:span text:style-name="T370">None</text:span></text:p>
      <text:p text:style-name="P42"><text:span text:style-name="T203">Label Field Usage</text:span><text:span text:style-name="T338">:</text:span></text:p>
      <text:p text:style-name="P568">The label field is associated with the first instruction of the macro when present.</text:p>
      <text:p text:style-name="P625"><text:span text:style-name="T201">Positional Parameters</text:span><text:span text:style-name="T348">:</text:span></text:p>
      <text:list xml:id="list3443016981" text:style-name="L55">
        <text:list-item>
          <text:p text:style-name="P790">Identifies the general register whose low-order bits are being set to zero.</text:p>
        </text:list-item>
        <text:list-item>
          <text:p text:style-name="P790">The number of low-order bits being set to zero.</text:p>
        </text:list-item>
      </text:list>
      <text:p text:style-name="P631"><text:span text:style-name="T215">Keyword Parameters</text:span><text:span text:style-name="T370">: None</text:span></text:p>
      <text:p text:style-name="P633"><text:span text:style-name="T199">Programming Note</text:span>:</text:p>
      <text:p text:style-name="P633">On a system having 32-bit registers, this macro is equivalent to <text:span text:style-name="T4">ZEROH</text:span>.</text:p>
      <text:p text:style-name="P633"/>
      <text:p text:style-name="P633"/>
      <text:h text:style-name="P724" text:outline-level="1"><text:bookmark-start text:name="__RefHeading___Toc10190_204497345"/>ZEROLL<text:bookmark-end text:name="__RefHeading___Toc10190_204497345"/></text:h>
      <text:p text:style-name="P229"><text:span text:style-name="T210">S</text:span><text:span text:style-name="T200">ource file:</text:span><text:span text:style-name="T222"> </text:span><text:span text:style-name="T48">mac</text:span><text:span text:style-name="T73">lib</text:span><text:span text:style-name="T48">/</text:span><text:span text:style-name="T71">ZEROL</text:span><text:span text:style-name="T72">L</text:span><text:span text:style-name="T48">.mac</text:span></text:p>
      <text:p text:style-name="P225"><text:span text:style-name="T201">Macro</text:span><text:span text:style-name="T202"> Format</text:span><text:span text:style-name="T297">:</text:span></text:p>
      <text:p text:style-name="P685">[label] <text:s/><text:span text:style-name="T370">ZEROLL</text:span> <text:span text:style-name="T370">reg</text:span>,<text:span text:style-name="T370">bits</text:span></text:p>
      <text:p text:style-name="P48"/>
      <text:p text:style-name="P62">The <text:span text:style-name="T4">ZEROL</text:span><text:span text:style-name="T124">L</text:span> macro sets the <text:span text:style-name="T373">low</text:span>-order bits starting at bit 32 of a 64-bit register to zero.</text:p>
      <text:p text:style-name="P162"><text:span text:style-name="T131">Assembly Considerations</text:span><text:span text:style-name="T144">: </text:span><text:span text:style-name="T184">None</text:span></text:p>
      <text:p text:style-name="P48"><text:span text:style-name="T214">E</text:span><text:span text:style-name="T215">xecution Considerations</text:span><text:span text:style-name="T370">: None</text:span></text:p>
      <text:p text:style-name="P43"><text:span text:style-name="T203">Label Field Usage</text:span><text:span text:style-name="T338">:</text:span></text:p>
      <text:p text:style-name="P569">The label field is associated with the first instruction of the macro when present.</text:p>
      <text:p text:style-name="P626"><text:span text:style-name="T201">Positional Parameters</text:span><text:span text:style-name="T348">:</text:span></text:p>
      <text:list xml:id="list2300470885" text:style-name="L56">
        <text:list-item>
          <text:p text:style-name="P791">Identifies the general register whose low-order bits are being set to zero.</text:p>
        </text:list-item>
        <text:list-item>
          <text:p text:style-name="P791">The number of low-order bits being set to zero.</text:p>
        </text:list-item>
      </text:list>
      <text:p text:style-name="P632"><text:span text:style-name="T215">Keyword Parameters</text:span><text:span text:style-name="T370">: None</text:span></text:p>
      <text:p text:style-name="P634"><text:span text:style-name="T199">Programming Note</text:span>:</text:p>
      <text:p text:style-name="P634">On a system having 32-bit registers, this macro is equivalent to <text:span text:style-name="T4">ZERO</text:span><text:span text:style-name="T125">L</text:span>.</text:p>
      <text:p text:style-name="P642"/>
      <text:p text:style-name="P230"/>
      <text:h text:style-name="P724" text:outline-level="1"><text:bookmark-start text:name="__RefHeading__5682_1208719969"/><text:span text:style-name="T374">HOWTO be </text:span>Architecture Sensitiv<text:span text:style-name="T374">e</text:span><text:bookmark-end text:name="__RefHeading__5682_1208719969"/></text:h>
      <text:p text:style-name="P88"><text:span text:style-name="T249">SATK is intended to facilitate coding for any of the architectural systems in the mainframe family. <text:s/>The foundation for this is the use of the Machine Specification Language (MSL) files that define a CPU instruction set and the format of its critical system structures, the Program Status Word (PSW) and Channel Command Word (CCW). <text:s/>The MSL specified PSW, by default, becomes the initial </text:span><text:span text:style-name="T5">XMODE</text:span><text:span text:style-name="T249"> directive </text:span><text:span text:style-name="T5">PSW</text:span><text:span text:style-name="T249"> specification. <text:s/>See the </text:span><text:span text:style-name="T219">ASMA</text:span><text:span text:style-name="T249"> manual for details concerning the </text:span><text:span text:style-name="T40">XMODE</text:span><text:span text:style-name="T249"> directive and initial CPU targeting by the ASMA command line.</text:span></text:p>
      <text:p text:style-name="P90">Architecture sensitivity is supported by <text:span text:style-name="T291">five</text:span> macros:</text:p>
      <text:list xml:id="list4285987021" text:style-name="L57">
        <text:list-item>
          <text:p text:style-name="P853"><text:span text:style-name="T12">ARCHLVL</text:span><text:span text:style-name="T257"> – establishing the current assembly time architecture level</text:span></text:p>
        </text:list-item>
        <text:list-item>
          <text:p text:style-name="P853"><text:span text:style-name="T12">ARCHIND</text:span><text:span text:style-name="T257"> – establishing operation synonyms for use in generic statements and</text:span></text:p>
        </text:list-item>
        <text:list-item>
          <text:p text:style-name="P853"><text:span text:style-name="T12">APROB</text:span><text:span text:style-name="T257"> – establishing the run time architecture level.</text:span></text:p>
        </text:list-item>
        <text:list-item>
          <text:p text:style-name="P854"><text:span text:style-name="T43">ANTR</text:span><text:span text:style-name="T291"> – passes control based upon detected run-time architecture level</text:span></text:p>
        </text:list-item>
        <text:list-item>
          <text:p text:style-name="P855"><text:span text:style-name="T41">POINTER</text:span><text:span text:style-name="T290"> – assemble an architecture sensitive address constant</text:span></text:p>
        </text:list-item>
      </text:list>
      <text:p text:style-name="P90"/>
      <table:table table:name="Table12" table:style-name="Table12">
        <table:table-column table:style-name="Table12.A" table:number-columns-repeated="3"/>
        <table:table-column table:style-name="Table12.D"/>
        <table:table-header-rows>
          <table:table-row table:style-name="TableLine93948897648608">
            <table:table-cell table:style-name="Table12.A1" office:value-type="string">
              <text:p text:style-name="P502">Definition</text:p>
            </table:table-cell>
            <table:table-cell table:style-name="Table12.A1" office:value-type="string">
              <text:p text:style-name="P502">Creation</text:p>
            </table:table-cell>
            <table:table-cell table:style-name="Table12.A1" office:value-type="string">
              <text:p text:style-name="P502">Init/Term</text:p>
            </table:table-cell>
            <table:table-cell table:style-name="Table12.D1" office:value-type="string">
              <text:p text:style-name="P496">Process</text:p>
            </table:table-cell>
          </table:table-row>
        </table:table-header-rows>
        <table:table-row table:style-name="TableLine93948896770656">
          <table:table-cell table:style-name="Table12.A2" office:value-type="string">
            <text:p text:style-name="P288">--</text:p>
          </table:table-cell>
          <table:table-cell table:style-name="Table12.A2" office:value-type="string">
            <text:p text:style-name="P289">ARCHLVL</text:p>
            <text:p text:style-name="P289">ARCHIND</text:p>
          </table:table-cell>
          <table:table-cell table:style-name="Table12.C2" office:value-type="string">
            <text:p text:style-name="P305">--</text:p>
          </table:table-cell>
          <table:table-cell table:style-name="Table12.D2" office:value-type="string">
            <text:p text:style-name="P385"><text:span text:style-name="T274">M: </text:span><text:span text:style-name="T29">APROB</text:span></text:p>
            <text:p text:style-name="P386"><text:span text:style-name="T143">M: </text:span><text:span text:style-name="T42">ANTR</text:span></text:p>
            <text:p text:style-name="P390"><text:span text:style-name="T290">M: </text:span><text:span text:style-name="T41">POINTER</text:span></text:p>
          </table:table-cell>
        </table:table-row>
      </table:table>
      <text:h text:style-name="Heading_20_2" text:outline-level="2"><text:bookmark-start text:name="__RefHeading__5756_758912113"/>APROB<text:bookmark-end text:name="__RefHeading__5756_758912113"/></text:h>
      <text:p text:style-name="P92"><text:span text:style-name="T260">The </text:span><text:span text:style-name="T14">APROB</text:span><text:span text:style-name="T260"> macro is one of the few macros not dependent upon architecture level. <text:s/>It is also not dependent upon the instruction set of the command-line selected CPU. <text:s/>At run-time it determines the architecture level, placing the value in a register. <text:s/>For a program wishing to validate its run-time architecture, it should be called very early in the program, if not the first macro used after control is passed to the program by the IPL process.</text:span></text:p>
      <text:p text:style-name="P85"><text:span text:style-name="T255">The </text:span><text:span text:style-name="T11">APROB</text:span><text:span text:style-name="T255"> macro is designed to assemble and run in any standard mainframe compatible architecture system. <text:s/>Certain systems within the System/360 are not standard and </text:span><text:span text:style-name="T16">APROB</text:span><text:span text:style-name="T262"> will not function on those systems. <text:s/>The result of the </text:span><text:span text:style-name="T17">APROB</text:span><text:span text:style-name="T256"> macro may be compared to the preserved assembly time value supplied by the </text:span><text:span text:style-name="T18">ARCHLVL</text:span><text:span text:style-name="T263"> macro to determine if the run time environment is supported by the program. <text:s/>See the section, “Architecture Levels” for the meaning of a the resulting value.</text:span></text:p>
      <text:p text:style-name="P112">It is the responsibility of the program to decide how to handle an unexpected result <text:span text:style-name="T293">unless the </text:span><text:span text:style-name="T45">ANTR</text:span><text:span text:style-name="T293"> macro is used.</text:span></text:p>
      <text:h text:style-name="Heading_20_2" text:outline-level="2"><text:bookmark-start text:name="__RefHeading__10903_549968549"/><text:soft-page-break/>ANTR<text:bookmark-end text:name="__RefHeading__10903_549968549"/></text:h>
      <text:p text:style-name="P113"><text:span text:style-name="T292">The </text:span><text:span text:style-name="T44">ANTR</text:span><text:span text:style-name="T292"> macro is used in conjunction with the </text:span><text:span text:style-name="T44">APROB</text:span><text:span text:style-name="T292"> macro to pass control to specific locations based upon the architecture level established by the </text:span><text:span text:style-name="T45">APROB</text:span><text:span text:style-name="T293"> macro. <text:s/>Each detectable architecture level has a macro parameter identifying the location identifies to which control passes for the detected architecture. <text:s text:c="2"/>If the architecture level detected by the </text:span><text:span text:style-name="T44">APROB</text:span><text:span text:style-name="T292"> macro is not supported by the program, indicated by the corresponding parameter not being used, a disabled wait state results.</text:span></text:p>
      <text:p text:style-name="P114"><text:span text:style-name="T45">ANTR</text:span><text:span text:style-name="T293"> is specifically intended for the case where multiple architectures is supported by a program and support requires different “entry” locations for each architecture. <text:s/>Use of </text:span><text:span text:style-name="T45">ANTR</text:span><text:span text:style-name="T293"> for one supported architecture is supported for validation that the run-time architecture is compatible with the program. <text:s/>Use of </text:span><text:span text:style-name="T45">ANTR</text:span><text:span text:style-name="T293"> without any supporting architecture will result in a disabled wait condition.</text:span></text:p>
      <text:p text:style-name="P113"><text:span text:style-name="T292">Like </text:span><text:span text:style-name="T44">APROB</text:span><text:span text:style-name="T292">, </text:span><text:span text:style-name="T44">ANTR</text:span><text:span text:style-name="T292"> is designed to assemble and run in any standard mainframe compatible architecture system. <text:s/>The one exception to this is the case where an invalid architecture level is presented to </text:span><text:span text:style-name="T45">ANTR</text:span><text:span text:style-name="T293">. <text:s/>In this case, the run-time architecture is actually unknown by </text:span><text:span text:style-name="T45">ANTR</text:span><text:span text:style-name="T293">. <text:s/>When entering the disabled wait state, a 64-bit extended mode PSW is used, being the most likely format compatible with the running architecture. <text:s/>In the case of the actual system being compatible with a System/360 system, a specification exception would result. <text:s/>The presentation of an invalid architecture level (one not within the range 1 to 9, inclusive) should be considered a programming error, either in the stand-alone program or the </text:span><text:span text:style-name="T46">APROB</text:span><text:span text:style-name="T294"> macro itself.</text:span></text:p>
      <text:h text:style-name="Heading_20_2" text:outline-level="2"><text:bookmark-start text:name="__RefHeading__5758_758912113"/>ARCHIND<text:bookmark-end text:name="__RefHeading__5758_758912113"/></text:h>
      <text:p text:style-name="P91"><text:span text:style-name="T13">ARCHIND</text:span><text:span text:style-name="T259"> sets the operator synonyms for architecture “independent” code within SATK macros depending upon the current architecture level. <text:s/>By default the </text:span><text:span text:style-name="T10">ARCHLVL</text:span><text:span text:style-name="T254"> macro will internally use the </text:span><text:span text:style-name="T10">ARCHIND</text:span><text:span text:style-name="T254"> macro to establish a set of operation synonyms that are sensitive to the assembly time architecture. <text:s/>To suppress this automatic behavior use the </text:span><text:span text:style-name="T10">ARCHLVL</text:span><text:span text:style-name="T254"> parameter </text:span><text:span text:style-name="T10">ARCHIND=NO</text:span><text:span text:style-name="T254">. <text:s/></text:span><text:span text:style-name="T16">ARCHIND</text:span><text:span text:style-name="T262"> macro can be used independently of the </text:span><text:span text:style-name="T16">ARCHLVL</text:span><text:span text:style-name="T262"> macro.</text:span></text:p>
      <text:p text:style-name="P93"><text:span text:style-name="T258">The set of operation synonyms defined is based upon the </text:span><text:span text:style-name="T5">&amp;ARCHLVL</text:span><text:span text:style-name="T249"> symbolic variable. <text:s/>They allow an architecture independent operation to be coded allowing actual instruction generation to be tailored for an architecture. <text:s/>For example in some architectures the BRANCH ON CONDITION (BC) instruction is generated and for others the BRANCH RELATIVE ON CONDITION (BRC) instruction is used. <text:s/>The convention is that the “generic” instruction is preceded by a '</text:span><text:span text:style-name="T6">$</text:span><text:span text:style-name="T250">'. <text:s/>So by coding </text:span><text:span text:style-name="T6">$BC</text:span><text:span text:style-name="T250"> in the operation field, depending upon the detected architecture level, one or the other of these instructions will be generated by the single operation code. <text:s/>The creation of the synonyms does not effect the original instruction mnemonics and they are available for explicit use if desired. <text:s/>The System/370 level of instructions are used if the </text:span><text:span text:style-name="T7">&amp;ARCHLVL</text:span><text:span text:style-name="T251"> is zero. <text:s/>Unlike the </text:span><text:span text:style-name="T8">&amp;ARCHLVL</text:span><text:span text:style-name="T133"> </text:span><text:span text:style-name="T134">symbolic variable</text:span><text:span text:style-name="T133">,</text:span><text:span text:style-name="T252"> operation synonyms are available outside of macros.</text:span></text:p>
      <text:h text:style-name="Heading_20_2" text:outline-level="2"><text:bookmark-start text:name="__RefHeading__5760_758912113"/><text:soft-page-break/>ARCHLVL<text:bookmark-end text:name="__RefHeading__5760_758912113"/></text:h>
      <text:p text:style-name="P91"><text:span text:style-name="T259">The </text:span><text:span text:style-name="T13">ARCHLVL</text:span><text:span text:style-name="T259"> macro is critical to nearly all SATK code. <text:s/>It controls how the macros generate code. <text:s/>It must be the first macro executed by an SATK using program. <text:s/>When setting the XMODE PSW setting in a program, use the </text:span><text:span text:style-name="T13">ARCHLVL</text:span><text:span text:style-name="T259"> macro to set the </text:span><text:span text:style-name="T13">XMODE</text:span><text:span text:style-name="T259"> setting rather than doing them separately. <text:s/>This ensures the level always matches the current setting.</text:span></text:p>
      <text:h text:style-name="Heading_20_3" text:outline-level="3"><text:bookmark-start text:name="__RefHeading__5684_1208719969"/>Assembly Time<text:bookmark-end text:name="__RefHeading__5684_1208719969"/></text:h>
      <text:p text:style-name="P81"><text:span text:style-name="T253">At assembly time, recognition of the ASMA target architecture is provided by the </text:span><text:span text:style-name="T9">ARCHLVL</text:span><text:span text:style-name="T253"> macro. <text:s/>The macro establishes the assembly time global arithmetic symbolic variable </text:span><text:span text:style-name="T9">&amp;ARCHLVL</text:span><text:span text:style-name="T253">, universally used to drive architecture specific code generation. <text:s/>By default, the determination is based upon the current </text:span><text:span text:style-name="T9">XMODE PSW</text:span><text:span text:style-name="T253"> setting as specified by the initially selected Machine Specification Language (MSL) CPU definition or later establish by explicit use of the </text:span><text:span text:style-name="T9">XMODE</text:span><text:span text:style-name="T253"> directive itself in the program. <text:s/>As recommended above, when explicitly setting the </text:span><text:span text:style-name="T15">XMODE</text:span><text:span text:style-name="T261"> PSW format, let </text:span><text:span text:style-name="T15">ARCHLVL</text:span><text:span text:style-name="T261"> do it by using the PSW parameter. <text:s/>This ensures the XMODE setting, the architecture level and related operator synonyms are kept consistent, thereby avoiding surprises.</text:span></text:p>
      <text:p text:style-name="P82"><text:span text:style-name="T249">The current </text:span><text:span text:style-name="T6">XMODE PSW</text:span><text:span text:style-name="T250"> setting is exposed to a macro by means of the </text:span><text:span text:style-name="T5">&amp;SYSPSW</text:span><text:span text:style-name="T249"> global symbolic variable. <text:s/>A macro dedicated to examining this setting, </text:span><text:span text:style-name="T5">ARCHLVL</text:span><text:span text:style-name="T249">, will set a global symbolic variable of the same name, </text:span><text:span text:style-name="T5">&amp;ARCHLVL</text:span><text:span text:style-name="T249">, <text:s/>to an arithmetic value between 1 and 9, inclusive. <text:s/>See the section, “Architecture Levels” for the meaning of an assigned value. <text:s/>A value of zero indicates the </text:span><text:span text:style-name="T5">XMODE</text:span><text:span text:style-name="T249"> setting has been disabled or is unrecognized. <text:s/>Only the </text:span><text:span text:style-name="T5">PSWS</text:span><text:span text:style-name="T249"> format is not recognized by the </text:span><text:span text:style-name="T5">ARCHLVL</text:span><text:span text:style-name="T249"> macro. <text:s/>Once the </text:span><text:span text:style-name="T5">&amp;ARCHLVL</text:span><text:span text:style-name="T249"> symbolic variable has been set, other macros utilize it to make code generation decisions.</text:span></text:p>
      <text:h text:style-name="Heading_20_4" text:outline-level="4"><text:bookmark-start text:name="__RefHeading__5686_1208719969"/>ESA/390 Considerations<text:bookmark-end text:name="__RefHeading__5686_1208719969"/></text:h>
      <text:p text:style-name="P87"><text:span text:style-name="T253">It is not possible to differentiate by PSW format between a native ESA/390 system or a z/Architecture system running in ESA/390 mode. <text:s/>By default, the </text:span><text:span text:style-name="T9">ARCHLVL</text:span><text:span text:style-name="T253"> macro assumes a <text:s/>ESA/390 system is running on z/Architecture. <text:s/>To alter this assumption to being a native ESA/390 system, specify the </text:span><text:span text:style-name="T10">ARCHLVL</text:span><text:span text:style-name="T254"> parameter </text:span><text:span text:style-name="T9">ZARCH=NO</text:span><text:span text:style-name="T253">.</text:span></text:p>
      <text:h text:style-name="Heading_20_4" text:outline-level="4"><text:bookmark-start text:name="__RefHeading__5690_1208719969"/>Overriding the XMODE PSW Setting<text:bookmark-end text:name="__RefHeading__5690_1208719969"/></text:h>
      <text:p text:style-name="P83"><text:span text:style-name="T254">To force a specific setting of the architecture level use the </text:span><text:span text:style-name="T10">ARCHLVL</text:span><text:span text:style-name="T254"> parameter </text:span><text:span text:style-name="T10">SET=n</text:span><text:span text:style-name="T254">. <text:s/>'</text:span><text:span text:style-name="T10">n</text:span><text:span text:style-name="T254">' in this case is a decimal integer between 1 and 9, inclusive. <text:s/>This parameter forces the </text:span><text:span text:style-name="T10">&amp;ARCHLVL</text:span><text:span text:style-name="T254"> symbolic variable to the specified value regardless of the current </text:span><text:span text:style-name="T10">XMODE PSW</text:span><text:span text:style-name="T254"> setting. <text:s/>Operation synonyms, if not suppressed, will be created based upon the specified value.</text:span></text:p>
      <text:p text:style-name="P84"><text:span text:style-name="T261">The use of the </text:span><text:span text:style-name="T15">SET</text:span><text:span text:style-name="T261"> parameter is independent from that of the PSW parameter. <text:s/>The program can both establish a new </text:span><text:span text:style-name="T15">XMODE</text:span><text:span text:style-name="T261"> PSW setting and ignore it by use of the </text:span><text:span text:style-name="T15">SET</text:span><text:span text:style-name="T261"> parameter. <text:s/>A good reason to do this is not apparent, but is possible.</text:span></text:p>
      <text:h text:style-name="Heading_20_3" text:outline-level="3"><text:bookmark-start text:name="__RefHeading__5692_1208719969"/><text:soft-page-break/>Run Time<text:bookmark-end text:name="__RefHeading__5692_1208719969"/></text:h>
      <text:p text:style-name="P86"><text:span text:style-name="T255">The assembly time architecture level can be preserved for run time by providing a label when the </text:span><text:span text:style-name="T11">ARCHLVL</text:span><text:span text:style-name="T255"> macro is called. <text:s/>The symbol is used in an </text:span><text:span text:style-name="T11">EQU</text:span><text:span text:style-name="T255"> directive setting the symbol's value to the value of the </text:span><text:span text:style-name="T11">&amp;ARCHLVL</text:span><text:span text:style-name="T255"> symbolic variable established by the </text:span><text:span text:style-name="T11">ARCHLVL</text:span><text:span text:style-name="T255"> macro. <text:s/>In turn the symbol may be used in an address constant providing the assembly time architecture level to the program at run time.</text:span></text:p>
      <text:h text:style-name="P732" text:outline-level="2"/>
      <text:p text:style-name="P231"/>
      <text:p text:style-name="P231"/>
      <text:h text:style-name="P724" text:outline-level="1"><text:bookmark-start text:name="__RefHeading__6405_1986029414"/><text:span text:style-name="T375">HOWTO </text:span>Defin<text:span text:style-name="T375">e</text:span> Structures<text:bookmark-end text:name="__RefHeading__6405_1986029414"/></text:h>
      <text:p text:style-name="P96">Numerous structures are utilized by mainframe systems. <text:s/>Various macros support generation of these structures:</text:p>
      <text:list xml:id="list16440166" text:style-name="L58">
        <text:list-item>
          <text:p text:style-name="P797"><text:span text:style-name="T21">ASAREA</text:span><text:span text:style-name="T266"> – Assigned storage area in addresses X'0' – X'1FF'.</text:span></text:p>
        </text:list-item>
        <text:list-item>
          <text:p text:style-name="P797"><text:span text:style-name="T21">ASAZAREA</text:span><text:span text:style-name="T266"> – Assigned storage area specific to z/Architecture systems.</text:span></text:p>
        </text:list-item>
        <text:list-item>
          <text:p text:style-name="P798"><text:span text:style-name="T21">DSECTS</text:span><text:span text:style-name="T266"> – Unifies structure generation in a single macro.</text:span></text:p>
        </text:list-item>
        <text:list-item>
          <text:p text:style-name="P797"><text:span text:style-name="T21">PSWFMT</text:span><text:span text:style-name="T266"> – Defines PSW format based upon the current architecture level</text:span></text:p>
        </text:list-item>
      </text:list>
      <text:p text:style-name="P95"><text:span text:style-name="T267">All macros ensure that a specific DSECT is created only once in the assembly. <text:s/>The </text:span><text:span text:style-name="T22">DSECTS</text:span><text:span text:style-name="T267"> macro is recommended, but the individual macros may also be used.</text:span></text:p>
      <text:p text:style-name="P105"/>
      <table:table table:name="Table13" table:style-name="Table13">
        <table:table-column table:style-name="Table13.A" table:number-columns-repeated="3"/>
        <table:table-column table:style-name="Table13.D"/>
        <table:table-header-rows>
          <table:table-row table:style-name="TableLine93948897676784">
            <table:table-cell table:style-name="Table13.A1" office:value-type="string">
              <text:p text:style-name="P503">Definition</text:p>
            </table:table-cell>
            <table:table-cell table:style-name="Table13.A1" office:value-type="string">
              <text:p text:style-name="P503">Creation</text:p>
            </table:table-cell>
            <table:table-cell table:style-name="Table13.A1" office:value-type="string">
              <text:p text:style-name="P503">Init/Term</text:p>
            </table:table-cell>
            <table:table-cell table:style-name="Table13.D1" office:value-type="string">
              <text:p text:style-name="P497">Process</text:p>
            </table:table-cell>
          </table:table-row>
        </table:table-header-rows>
        <table:table-row table:style-name="TableLine93948838094400">
          <table:table-cell table:style-name="Table13.A2" office:value-type="string">
            <text:p text:style-name="P290">ASAREA</text:p>
            <text:p text:style-name="P290">ASAZAREA</text:p>
            <text:p text:style-name="P290">DSECTS</text:p>
            <text:p text:style-name="P291">PSWFMT: PSWB</text:p>
            <text:p text:style-name="P291"><text:s text:c="8"/>PSWE</text:p>
            <text:p text:style-name="P291"><text:s text:c="8"/>PSWZ</text:p>
          </table:table-cell>
          <table:table-cell table:style-name="Table13.A2" office:value-type="string">
            <text:p text:style-name="P292">ASAREA</text:p>
            <text:p text:style-name="P293">ASAZAREA</text:p>
          </table:table-cell>
          <table:table-cell table:style-name="Table13.C2" office:value-type="string">
            <text:p text:style-name="P294">--</text:p>
          </table:table-cell>
          <table:table-cell table:style-name="Table13.D2" office:value-type="string">
            <text:p text:style-name="P294">--</text:p>
          </table:table-cell>
        </table:table-row>
      </table:table>
      <text:h text:style-name="Heading_20_2" text:outline-level="2"/>
      <text:p text:style-name="Text_20_body"/>
      <text:p text:style-name="Text_20_body"/>
      <text:h text:style-name="P724" text:outline-level="1"><text:bookmark-start text:name="__RefHeading___Toc10673_2078207197"/><text:span text:style-name="T376">HOWTO </text:span>Chang<text:span text:style-name="T375">e</text:span> Architecture Mode<text:bookmark-end text:name="__RefHeading___Toc10673_2078207197"/></text:h>
      <text:p text:style-name="P97">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2677115272" text:style-name="L59">
        <text:list-item>
          <text:p text:style-name="P856"><text:span text:style-name="T19">ESA390</text:span><text:span text:style-name="T264"> – enters ESA/390 mode from z/Architecture mode at run-time</text:span></text:p>
        </text:list-item>
        <text:list-item>
          <text:p text:style-name="P856"><text:span text:style-name="T19">SIGCPU</text:span><text:span text:style-name="T264"> – generic signaling of the same or different processor.</text:span></text:p>
        </text:list-item>
        <text:list-item>
          <text:p text:style-name="P856"><text:span text:style-name="T19">ZARCH</text:span><text:span text:style-name="T264"> – enters z/Architecture mode from ESA/390 mode at run-time.</text:span></text:p>
        </text:list-item>
      </text:list>
      <text:p text:style-name="P98">All three macros have the same register requirements:</text:p>
      <text:list xml:id="list2215899386" text:style-name="L60">
        <text:list-item>
          <text:p text:style-name="P857">an even/odd pair and</text:p>
        </text:list-item>
        <text:list-item>
          <text:p text:style-name="P857">a separate register for the address of the CPU being signaled.</text:p>
        </text:list-item>
      </text:list>
      <text:p text:style-name="P94"><text:span text:style-name="T265">All three macros allow detection of the success or failure of the operation. <text:s/>Each of the macros offer a </text:span><text:span text:style-name="T20">SUCCESS</text:span><text:span text:style-name="T265"> and </text:span><text:span text:style-name="T20">FAIL</text:span><text:span text:style-name="T265"> parameter. <text:s/>It is recommended either or both be used to ensure detection of the success or failure of the operation. <text:s/>If neither parameter is used, condition code 0 indicates success. <text:s/>Any other condition code setting indicates failure.</text:span></text:p>
      <text:p text:style-name="P98"/>
      <table:table table:name="Table14" table:style-name="Table14">
        <table:table-column table:style-name="Table14.A" table:number-columns-repeated="3"/>
        <table:table-column table:style-name="Table14.D"/>
        <table:table-header-rows>
          <table:table-row table:style-name="TableLine93948838121152">
            <table:table-cell table:style-name="Table14.A1" office:value-type="string">
              <text:p text:style-name="P504">Definition</text:p>
            </table:table-cell>
            <table:table-cell table:style-name="Table14.A1" office:value-type="string">
              <text:p text:style-name="P504">Creation</text:p>
            </table:table-cell>
            <table:table-cell table:style-name="Table14.A1" office:value-type="string">
              <text:p text:style-name="P504">Init/Term</text:p>
            </table:table-cell>
            <table:table-cell table:style-name="Table14.D1" office:value-type="string">
              <text:p text:style-name="P498">Process</text:p>
            </table:table-cell>
          </table:table-row>
        </table:table-header-rows>
        <table:table-row table:style-name="TableLine93948838137536">
          <table:table-cell table:style-name="Table14.A2" office:value-type="string">
            <text:p text:style-name="P295">--</text:p>
          </table:table-cell>
          <table:table-cell table:style-name="Table14.A2" office:value-type="string">
            <text:p text:style-name="P295">--</text:p>
          </table:table-cell>
          <table:table-cell table:style-name="Table14.A2" office:value-type="string">
            <text:p text:style-name="P295">--</text:p>
          </table:table-cell>
          <table:table-cell table:style-name="Table14.D2" office:value-type="string">
            <text:p text:style-name="P284"><text:span text:style-name="T137">M: </text:span><text:span text:style-name="T275">ESA390</text:span></text:p>
            <text:p text:style-name="P284"><text:span text:style-name="T137">M: </text:span><text:span text:style-name="T275">SIGCPU</text:span></text:p>
            <text:p text:style-name="P284"><text:span text:style-name="T137">M: </text:span><text:span text:style-name="T275">ZARCH</text:span></text:p>
          </table:table-cell>
        </table:table-row>
      </table:table>
      <text:h text:style-name="Heading_20_2" text:outline-level="2"><text:bookmark-start text:name="__RefHeading__7292_59040725"/>Side-Effects of Architecture<text:span text:style-name="T289">-</text:span>Mode Changes<text:bookmark-end text:name="__RefHeading__7292_59040725"/></text:h>
      <text:p text:style-name="P115">Changing from 32-bit registers to 64-bit registers can have interesting side effects. <text:s/>When encountered, a program interruption usually occurs.</text:p>
      <text:p text:style-name="P106"><text:span text:style-name="T279">The first recommendation made for managing the side effects when architecture mode is changed encourages use of disabled-wait PSW's for assigned storage area new PSW's. <text:s/>They can be loaded during the IPL function, particularly when using list-directed IPL by using the </text:span><text:span text:style-name="T280">ASALOAD</text:span><text:span text:style-name="T279"> macro. <text:s/>Alternatively, the program can, after control is passed during the IPL function, introduce these PSW's into the assigned storage area by explicitly moving them from PSW's generated in the program by the </text:span><text:span text:style-name="T31">TRAPS</text:span><text:span text:style-name="T279"> macro. <text:s/>Such trap PSW's do nothing for actually correcting the problem, but do control any adverse side effects, cleanly ceasing program execution at the point of failure.</text:span></text:p>
      <text:p text:style-name="P116">The primary issue involves signed binary integers. <text:s/>Systems with 64-bit general registers do not have a separate set of 32-bit general registers. <text:s/>Rather, the low-order 32-bits of the 64-bit general register are used for the 32-bit register when in 32-bit mode. <text:s/>During 32-bit mode, the sign exists in bit 0 of the 32-bit register. <text:s/>However, after a change to z/Architecture the sign bit <text:soft-page-break/>exists in bit 0 of the 64-bit register. <text:s/>Bit 0 of the 32-bit register is now bit 32 of the 64-bit register <text:span text:style-name="T379">and is no longer the sign bit.</text:span> <text:s/>The CPU reset that occurs during the IPL function will set all 64 bits of the 64 bit registers to 0, but the CPU will be in 32-bit <text:span text:style-name="T379">architecture </text:span>mode. <text:s/>The <text:span text:style-name="T379">change</text:span> <text:span text:style-name="T379">in architecture mode </text:span>cause<text:span text:style-name="T379">s</text:span> the 64-bit register's contents to be interpreted as a positive integer rather than the negative integer during 32-bit register mode operation.</text:p>
      <text:p text:style-name="P107"><text:span text:style-name="T281">Only the program developer knows that the bits in a register are or are not to be interpreted as a signed integer. <text:s/>For any signed register value whose sign needs preservation after the architecture mode change, use the </text:span><text:span text:style-name="T32">LOAD</text:span><text:span text:style-name="T281"> (64&lt;32) register instruction:</text:span></text:p>
      <text:p text:style-name="P542">LGFR <text:s/>N,N</text:p>
      <text:p text:style-name="P585">This instruction will propagate the 32-bit sign into bits 0-31 preserving the register's sign. <text:s/>When used for this purpose the first and second operands must identify the same register, unless changing the actual register that contains the value is intended.</text:p>
      <text:h text:style-name="Heading_20_2" text:outline-level="2"><text:bookmark-start text:name="__RefHeading__7294_59040725"/>Side-Effects of Address-Mode Changes<text:bookmark-end text:name="__RefHeading__7294_59040725"/></text:h>
      <text:p text:style-name="P582"><text:span text:style-name="T282">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33">BALR</text:span><text:span text:style-name="T282"> or </text:span><text:span text:style-name="T33">BASR</text:span><text:span text:style-name="T282"> instructions. <text:s/>These instructions, and some others, can set the high-order bits of the register. <text:s/>As long as the register contents are used in the same address mode as the instruction when the value was set, no problems occur.</text:span></text:p>
      <text:p text:style-name="P582"><text:span text:style-name="T282">When changing to a higher addressing mode, the previously ignored high-order bits become part of the address calculation resulting in the wrong addresses being used by an instruction relying upon the value established in the previous address mode. <text:s/>In addition to instructions causing an address mode change, the introduction of a PSW, either by the program using a </text:span><text:span text:style-name="T33">LOAD</text:span><text:span text:style-name="T186"> </text:span><text:span text:style-name="T33">PSW</text:span><text:span text:style-name="T282"> or </text:span><text:span text:style-name="T33">LOAD</text:span><text:span text:style-name="T186"> </text:span><text:span text:style-name="T33">PSW</text:span><text:span text:style-name="T186"> </text:span><text:span text:style-name="T33">EXTENDED</text:span><text:span text:style-name="T282"> instruction or CPU during interruption recognition, can also change the address mode. <text:s/>The default address mode for SATK created PSW's is 24.</text:span></text:p>
      <text:p text:style-name="P584">Again, only the program developer knows when a register contains an address and what bits should be ignored, if any. <text:s/>Before a change to a higher address mode, the program should ensure that the necessary high-order bits are set to 0. <text:s/></text:p>
      <text:p text:style-name="P584">Four macros are provided for the purpose of setting register bits to 0 depending upon the current architecture level and whether the register's high-order or low-order bits or only the lower half of the register are being set to zero in the case of 64-bit registers. <text:s/>The following table summarizes the usage and effected bits. <text:s/>Each macro has the same two required parameters:</text:p>
      <text:list xml:id="list762390486" text:style-name="L61">
        <text:list-item>
          <text:p text:style-name="P799">the register whose bits should be set to 0 and</text:p>
        </text:list-item>
        <text:list-item>
          <text:p text:style-name="P799">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style-name="TableLine93948838149568">
            <table:table-cell table:style-name="Table17.A1" office:value-type="string">
              <text:p text:style-name="P508">Macro</text:p>
            </table:table-cell>
            <table:table-cell table:style-name="Table17.A1" office:value-type="string">
              <text:p text:style-name="P508">Level</text:p>
            </table:table-cell>
            <table:table-cell table:style-name="Table17.A1" office:value-type="string">
              <text:p text:style-name="P508">Register Bits</text:p>
            </table:table-cell>
            <table:table-cell table:style-name="Table17.A1" office:value-type="string">
              <text:p text:style-name="P508">Starting Bit</text:p>
            </table:table-cell>
            <table:table-cell table:style-name="Table17.E1" office:value-type="string">
              <text:p text:style-name="P509">ESA/390 or lower</text:p>
            </table:table-cell>
            <table:table-cell table:style-name="Table17.F1" office:value-type="string">
              <text:p text:style-name="P509">Z/Architecture</text:p>
            </table:table-cell>
          </table:table-row>
        </table:table-header-rows>
        <table:table-row table:style-name="TableLine93948904567168">
          <table:table-cell table:style-name="Table17.A7" office:value-type="string">
            <text:p text:style-name="P303">ZEROH</text:p>
          </table:table-cell>
          <table:table-cell table:style-name="Table17.B7" office:value-type="string">
            <text:p text:style-name="P387">0-8</text:p>
          </table:table-cell>
          <table:table-cell table:style-name="Table17.C7" office:value-type="string">
            <text:p text:style-name="P387">0-31</text:p>
          </table:table-cell>
          <table:table-cell table:style-name="Table17.D2" office:value-type="string">
            <text:p text:style-name="P388">High starting at 0</text:p>
          </table:table-cell>
          <table:table-cell table:style-name="Table17.E2" office:value-type="string">
            <text:p text:style-name="P389">allowed</text:p>
          </table:table-cell>
          <table:table-cell table:style-name="Table17.F2" office:value-type="string">
            <text:p text:style-name="P389">allowed</text:p>
          </table:table-cell>
        </table:table-row>
        <text:soft-page-break/>
        <table:table-row table:style-name="TableLine93948904571264">
          <table:table-cell table:style-name="Table17.A7" office:value-type="string">
            <text:p text:style-name="P302"/>
          </table:table-cell>
          <table:table-cell table:style-name="Table17.B7" office:value-type="string">
            <text:p text:style-name="P387">9</text:p>
          </table:table-cell>
          <table:table-cell table:style-name="Table17.C7" office:value-type="string">
            <text:p text:style-name="P387">0-63</text:p>
          </table:table-cell>
          <table:table-cell table:style-name="Table17.D3" office:value-type="string">
            <text:p text:style-name="P388">High starting at 0</text:p>
          </table:table-cell>
          <table:table-cell table:style-name="Table17.E3" office:value-type="string">
            <text:p text:style-name="P389">prohibited</text:p>
          </table:table-cell>
          <table:table-cell table:style-name="Table17.F3" office:value-type="string">
            <text:p text:style-name="P389">allowed</text:p>
          </table:table-cell>
        </table:table-row>
        <table:table-row table:style-name="TableLine93948904574032">
          <table:table-cell table:style-name="Table17.A7" office:value-type="string">
            <text:p text:style-name="P303">ZEROL</text:p>
          </table:table-cell>
          <table:table-cell table:style-name="Table17.B7" office:value-type="string">
            <text:p text:style-name="P387">0-8</text:p>
          </table:table-cell>
          <table:table-cell table:style-name="Table17.C7" office:value-type="string">
            <text:p text:style-name="P387">0-31</text:p>
          </table:table-cell>
          <table:table-cell table:style-name="Table17.D4" office:value-type="string">
            <text:p text:style-name="P388">Low starting at 31</text:p>
          </table:table-cell>
          <table:table-cell table:style-name="Table17.E4" office:value-type="string">
            <text:p text:style-name="P389">allowed</text:p>
          </table:table-cell>
          <table:table-cell table:style-name="Table17.F4" office:value-type="string">
            <text:p text:style-name="P389">allowed</text:p>
          </table:table-cell>
        </table:table-row>
        <table:table-row table:style-name="TableLine93948904577040">
          <table:table-cell table:style-name="Table17.A7" office:value-type="string">
            <text:p text:style-name="P302"/>
          </table:table-cell>
          <table:table-cell table:style-name="Table17.B7" office:value-type="string">
            <text:p text:style-name="P387">9</text:p>
          </table:table-cell>
          <table:table-cell table:style-name="Table17.C7" office:value-type="string">
            <text:p text:style-name="P387">0-63</text:p>
          </table:table-cell>
          <table:table-cell table:style-name="Table17.D5" office:value-type="string">
            <text:p text:style-name="P388">Low starting at 63</text:p>
          </table:table-cell>
          <table:table-cell table:style-name="Table17.E5" office:value-type="string">
            <text:p text:style-name="P389">prohibited</text:p>
          </table:table-cell>
          <table:table-cell table:style-name="Table17.F5" office:value-type="string">
            <text:p text:style-name="P389">allowed</text:p>
          </table:table-cell>
        </table:table-row>
        <table:table-row table:style-name="TableLine93948904580080">
          <table:table-cell table:style-name="Table17.A7" office:value-type="string">
            <text:p text:style-name="P303">ZEROLH</text:p>
          </table:table-cell>
          <table:table-cell table:style-name="Table17.B7" office:value-type="string">
            <text:p text:style-name="P387">0-8</text:p>
          </table:table-cell>
          <table:table-cell table:style-name="Table17.C7" office:value-type="string">
            <text:p text:style-name="P387">0-31</text:p>
          </table:table-cell>
          <table:table-cell table:style-name="Table17.D6" office:value-type="string">
            <text:p text:style-name="P388">High starting at 0</text:p>
          </table:table-cell>
          <table:table-cell table:style-name="Table17.E6" office:value-type="string">
            <text:p text:style-name="P389">allowed</text:p>
          </table:table-cell>
          <table:table-cell table:style-name="Table17.F6" office:value-type="string">
            <text:p text:style-name="P389">allowed</text:p>
          </table:table-cell>
        </table:table-row>
        <table:table-row table:style-name="TableLine93948904582992">
          <table:table-cell table:style-name="Table17.A7" office:value-type="string">
            <text:p text:style-name="P302"/>
          </table:table-cell>
          <table:table-cell table:style-name="Table17.B7" office:value-type="string">
            <text:p text:style-name="P387">9</text:p>
          </table:table-cell>
          <table:table-cell table:style-name="Table17.C7" office:value-type="string">
            <text:p text:style-name="P387">32-63</text:p>
          </table:table-cell>
          <table:table-cell table:style-name="Table17.D7" office:value-type="string">
            <text:p text:style-name="P388">High starting at 32</text:p>
          </table:table-cell>
          <table:table-cell table:style-name="Table17.E7" office:value-type="string">
            <text:p text:style-name="P389">allowed</text:p>
          </table:table-cell>
          <table:table-cell table:style-name="Table17.F7" office:value-type="string">
            <text:p text:style-name="P389">allowed</text:p>
          </table:table-cell>
        </table:table-row>
        <table:table-row table:style-name="TableLine93948904585952">
          <table:table-cell table:style-name="Table17.A8" office:value-type="string">
            <text:p text:style-name="P303">ZEROLL</text:p>
          </table:table-cell>
          <table:table-cell table:style-name="Table17.B8" office:value-type="string">
            <text:p text:style-name="P387">0-8</text:p>
          </table:table-cell>
          <table:table-cell table:style-name="Table17.C8" office:value-type="string">
            <text:p text:style-name="P387">0-31</text:p>
          </table:table-cell>
          <table:table-cell table:style-name="Table17.D8" office:value-type="string">
            <text:p text:style-name="P388">Low starting at 31</text:p>
          </table:table-cell>
          <table:table-cell table:style-name="Table17.E8" office:value-type="string">
            <text:p text:style-name="P389">allowed</text:p>
          </table:table-cell>
          <table:table-cell table:style-name="Table17.F8" office:value-type="string">
            <text:p text:style-name="P389">allowed</text:p>
          </table:table-cell>
        </table:table-row>
        <table:table-row table:style-name="TableLine93948904590544">
          <table:table-cell table:style-name="Table17.A9" office:value-type="string">
            <text:p text:style-name="P302"/>
          </table:table-cell>
          <table:table-cell table:style-name="Table17.B9" office:value-type="string">
            <text:p text:style-name="P387">9</text:p>
          </table:table-cell>
          <table:table-cell table:style-name="Table17.C9" office:value-type="string">
            <text:p text:style-name="P387">32-63</text:p>
          </table:table-cell>
          <table:table-cell table:style-name="Table17.D9" office:value-type="string">
            <text:p text:style-name="P388">Low starting at 63</text:p>
          </table:table-cell>
          <table:table-cell table:style-name="Table17.E9" office:value-type="string">
            <text:p text:style-name="P389">allowed</text:p>
          </table:table-cell>
          <table:table-cell table:style-name="Table17.F9" office:value-type="string">
            <text:p text:style-name="P389">allowed</text:p>
          </table:table-cell>
        </table:table-row>
      </table:table>
      <text:p text:style-name="P584"/>
      <text:p text:style-name="P583"><text:span text:style-name="T283">On architecture levels other than 9, </text:span><text:span text:style-name="T34">ZEROLH</text:span><text:span text:style-name="T283"> and </text:span><text:span text:style-name="T36">ZEROH</text:span><text:span text:style-name="T285"> are equivalent and </text:span><text:span text:style-name="T34">ZEROLL</text:span><text:span text:style-name="T283"> and </text:span><text:span text:style-name="T36">ZEROL</text:span><text:span text:style-name="T285"> are equivalent and may be used interchangeably.</text:span></text:p>
      <table:table table:name="Table18" table:style-name="Table18">
        <table:table-column table:style-name="Table18.A" table:number-columns-repeated="3"/>
        <table:table-column table:style-name="Table18.D"/>
        <table:table-header-rows>
          <table:table-row table:style-name="TableLine93948904602736">
            <table:table-cell table:style-name="Table18.A1" office:value-type="string">
              <text:p text:style-name="P507">Definition</text:p>
            </table:table-cell>
            <table:table-cell table:style-name="Table18.A1" office:value-type="string">
              <text:p text:style-name="P507">Creation</text:p>
            </table:table-cell>
            <table:table-cell table:style-name="Table18.A1" office:value-type="string">
              <text:p text:style-name="P507">Init/Term</text:p>
            </table:table-cell>
            <table:table-cell table:style-name="Table18.D1" office:value-type="string">
              <text:p text:style-name="P501">Process</text:p>
            </table:table-cell>
          </table:table-row>
        </table:table-header-rows>
        <table:table-row table:style-name="TableLine93948904511744">
          <table:table-cell table:style-name="Table18.A2" office:value-type="string">
            <text:p text:style-name="P298">--</text:p>
          </table:table-cell>
          <table:table-cell table:style-name="Table18.A2" office:value-type="string">
            <text:p text:style-name="P298">--</text:p>
          </table:table-cell>
          <table:table-cell table:style-name="Table18.A2" office:value-type="string">
            <text:p text:style-name="P298">--</text:p>
          </table:table-cell>
          <table:table-cell table:style-name="Table18.D2" office:value-type="string">
            <text:p text:style-name="P287"><text:span text:style-name="T137">M: </text:span><text:span text:style-name="T34">ZEROH</text:span></text:p>
            <text:p text:style-name="P287"><text:span text:style-name="T137">M: </text:span><text:span text:style-name="T34">ZEROL</text:span></text:p>
            <text:p text:style-name="P287"><text:span text:style-name="T137">M: </text:span><text:span text:style-name="T34">ZEROLH</text:span></text:p>
            <text:p text:style-name="P287"><text:span text:style-name="T140">M: </text:span><text:span text:style-name="T34">ZEROLL</text:span></text:p>
          </table:table-cell>
        </table:table-row>
      </table:table>
      <text:p text:style-name="Text_20_body"/>
      <text:p text:style-name="P108"><text:span text:style-name="T283">When executing, </text:span><text:span text:style-name="T34">ZEROH</text:span><text:span text:style-name="T283"> and </text:span><text:span text:style-name="T34">ZEROL</text:span><text:span text:style-name="T283"> use z/Architecture specific instructions, targeting the entire 64-bit register. <text:s/>If the program has not yet changed to z/Architecture, executing these instructions will cause a program interruption. <text:s/>In this case use </text:span><text:span text:style-name="T34">ZEROLH</text:span><text:span text:style-name="T283"> or </text:span><text:span text:style-name="T34">ZEROLL</text:span><text:span text:style-name="T283"> in the source program. <text:s/>This situation occurs if a program is assembled with an ASMA target of </text:span><text:span text:style-name="T34">-t s390x</text:span><text:span text:style-name="T283">, but the program has not yet actually changed to the z/Architecture mode when running. <text:s/>Matching the </text:span><text:span text:style-name="T35">XMODE</text:span><text:span text:style-name="T141"> </text:span><text:span text:style-name="T35">PSW</text:span><text:span text:style-name="T141">, </text:span><text:span text:style-name="T35">ARCHLVL</text:span><text:span text:style-name="T141"> </text:span><text:span text:style-name="T142">and </text:span><text:span text:style-name="T38">ARCHIND</text:span><text:span text:style-name="T284"> settings to the running architecture ensures correct instruction generation.</text:span></text:p>
      <text:h text:style-name="P724" text:outline-level="1"><text:bookmark-start text:name="__RefHeading__6398_399229864"/><text:span text:style-name="T377">HOWTO </text:span>Terminat<text:span text:style-name="T377">e</text:span> the Program<text:bookmark-end text:name="__RefHeading__6398_399229864"/></text:h>
      <text:p text:style-name="P99">The only way to terminate a bare-metal mainframe program is to enter a “disabled-wait” state. <text:s/>A disabled wait state results when a PSW is introduced as the active PSW with the wait bit set, causing instruction execution to cease while waiting for an interruption, combined with disabling of interruptions by the same PSW. <text:s/>Because the masked interruptions are disabled, they will not be recognized if they occur and instruction execution will not continue. <text:s/>The combination of these flags in the PSW effectively halts the processor.</text:p>
      <text:p text:style-name="P99">Two convenience macros are provided for the assembling of such PSW's:</text:p>
      <text:list xml:id="list2308002567" text:style-name="L62">
        <text:list-item>
          <text:p text:style-name="P858"><text:span text:style-name="T24">DWAITEND</text:span><text:span text:style-name="T269"> – for normal termination and</text:span></text:p>
        </text:list-item>
        <text:list-item>
          <text:p text:style-name="P858"><text:span text:style-name="T24">DWAIT</text:span><text:span text:style-name="T269"> – for abnormal termination.</text:span></text:p>
        </text:list-item>
      </text:list>
      <text:p text:style-name="P100">Both macros will generate a PSW properly formatted <text:span text:style-name="T286">64-bit PSW </text:span>for creating a disabled wait state and will optionally introduce in-line the PSW as the active PSW by issuing the <text:span text:style-name="T4">LPSW</text:span> instruction <text:span text:style-name="T286">regardless of</text:span> the architecture. <text:s text:c="2"/><text:span text:style-name="T286">LOAD PSW functions properly for this purpose on all architectures. <text:s/>If the program loads a PSW created by </text:span><text:span text:style-name="T37">DWAIT</text:span><text:span text:style-name="T286"> or </text:span><text:span text:style-name="T37">DWAITEND</text:span><text:span text:style-name="T286"> it must also use a </text:span><text:span text:style-name="T37">LPSW</text:span><text:span text:style-name="T286"> instruction. <text:s/>The program must not use </text:span><text:span text:style-name="T37">LPSWE</text:span><text:span text:style-name="T286"> or </text:span><text:span text:style-name="T37">$LPSW</text:span><text:span text:style-name="T286">.</text:span></text:p>
      <text:p text:style-name="P100">By convention, the instruction address of the disabled-wait state PSW will provide rudimentary information about the cause of the termination.</text:p>
      <text:p text:style-name="P100"/>
      <table:table table:name="Table15" table:style-name="Table15">
        <table:table-column table:style-name="Table15.A" table:number-columns-repeated="3"/>
        <table:table-column table:style-name="Table15.D"/>
        <table:table-header-rows>
          <table:table-row table:style-name="TableLine93948896675552">
            <table:table-cell table:style-name="Table15.A1" office:value-type="string">
              <text:p text:style-name="P505">Definition</text:p>
            </table:table-cell>
            <table:table-cell table:style-name="Table15.A1" office:value-type="string">
              <text:p text:style-name="P505">Creation</text:p>
            </table:table-cell>
            <table:table-cell table:style-name="Table15.A1" office:value-type="string">
              <text:p text:style-name="P505">Init/Term</text:p>
            </table:table-cell>
            <table:table-cell table:style-name="Table15.D1" office:value-type="string">
              <text:p text:style-name="P499">Process</text:p>
            </table:table-cell>
          </table:table-row>
        </table:table-header-rows>
        <table:table-row table:style-name="TableLine93948904650240">
          <table:table-cell table:style-name="Table15.A2" office:value-type="string">
            <text:p text:style-name="P296">--</text:p>
          </table:table-cell>
          <table:table-cell table:style-name="Table15.A2" office:value-type="string">
            <text:p text:style-name="P296">--</text:p>
          </table:table-cell>
          <table:table-cell table:style-name="Table15.A2" office:value-type="string">
            <text:p text:style-name="P285"><text:span text:style-name="T138">M: </text:span><text:span text:style-name="T276">DWAIT</text:span></text:p>
            <text:p text:style-name="P285"><text:span text:style-name="T138">M: </text:span><text:span text:style-name="T276">DWAITEND</text:span></text:p>
          </table:table-cell>
          <table:table-cell table:style-name="Table15.D2" office:value-type="string">
            <text:p text:style-name="P299">--</text:p>
          </table:table-cell>
        </table:table-row>
      </table:table>
      <text:h text:style-name="P733" text:outline-level="2"/>
      <text:p text:style-name="P641"/>
      <text:p text:style-name="P641"/>
      <text:h text:style-name="P724" text:outline-level="1"><text:bookmark-start text:name="__RefHeading__6986_608745202"/><text:span text:style-name="T375">HOWTO </text:span>Fly Without a Net<text:bookmark-end text:name="__RefHeading__6986_608745202"/></text:h>
      <text:p text:style-name="P111">Formal ISR's,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s. <text:s/>This does not mean that interruptions do not happen, but they are handled directly by the program, that is, without formal ISR's.</text:p>
      <text:p text:style-name="P117">There exists no mechanism to disable any class of interruptions from occurring when the right conditions exist for the interruption being accepted by the CPU. <text:s/>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p>
      <text:list xml:id="list1683291906" text:style-name="L63">
        <text:list-item>
          <text:p text:style-name="P859"><text:span text:style-name="T25">TRAPS</text:span><text:span text:style-name="T270"> – Run-time enabling at assigned storage locations of disabled wait state new PSW's for unexpected interruptions.</text:span></text:p>
        </text:list-item>
        <text:list-item>
          <text:p text:style-name="P859"><text:span text:style-name="T25">TRAP64</text:span><text:span text:style-name="T270"> – Creates disabled wait state PSW's inhibiting further action for unexpected interruptions for the class of architectures that utilize 64-bit PSW's (all pre-z/Architecture systems).</text:span></text:p>
        </text:list-item>
        <text:list-item>
          <text:p text:style-name="P859"><text:span text:style-name="T25">TRAP128</text:span><text:span text:style-name="T270"> – Creates disabled wait state PSW's inhibiting further action for unexpected interruptions for the class of architectures that utilize 128-bit PSW's (currently only z/Architecture). <text:s/></text:span></text:p>
        </text:list-item>
        <text:list-item>
          <text:p text:style-name="P860"><text:span text:style-name="T28">ASALOAD</text:span><text:span text:style-name="T273"> – Establishes disabled wait state new PSWs before entering the program during the Initial Program Load function. <text:s/>Useful in IPL contexts not utilizing an IPL device. <text:s/>Device specific installation considerations required when preparing IPL media.</text:span></text:p>
        </text:list-item>
        <text:list-item>
          <text:p text:style-name="P861"><text:span text:style-name="T30">ASAIPL</text:span><text:span text:style-name="T278"> – Establish an IPL PSW within the assigned storage area for program entry during the manually initiated Initial Program Load function.</text:span></text:p>
        </text:list-item>
      </text:list>
      <text:p text:style-name="P4"/>
      <table:table table:name="Table16" table:style-name="Table16">
        <table:table-column table:style-name="Table16.A" table:number-columns-repeated="3"/>
        <table:table-column table:style-name="Table16.D"/>
        <table:table-header-rows>
          <table:table-row table:style-name="TableLine93948904654816">
            <table:table-cell table:style-name="Table16.A1" office:value-type="string">
              <text:p text:style-name="P506">Definition</text:p>
            </table:table-cell>
            <table:table-cell table:style-name="Table16.A1" office:value-type="string">
              <text:p text:style-name="P506">Creation</text:p>
            </table:table-cell>
            <table:table-cell table:style-name="Table16.A1" office:value-type="string">
              <text:p text:style-name="P506">Init/Term</text:p>
            </table:table-cell>
            <table:table-cell table:style-name="Table16.D1" office:value-type="string">
              <text:p text:style-name="P500">Process</text:p>
            </table:table-cell>
          </table:table-row>
        </table:table-header-rows>
        <table:table-row table:style-name="TableLine93948899228992">
          <table:table-cell table:style-name="Table16.A2" office:value-type="string">
            <text:p text:style-name="P297">--</text:p>
          </table:table-cell>
          <table:table-cell table:style-name="Table16.A2" office:value-type="string">
            <text:p text:style-name="P300">ASALOAD</text:p>
            <text:p text:style-name="P304">ASAIPL</text:p>
            <text:p text:style-name="P300">TRAP64</text:p>
            <text:p text:style-name="P300">TRAP128</text:p>
          </table:table-cell>
          <table:table-cell table:style-name="Table16.C2" office:value-type="string">
            <text:p text:style-name="P286"><text:span text:style-name="T139">Init</text:span><text:span text:style-name="T138">: </text:span><text:span text:style-name="T277">TRAPS</text:span></text:p>
          </table:table-cell>
          <table:table-cell table:style-name="Table16.D2" office:value-type="string">
            <text:p text:style-name="P301"/>
          </table:table-cell>
        </table:table-row>
      </table:table>
      <text:h text:style-name="Heading_20_2" text:outline-level="2"><text:bookmark-start text:name="__RefHeading__6988_608745202"/>TRAPS<text:bookmark-end text:name="__RefHeading__6988_608745202"/></text:h>
      <text:p text:style-name="P102"><text:span text:style-name="T270">Early in the execution of the program, valid PSW's for each interruption class can be established by using the </text:span><text:span text:style-name="T26">TRAPS</text:span><text:span text:style-name="T271"> macro. <text:s/></text:span><text:span text:style-name="T26">TRAPS</text:span><text:span text:style-name="T271"> creates disabled-wait state PSW's and moves them to assigned storage locations allowing any interruption to be captured and ensuring an endless PSW loop does not result. <text:s/>Its actions are based upon the assembly current </text:span><text:soft-page-break/><text:span text:style-name="T271">architecture level as reported by the </text:span><text:span text:style-name="T26">ARCHLVL</text:span><text:span text:style-name="T271"> macro. <text:s/>Uses </text:span><text:span text:style-name="T26">TRAP64</text:span><text:span text:style-name="T271"> and </text:span><text:span text:style-name="T26">TRAP128</text:span><text:span text:style-name="T135"> </text:span><text:span text:style-name="T136">to generate disabled wait PSW's as needed</text:span><text:span text:style-name="T271">.</text:span></text:p>
      <table:table table:name="Table10" table:style-name="Table10">
        <table:table-column table:style-name="Table10.A"/>
        <table:table-column table:style-name="Table10.B"/>
        <table:table-column table:style-name="Table10.C"/>
        <table:table-header-rows>
          <table:table-row table:style-name="TableLine93948899232704">
            <table:table-cell table:style-name="Table10.A1" office:value-type="string">
              <text:p text:style-name="P495">Levels 1-9</text:p>
              <text:p text:style-name="P495">TRAP64</text:p>
            </table:table-cell>
            <table:table-cell table:style-name="Table10.A1" office:value-type="string">
              <text:p text:style-name="P495">Level 9</text:p>
              <text:p text:style-name="P495">TRAP128</text:p>
            </table:table-cell>
            <table:table-cell table:style-name="Table10.C1" office:value-type="string">
              <text:p text:style-name="P495">Location Description</text:p>
            </table:table-cell>
          </table:table-row>
        </table:table-header-rows>
        <table:table-row table:style-name="TableLine93948899256320">
          <table:table-cell table:style-name="Table10.A2" office:value-type="string">
            <text:p text:style-name="P383">X'0'-X'7'</text:p>
          </table:table-cell>
          <table:table-cell table:style-name="Table10.A2" office:value-type="string">
            <text:p text:style-name="P383">X'1A0'-X'1AF'</text:p>
          </table:table-cell>
          <table:table-cell table:style-name="Table10.C2" office:value-type="string">
            <text:p text:style-name="P384">Restart New PSW</text:p>
          </table:table-cell>
        </table:table-row>
        <table:table-row table:style-name="TableLine93948899258256">
          <table:table-cell table:style-name="Table10.A2" office:value-type="string">
            <text:p text:style-name="P383">X'58'-X'5F'</text:p>
          </table:table-cell>
          <table:table-cell table:style-name="Table10.A2" office:value-type="string">
            <text:p text:style-name="P383">X'1B0'-X'1BF'</text:p>
          </table:table-cell>
          <table:table-cell table:style-name="Table10.C2" office:value-type="string">
            <text:p text:style-name="P384">External New PSW</text:p>
          </table:table-cell>
        </table:table-row>
        <table:table-row table:style-name="TableLine93948899259056">
          <table:table-cell table:style-name="Table10.A2" office:value-type="string">
            <text:p text:style-name="P383">X'60'-X'67'</text:p>
          </table:table-cell>
          <table:table-cell table:style-name="Table10.A2" office:value-type="string">
            <text:p text:style-name="P383">X'1C0'-X'1CF'</text:p>
          </table:table-cell>
          <table:table-cell table:style-name="Table10.C2" office:value-type="string">
            <text:p text:style-name="P384">Supervisor-Call New PSW</text:p>
          </table:table-cell>
        </table:table-row>
        <table:table-row table:style-name="TableLine93948899259984">
          <table:table-cell table:style-name="Table10.A2" office:value-type="string">
            <text:p text:style-name="P383">X'68'-X'6F'</text:p>
          </table:table-cell>
          <table:table-cell table:style-name="Table10.A2" office:value-type="string">
            <text:p text:style-name="P383">X'1D0'-X'1DF'</text:p>
          </table:table-cell>
          <table:table-cell table:style-name="Table10.C2" office:value-type="string">
            <text:p text:style-name="P384">Program New PSW</text:p>
          </table:table-cell>
        </table:table-row>
        <table:table-row table:style-name="TableLine93948899261024">
          <table:table-cell table:style-name="Table10.A2" office:value-type="string">
            <text:p text:style-name="P383">X'70'-X'77'</text:p>
          </table:table-cell>
          <table:table-cell table:style-name="Table10.A2" office:value-type="string">
            <text:p text:style-name="P383">X'1E0'-X'1EF'</text:p>
          </table:table-cell>
          <table:table-cell table:style-name="Table10.C2" office:value-type="string">
            <text:p text:style-name="P384">Machine-Check New PSW</text:p>
          </table:table-cell>
        </table:table-row>
        <table:table-row table:style-name="TableLine93948899261936">
          <table:table-cell table:style-name="Table10.A2" office:value-type="string">
            <text:p text:style-name="P383">X'78'-X'7F'</text:p>
          </table:table-cell>
          <table:table-cell table:style-name="Table10.A2" office:value-type="string">
            <text:p text:style-name="P383">X'1F0'-X'1FF'</text:p>
          </table:table-cell>
          <table:table-cell table:style-name="Table10.C2" office:value-type="string">
            <text:p text:style-name="P384">Input/Output New PSW</text:p>
          </table:table-cell>
        </table:table-row>
      </table:table>
      <text:p text:style-name="P104"/>
      <text:p text:style-name="P103"><text:span text:style-name="T272">The </text:span><text:span text:style-name="T27">ENABLE</text:span><text:span text:style-name="T272"> parameter controls the actions of the </text:span><text:span text:style-name="T27">TRAPS</text:span><text:span text:style-name="T272"> macro:</text:span></text:p>
      <text:list xml:id="list336582686" text:style-name="L64">
        <text:list-item>
          <text:p text:style-name="P862"><text:span text:style-name="T27">ENABLE=YES</text:span><text:span text:style-name="T272"> causes the trap PSW's to be moved to their assigned storage locations from those generated by the </text:span><text:span text:style-name="T27">TRAPS</text:span><text:span text:style-name="T272"> macro itself.</text:span></text:p>
        </text:list-item>
        <text:list-item>
          <text:p text:style-name="P862"><text:span text:style-name="T27">ENABLE=NO</text:span><text:span text:style-name="T272"> causes the </text:span><text:span text:style-name="T27">TRAPS</text:span><text:span text:style-name="T272"> macro to generate in-line the disabled wait PSW's intended for use by the </text:span><text:span text:style-name="T27">TRAPS</text:span><text:span text:style-name="T136"> </text:span><text:span text:style-name="T27">ENABLE=ONLY</text:span><text:span text:style-name="T272"> option.</text:span></text:p>
        </text:list-item>
        <text:list-item>
          <text:p text:style-name="P862"><text:span text:style-name="T27">ENABLE=ONLY</text:span><text:span text:style-name="T272"> cause the PSW's created by the separate </text:span><text:span text:style-name="T27">TRAPS</text:span><text:span text:style-name="T136"> </text:span><text:span text:style-name="T27">ENABLE=NO</text:span><text:span text:style-name="T272"> option to be moved to their assigned storage locations.</text:span></text:p>
        </text:list-item>
      </text:list>
      <text:h text:style-name="Heading_20_2" text:outline-level="2"><text:bookmark-start text:name="__RefHeading__7808_1857587954"/>ASALOAD<text:bookmark-end text:name="__RefHeading__7808_1857587954"/></text:h>
      <text:p text:style-name="P109"><text:span text:style-name="T287">The </text:span><text:span text:style-name="T38">ASALOAD</text:span><text:span text:style-name="T287">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10"><text:span text:style-name="T288">The region created by the </text:span><text:span text:style-name="T39">ASALOAD</text:span><text:span text:style-name="T288"> macro is always 512 bytes in length.</text:span></text:p>
      <text:p text:style-name="P109"><text:span text:style-name="T287">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38">ASALOAD</text:span><text:span text:style-name="T287"> macro must be the first region of the image.</text:span></text:p>
      <text:p text:style-name="P109"><text:span text:style-name="T287">Refer to the </text:span><text:span text:style-name="T220">ASMA</text:span><text:span text:style-name="T287"> manual for details on the relationships of regions, control sections and the image.</text:span></text:p>
      <text:h text:style-name="Heading_20_2" text:outline-level="2"><text:bookmark-start text:name="__RefHeading__7810_1857587954"/>ASAIPL<text:bookmark-end text:name="__RefHeading__7810_1857587954"/></text:h>
      <text:p text:style-name="P101"><text:span text:style-name="T288">The </text:span><text:span text:style-name="T39">ASAIPL</text:span><text:span text:style-name="T288"> macro is intended to inject into the ASALOAD created region a valid PSW at absolute address 0. <text:s/>This PSW is suitable for the use with either the IPL or restart functions.</text:span></text:p>
      <text:p text:style-name="P101"><text:soft-page-break/><text:span text:style-name="T39">ASAIPL</text:span><text:span text:style-name="T288"> must be preceded in the assembly by an ASALOAD macro creating the region and control section containing the assigned storage location content.</text:span></text:p>
      <text:p text:style-name="P101"><text:span text:style-name="T288">The PSW placed at the start of the </text:span><text:span text:style-name="T39">ASALOAD</text:span><text:span text:style-name="T288"> created region overwrites the restart trap PSW created by the </text:span><text:span text:style-name="T39">ASALOAD</text:span><text:span text:style-name="T288">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39">TRAP64</text:span><text:span text:style-name="T288"> macro can create the PSW by use of the </text:span><text:span text:style-name="T39">RESTART=ONLY</text:span><text:span text:style-name="T288"> parameter. <text:s/>The program can then move this PSW to absolute addresses 0-7, inclusive.</text:span></text:p>
      <text:h text:style-name="P734"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292103c"/>
    </style:style>
    <style:style style:name="MT2" style:family="text">
      <style:text-properties officeooo:rsid="028f5766"/>
    </style:style>
    <style:style style:name="MT3" style:family="text">
      <style:text-properties officeooo:rsid="00336ff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nd Alone Too<text:span text:style-name="MT1">l</text:span> Kit <text:span text:style-name="MT2">Common Macros</text:span></text:p>
      </style:header>
      <style:footer>
        <text:p text:style-name="MP2"><text:span text:style-name="MT3">Page </text:span><text:span text:style-name="MT3"><text:page-number text:select-page="current">63</text:page-number></text:span><text:span text:style-name="MT3"><text:s/>of </text:span><text:span text:style-name="MT3"><text:page-count>6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10-01T10:11:01</meta:creation-date>
    <dc:date>2022-05-13T08:21:46.158849706</dc:date>
    <meta:editing-duration>P3DT17H49M42S</meta:editing-duration>
    <meta:editing-cycles>748</meta:editing-cycles>
    <meta:generator>LibreOffice/6.4.7.2$Linux_X86_64 LibreOffice_project/40$Build-2</meta:generator>
    <meta:document-statistic meta:table-count="36" meta:image-count="0" meta:object-count="0" meta:page-count="63" meta:paragraph-count="1769" meta:word-count="13149" meta:character-count="83831" meta:non-whitespace-character-count="71305"/>
  </office:meta>
</office:document-meta>
</file>